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08"/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>
            <text:p>section communale</text:p>
          </table:table-cell>
          <table:table-cell table:style-name="ce1" office:value-type="string">
            <text:p>Cultures</text:p>
          </table:table-cell>
          <table:table-cell table:style-name="ce1" office:value-type="string">
            <text:p>Saison 1</text:p>
          </table:table-cell>
          <table:table-cell table:style-name="ce1" office:value-type="string">
            <text:p>Saison2</text:p>
          </table:table-cell>
          <table:table-cell table:style-name="ce1" office:value-type="string">
            <text:p>Saison 3 et plus</text:p>
          </table:table-cell>
          <table:table-cell office:value-type="string">
            <text:p>total saison 1 </text:p>
          </table:table-cell>
          <table:table-cell office:value-type="string">
            <text:p>total saison 2</text:p>
          </table:table-cell>
          <table:table-cell office:value-type="string">
            <text:p>moyenne 2 saisons</text:p>
          </table:table-cell>
          <table:table-cell table:style-name="ce2" office:value-type="string">
            <text:p>pc saison 1</text:p>
          </table:table-cell>
          <table:table-cell table:style-name="ce2" office:value-type="string">
            <text:p>pc saison 2</text:p>
          </table:table-cell>
          <table:table-cell office:value-type="string">
            <text:p>moyenne s1-s2</text:p>
          </table:table-cell>
          <table:table-cell table:style-name="ce3" office:value-type="string">
            <text:p>Pc moyenne</text:p>
          </table:table-cell>
          <table:table-cell office:value-type="string">
            <text:p>Total 2 saisons</text:p>
          </table:table-cell>
        </table:table-row>
        <table:table-row table:style-name="ro2">
          <table:table-cell office:value-type="string">
            <text:p>111-01</text:p>
          </table:table-cell>
          <table:table-cell office:value-type="string">
            <text:p>Riz</text:p>
          </table:table-cell>
          <table:table-cell office:value-type="float" office:value="0.06">
            <text:p>0.06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office:value-type="float" office:value="434.09">
            <text:p>434.09</text:p>
          </table:table-cell>
          <table:table-cell office:value-type="float" office:value="394.95">
            <text:p>394.95</text:p>
          </table:table-cell>
          <table:table-cell office:value-type="float" office:value="414.52">
            <text:p>414.52</text:p>
          </table:table-cell>
          <table:table-cell table:style-name="ce2" office:value-type="percentage" office:value="0.000138220184754314">
            <text:p>0.01%</text:p>
          </table:table-cell>
          <table:table-cell table:style-name="ce2" office:value-type="percentage" office:value="0.000430434232181289">
            <text:p>0.04%</text:p>
          </table:table-cell>
          <table:table-cell office:value-type="float" office:value="0.115">
            <text:p>0.115</text:p>
          </table:table-cell>
          <table:table-cell table:style-name="ce2" office:value-type="percentage" office:value="0.000277429315835183">
            <text:p>0.03%</text:p>
          </table:table-cell>
          <table:table-cell office:value-type="float" office:value="0.23">
            <text:p>0.23</text:p>
          </table:table-cell>
        </table:table-row>
        <table:table-row table:style-name="ro2">
          <table:table-cell office:value-type="string">
            <text:p>111-02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218.15">
            <text:p>218.15</text:p>
          </table:table-cell>
          <table:table-cell office:value-type="float" office:value="62.82">
            <text:p>62.82</text:p>
          </table:table-cell>
          <table:table-cell office:value-type="float" office:value="140.485">
            <text:p>140.48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11-03</text:p>
          </table:table-cell>
          <table:table-cell office:value-type="string">
            <text:p>Riz</text:p>
          </table:table-cell>
          <table:table-cell office:value-type="float" office:value="0.49">
            <text:p>0.49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31.84">
            <text:p>131.84</text:p>
          </table:table-cell>
          <table:table-cell office:value-type="float" office:value="17.46">
            <text:p>17.46</text:p>
          </table:table-cell>
          <table:table-cell office:value-type="float" office:value="74.65">
            <text:p>74.65</text:p>
          </table:table-cell>
          <table:table-cell table:style-name="ce2" office:value-type="percentage" office:value="0.00371662621359223">
            <text:p>0.37%</text:p>
          </table:table-cell>
          <table:table-cell table:style-name="ce2" office:value-type="percentage" office:value="0.00572737686139748">
            <text:p>0.57%</text:p>
          </table:table-cell>
          <table:table-cell office:value-type="float" office:value="0.295">
            <text:p>0.295</text:p>
          </table:table-cell>
          <table:table-cell table:style-name="ce2" office:value-type="percentage" office:value="0.00395177494976557">
            <text:p>0.40%</text:p>
          </table:table-cell>
          <table:table-cell office:value-type="float" office:value="0.59">
            <text:p>0.59</text:p>
          </table:table-cell>
        </table:table-row>
        <table:table-row table:style-name="ro2">
          <table:table-cell office:value-type="string">
            <text:p>113-01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84.16">
            <text:p>184.16</text:p>
          </table:table-cell>
          <table:table-cell office:value-type="float" office:value="0">
            <text:p>0</text:p>
          </table:table-cell>
          <table:table-cell office:value-type="float" office:value="92.08">
            <text:p>92.08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13-02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311.48">
            <text:p>311.48</text:p>
          </table:table-cell>
          <table:table-cell office:value-type="float" office:value="17.64">
            <text:p>17.64</text:p>
          </table:table-cell>
          <table:table-cell office:value-type="float" office:value="164.56">
            <text:p>164.56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13-03</text:p>
          </table:table-cell>
          <table:table-cell office:value-type="string">
            <text:p>Riz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08.46">
            <text:p>108.46</text:p>
          </table:table-cell>
          <table:table-cell office:value-type="float" office:value="26.64">
            <text:p>26.64</text:p>
          </table:table-cell>
          <table:table-cell office:value-type="float" office:value="67.55">
            <text:p>67.55</text:p>
          </table:table-cell>
          <table:table-cell table:style-name="ce2" office:value-type="percentage" office:value="0.000737599114881062">
            <text:p>0.07%</text:p>
          </table:table-cell>
          <table:table-cell table:style-name="ce2" office:value-type="percentage" office:value="0.003003003003003">
            <text:p>0.30%</text:p>
          </table:table-cell>
          <table:table-cell office:value-type="float" office:value="0.08">
            <text:p>0.08</text:p>
          </table:table-cell>
          <table:table-cell table:style-name="ce2" office:value-type="percentage" office:value="0.00118430792005922">
            <text:p>0.12%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 office:value-type="string">
            <text:p>113-04</text:p>
          </table:table-cell>
          <table:table-cell office:value-type="string">
            <text:p>Riz</text:p>
          </table:table-cell>
          <table:table-cell office:value-type="float" office:value="1.5">
            <text:p>1.5</text:p>
          </table:table-cell>
          <table:table-cell office:value-type="float" office:value="0.33">
            <text:p>0.33</text:p>
          </table:table-cell>
          <table:table-cell office:value-type="float" office:value="0">
            <text:p>0</text:p>
          </table:table-cell>
          <table:table-cell office:value-type="float" office:value="332.51">
            <text:p>332.51</text:p>
          </table:table-cell>
          <table:table-cell office:value-type="float" office:value="16.97">
            <text:p>16.97</text:p>
          </table:table-cell>
          <table:table-cell office:value-type="float" office:value="174.74">
            <text:p>174.74</text:p>
          </table:table-cell>
          <table:table-cell table:style-name="ce2" office:value-type="percentage" office:value="0.00451114252202941">
            <text:p>0.45%</text:p>
          </table:table-cell>
          <table:table-cell table:style-name="ce2" office:value-type="percentage" office:value="0.0194460813199764">
            <text:p>1.94%</text:p>
          </table:table-cell>
          <table:table-cell office:value-type="float" office:value="0.915">
            <text:p>0.915</text:p>
          </table:table-cell>
          <table:table-cell table:style-name="ce2" office:value-type="percentage" office:value="0.00523635115028042">
            <text:p>0.52%</text:p>
          </table:table-cell>
          <table:table-cell office:value-type="float" office:value="1.83">
            <text:p>1.83</text:p>
          </table:table-cell>
        </table:table-row>
        <table:table-row table:style-name="ro2">
          <table:table-cell office:value-type="string">
            <text:p>113-05</text:p>
          </table:table-cell>
          <table:table-cell office:value-type="string">
            <text:p>Riz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583.76">
            <text:p>583.76</text:p>
          </table:table-cell>
          <table:table-cell office:value-type="float" office:value="54.06">
            <text:p>54.06</text:p>
          </table:table-cell>
          <table:table-cell office:value-type="float" office:value="318.91">
            <text:p>318.91</text:p>
          </table:table-cell>
          <table:table-cell table:style-name="ce2" office:value-type="percentage" office:value="0.0000171303275318624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05">
            <text:p>0.005</text:p>
          </table:table-cell>
          <table:table-cell table:style-name="ce2" office:value-type="percentage" office:value="0.0000156784045655514">
            <text:p>0.00%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113-06</text:p>
          </table:table-cell>
          <table:table-cell office:value-type="string">
            <text:p>Riz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257.68">
            <text:p>257.68</text:p>
          </table:table-cell>
          <table:table-cell office:value-type="float" office:value="5.08">
            <text:p>5.08</text:p>
          </table:table-cell>
          <table:table-cell office:value-type="float" office:value="131.38">
            <text:p>131.38</text:p>
          </table:table-cell>
          <table:table-cell table:style-name="ce2" office:value-type="percentage" office:value="0.0000388078236572493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05">
            <text:p>0.005</text:p>
          </table:table-cell>
          <table:table-cell table:style-name="ce2" office:value-type="percentage" office:value="0.0000380575430050236">
            <text:p>0.00%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113-07</text:p>
          </table:table-cell>
          <table:table-cell office:value-type="string">
            <text:p>Riz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1059.15">
            <text:p>1059.15</text:p>
          </table:table-cell>
          <table:table-cell office:value-type="float" office:value="6.92">
            <text:p>6.92</text:p>
          </table:table-cell>
          <table:table-cell office:value-type="float" office:value="533.035">
            <text:p>533.035</text:p>
          </table:table-cell>
          <table:table-cell table:style-name="ce2" office:value-type="percentage" office:value="0.000188830666100175">
            <text:p>0.02%</text:p>
          </table:table-cell>
          <table:table-cell table:style-name="ce2" office:value-type="percentage" office:value="0">
            <text:p>0.00%</text:p>
          </table:table-cell>
          <table:table-cell office:value-type="float" office:value="0.1">
            <text:p>0.1</text:p>
          </table:table-cell>
          <table:table-cell table:style-name="ce2" office:value-type="percentage" office:value="0.000187604941514159">
            <text:p>0.02%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113-08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580.52">
            <text:p>580.52</text:p>
          </table:table-cell>
          <table:table-cell office:value-type="float" office:value="0.94">
            <text:p>0.94</text:p>
          </table:table-cell>
          <table:table-cell office:value-type="float" office:value="290.73">
            <text:p>290.73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13-09</text:p>
          </table:table-cell>
          <table:table-cell office:value-type="string">
            <text:p>Riz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">
            <text:p>0</text:p>
          </table:table-cell>
          <table:table-cell office:value-type="float" office:value="267.28">
            <text:p>267.28</text:p>
          </table:table-cell>
          <table:table-cell office:value-type="float" office:value="40.61">
            <text:p>40.61</text:p>
          </table:table-cell>
          <table:table-cell office:value-type="float" office:value="153.945">
            <text:p>153.945</text:p>
          </table:table-cell>
          <table:table-cell table:style-name="ce2" office:value-type="percentage" office:value="0.000261897635438492">
            <text:p>0.03%</text:p>
          </table:table-cell>
          <table:table-cell table:style-name="ce2" office:value-type="percentage" office:value="0">
            <text:p>0.00%</text:p>
          </table:table-cell>
          <table:table-cell office:value-type="float" office:value="0.035">
            <text:p>0.035</text:p>
          </table:table-cell>
          <table:table-cell table:style-name="ce2" office:value-type="percentage" office:value="0.000227353925103121">
            <text:p>0.02%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 office:value-type="string">
            <text:p>113-10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257.04">
            <text:p>257.04</text:p>
          </table:table-cell>
          <table:table-cell office:value-type="float" office:value="4.66">
            <text:p>4.66</text:p>
          </table:table-cell>
          <table:table-cell office:value-type="float" office:value="130.85">
            <text:p>130.8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13-11</text:p>
          </table:table-cell>
          <table:table-cell office:value-type="string">
            <text:p>Riz</text:p>
          </table:table-cell>
          <table:table-cell office:value-type="float" office:value="1.11">
            <text:p>1.11</text:p>
          </table:table-cell>
          <table:table-cell table:number-columns-repeated="2" office:value-type="float" office:value="0">
            <text:p>0</text:p>
          </table:table-cell>
          <table:table-cell office:value-type="float" office:value="610.79">
            <text:p>610.79</text:p>
          </table:table-cell>
          <table:table-cell office:value-type="float" office:value="18.87">
            <text:p>18.87</text:p>
          </table:table-cell>
          <table:table-cell office:value-type="float" office:value="314.83">
            <text:p>314.83</text:p>
          </table:table-cell>
          <table:table-cell table:style-name="ce2" office:value-type="percentage" office:value="0.00181731855465872">
            <text:p>0.18%</text:p>
          </table:table-cell>
          <table:table-cell table:style-name="ce2" office:value-type="percentage" office:value="0">
            <text:p>0.00%</text:p>
          </table:table-cell>
          <table:table-cell office:value-type="float" office:value="0.555">
            <text:p>0.555</text:p>
          </table:table-cell>
          <table:table-cell table:style-name="ce2" office:value-type="percentage" office:value="0.00176285614458597">
            <text:p>0.18%</text:p>
          </table:table-cell>
          <table:table-cell office:value-type="float" office:value="1.11">
            <text:p>1.11</text:p>
          </table:table-cell>
        </table:table-row>
        <table:table-row table:style-name="ro2">
          <table:table-cell office:value-type="string">
            <text:p>113-12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218.47">
            <text:p>1218.47</text:p>
          </table:table-cell>
          <table:table-cell office:value-type="float" office:value="0">
            <text:p>0</text:p>
          </table:table-cell>
          <table:table-cell office:value-type="float" office:value="609.235">
            <text:p>609.23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13-13</text:p>
          </table:table-cell>
          <table:table-cell office:value-type="string">
            <text:p>Riz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394.06">
            <text:p>394.06</text:p>
          </table:table-cell>
          <table:table-cell office:value-type="float" office:value="4.6">
            <text:p>4.6</text:p>
          </table:table-cell>
          <table:table-cell office:value-type="float" office:value="199.33">
            <text:p>199.33</text:p>
          </table:table-cell>
          <table:table-cell table:style-name="ce2" office:value-type="percentage" office:value="0.000101507384662234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02">
            <text:p>0.02</text:p>
          </table:table-cell>
          <table:table-cell table:style-name="ce2" office:value-type="percentage" office:value="0.000100336126022174">
            <text:p>0.01%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114-01</text:p>
          </table:table-cell>
          <table:table-cell office:value-type="string">
            <text:p>Riz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381.1">
            <text:p>381.1</text:p>
          </table:table-cell>
          <table:table-cell office:value-type="float" office:value="327.42">
            <text:p>327.42</text:p>
          </table:table-cell>
          <table:table-cell office:value-type="float" office:value="354.26">
            <text:p>354.26</text:p>
          </table:table-cell>
          <table:table-cell table:style-name="ce2" office:value-type="percentage" office:value="0.0000787194961952243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015">
            <text:p>0.015</text:p>
          </table:table-cell>
          <table:table-cell table:style-name="ce2" office:value-type="percentage" office:value="0.0000423417828713374">
            <text:p>0.00%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string">
            <text:p>114-02</text:p>
          </table:table-cell>
          <table:table-cell office:value-type="string">
            <text:p>Riz</text:p>
          </table:table-cell>
          <table:table-cell office:value-type="float" office:value="0.41">
            <text:p>0.4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842.47">
            <text:p>842.47</text:p>
          </table:table-cell>
          <table:table-cell office:value-type="float" office:value="753.54">
            <text:p>753.54</text:p>
          </table:table-cell>
          <table:table-cell office:value-type="float" office:value="798.005">
            <text:p>798.005</text:p>
          </table:table-cell>
          <table:table-cell table:style-name="ce2" office:value-type="percentage" office:value="0.000486664213562501">
            <text:p>0.05%</text:p>
          </table:table-cell>
          <table:table-cell table:style-name="ce2" office:value-type="percentage" office:value="0.000106165565198928">
            <text:p>0.01%</text:p>
          </table:table-cell>
          <table:table-cell office:value-type="float" office:value="0.245">
            <text:p>0.245</text:p>
          </table:table-cell>
          <table:table-cell table:style-name="ce2" office:value-type="percentage" office:value="0.000307015620202881">
            <text:p>0.03%</text:p>
          </table:table-cell>
          <table:table-cell office:value-type="float" office:value="0.49">
            <text:p>0.49</text:p>
          </table:table-cell>
        </table:table-row>
        <table:table-row table:style-name="ro2">
          <table:table-cell office:value-type="string">
            <text:p>114-03</text:p>
          </table:table-cell>
          <table:table-cell office:value-type="string">
            <text:p>Riz</text:p>
          </table:table-cell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72.49">
            <text:p>872.49</text:p>
          </table:table-cell>
          <table:table-cell office:value-type="float" office:value="297.33">
            <text:p>297.33</text:p>
          </table:table-cell>
          <table:table-cell office:value-type="float" office:value="584.91">
            <text:p>584.91</text:p>
          </table:table-cell>
          <table:table-cell table:style-name="ce2" office:value-type="percentage" office:value="0.000034384348244679">
            <text:p>0.00%</text:p>
          </table:table-cell>
          <table:table-cell table:style-name="ce2" office:value-type="percentage" office:value="0.00336326640433189">
            <text:p>0.34%</text:p>
          </table:table-cell>
          <table:table-cell office:value-type="float" office:value="0.515">
            <text:p>0.515</text:p>
          </table:table-cell>
          <table:table-cell table:style-name="ce2" office:value-type="percentage" office:value="0.000880477338393941">
            <text:p>0.09%</text:p>
          </table:table-cell>
          <table:table-cell office:value-type="float" office:value="1.03">
            <text:p>1.03</text:p>
          </table:table-cell>
        </table:table-row>
        <table:table-row table:style-name="ro2">
          <table:table-cell office:value-type="string">
            <text:p>114-04</text:p>
          </table:table-cell>
          <table:table-cell office:value-type="string">
            <text:p>Riz</text:p>
          </table:table-cell>
          <table:table-cell office:value-type="float" office:value="0.03">
            <text:p>0.0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office:value-type="float" office:value="5300.78">
            <text:p>5300.78</text:p>
          </table:table-cell>
          <table:table-cell office:value-type="float" office:value="3605.68">
            <text:p>3605.68</text:p>
          </table:table-cell>
          <table:table-cell office:value-type="float" office:value="4453.23">
            <text:p>4453.23</text:p>
          </table:table-cell>
          <table:table-cell table:style-name="ce2" office:value-type="percentage" office:value="0.00000565954444440252">
            <text:p>0.00%</text:p>
          </table:table-cell>
          <table:table-cell table:style-name="ce2" office:value-type="percentage" office:value="0.00022741896119456">
            <text:p>0.02%</text:p>
          </table:table-cell>
          <table:table-cell office:value-type="float" office:value="0.425">
            <text:p>0.425</text:p>
          </table:table-cell>
          <table:table-cell table:style-name="ce2" office:value-type="percentage" office:value="0.0000954363462026439">
            <text:p>0.01%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string">
            <text:p>114-05</text:p>
          </table:table-cell>
          <table:table-cell office:value-type="string">
            <text:p>Riz</text:p>
          </table:table-cell>
          <table:table-cell office:value-type="float" office:value="2.13">
            <text:p>2.1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249.76">
            <text:p>249.76</text:p>
          </table:table-cell>
          <table:table-cell office:value-type="float" office:value="193.49">
            <text:p>193.49</text:p>
          </table:table-cell>
          <table:table-cell office:value-type="float" office:value="221.625">
            <text:p>221.625</text:p>
          </table:table-cell>
          <table:table-cell table:style-name="ce2" office:value-type="percentage" office:value="0.00852818705957719">
            <text:p>0.85%</text:p>
          </table:table-cell>
          <table:table-cell table:style-name="ce2" office:value-type="percentage" office:value="0.00310093544886041">
            <text:p>0.31%</text:p>
          </table:table-cell>
          <table:table-cell office:value-type="float" office:value="1.365">
            <text:p>1.365</text:p>
          </table:table-cell>
          <table:table-cell table:style-name="ce2" office:value-type="percentage" office:value="0.0061590524534687">
            <text:p>0.62%</text:p>
          </table:table-cell>
          <table:table-cell office:value-type="float" office:value="2.73">
            <text:p>2.73</text:p>
          </table:table-cell>
        </table:table-row>
        <table:table-row table:style-name="ro2">
          <table:table-cell office:value-type="string">
            <text:p>115-01</text:p>
          </table:table-cell>
          <table:table-cell office:value-type="string">
            <text:p>Riz</text:p>
          </table:table-cell>
          <table:table-cell office:value-type="float" office:value="0.79">
            <text:p>0.79</text:p>
          </table:table-cell>
          <table:table-cell office:value-type="float" office:value="1.09">
            <text:p>1.09</text:p>
          </table:table-cell>
          <table:table-cell office:value-type="float" office:value="0">
            <text:p>0</text:p>
          </table:table-cell>
          <table:table-cell office:value-type="float" office:value="678.12">
            <text:p>678.12</text:p>
          </table:table-cell>
          <table:table-cell office:value-type="float" office:value="529.14">
            <text:p>529.14</text:p>
          </table:table-cell>
          <table:table-cell office:value-type="float" office:value="603.63">
            <text:p>603.63</text:p>
          </table:table-cell>
          <table:table-cell table:style-name="ce2" office:value-type="percentage" office:value="0.00116498554828054">
            <text:p>0.12%</text:p>
          </table:table-cell>
          <table:table-cell table:style-name="ce2" office:value-type="percentage" office:value="0.00205994632800393">
            <text:p>0.21%</text:p>
          </table:table-cell>
          <table:table-cell office:value-type="float" office:value="0.94">
            <text:p>0.94</text:p>
          </table:table-cell>
          <table:table-cell table:style-name="ce2" office:value-type="percentage" office:value="0.00155724533240561">
            <text:p>0.16%</text:p>
          </table:table-cell>
          <table:table-cell office:value-type="float" office:value="1.88">
            <text:p>1.88</text:p>
          </table:table-cell>
        </table:table-row>
        <table:table-row table:style-name="ro2">
          <table:table-cell office:value-type="string">
            <text:p>115-02</text:p>
          </table:table-cell>
          <table:table-cell office:value-type="string">
            <text:p>Riz</text:p>
          </table:table-cell>
          <table:table-cell office:value-type="float" office:value="2.39">
            <text:p>2.39</text:p>
          </table:table-cell>
          <table:table-cell table:number-columns-repeated="2" office:value-type="float" office:value="0">
            <text:p>0</text:p>
          </table:table-cell>
          <table:table-cell office:value-type="float" office:value="467.22">
            <text:p>467.22</text:p>
          </table:table-cell>
          <table:table-cell office:value-type="float" office:value="68.79">
            <text:p>68.79</text:p>
          </table:table-cell>
          <table:table-cell office:value-type="float" office:value="268.005">
            <text:p>268.005</text:p>
          </table:table-cell>
          <table:table-cell table:style-name="ce2" office:value-type="percentage" office:value="0.00511536321219126">
            <text:p>0.51%</text:p>
          </table:table-cell>
          <table:table-cell table:style-name="ce2" office:value-type="percentage" office:value="0">
            <text:p>0.00%</text:p>
          </table:table-cell>
          <table:table-cell office:value-type="float" office:value="1.195">
            <text:p>1.195</text:p>
          </table:table-cell>
          <table:table-cell table:style-name="ce2" office:value-type="percentage" office:value="0.00445887203596948">
            <text:p>0.45%</text:p>
          </table:table-cell>
          <table:table-cell office:value-type="float" office:value="2.39">
            <text:p>2.39</text:p>
          </table:table-cell>
        </table:table-row>
        <table:table-row table:style-name="ro2">
          <table:table-cell office:value-type="string">
            <text:p>115-03</text:p>
          </table:table-cell>
          <table:table-cell office:value-type="string">
            <text:p>Riz</text:p>
          </table:table-cell>
          <table:table-cell office:value-type="float" office:value="2.35">
            <text:p>2.35</text:p>
          </table:table-cell>
          <table:table-cell office:value-type="float" office:value="20.07">
            <text:p>20.07</text:p>
          </table:table-cell>
          <table:table-cell office:value-type="float" office:value="0">
            <text:p>0</text:p>
          </table:table-cell>
          <table:table-cell office:value-type="float" office:value="1241.72">
            <text:p>1241.72</text:p>
          </table:table-cell>
          <table:table-cell office:value-type="float" office:value="1141.77">
            <text:p>1141.77</text:p>
          </table:table-cell>
          <table:table-cell office:value-type="float" office:value="1191.745">
            <text:p>1191.745</text:p>
          </table:table-cell>
          <table:table-cell table:style-name="ce2" office:value-type="percentage" office:value="0.00189253615952067">
            <text:p>0.19%</text:p>
          </table:table-cell>
          <table:table-cell table:style-name="ce2" office:value-type="percentage" office:value="0.0175779710449565">
            <text:p>1.76%</text:p>
          </table:table-cell>
          <table:table-cell office:value-type="float" office:value="11.21">
            <text:p>11.21</text:p>
          </table:table-cell>
          <table:table-cell table:style-name="ce2" office:value-type="percentage" office:value="0.00940637468585981">
            <text:p>0.94%</text:p>
          </table:table-cell>
          <table:table-cell office:value-type="float" office:value="22.42">
            <text:p>22.42</text:p>
          </table:table-cell>
        </table:table-row>
        <table:table-row table:style-name="ro2">
          <table:table-cell office:value-type="string">
            <text:p>115-04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632.89">
            <text:p>632.89</text:p>
          </table:table-cell>
          <table:table-cell office:value-type="float" office:value="304.33">
            <text:p>304.33</text:p>
          </table:table-cell>
          <table:table-cell office:value-type="float" office:value="468.61">
            <text:p>468.61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15-05</text:p>
          </table:table-cell>
          <table:table-cell office:value-type="string">
            <text:p>Riz</text:p>
          </table:table-cell>
          <table:table-cell office:value-type="float" office:value="1.45">
            <text:p>1.45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1119.17">
            <text:p>1119.17</text:p>
          </table:table-cell>
          <table:table-cell office:value-type="float" office:value="1035.23">
            <text:p>1035.23</text:p>
          </table:table-cell>
          <table:table-cell office:value-type="float" office:value="1077.2">
            <text:p>1077.2</text:p>
          </table:table-cell>
          <table:table-cell table:style-name="ce2" office:value-type="percentage" office:value="0.00129560299150263">
            <text:p>0.13%</text:p>
          </table:table-cell>
          <table:table-cell table:style-name="ce2" office:value-type="percentage" office:value="0.0000579581349072187">
            <text:p>0.01%</text:p>
          </table:table-cell>
          <table:table-cell office:value-type="float" office:value="0.755">
            <text:p>0.755</text:p>
          </table:table-cell>
          <table:table-cell table:style-name="ce2" office:value-type="percentage" office:value="0.000700891199405867">
            <text:p>0.07%</text:p>
          </table:table-cell>
          <table:table-cell office:value-type="float" office:value="1.51">
            <text:p>1.51</text:p>
          </table:table-cell>
        </table:table-row>
        <table:table-row table:style-name="ro2">
          <table:table-cell office:value-type="string">
            <text:p>116-01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274.97">
            <text:p>274.97</text:p>
          </table:table-cell>
          <table:table-cell office:value-type="float" office:value="0.73">
            <text:p>0.73</text:p>
          </table:table-cell>
          <table:table-cell office:value-type="float" office:value="137.85">
            <text:p>137.8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16-02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98.92">
            <text:p>298.92</text:p>
          </table:table-cell>
          <table:table-cell office:value-type="float" office:value="175.91">
            <text:p>175.91</text:p>
          </table:table-cell>
          <table:table-cell office:value-type="float" office:value="237.415">
            <text:p>237.415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00568472514353931">
            <text:p>0.01%</text:p>
          </table:table-cell>
          <table:table-cell office:value-type="float" office:value="0.005">
            <text:p>0.005</text:p>
          </table:table-cell>
          <table:table-cell table:style-name="ce2" office:value-type="percentage" office:value="0.0000210601689025546">
            <text:p>0.00%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116-03</text:p>
          </table:table-cell>
          <table:table-cell office:value-type="string">
            <text:p>Riz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float" office:value="436.19">
            <text:p>436.19</text:p>
          </table:table-cell>
          <table:table-cell office:value-type="float" office:value="52.89">
            <text:p>52.89</text:p>
          </table:table-cell>
          <table:table-cell office:value-type="float" office:value="244.54">
            <text:p>244.54</text:p>
          </table:table-cell>
          <table:table-cell table:style-name="ce2" office:value-type="percentage" office:value="0.000183406313762351">
            <text:p>0.02%</text:p>
          </table:table-cell>
          <table:table-cell table:style-name="ce2" office:value-type="percentage" office:value="0">
            <text:p>0.00%</text:p>
          </table:table-cell>
          <table:table-cell office:value-type="float" office:value="0.04">
            <text:p>0.04</text:p>
          </table:table-cell>
          <table:table-cell table:style-name="ce2" office:value-type="percentage" office:value="0.000163572421689703">
            <text:p>0.02%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117-01</text:p>
          </table:table-cell>
          <table:table-cell office:value-type="string">
            <text:p>Riz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285.37">
            <text:p>285.37</text:p>
          </table:table-cell>
          <table:table-cell office:value-type="float" office:value="103.42">
            <text:p>103.42</text:p>
          </table:table-cell>
          <table:table-cell office:value-type="float" office:value="194.395">
            <text:p>194.395</text:p>
          </table:table-cell>
          <table:table-cell table:style-name="ce2" office:value-type="percentage" office:value="0.0000700844517643761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01">
            <text:p>0.01</text:p>
          </table:table-cell>
          <table:table-cell table:style-name="ce2" office:value-type="percentage" office:value="0.0000514416523058721">
            <text:p>0.01%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117-02</text:p>
          </table:table-cell>
          <table:table-cell office:value-type="string">
            <text:p>Riz</text:p>
          </table:table-cell>
          <table:table-cell office:value-type="float" office:value="0.55">
            <text:p>0.55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295.88">
            <text:p>295.88</text:p>
          </table:table-cell>
          <table:table-cell office:value-type="float" office:value="159.27">
            <text:p>159.27</text:p>
          </table:table-cell>
          <table:table-cell office:value-type="float" office:value="227.575">
            <text:p>227.575</text:p>
          </table:table-cell>
          <table:table-cell table:style-name="ce2" office:value-type="percentage" office:value="0.00185886170068947">
            <text:p>0.19%</text:p>
          </table:table-cell>
          <table:table-cell table:style-name="ce2" office:value-type="percentage" office:value="0.00175802097067872">
            <text:p>0.18%</text:p>
          </table:table-cell>
          <table:table-cell office:value-type="float" office:value="0.415">
            <text:p>0.415</text:p>
          </table:table-cell>
          <table:table-cell table:style-name="ce2" office:value-type="percentage" office:value="0.00182357464572119">
            <text:p>0.18%</text:p>
          </table:table-cell>
          <table:table-cell office:value-type="float" office:value="0.83">
            <text:p>0.83</text:p>
          </table:table-cell>
        </table:table-row>
        <table:table-row table:style-name="ro2">
          <table:table-cell office:value-type="string">
            <text:p>118-03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59.86">
            <text:p>59.86</text:p>
          </table:table-cell>
          <table:table-cell office:value-type="float" office:value="61.02">
            <text:p>61.02</text:p>
          </table:table-cell>
          <table:table-cell office:value-type="float" office:value="60.44">
            <text:p>60.44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18-04</text:p>
          </table:table-cell>
          <table:table-cell office:value-type="string">
            <text:p>Riz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35.83">
            <text:p>35.83</text:p>
          </table:table-cell>
          <table:table-cell office:value-type="float" office:value="24.17">
            <text:p>24.17</text:p>
          </table:table-cell>
          <table:table-cell office:value-type="float" office:value="30">
            <text:p>30</text:p>
          </table:table-cell>
          <table:table-cell table:style-name="ce2" office:value-type="percentage" office:value="0.000558191459670667">
            <text:p>0.06%</text:p>
          </table:table-cell>
          <table:table-cell table:style-name="ce2" office:value-type="percentage" office:value="0">
            <text:p>0.00%</text:p>
          </table:table-cell>
          <table:table-cell office:value-type="float" office:value="0.01">
            <text:p>0.01</text:p>
          </table:table-cell>
          <table:table-cell table:style-name="ce2" office:value-type="percentage" office:value="0.000333333333333333">
            <text:p>0.03%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121-01</text:p>
          </table:table-cell>
          <table:table-cell office:value-type="string">
            <text:p>Riz</text:p>
          </table:table-cell>
          <table:table-cell office:value-type="float" office:value="7.62">
            <text:p>7.62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1180.86">
            <text:p>1180.86</text:p>
          </table:table-cell>
          <table:table-cell office:value-type="float" office:value="20.04">
            <text:p>20.04</text:p>
          </table:table-cell>
          <table:table-cell office:value-type="float" office:value="600.45">
            <text:p>600.45</text:p>
          </table:table-cell>
          <table:table-cell table:style-name="ce2" office:value-type="percentage" office:value="0.00645292414003354">
            <text:p>0.65%</text:p>
          </table:table-cell>
          <table:table-cell table:style-name="ce2" office:value-type="percentage" office:value="0.0184630738522954">
            <text:p>1.85%</text:p>
          </table:table-cell>
          <table:table-cell office:value-type="float" office:value="3.995">
            <text:p>3.995</text:p>
          </table:table-cell>
          <table:table-cell table:style-name="ce2" office:value-type="percentage" office:value="0.00665334332583895">
            <text:p>0.67%</text:p>
          </table:table-cell>
          <table:table-cell office:value-type="float" office:value="7.99">
            <text:p>7.99</text:p>
          </table:table-cell>
        </table:table-row>
        <table:table-row table:style-name="ro2">
          <table:table-cell office:value-type="string">
            <text:p>121-02</text:p>
          </table:table-cell>
          <table:table-cell office:value-type="string">
            <text:p>Riz</text:p>
          </table:table-cell>
          <table:table-cell office:value-type="float" office:value="0.73">
            <text:p>0.73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750.89">
            <text:p>750.89</text:p>
          </table:table-cell>
          <table:table-cell office:value-type="float" office:value="37.2">
            <text:p>37.2</text:p>
          </table:table-cell>
          <table:table-cell office:value-type="float" office:value="394.045">
            <text:p>394.045</text:p>
          </table:table-cell>
          <table:table-cell table:style-name="ce2" office:value-type="percentage" office:value="0.000972179680112933">
            <text:p>0.10%</text:p>
          </table:table-cell>
          <table:table-cell table:style-name="ce2" office:value-type="percentage" office:value="0.0188172043010753">
            <text:p>1.88%</text:p>
          </table:table-cell>
          <table:table-cell office:value-type="float" office:value="0.715">
            <text:p>0.715</text:p>
          </table:table-cell>
          <table:table-cell table:style-name="ce2" office:value-type="percentage" office:value="0.00181451357078506">
            <text:p>0.18%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string">
            <text:p>121-03</text:p>
          </table:table-cell>
          <table:table-cell office:value-type="string">
            <text:p>Riz</text:p>
          </table:table-cell>
          <table:table-cell office:value-type="float" office:value="4.38">
            <text:p>4.38</text:p>
          </table:table-cell>
          <table:table-cell office:value-type="float" office:value="5.67">
            <text:p>5.67</text:p>
          </table:table-cell>
          <table:table-cell office:value-type="float" office:value="3.92">
            <text:p>3.92</text:p>
          </table:table-cell>
          <table:table-cell office:value-type="float" office:value="1050.73">
            <text:p>1050.73</text:p>
          </table:table-cell>
          <table:table-cell office:value-type="float" office:value="224.31">
            <text:p>224.31</text:p>
          </table:table-cell>
          <table:table-cell office:value-type="float" office:value="637.52">
            <text:p>637.52</text:p>
          </table:table-cell>
          <table:table-cell table:style-name="ce2" office:value-type="percentage" office:value="0.00416853045025839">
            <text:p>0.42%</text:p>
          </table:table-cell>
          <table:table-cell table:style-name="ce2" office:value-type="percentage" office:value="0.0252775177210111">
            <text:p>2.53%</text:p>
          </table:table-cell>
          <table:table-cell office:value-type="float" office:value="5.025">
            <text:p>5.025</text:p>
          </table:table-cell>
          <table:table-cell table:style-name="ce2" office:value-type="percentage" office:value="0.00788210565943029">
            <text:p>0.79%</text:p>
          </table:table-cell>
          <table:table-cell office:value-type="float" office:value="10.05">
            <text:p>10.05</text:p>
          </table:table-cell>
        </table:table-row>
        <table:table-row table:style-name="ro2">
          <table:table-cell office:value-type="string">
            <text:p>121-04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362.33">
            <text:p>362.33</text:p>
          </table:table-cell>
          <table:table-cell office:value-type="float" office:value="233.23">
            <text:p>233.23</text:p>
          </table:table-cell>
          <table:table-cell office:value-type="float" office:value="297.78">
            <text:p>297.78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21-05</text:p>
          </table:table-cell>
          <table:table-cell office:value-type="string">
            <text:p>Riz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251.56">
            <text:p>251.56</text:p>
          </table:table-cell>
          <table:table-cell office:value-type="float" office:value="98.24">
            <text:p>98.24</text:p>
          </table:table-cell>
          <table:table-cell office:value-type="float" office:value="174.9">
            <text:p>174.9</text:p>
          </table:table-cell>
          <table:table-cell table:style-name="ce2" office:value-type="percentage" office:value="0.000397519478454444">
            <text:p>0.04%</text:p>
          </table:table-cell>
          <table:table-cell table:style-name="ce2" office:value-type="percentage" office:value="0.00111970684039088">
            <text:p>0.11%</text:p>
          </table:table-cell>
          <table:table-cell office:value-type="float" office:value="0.105">
            <text:p>0.105</text:p>
          </table:table-cell>
          <table:table-cell table:style-name="ce2" office:value-type="percentage" office:value="0.000600343053173242">
            <text:p>0.06%</text:p>
          </table:table-cell>
          <table:table-cell office:value-type="float" office:value="0.21">
            <text:p>0.21</text:p>
          </table:table-cell>
        </table:table-row>
        <table:table-row table:style-name="ro2">
          <table:table-cell office:value-type="string">
            <text:p>121-06</text:p>
          </table:table-cell>
          <table:table-cell office:value-type="string">
            <text:p>Riz</text:p>
          </table:table-cell>
          <table:table-cell office:value-type="float" office:value="2.14">
            <text:p>2.14</text:p>
          </table:table-cell>
          <table:table-cell table:number-columns-repeated="2" office:value-type="float" office:value="0">
            <text:p>0</text:p>
          </table:table-cell>
          <table:table-cell office:value-type="float" office:value="436.21">
            <text:p>436.21</text:p>
          </table:table-cell>
          <table:table-cell office:value-type="float" office:value="44.16">
            <text:p>44.16</text:p>
          </table:table-cell>
          <table:table-cell office:value-type="float" office:value="240.185">
            <text:p>240.185</text:p>
          </table:table-cell>
          <table:table-cell table:style-name="ce2" office:value-type="percentage" office:value="0.00490589395016162">
            <text:p>0.49%</text:p>
          </table:table-cell>
          <table:table-cell table:style-name="ce2" office:value-type="percentage" office:value="0">
            <text:p>0.00%</text:p>
          </table:table-cell>
          <table:table-cell office:value-type="float" office:value="1.07">
            <text:p>1.07</text:p>
          </table:table-cell>
          <table:table-cell table:style-name="ce2" office:value-type="percentage" office:value="0.00445489934841893">
            <text:p>0.45%</text:p>
          </table:table-cell>
          <table:table-cell office:value-type="float" office:value="2.14">
            <text:p>2.14</text:p>
          </table:table-cell>
        </table:table-row>
        <table:table-row table:style-name="ro2">
          <table:table-cell office:value-type="string">
            <text:p>121-07</text:p>
          </table:table-cell>
          <table:table-cell office:value-type="string">
            <text:p>Riz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812.84">
            <text:p>812.84</text:p>
          </table:table-cell>
          <table:table-cell office:value-type="float" office:value="27.85">
            <text:p>27.85</text:p>
          </table:table-cell>
          <table:table-cell office:value-type="float" office:value="420.345">
            <text:p>420.345</text:p>
          </table:table-cell>
          <table:table-cell table:style-name="ce2" office:value-type="percentage" office:value="0.0000492101766645342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2">
            <text:p>0.02</text:p>
          </table:table-cell>
          <table:table-cell table:style-name="ce2" office:value-type="percentage" office:value="0.0000475799640771271">
            <text:p>0.00%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121-08</text:p>
          </table:table-cell>
          <table:table-cell office:value-type="string">
            <text:p>Riz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593.7">
            <text:p>593.7</text:p>
          </table:table-cell>
          <table:table-cell office:value-type="float" office:value="5.91">
            <text:p>5.91</text:p>
          </table:table-cell>
          <table:table-cell office:value-type="float" office:value="299.805">
            <text:p>299.805</text:p>
          </table:table-cell>
          <table:table-cell table:style-name="ce2" office:value-type="percentage" office:value="0.000168435236651507">
            <text:p>0.02%</text:p>
          </table:table-cell>
          <table:table-cell table:style-name="ce2" office:value-type="percentage" office:value="0">
            <text:p>0.00%</text:p>
          </table:table-cell>
          <table:table-cell office:value-type="float" office:value="0.05">
            <text:p>0.05</text:p>
          </table:table-cell>
          <table:table-cell table:style-name="ce2" office:value-type="percentage" office:value="0.000166775070462467">
            <text:p>0.02%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121-09</text:p>
          </table:table-cell>
          <table:table-cell office:value-type="string">
            <text:p>Riz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266.89">
            <text:p>266.89</text:p>
          </table:table-cell>
          <table:table-cell office:value-type="float" office:value="0.21">
            <text:p>0.21</text:p>
          </table:table-cell>
          <table:table-cell office:value-type="float" office:value="133.55">
            <text:p>133.55</text:p>
          </table:table-cell>
          <table:table-cell table:style-name="ce2" office:value-type="percentage" office:value="0.000449623440368691">
            <text:p>0.04%</text:p>
          </table:table-cell>
          <table:table-cell table:style-name="ce2" office:value-type="percentage" office:value="0">
            <text:p>0.00%</text:p>
          </table:table-cell>
          <table:table-cell office:value-type="float" office:value="0.06">
            <text:p>0.06</text:p>
          </table:table-cell>
          <table:table-cell table:style-name="ce2" office:value-type="percentage" office:value="0.000449269936353426">
            <text:p>0.04%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121-10</text:p>
          </table:table-cell>
          <table:table-cell office:value-type="string">
            <text:p>Riz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office:value-type="float" office:value="248.27">
            <text:p>248.27</text:p>
          </table:table-cell>
          <table:table-cell office:value-type="float" office:value="0.39">
            <text:p>0.39</text:p>
          </table:table-cell>
          <table:table-cell office:value-type="float" office:value="124.33">
            <text:p>124.33</text:p>
          </table:table-cell>
          <table:table-cell table:style-name="ce2" office:value-type="percentage" office:value="0.000161114915213276">
            <text:p>0.02%</text:p>
          </table:table-cell>
          <table:table-cell table:style-name="ce2" office:value-type="percentage" office:value="0">
            <text:p>0.00%</text:p>
          </table:table-cell>
          <table:table-cell office:value-type="float" office:value="0.02">
            <text:p>0.02</text:p>
          </table:table-cell>
          <table:table-cell table:style-name="ce2" office:value-type="percentage" office:value="0.000160862221507279">
            <text:p>0.02%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string">
            <text:p>121-11</text:p>
          </table:table-cell>
          <table:table-cell office:value-type="string">
            <text:p>Riz</text:p>
          </table:table-cell>
          <table:table-cell office:value-type="float" office:value="2.05">
            <text:p>2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410.45">
            <text:p>410.45</text:p>
          </table:table-cell>
          <table:table-cell office:value-type="float" office:value="22.88">
            <text:p>22.88</text:p>
          </table:table-cell>
          <table:table-cell office:value-type="float" office:value="216.665">
            <text:p>216.665</text:p>
          </table:table-cell>
          <table:table-cell table:style-name="ce2" office:value-type="percentage" office:value="0.00499451821171884">
            <text:p>0.50%</text:p>
          </table:table-cell>
          <table:table-cell table:style-name="ce2" office:value-type="percentage" office:value="0.000437062937062937">
            <text:p>0.04%</text:p>
          </table:table-cell>
          <table:table-cell office:value-type="float" office:value="1.03">
            <text:p>1.03</text:p>
          </table:table-cell>
          <table:table-cell table:style-name="ce2" office:value-type="percentage" office:value="0.00475388272217479">
            <text:p>0.48%</text:p>
          </table:table-cell>
          <table:table-cell office:value-type="float" office:value="2.06">
            <text:p>2.06</text:p>
          </table:table-cell>
        </table:table-row>
        <table:table-row table:style-name="ro2">
          <table:table-cell office:value-type="string">
            <text:p>121-12</text:p>
          </table:table-cell>
          <table:table-cell office:value-type="string">
            <text:p>Riz</text:p>
          </table:table-cell>
          <table:table-cell office:value-type="float" office:value="0.37">
            <text:p>0.37</text:p>
          </table:table-cell>
          <table:table-cell table:number-columns-repeated="2" office:value-type="float" office:value="0">
            <text:p>0</text:p>
          </table:table-cell>
          <table:table-cell office:value-type="float" office:value="736.7">
            <text:p>736.7</text:p>
          </table:table-cell>
          <table:table-cell office:value-type="float" office:value="30.6">
            <text:p>30.6</text:p>
          </table:table-cell>
          <table:table-cell office:value-type="float" office:value="383.65">
            <text:p>383.65</text:p>
          </table:table-cell>
          <table:table-cell table:style-name="ce2" office:value-type="percentage" office:value="0.000502239717659834">
            <text:p>0.05%</text:p>
          </table:table-cell>
          <table:table-cell table:style-name="ce2" office:value-type="percentage" office:value="0">
            <text:p>0.00%</text:p>
          </table:table-cell>
          <table:table-cell office:value-type="float" office:value="0.185">
            <text:p>0.185</text:p>
          </table:table-cell>
          <table:table-cell table:style-name="ce2" office:value-type="percentage" office:value="0.000482210347973413">
            <text:p>0.05%</text:p>
          </table:table-cell>
          <table:table-cell office:value-type="float" office:value="0.37">
            <text:p>0.37</text:p>
          </table:table-cell>
        </table:table-row>
        <table:table-row table:style-name="ro2">
          <table:table-cell office:value-type="string">
            <text:p>121-13</text:p>
          </table:table-cell>
          <table:table-cell office:value-type="string">
            <text:p>Riz</text:p>
          </table:table-cell>
          <table:table-cell office:value-type="float" office:value="0.29">
            <text:p>0.29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1742.18">
            <text:p>1742.18</text:p>
          </table:table-cell>
          <table:table-cell office:value-type="float" office:value="692.53">
            <text:p>692.53</text:p>
          </table:table-cell>
          <table:table-cell office:value-type="float" office:value="1217.355">
            <text:p>1217.355</text:p>
          </table:table-cell>
          <table:table-cell table:style-name="ce2" office:value-type="percentage" office:value="0.00016645811569413">
            <text:p>0.02%</text:p>
          </table:table-cell>
          <table:table-cell table:style-name="ce2" office:value-type="percentage" office:value="0.000274356345573477">
            <text:p>0.03%</text:p>
          </table:table-cell>
          <table:table-cell office:value-type="float" office:value="0.24">
            <text:p>0.24</text:p>
          </table:table-cell>
          <table:table-cell table:style-name="ce2" office:value-type="percentage" office:value="0.000197148736399818">
            <text:p>0.02%</text:p>
          </table:table-cell>
          <table:table-cell office:value-type="float" office:value="0.48">
            <text:p>0.48</text:p>
          </table:table-cell>
        </table:table-row>
        <table:table-row table:style-name="ro2">
          <table:table-cell office:value-type="string">
            <text:p>122-01</text:p>
          </table:table-cell>
          <table:table-cell office:value-type="string">
            <text:p>Riz</text:p>
          </table:table-cell>
          <table:table-cell office:value-type="float" office:value="32.39">
            <text:p>32.39</text:p>
          </table:table-cell>
          <table:table-cell office:value-type="float" office:value="15.38">
            <text:p>15.38</text:p>
          </table:table-cell>
          <table:table-cell office:value-type="float" office:value="0">
            <text:p>0</text:p>
          </table:table-cell>
          <table:table-cell office:value-type="float" office:value="1771.69">
            <text:p>1771.69</text:p>
          </table:table-cell>
          <table:table-cell office:value-type="float" office:value="312.98">
            <text:p>312.98</text:p>
          </table:table-cell>
          <table:table-cell office:value-type="float" office:value="1042.335">
            <text:p>1042.335</text:p>
          </table:table-cell>
          <table:table-cell table:style-name="ce2" office:value-type="percentage" office:value="0.0182819793530471">
            <text:p>1.83%</text:p>
          </table:table-cell>
          <table:table-cell table:style-name="ce2" office:value-type="percentage" office:value="0.0491405201610327">
            <text:p>4.91%</text:p>
          </table:table-cell>
          <table:table-cell office:value-type="float" office:value="23.885">
            <text:p>23.885</text:p>
          </table:table-cell>
          <table:table-cell table:style-name="ce2" office:value-type="percentage" office:value="0.0229148978015705">
            <text:p>2.29%</text:p>
          </table:table-cell>
          <table:table-cell office:value-type="float" office:value="47.77">
            <text:p>47.77</text:p>
          </table:table-cell>
        </table:table-row>
        <table:table-row table:style-name="ro2">
          <table:table-cell office:value-type="string">
            <text:p>122-02</text:p>
          </table:table-cell>
          <table:table-cell office:value-type="string">
            <text:p>Riz</text:p>
          </table:table-cell>
          <table:table-cell office:value-type="float" office:value="15.68">
            <text:p>15.68</text:p>
          </table:table-cell>
          <table:table-cell office:value-type="float" office:value="6.92">
            <text:p>6.92</text:p>
          </table:table-cell>
          <table:table-cell office:value-type="float" office:value="0.5">
            <text:p>0.5</text:p>
          </table:table-cell>
          <table:table-cell office:value-type="float" office:value="1492.5">
            <text:p>1492.5</text:p>
          </table:table-cell>
          <table:table-cell office:value-type="float" office:value="16.19">
            <text:p>16.19</text:p>
          </table:table-cell>
          <table:table-cell office:value-type="float" office:value="754.345">
            <text:p>754.345</text:p>
          </table:table-cell>
          <table:table-cell table:style-name="ce2" office:value-type="percentage" office:value="0.0105058626465662">
            <text:p>1.05%</text:p>
          </table:table-cell>
          <table:table-cell table:style-name="ce2" office:value-type="percentage" office:value="0.427424336009883">
            <text:p>42.74%</text:p>
          </table:table-cell>
          <table:table-cell office:value-type="float" office:value="11.3">
            <text:p>11.3</text:p>
          </table:table-cell>
          <table:table-cell table:style-name="ce2" office:value-type="percentage" office:value="0.0149798832099371">
            <text:p>1.50%</text:p>
          </table:table-cell>
          <table:table-cell office:value-type="float" office:value="22.6">
            <text:p>22.6</text:p>
          </table:table-cell>
        </table:table-row>
        <table:table-row table:style-name="ro2">
          <table:table-cell office:value-type="string">
            <text:p>122-03</text:p>
          </table:table-cell>
          <table:table-cell office:value-type="string">
            <text:p>Riz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">
            <text:p>0</text:p>
          </table:table-cell>
          <table:table-cell office:value-type="float" office:value="1002.37">
            <text:p>1002.37</text:p>
          </table:table-cell>
          <table:table-cell office:value-type="float" office:value="1.02">
            <text:p>1.02</text:p>
          </table:table-cell>
          <table:table-cell office:value-type="float" office:value="501.695">
            <text:p>501.695</text:p>
          </table:table-cell>
          <table:table-cell table:style-name="ce2" office:value-type="percentage" office:value="0.000249408900904855">
            <text:p>0.02%</text:p>
          </table:table-cell>
          <table:table-cell table:style-name="ce2" office:value-type="percentage" office:value="0">
            <text:p>0.00%</text:p>
          </table:table-cell>
          <table:table-cell office:value-type="float" office:value="0.125">
            <text:p>0.125</text:p>
          </table:table-cell>
          <table:table-cell table:style-name="ce2" office:value-type="percentage" office:value="0.000249155363318351">
            <text:p>0.02%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122-04</text:p>
          </table:table-cell>
          <table:table-cell office:value-type="string">
            <text:p>Riz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1149.54">
            <text:p>1149.54</text:p>
          </table:table-cell>
          <table:table-cell office:value-type="float" office:value="539.22">
            <text:p>539.22</text:p>
          </table:table-cell>
          <table:table-cell office:value-type="float" office:value="844.38">
            <text:p>844.38</text:p>
          </table:table-cell>
          <table:table-cell table:style-name="ce2" office:value-type="percentage" office:value="0.0000173982636532874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1">
            <text:p>0.01</text:p>
          </table:table-cell>
          <table:table-cell table:style-name="ce2" office:value-type="percentage" office:value="0.0000118430090717449">
            <text:p>0.00%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122-05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1.06">
            <text:p>1.06</text:p>
          </table:table-cell>
          <table:table-cell office:value-type="float" office:value="0">
            <text:p>0</text:p>
          </table:table-cell>
          <table:table-cell office:value-type="float" office:value="351.52">
            <text:p>351.52</text:p>
          </table:table-cell>
          <table:table-cell office:value-type="float" office:value="266.04">
            <text:p>266.04</text:p>
          </table:table-cell>
          <table:table-cell office:value-type="float" office:value="308.78">
            <text:p>308.78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398436325364607">
            <text:p>0.40%</text:p>
          </table:table-cell>
          <table:table-cell office:value-type="float" office:value="0.53">
            <text:p>0.53</text:p>
          </table:table-cell>
          <table:table-cell table:style-name="ce2" office:value-type="percentage" office:value="0.00171643241142561">
            <text:p>0.17%</text:p>
          </table:table-cell>
          <table:table-cell office:value-type="float" office:value="1.06">
            <text:p>1.06</text:p>
          </table:table-cell>
        </table:table-row>
        <table:table-row table:style-name="ro2">
          <table:table-cell office:value-type="string">
            <text:p>122-06</text:p>
          </table:table-cell>
          <table:table-cell office:value-type="string">
            <text:p>Riz</text:p>
          </table:table-cell>
          <table:table-cell office:value-type="float" office:value="0.5">
            <text:p>0.5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office:value-type="float" office:value="1747">
            <text:p>1747</text:p>
          </table:table-cell>
          <table:table-cell office:value-type="float" office:value="1612.98">
            <text:p>1612.98</text:p>
          </table:table-cell>
          <table:table-cell office:value-type="float" office:value="1679.99">
            <text:p>1679.99</text:p>
          </table:table-cell>
          <table:table-cell table:style-name="ce2" office:value-type="percentage" office:value="0.000286204922724671">
            <text:p>0.03%</text:p>
          </table:table-cell>
          <table:table-cell table:style-name="ce2" office:value-type="percentage" office:value="0.000192190851715458">
            <text:p>0.02%</text:p>
          </table:table-cell>
          <table:table-cell office:value-type="float" office:value="0.405">
            <text:p>0.405</text:p>
          </table:table-cell>
          <table:table-cell table:style-name="ce2" office:value-type="percentage" office:value="0.00024107286352895">
            <text:p>0.02%</text:p>
          </table:table-cell>
          <table:table-cell office:value-type="float" office:value="0.81">
            <text:p>0.81</text:p>
          </table:table-cell>
        </table:table-row>
        <table:table-row table:style-name="ro2">
          <table:table-cell office:value-type="string">
            <text:p>122-07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500.29">
            <text:p>500.29</text:p>
          </table:table-cell>
          <table:table-cell office:value-type="float" office:value="0">
            <text:p>0</text:p>
          </table:table-cell>
          <table:table-cell office:value-type="float" office:value="250.145">
            <text:p>250.14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22-08</text:p>
          </table:table-cell>
          <table:table-cell office:value-type="string">
            <text:p>Riz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1947.03">
            <text:p>1947.03</text:p>
          </table:table-cell>
          <table:table-cell office:value-type="float" office:value="409.33">
            <text:p>409.33</text:p>
          </table:table-cell>
          <table:table-cell office:value-type="float" office:value="1178.18">
            <text:p>1178.18</text:p>
          </table:table-cell>
          <table:table-cell table:style-name="ce2" office:value-type="percentage" office:value="0.00000513602769346132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05">
            <text:p>0.005</text:p>
          </table:table-cell>
          <table:table-cell table:style-name="ce2" office:value-type="percentage" office:value="0.00000424383370961992">
            <text:p>0.00%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122-09</text:p>
          </table:table-cell>
          <table:table-cell office:value-type="string">
            <text:p>Riz</text:p>
          </table:table-cell>
          <table:table-cell office:value-type="float" office:value="0.04">
            <text:p>0.04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1642.28">
            <text:p>1642.28</text:p>
          </table:table-cell>
          <table:table-cell office:value-type="float" office:value="1147.01">
            <text:p>1147.01</text:p>
          </table:table-cell>
          <table:table-cell office:value-type="float" office:value="1394.645">
            <text:p>1394.645</text:p>
          </table:table-cell>
          <table:table-cell table:style-name="ce2" office:value-type="percentage" office:value="0.0000243563825900577">
            <text:p>0.00%</text:p>
          </table:table-cell>
          <table:table-cell table:style-name="ce2" office:value-type="percentage" office:value="0.000113338157470292">
            <text:p>0.01%</text:p>
          </table:table-cell>
          <table:table-cell office:value-type="float" office:value="0.085">
            <text:p>0.085</text:p>
          </table:table-cell>
          <table:table-cell table:style-name="ce2" office:value-type="percentage" office:value="0.0000609474095558368">
            <text:p>0.01%</text:p>
          </table:table-cell>
          <table:table-cell office:value-type="float" office:value="0.17">
            <text:p>0.17</text:p>
          </table:table-cell>
        </table:table-row>
        <table:table-row table:style-name="ro2">
          <table:table-cell office:value-type="string">
            <text:p>122-10</text:p>
          </table:table-cell>
          <table:table-cell office:value-type="string">
            <text:p>Riz</text:p>
          </table:table-cell>
          <table:table-cell office:value-type="float" office:value="0.34">
            <text:p>0.34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971.58">
            <text:p>971.58</text:p>
          </table:table-cell>
          <table:table-cell office:value-type="float" office:value="468.81">
            <text:p>468.81</text:p>
          </table:table-cell>
          <table:table-cell office:value-type="float" office:value="720.195">
            <text:p>720.195</text:p>
          </table:table-cell>
          <table:table-cell table:style-name="ce2" office:value-type="percentage" office:value="0.000349945449679903">
            <text:p>0.03%</text:p>
          </table:table-cell>
          <table:table-cell table:style-name="ce2" office:value-type="percentage" office:value="0.0000853224120645891">
            <text:p>0.01%</text:p>
          </table:table-cell>
          <table:table-cell office:value-type="float" office:value="0.19">
            <text:p>0.19</text:p>
          </table:table-cell>
          <table:table-cell table:style-name="ce2" office:value-type="percentage" office:value="0.000263817438332674">
            <text:p>0.03%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office:value-type="string">
            <text:p>122-11</text:p>
          </table:table-cell>
          <table:table-cell office:value-type="string">
            <text:p>Riz</text:p>
          </table:table-cell>
          <table:table-cell office:value-type="float" office:value="5.96">
            <text:p>5.96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484.04">
            <text:p>1484.04</text:p>
          </table:table-cell>
          <table:table-cell office:value-type="float" office:value="18.38">
            <text:p>18.38</text:p>
          </table:table-cell>
          <table:table-cell office:value-type="float" office:value="751.21">
            <text:p>751.21</text:p>
          </table:table-cell>
          <table:table-cell table:style-name="ce2" office:value-type="percentage" office:value="0.00401606425702811">
            <text:p>0.40%</text:p>
          </table:table-cell>
          <table:table-cell table:style-name="ce2" office:value-type="percentage" office:value="0.0136017410228509">
            <text:p>1.36%</text:p>
          </table:table-cell>
          <table:table-cell office:value-type="float" office:value="3.105">
            <text:p>3.105</text:p>
          </table:table-cell>
          <table:table-cell table:style-name="ce2" office:value-type="percentage" office:value="0.00413333155841908">
            <text:p>0.41%</text:p>
          </table:table-cell>
          <table:table-cell office:value-type="float" office:value="6.21">
            <text:p>6.21</text:p>
          </table:table-cell>
        </table:table-row>
        <table:table-row table:style-name="ro2">
          <table:table-cell office:value-type="string">
            <text:p>122-12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1162.06">
            <text:p>1162.06</text:p>
          </table:table-cell>
          <table:table-cell office:value-type="float" office:value="924.69">
            <text:p>924.69</text:p>
          </table:table-cell>
          <table:table-cell office:value-type="float" office:value="1043.375">
            <text:p>1043.375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0378505228779375">
            <text:p>0.04%</text:p>
          </table:table-cell>
          <table:table-cell office:value-type="float" office:value="0.175">
            <text:p>0.175</text:p>
          </table:table-cell>
          <table:table-cell table:style-name="ce2" office:value-type="percentage" office:value="0.000167724931112975">
            <text:p>0.02%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string">
            <text:p>123-01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040.64">
            <text:p>1040.64</text:p>
          </table:table-cell>
          <table:table-cell office:value-type="float" office:value="1.06">
            <text:p>1.06</text:p>
          </table:table-cell>
          <table:table-cell office:value-type="float" office:value="520.85">
            <text:p>520.8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23-02</text:p>
          </table:table-cell>
          <table:table-cell office:value-type="string">
            <text:p>Riz</text:p>
          </table:table-cell>
          <table:table-cell office:value-type="float" office:value="1.74">
            <text:p>1.74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1316.29">
            <text:p>1316.29</text:p>
          </table:table-cell>
          <table:table-cell office:value-type="float" office:value="835.95">
            <text:p>835.95</text:p>
          </table:table-cell>
          <table:table-cell office:value-type="float" office:value="1076.12">
            <text:p>1076.12</text:p>
          </table:table-cell>
          <table:table-cell table:style-name="ce2" office:value-type="percentage" office:value="0.00132189715032402">
            <text:p>0.13%</text:p>
          </table:table-cell>
          <table:table-cell table:style-name="ce2" office:value-type="percentage" office:value="0.00110054429092649">
            <text:p>0.11%</text:p>
          </table:table-cell>
          <table:table-cell office:value-type="float" office:value="1.33">
            <text:p>1.33</text:p>
          </table:table-cell>
          <table:table-cell table:style-name="ce2" office:value-type="percentage" office:value="0.00123592164442627">
            <text:p>0.12%</text:p>
          </table:table-cell>
          <table:table-cell office:value-type="float" office:value="2.66">
            <text:p>2.66</text:p>
          </table:table-cell>
        </table:table-row>
        <table:table-row table:style-name="ro2">
          <table:table-cell office:value-type="string">
            <text:p>123-03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544.85">
            <text:p>544.85</text:p>
          </table:table-cell>
          <table:table-cell office:value-type="float" office:value="39.6">
            <text:p>39.6</text:p>
          </table:table-cell>
          <table:table-cell office:value-type="float" office:value="292.225">
            <text:p>292.22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23-04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771.37">
            <text:p>771.37</text:p>
          </table:table-cell>
          <table:table-cell office:value-type="float" office:value="402.06">
            <text:p>402.06</text:p>
          </table:table-cell>
          <table:table-cell office:value-type="float" office:value="586.715">
            <text:p>586.715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0273591006317465">
            <text:p>0.03%</text:p>
          </table:table-cell>
          <table:table-cell office:value-type="float" office:value="0.055">
            <text:p>0.055</text:p>
          </table:table-cell>
          <table:table-cell table:style-name="ce2" office:value-type="percentage" office:value="0.000093742276914686">
            <text:p>0.01%</text:p>
          </table:table-cell>
          <table:table-cell office:value-type="float" office:value="0.11">
            <text:p>0.11</text:p>
          </table:table-cell>
        </table:table-row>
        <table:table-row table:style-name="ro2">
          <table:table-cell office:value-type="string">
            <text:p>123-05</text:p>
          </table:table-cell>
          <table:table-cell office:value-type="string">
            <text:p>Riz</text:p>
          </table:table-cell>
          <table:table-cell office:value-type="float" office:value="0.19">
            <text:p>0.19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536.93">
            <text:p>536.93</text:p>
          </table:table-cell>
          <table:table-cell office:value-type="float" office:value="379.61">
            <text:p>379.61</text:p>
          </table:table-cell>
          <table:table-cell office:value-type="float" office:value="458.27">
            <text:p>458.27</text:p>
          </table:table-cell>
          <table:table-cell table:style-name="ce2" office:value-type="percentage" office:value="0.000353863632130818">
            <text:p>0.04%</text:p>
          </table:table-cell>
          <table:table-cell table:style-name="ce2" office:value-type="percentage" office:value="0.000131714127657333">
            <text:p>0.01%</text:p>
          </table:table-cell>
          <table:table-cell office:value-type="float" office:value="0.12">
            <text:p>0.12</text:p>
          </table:table-cell>
          <table:table-cell table:style-name="ce2" office:value-type="percentage" office:value="0.000261854365330482">
            <text:p>0.03%</text:p>
          </table:table-cell>
          <table:table-cell office:value-type="float" office:value="0.24">
            <text:p>0.24</text:p>
          </table:table-cell>
        </table:table-row>
        <table:table-row table:style-name="ro2">
          <table:table-cell office:value-type="string">
            <text:p>123-06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474.93">
            <text:p>474.93</text:p>
          </table:table-cell>
          <table:table-cell office:value-type="float" office:value="40.3">
            <text:p>40.3</text:p>
          </table:table-cell>
          <table:table-cell office:value-type="float" office:value="257.615">
            <text:p>257.61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23-07</text:p>
          </table:table-cell>
          <table:table-cell office:value-type="string">
            <text:p>Riz</text:p>
          </table:table-cell>
          <table:table-cell office:value-type="float" office:value="1.53">
            <text:p>1.53</text:p>
          </table:table-cell>
          <table:table-cell office:value-type="float" office:value="1.49">
            <text:p>1.49</text:p>
          </table:table-cell>
          <table:table-cell office:value-type="float" office:value="0">
            <text:p>0</text:p>
          </table:table-cell>
          <table:table-cell office:value-type="float" office:value="499.45">
            <text:p>499.45</text:p>
          </table:table-cell>
          <table:table-cell office:value-type="float" office:value="237.29">
            <text:p>237.29</text:p>
          </table:table-cell>
          <table:table-cell office:value-type="float" office:value="368.37">
            <text:p>368.37</text:p>
          </table:table-cell>
          <table:table-cell table:style-name="ce2" office:value-type="percentage" office:value="0.00306336970667735">
            <text:p>0.31%</text:p>
          </table:table-cell>
          <table:table-cell table:style-name="ce2" office:value-type="percentage" office:value="0.00627923637742846">
            <text:p>0.63%</text:p>
          </table:table-cell>
          <table:table-cell office:value-type="float" office:value="1.51">
            <text:p>1.51</text:p>
          </table:table-cell>
          <table:table-cell table:style-name="ce2" office:value-type="percentage" office:value="0.00409913945218123">
            <text:p>0.41%</text:p>
          </table:table-cell>
          <table:table-cell office:value-type="float" office:value="3.02">
            <text:p>3.02</text:p>
          </table:table-cell>
        </table:table-row>
        <table:table-row table:style-name="ro2">
          <table:table-cell office:value-type="string">
            <text:p>131-01</text:p>
          </table:table-cell>
          <table:table-cell office:value-type="string">
            <text:p>Riz</text:p>
          </table:table-cell>
          <table:table-cell office:value-type="float" office:value="0.24">
            <text:p>0.24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375.59">
            <text:p>375.59</text:p>
          </table:table-cell>
          <table:table-cell office:value-type="float" office:value="151.9">
            <text:p>151.9</text:p>
          </table:table-cell>
          <table:table-cell office:value-type="float" office:value="263.745">
            <text:p>263.745</text:p>
          </table:table-cell>
          <table:table-cell table:style-name="ce2" office:value-type="percentage" office:value="0.000638994648419819">
            <text:p>0.06%</text:p>
          </table:table-cell>
          <table:table-cell table:style-name="ce2" office:value-type="percentage" office:value="0.000526662277814352">
            <text:p>0.05%</text:p>
          </table:table-cell>
          <table:table-cell office:value-type="float" office:value="0.16">
            <text:p>0.16</text:p>
          </table:table-cell>
          <table:table-cell table:style-name="ce2" office:value-type="percentage" office:value="0.000606646571498986">
            <text:p>0.06%</text:p>
          </table:table-cell>
          <table:table-cell office:value-type="float" office:value="0.32">
            <text:p>0.32</text:p>
          </table:table-cell>
        </table:table-row>
        <table:table-row table:style-name="ro2">
          <table:table-cell office:value-type="string">
            <text:p>131-02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204.7">
            <text:p>204.7</text:p>
          </table:table-cell>
          <table:table-cell office:value-type="float" office:value="126.96">
            <text:p>126.96</text:p>
          </table:table-cell>
          <table:table-cell office:value-type="float" office:value="165.83">
            <text:p>165.83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0157529930686831">
            <text:p>0.02%</text:p>
          </table:table-cell>
          <table:table-cell office:value-type="float" office:value="0.01">
            <text:p>0.01</text:p>
          </table:table-cell>
          <table:table-cell table:style-name="ce2" office:value-type="percentage" office:value="0.0000603027196526563">
            <text:p>0.01%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131-03</text:p>
          </table:table-cell>
          <table:table-cell office:value-type="string">
            <text:p>Riz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57.19">
            <text:p>457.19</text:p>
          </table:table-cell>
          <table:table-cell office:value-type="float" office:value="301.39">
            <text:p>301.39</text:p>
          </table:table-cell>
          <table:table-cell office:value-type="float" office:value="379.29">
            <text:p>379.29</text:p>
          </table:table-cell>
          <table:table-cell table:style-name="ce2" office:value-type="percentage" office:value="0.0000218727443732365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05">
            <text:p>0.005</text:p>
          </table:table-cell>
          <table:table-cell table:style-name="ce2" office:value-type="percentage" office:value="0.0000131825252445358">
            <text:p>0.00%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131-04</text:p>
          </table:table-cell>
          <table:table-cell office:value-type="string">
            <text:p>Riz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216.29">
            <text:p>216.29</text:p>
          </table:table-cell>
          <table:table-cell office:value-type="float" office:value="197">
            <text:p>197</text:p>
          </table:table-cell>
          <table:table-cell office:value-type="float" office:value="206.645">
            <text:p>206.645</text:p>
          </table:table-cell>
          <table:table-cell table:style-name="ce2" office:value-type="percentage" office:value="0.000924684451430949">
            <text:p>0.09%</text:p>
          </table:table-cell>
          <table:table-cell table:style-name="ce2" office:value-type="percentage" office:value="0">
            <text:p>0.00%</text:p>
          </table:table-cell>
          <table:table-cell office:value-type="float" office:value="0.1">
            <text:p>0.1</text:p>
          </table:table-cell>
          <table:table-cell table:style-name="ce2" office:value-type="percentage" office:value="0.000483921701468702">
            <text:p>0.05%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131-05</text:p>
          </table:table-cell>
          <table:table-cell office:value-type="string">
            <text:p>Riz</text:p>
          </table:table-cell>
          <table:table-cell office:value-type="float" office:value="0.41">
            <text:p>0.41</text:p>
          </table:table-cell>
          <table:table-cell office:value-type="float" office:value="0.33">
            <text:p>0.33</text:p>
          </table:table-cell>
          <table:table-cell office:value-type="float" office:value="0.09">
            <text:p>0.09</text:p>
          </table:table-cell>
          <table:table-cell office:value-type="float" office:value="423.95">
            <text:p>423.95</text:p>
          </table:table-cell>
          <table:table-cell office:value-type="float" office:value="308.51">
            <text:p>308.51</text:p>
          </table:table-cell>
          <table:table-cell office:value-type="float" office:value="366.23">
            <text:p>366.23</text:p>
          </table:table-cell>
          <table:table-cell table:style-name="ce2" office:value-type="percentage" office:value="0.000967095176317962">
            <text:p>0.10%</text:p>
          </table:table-cell>
          <table:table-cell table:style-name="ce2" office:value-type="percentage" office:value="0.00106965738549804">
            <text:p>0.11%</text:p>
          </table:table-cell>
          <table:table-cell office:value-type="float" office:value="0.37">
            <text:p>0.37</text:p>
          </table:table-cell>
          <table:table-cell table:style-name="ce2" office:value-type="percentage" office:value="0.00101029407749229">
            <text:p>0.10%</text:p>
          </table:table-cell>
          <table:table-cell office:value-type="float" office:value="0.74">
            <text:p>0.74</text:p>
          </table:table-cell>
        </table:table-row>
        <table:table-row table:style-name="ro2">
          <table:table-cell office:value-type="string">
            <text:p>131-06</text:p>
          </table:table-cell>
          <table:table-cell office:value-type="string">
            <text:p>Riz</text:p>
          </table:table-cell>
          <table:table-cell office:value-type="float" office:value="0.62">
            <text:p>0.62</text:p>
          </table:table-cell>
          <table:table-cell table:number-columns-repeated="2" office:value-type="float" office:value="0">
            <text:p>0</text:p>
          </table:table-cell>
          <table:table-cell office:value-type="float" office:value="2175.74">
            <text:p>2175.74</text:p>
          </table:table-cell>
          <table:table-cell office:value-type="float" office:value="815.16">
            <text:p>815.16</text:p>
          </table:table-cell>
          <table:table-cell office:value-type="float" office:value="1495.45">
            <text:p>1495.45</text:p>
          </table:table-cell>
          <table:table-cell table:style-name="ce2" office:value-type="percentage" office:value="0.000284960519179681">
            <text:p>0.03%</text:p>
          </table:table-cell>
          <table:table-cell table:style-name="ce2" office:value-type="percentage" office:value="0">
            <text:p>0.00%</text:p>
          </table:table-cell>
          <table:table-cell office:value-type="float" office:value="0.31">
            <text:p>0.31</text:p>
          </table:table-cell>
          <table:table-cell table:style-name="ce2" office:value-type="percentage" office:value="0.000207295462904143">
            <text:p>0.02%</text:p>
          </table:table-cell>
          <table:table-cell office:value-type="float" office:value="0.62">
            <text:p>0.62</text:p>
          </table:table-cell>
        </table:table-row>
        <table:table-row table:style-name="ro2">
          <table:table-cell office:value-type="string">
            <text:p>131-07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2061.52">
            <text:p>2061.52</text:p>
          </table:table-cell>
          <table:table-cell office:value-type="float" office:value="604.88">
            <text:p>604.88</text:p>
          </table:table-cell>
          <table:table-cell office:value-type="float" office:value="1333.2">
            <text:p>1333.2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31-08</text:p>
          </table:table-cell>
          <table:table-cell office:value-type="string">
            <text:p>Riz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803.25">
            <text:p>803.25</text:p>
          </table:table-cell>
          <table:table-cell office:value-type="float" office:value="23.32">
            <text:p>23.32</text:p>
          </table:table-cell>
          <table:table-cell office:value-type="float" office:value="413.285">
            <text:p>413.285</text:p>
          </table:table-cell>
          <table:table-cell table:style-name="ce2" office:value-type="percentage" office:value="0.000261437908496732">
            <text:p>0.03%</text:p>
          </table:table-cell>
          <table:table-cell table:style-name="ce2" office:value-type="percentage" office:value="0">
            <text:p>0.00%</text:p>
          </table:table-cell>
          <table:table-cell office:value-type="float" office:value="0.105">
            <text:p>0.105</text:p>
          </table:table-cell>
          <table:table-cell table:style-name="ce3" office:value-type="float" office:value="0.000254061966923551">
            <text:p>0.000</text:p>
          </table:table-cell>
          <table:table-cell office:value-type="float" office:value="0.21">
            <text:p>0.21</text:p>
          </table:table-cell>
        </table:table-row>
        <table:table-row table:style-name="ro2">
          <table:table-cell office:value-type="string">
            <text:p>131-09</text:p>
          </table:table-cell>
          <table:table-cell office:value-type="string">
            <text:p>Riz</text:p>
          </table:table-cell>
          <table:table-cell office:value-type="float" office:value="3.42">
            <text:p>3.42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957.19">
            <text:p>957.19</text:p>
          </table:table-cell>
          <table:table-cell office:value-type="float" office:value="557.38">
            <text:p>557.38</text:p>
          </table:table-cell>
          <table:table-cell office:value-type="float" office:value="757.285">
            <text:p>757.285</text:p>
          </table:table-cell>
          <table:table-cell table:style-name="ce2" office:value-type="percentage" office:value="0.00357295834682769">
            <text:p>0.36%</text:p>
          </table:table-cell>
          <table:table-cell table:style-name="ce2" office:value-type="percentage" office:value="0.0034088054827945">
            <text:p>0.34%</text:p>
          </table:table-cell>
          <table:table-cell office:value-type="float" office:value="2.66">
            <text:p>2.66</text:p>
          </table:table-cell>
          <table:table-cell table:style-name="ce2" office:value-type="percentage" office:value="0.00351254811596691">
            <text:p>0.35%</text:p>
          </table:table-cell>
          <table:table-cell office:value-type="float" office:value="5.32">
            <text:p>5.32</text:p>
          </table:table-cell>
        </table:table-row>
        <table:table-row table:style-name="ro2">
          <table:table-cell office:value-type="string">
            <text:p>131-10</text:p>
          </table:table-cell>
          <table:table-cell office:value-type="string">
            <text:p>Riz</text:p>
          </table:table-cell>
          <table:table-cell office:value-type="float" office:value="10.68">
            <text:p>10.68</text:p>
          </table:table-cell>
          <table:table-cell office:value-type="float" office:value="0.46">
            <text:p>0.46</text:p>
          </table:table-cell>
          <table:table-cell office:value-type="float" office:value="0">
            <text:p>0</text:p>
          </table:table-cell>
          <table:table-cell office:value-type="float" office:value="597.24">
            <text:p>597.24</text:p>
          </table:table-cell>
          <table:table-cell office:value-type="float" office:value="25.76">
            <text:p>25.76</text:p>
          </table:table-cell>
          <table:table-cell office:value-type="float" office:value="311.5">
            <text:p>311.5</text:p>
          </table:table-cell>
          <table:table-cell table:style-name="ce2" office:value-type="percentage" office:value="0.0178822583885875">
            <text:p>1.79%</text:p>
          </table:table-cell>
          <table:table-cell table:style-name="ce2" office:value-type="percentage" office:value="0.0178571428571429">
            <text:p>1.79%</text:p>
          </table:table-cell>
          <table:table-cell office:value-type="float" office:value="5.57">
            <text:p>5.57</text:p>
          </table:table-cell>
          <table:table-cell table:style-name="ce2" office:value-type="percentage" office:value="0.0178812199036918">
            <text:p>1.79%</text:p>
          </table:table-cell>
          <table:table-cell office:value-type="float" office:value="11.14">
            <text:p>11.14</text:p>
          </table:table-cell>
        </table:table-row>
        <table:table-row table:style-name="ro2">
          <table:table-cell office:value-type="string">
            <text:p>132-01</text:p>
          </table:table-cell>
          <table:table-cell office:value-type="string">
            <text:p>Riz</text:p>
          </table:table-cell>
          <table:table-cell office:value-type="float" office:value="86.98">
            <text:p>86.98</text:p>
          </table:table-cell>
          <table:table-cell office:value-type="float" office:value="25.16">
            <text:p>25.16</text:p>
          </table:table-cell>
          <table:table-cell office:value-type="float" office:value="8.98">
            <text:p>8.98</text:p>
          </table:table-cell>
          <table:table-cell office:value-type="float" office:value="1381.18">
            <text:p>1381.18</text:p>
          </table:table-cell>
          <table:table-cell office:value-type="float" office:value="1053.48">
            <text:p>1053.48</text:p>
          </table:table-cell>
          <table:table-cell office:value-type="float" office:value="1217.33">
            <text:p>1217.33</text:p>
          </table:table-cell>
          <table:table-cell table:style-name="ce2" office:value-type="percentage" office:value="0.0629751372015233">
            <text:p>6.30%</text:p>
          </table:table-cell>
          <table:table-cell table:style-name="ce2" office:value-type="percentage" office:value="0.0238827505030945">
            <text:p>2.39%</text:p>
          </table:table-cell>
          <table:table-cell office:value-type="float" office:value="56.07">
            <text:p>56.07</text:p>
          </table:table-cell>
          <table:table-cell table:style-name="ce2" office:value-type="percentage" office:value="0.0460598194409076">
            <text:p>4.61%</text:p>
          </table:table-cell>
          <table:table-cell office:value-type="float" office:value="112.14">
            <text:p>112.14</text:p>
          </table:table-cell>
        </table:table-row>
        <table:table-row table:style-name="ro2">
          <table:table-cell office:value-type="string">
            <text:p>132-02</text:p>
          </table:table-cell>
          <table:table-cell office:value-type="string">
            <text:p>Riz</text:p>
          </table:table-cell>
          <table:table-cell office:value-type="float" office:value="18.32">
            <text:p>18.32</text:p>
          </table:table-cell>
          <table:table-cell office:value-type="float" office:value="213.11">
            <text:p>213.11</text:p>
          </table:table-cell>
          <table:table-cell office:value-type="float" office:value="45.98">
            <text:p>45.98</text:p>
          </table:table-cell>
          <table:table-cell office:value-type="float" office:value="1211.24">
            <text:p>1211.24</text:p>
          </table:table-cell>
          <table:table-cell office:value-type="float" office:value="1043.98">
            <text:p>1043.98</text:p>
          </table:table-cell>
          <table:table-cell office:value-type="float" office:value="1127.61">
            <text:p>1127.61</text:p>
          </table:table-cell>
          <table:table-cell table:style-name="ce2" office:value-type="percentage" office:value="0.0151249958719989">
            <text:p>1.51%</text:p>
          </table:table-cell>
          <table:table-cell table:style-name="ce2" office:value-type="percentage" office:value="0.204132263070174">
            <text:p>20.41%</text:p>
          </table:table-cell>
          <table:table-cell office:value-type="float" office:value="115.715">
            <text:p>115.715</text:p>
          </table:table-cell>
          <table:table-cell table:style-name="ce2" office:value-type="percentage" office:value="0.102619700073607">
            <text:p>10.26%</text:p>
          </table:table-cell>
          <table:table-cell office:value-type="float" office:value="231.43">
            <text:p>231.43</text:p>
          </table:table-cell>
        </table:table-row>
        <table:table-row table:style-name="ro2">
          <table:table-cell office:value-type="string">
            <text:p>132-03</text:p>
          </table:table-cell>
          <table:table-cell office:value-type="string">
            <text:p>Riz</text:p>
          </table:table-cell>
          <table:table-cell office:value-type="float" office:value="4.15">
            <text:p>4.15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1750.65">
            <text:p>1750.65</text:p>
          </table:table-cell>
          <table:table-cell office:value-type="float" office:value="216.95">
            <text:p>216.95</text:p>
          </table:table-cell>
          <table:table-cell office:value-type="float" office:value="983.8">
            <text:p>983.8</text:p>
          </table:table-cell>
          <table:table-cell table:style-name="ce2" office:value-type="percentage" office:value="0.00237054808214092">
            <text:p>0.24%</text:p>
          </table:table-cell>
          <table:table-cell table:style-name="ce2" office:value-type="percentage" office:value="0.00110624567872782">
            <text:p>0.11%</text:p>
          </table:table-cell>
          <table:table-cell office:value-type="float" office:value="2.195">
            <text:p>2.195</text:p>
          </table:table-cell>
          <table:table-cell table:style-name="ce2" office:value-type="percentage" office:value="0.00223114454157349">
            <text:p>0.22%</text:p>
          </table:table-cell>
          <table:table-cell office:value-type="float" office:value="4.39">
            <text:p>4.39</text:p>
          </table:table-cell>
        </table:table-row>
        <table:table-row table:style-name="ro2">
          <table:table-cell office:value-type="string">
            <text:p>132-04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2534.81">
            <text:p>2534.81</text:p>
          </table:table-cell>
          <table:table-cell office:value-type="float" office:value="70.43">
            <text:p>70.43</text:p>
          </table:table-cell>
          <table:table-cell office:value-type="float" office:value="1302.62">
            <text:p>1302.62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33-01</text:p>
          </table:table-cell>
          <table:table-cell office:value-type="string">
            <text:p>Riz</text:p>
          </table:table-cell>
          <table:table-cell office:value-type="float" office:value="0.25">
            <text:p>0.25</text:p>
          </table:table-cell>
          <table:table-cell office:value-type="float" office:value="4.15">
            <text:p>4.15</text:p>
          </table:table-cell>
          <table:table-cell office:value-type="float" office:value="0.45">
            <text:p>0.45</text:p>
          </table:table-cell>
          <table:table-cell office:value-type="float" office:value="988.81">
            <text:p>988.81</text:p>
          </table:table-cell>
          <table:table-cell office:value-type="float" office:value="854.91">
            <text:p>854.91</text:p>
          </table:table-cell>
          <table:table-cell office:value-type="float" office:value="921.86">
            <text:p>921.86</text:p>
          </table:table-cell>
          <table:table-cell table:style-name="ce2" office:value-type="percentage" office:value="0.000252829158281166">
            <text:p>0.03%</text:p>
          </table:table-cell>
          <table:table-cell table:style-name="ce2" office:value-type="percentage" office:value="0.00485431214981694">
            <text:p>0.49%</text:p>
          </table:table-cell>
          <table:table-cell office:value-type="float" office:value="2.2">
            <text:p>2.2</text:p>
          </table:table-cell>
          <table:table-cell table:style-name="ce2" office:value-type="percentage" office:value="0.00238647950881913">
            <text:p>0.24%</text:p>
          </table:table-cell>
          <table:table-cell office:value-type="float" office:value="4.4">
            <text:p>4.4</text:p>
          </table:table-cell>
        </table:table-row>
        <table:table-row table:style-name="ro2">
          <table:table-cell office:value-type="string">
            <text:p>133-02</text:p>
          </table:table-cell>
          <table:table-cell office:value-type="string">
            <text:p>Riz</text:p>
          </table:table-cell>
          <table:table-cell office:value-type="float" office:value="19.87">
            <text:p>19.87</text:p>
          </table:table-cell>
          <table:table-cell office:value-type="float" office:value="5.13">
            <text:p>5.13</text:p>
          </table:table-cell>
          <table:table-cell office:value-type="float" office:value="0.78">
            <text:p>0.78</text:p>
          </table:table-cell>
          <table:table-cell office:value-type="float" office:value="707.52">
            <text:p>707.52</text:p>
          </table:table-cell>
          <table:table-cell office:value-type="float" office:value="706.48">
            <text:p>706.48</text:p>
          </table:table-cell>
          <table:table-cell office:value-type="float" office:value="707">
            <text:p>707</text:p>
          </table:table-cell>
          <table:table-cell table:style-name="ce2" office:value-type="percentage" office:value="0.0280840117593849">
            <text:p>2.81%</text:p>
          </table:table-cell>
          <table:table-cell table:style-name="ce2" office:value-type="percentage" office:value="0.00726135205525988">
            <text:p>0.73%</text:p>
          </table:table-cell>
          <table:table-cell office:value-type="float" office:value="12.5">
            <text:p>12.5</text:p>
          </table:table-cell>
          <table:table-cell table:style-name="ce2" office:value-type="percentage" office:value="0.0176803394625177">
            <text:p>1.77%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133-03</text:p>
          </table:table-cell>
          <table:table-cell office:value-type="string">
            <text:p>Riz</text:p>
          </table:table-cell>
          <table:table-cell office:value-type="float" office:value="47.45">
            <text:p>47.45</text:p>
          </table:table-cell>
          <table:table-cell office:value-type="float" office:value="0.87">
            <text:p>0.87</text:p>
          </table:table-cell>
          <table:table-cell office:value-type="float" office:value="0.75">
            <text:p>0.75</text:p>
          </table:table-cell>
          <table:table-cell office:value-type="float" office:value="2932.89">
            <text:p>2932.89</text:p>
          </table:table-cell>
          <table:table-cell office:value-type="float" office:value="1904.27">
            <text:p>1904.27</text:p>
          </table:table-cell>
          <table:table-cell office:value-type="float" office:value="2418.58">
            <text:p>2418.58</text:p>
          </table:table-cell>
          <table:table-cell table:style-name="ce2" office:value-type="percentage" office:value="0.0161785815356185">
            <text:p>1.62%</text:p>
          </table:table-cell>
          <table:table-cell table:style-name="ce2" office:value-type="percentage" office:value="0.000456867986157425">
            <text:p>0.05%</text:p>
          </table:table-cell>
          <table:table-cell office:value-type="float" office:value="24.16">
            <text:p>24.16</text:p>
          </table:table-cell>
          <table:table-cell table:style-name="ce2" office:value-type="percentage" office:value="0.0099893325835821">
            <text:p>1.00%</text:p>
          </table:table-cell>
          <table:table-cell office:value-type="float" office:value="48.32">
            <text:p>48.32</text:p>
          </table:table-cell>
        </table:table-row>
        <table:table-row table:style-name="ro2">
          <table:table-cell office:value-type="string">
            <text:p>133-04</text:p>
          </table:table-cell>
          <table:table-cell office:value-type="string">
            <text:p>Riz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896.98">
            <text:p>896.98</text:p>
          </table:table-cell>
          <table:table-cell office:value-type="float" office:value="244.45">
            <text:p>244.45</text:p>
          </table:table-cell>
          <table:table-cell office:value-type="float" office:value="570.715">
            <text:p>570.715</text:p>
          </table:table-cell>
          <table:table-cell table:style-name="ce2" office:value-type="percentage" office:value="0.0000334455617739526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15">
            <text:p>0.015</text:p>
          </table:table-cell>
          <table:table-cell table:style-name="ce2" office:value-type="percentage" office:value="0.0000262828206723145">
            <text:p>0.00%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string">
            <text:p>133-05</text:p>
          </table:table-cell>
          <table:table-cell office:value-type="string">
            <text:p>Riz</text:p>
          </table:table-cell>
          <table:table-cell office:value-type="float" office:value="2.73">
            <text:p>2.73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1629.59">
            <text:p>1629.59</text:p>
          </table:table-cell>
          <table:table-cell office:value-type="float" office:value="912.29">
            <text:p>912.29</text:p>
          </table:table-cell>
          <table:table-cell office:value-type="float" office:value="1270.94">
            <text:p>1270.94</text:p>
          </table:table-cell>
          <table:table-cell table:style-name="ce2" office:value-type="percentage" office:value="0.00167526801219939">
            <text:p>0.17%</text:p>
          </table:table-cell>
          <table:table-cell table:style-name="ce2" office:value-type="percentage" office:value="0.000822107005447829">
            <text:p>0.08%</text:p>
          </table:table-cell>
          <table:table-cell office:value-type="float" office:value="1.74">
            <text:p>1.74</text:p>
          </table:table-cell>
          <table:table-cell table:style-name="ce2" office:value-type="percentage" office:value="0.00136906541614868">
            <text:p>0.14%</text:p>
          </table:table-cell>
          <table:table-cell office:value-type="float" office:value="3.48">
            <text:p>3.48</text:p>
          </table:table-cell>
        </table:table-row>
        <table:table-row table:style-name="ro2">
          <table:table-cell office:value-type="string">
            <text:p>134-01</text:p>
          </table:table-cell>
          <table:table-cell office:value-type="string">
            <text:p>Riz</text:p>
          </table:table-cell>
          <table:table-cell office:value-type="float" office:value="0.87">
            <text:p>0.87</text:p>
          </table:table-cell>
          <table:table-cell office:value-type="float" office:value="1.13">
            <text:p>1.13</text:p>
          </table:table-cell>
          <table:table-cell office:value-type="float" office:value="0">
            <text:p>0</text:p>
          </table:table-cell>
          <table:table-cell office:value-type="float" office:value="2065.45">
            <text:p>2065.45</text:p>
          </table:table-cell>
          <table:table-cell office:value-type="float" office:value="137.67">
            <text:p>137.67</text:p>
          </table:table-cell>
          <table:table-cell office:value-type="float" office:value="1101.56">
            <text:p>1101.56</text:p>
          </table:table-cell>
          <table:table-cell table:style-name="ce2" office:value-type="percentage" office:value="0.0004212157157036">
            <text:p>0.04%</text:p>
          </table:table-cell>
          <table:table-cell table:style-name="ce2" office:value-type="percentage" office:value="0.00820803370378441">
            <text:p>0.82%</text:p>
          </table:table-cell>
          <table:table-cell office:value-type="float" office:value="1">
            <text:p>1</text:p>
          </table:table-cell>
          <table:table-cell table:style-name="ce2" office:value-type="percentage" office:value="0.00090780347870293">
            <text:p>0.09%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34-02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23.45">
            <text:p>123.45</text:p>
          </table:table-cell>
          <table:table-cell office:value-type="float" office:value="0.51">
            <text:p>0.51</text:p>
          </table:table-cell>
          <table:table-cell office:value-type="float" office:value="61.98">
            <text:p>61.98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34-03</text:p>
          </table:table-cell>
          <table:table-cell office:value-type="string">
            <text:p>Riz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">
            <text:p>0</text:p>
          </table:table-cell>
          <table:table-cell office:value-type="float" office:value="2589.37">
            <text:p>2589.37</text:p>
          </table:table-cell>
          <table:table-cell office:value-type="float" office:value="169.81">
            <text:p>169.81</text:p>
          </table:table-cell>
          <table:table-cell office:value-type="float" office:value="1379.59">
            <text:p>1379.59</text:p>
          </table:table-cell>
          <table:table-cell table:style-name="ce2" office:value-type="percentage" office:value="0.000359160722492344">
            <text:p>0.04%</text:p>
          </table:table-cell>
          <table:table-cell table:style-name="ce2" office:value-type="percentage" office:value="0">
            <text:p>0.00%</text:p>
          </table:table-cell>
          <table:table-cell office:value-type="float" office:value="0.465">
            <text:p>0.465</text:p>
          </table:table-cell>
          <table:table-cell table:style-name="ce3" office:value-type="float" office:value="0.000337056661761828">
            <text:p>0.000</text:p>
          </table:table-cell>
          <table:table-cell office:value-type="float" office:value="0.93">
            <text:p>0.93</text:p>
          </table:table-cell>
        </table:table-row>
        <table:table-row table:style-name="ro2">
          <table:table-cell office:value-type="string">
            <text:p>134-04</text:p>
          </table:table-cell>
          <table:table-cell office:value-type="string">
            <text:p>Riz</text:p>
          </table:table-cell>
          <table:table-cell office:value-type="float" office:value="1.48">
            <text:p>1.48</text:p>
          </table:table-cell>
          <table:table-cell table:number-columns-repeated="2" office:value-type="float" office:value="0">
            <text:p>0</text:p>
          </table:table-cell>
          <table:table-cell office:value-type="float" office:value="3251.02">
            <text:p>3251.02</text:p>
          </table:table-cell>
          <table:table-cell office:value-type="float" office:value="5.36">
            <text:p>5.36</text:p>
          </table:table-cell>
          <table:table-cell office:value-type="float" office:value="1628.19">
            <text:p>1628.19</text:p>
          </table:table-cell>
          <table:table-cell table:style-name="ce2" office:value-type="percentage" office:value="0.000455241739515598">
            <text:p>0.05%</text:p>
          </table:table-cell>
          <table:table-cell table:style-name="ce2" office:value-type="percentage" office:value="0">
            <text:p>0.00%</text:p>
          </table:table-cell>
          <table:table-cell office:value-type="float" office:value="0.74">
            <text:p>0.74</text:p>
          </table:table-cell>
          <table:table-cell table:style-name="ce3" office:value-type="float" office:value="0.000454492411819259">
            <text:p>0.000</text:p>
          </table:table-cell>
          <table:table-cell office:value-type="float" office:value="1.48">
            <text:p>1.48</text:p>
          </table:table-cell>
        </table:table-row>
        <table:table-row table:style-name="ro2">
          <table:table-cell office:value-type="string">
            <text:p>134-05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1.37">
            <text:p>1.37</text:p>
          </table:table-cell>
          <table:table-cell office:value-type="float" office:value="0">
            <text:p>0</text:p>
          </table:table-cell>
          <table:table-cell office:value-type="float" office:value="3412.14">
            <text:p>3412.14</text:p>
          </table:table-cell>
          <table:table-cell office:value-type="float" office:value="1850.6">
            <text:p>1850.6</text:p>
          </table:table-cell>
          <table:table-cell office:value-type="float" office:value="2631.37">
            <text:p>2631.37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0740300443099535">
            <text:p>0.07%</text:p>
          </table:table-cell>
          <table:table-cell office:value-type="float" office:value="0.685">
            <text:p>0.685</text:p>
          </table:table-cell>
          <table:table-cell table:style-name="ce3" office:value-type="float" office:value="0.000260320669461155">
            <text:p>0.000</text:p>
          </table:table-cell>
          <table:table-cell office:value-type="float" office:value="1.37">
            <text:p>1.37</text:p>
          </table:table-cell>
        </table:table-row>
        <table:table-row table:style-name="ro2">
          <table:table-cell office:value-type="string">
            <text:p>135-01</text:p>
          </table:table-cell>
          <table:table-cell office:value-type="string">
            <text:p>Riz</text:p>
          </table:table-cell>
          <table:table-cell office:value-type="float" office:value="28.58">
            <text:p>28.58</text:p>
          </table:table-cell>
          <table:table-cell office:value-type="float" office:value="0.63">
            <text:p>0.63</text:p>
          </table:table-cell>
          <table:table-cell office:value-type="float" office:value="0">
            <text:p>0</text:p>
          </table:table-cell>
          <table:table-cell office:value-type="float" office:value="9861.45">
            <text:p>9861.45</text:p>
          </table:table-cell>
          <table:table-cell office:value-type="float" office:value="5528.23">
            <text:p>5528.23</text:p>
          </table:table-cell>
          <table:table-cell office:value-type="float" office:value="7694.84">
            <text:p>7694.84</text:p>
          </table:table-cell>
          <table:table-cell table:style-name="ce2" office:value-type="percentage" office:value="0.00289815392259759">
            <text:p>0.29%</text:p>
          </table:table-cell>
          <table:table-cell table:style-name="ce2" office:value-type="percentage" office:value="0.000113960526244386">
            <text:p>0.01%</text:p>
          </table:table-cell>
          <table:table-cell office:value-type="float" office:value="14.605">
            <text:p>14.605</text:p>
          </table:table-cell>
          <table:table-cell table:style-name="ce3" office:value-type="float" office:value="0.001898025170114">
            <text:p>0.002</text:p>
          </table:table-cell>
          <table:table-cell office:value-type="float" office:value="29.21">
            <text:p>29.21</text:p>
          </table:table-cell>
        </table:table-row>
        <table:table-row table:style-name="ro2">
          <table:table-cell office:value-type="string">
            <text:p>141-01</text:p>
          </table:table-cell>
          <table:table-cell office:value-type="string">
            <text:p>Riz</text:p>
          </table:table-cell>
          <table:table-cell office:value-type="float" office:value="0.25">
            <text:p>0.25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1418.71">
            <text:p>1418.71</text:p>
          </table:table-cell>
          <table:table-cell office:value-type="float" office:value="117.62">
            <text:p>117.62</text:p>
          </table:table-cell>
          <table:table-cell office:value-type="float" office:value="768.165">
            <text:p>768.165</text:p>
          </table:table-cell>
          <table:table-cell table:style-name="ce2" office:value-type="percentage" office:value="0.000176216421960795">
            <text:p>0.02%</text:p>
          </table:table-cell>
          <table:table-cell table:style-name="ce2" office:value-type="percentage" office:value="0.00170039108995069">
            <text:p>0.17%</text:p>
          </table:table-cell>
          <table:table-cell office:value-type="float" office:value="0.225">
            <text:p>0.225</text:p>
          </table:table-cell>
          <table:table-cell table:style-name="ce3" office:value-type="float" office:value="0.000292905821015016">
            <text:p>0.000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string">
            <text:p>141-02</text:p>
          </table:table-cell>
          <table:table-cell office:value-type="string">
            <text:p>Riz</text:p>
          </table:table-cell>
          <table:table-cell office:value-type="float" office:value="4.54">
            <text:p>4.54</text:p>
          </table:table-cell>
          <table:table-cell table:number-columns-repeated="2" office:value-type="float" office:value="0">
            <text:p>0</text:p>
          </table:table-cell>
          <table:table-cell office:value-type="float" office:value="1132.93">
            <text:p>1132.93</text:p>
          </table:table-cell>
          <table:table-cell office:value-type="float" office:value="1.88">
            <text:p>1.88</text:p>
          </table:table-cell>
          <table:table-cell office:value-type="float" office:value="567.405">
            <text:p>567.405</text:p>
          </table:table-cell>
          <table:table-cell table:style-name="ce2" office:value-type="percentage" office:value="0.00400730848331318">
            <text:p>0.40%</text:p>
          </table:table-cell>
          <table:table-cell table:style-name="ce2" office:value-type="percentage" office:value="0">
            <text:p>0.00%</text:p>
          </table:table-cell>
          <table:table-cell office:value-type="float" office:value="2.27">
            <text:p>2.27</text:p>
          </table:table-cell>
          <table:table-cell table:style-name="ce2" office:value-type="percentage" office:value="0.00400066971563522">
            <text:p>0.40%</text:p>
          </table:table-cell>
          <table:table-cell office:value-type="float" office:value="4.54">
            <text:p>4.54</text:p>
          </table:table-cell>
        </table:table-row>
        <table:table-row table:style-name="ro2">
          <table:table-cell office:value-type="string">
            <text:p>141-03</text:p>
          </table:table-cell>
          <table:table-cell office:value-type="string">
            <text:p>Riz</text:p>
          </table:table-cell>
          <table:table-cell office:value-type="float" office:value="5.54">
            <text:p>5.54</text:p>
          </table:table-cell>
          <table:table-cell office:value-type="float" office:value="1.16">
            <text:p>1.16</text:p>
          </table:table-cell>
          <table:table-cell office:value-type="float" office:value="0">
            <text:p>0</text:p>
          </table:table-cell>
          <table:table-cell office:value-type="float" office:value="1905.19">
            <text:p>1905.19</text:p>
          </table:table-cell>
          <table:table-cell office:value-type="float" office:value="41.42">
            <text:p>41.42</text:p>
          </table:table-cell>
          <table:table-cell office:value-type="float" office:value="973.305">
            <text:p>973.305</text:p>
          </table:table-cell>
          <table:table-cell table:style-name="ce2" office:value-type="percentage" office:value="0.00290784646150778">
            <text:p>0.29%</text:p>
          </table:table-cell>
          <table:table-cell table:style-name="ce2" office:value-type="percentage" office:value="0.0280057943022694">
            <text:p>2.80%</text:p>
          </table:table-cell>
          <table:table-cell office:value-type="float" office:value="3.35">
            <text:p>3.35</text:p>
          </table:table-cell>
          <table:table-cell table:style-name="ce2" office:value-type="percentage" office:value="0.00344188101365964">
            <text:p>0.34%</text:p>
          </table:table-cell>
          <table:table-cell office:value-type="float" office:value="6.7">
            <text:p>6.7</text:p>
          </table:table-cell>
        </table:table-row>
        <table:table-row table:style-name="ro2">
          <table:table-cell office:value-type="string">
            <text:p>141-04</text:p>
          </table:table-cell>
          <table:table-cell office:value-type="string">
            <text:p>Riz</text:p>
          </table:table-cell>
          <table:table-cell office:value-type="float" office:value="0.65">
            <text:p>0.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81.57">
            <text:p>2281.57</text:p>
          </table:table-cell>
          <table:table-cell office:value-type="float" office:value="1101.12">
            <text:p>1101.12</text:p>
          </table:table-cell>
          <table:table-cell office:value-type="float" office:value="1691.345">
            <text:p>1691.345</text:p>
          </table:table-cell>
          <table:table-cell table:style-name="ce2" office:value-type="percentage" office:value="0.00028489154398068">
            <text:p>0.03%</text:p>
          </table:table-cell>
          <table:table-cell table:style-name="ce2" office:value-type="percentage" office:value="0.00181633246149375">
            <text:p>0.18%</text:p>
          </table:table-cell>
          <table:table-cell office:value-type="float" office:value="1.325">
            <text:p>1.325</text:p>
          </table:table-cell>
          <table:table-cell table:style-name="ce2" office:value-type="percentage" office:value="0.000783400193337255">
            <text:p>0.08%</text:p>
          </table:table-cell>
          <table:table-cell office:value-type="float" office:value="2.65">
            <text:p>2.65</text:p>
          </table:table-cell>
        </table:table-row>
        <table:table-row table:style-name="ro2">
          <table:table-cell office:value-type="string">
            <text:p>141-05</text:p>
          </table:table-cell>
          <table:table-cell office:value-type="string">
            <text:p>Riz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3550.15">
            <text:p>3550.15</text:p>
          </table:table-cell>
          <table:table-cell office:value-type="float" office:value="412.93">
            <text:p>412.93</text:p>
          </table:table-cell>
          <table:table-cell office:value-type="float" office:value="1981.54">
            <text:p>1981.54</text:p>
          </table:table-cell>
          <table:table-cell table:style-name="ce2" office:value-type="percentage" office:value="0.000039434953452671">
            <text:p>0.00%</text:p>
          </table:table-cell>
          <table:table-cell table:style-name="ce2" office:value-type="percentage" office:value="0.000339040515341583">
            <text:p>0.03%</text:p>
          </table:table-cell>
          <table:table-cell office:value-type="float" office:value="0.14">
            <text:p>0.14</text:p>
          </table:table-cell>
          <table:table-cell table:style-name="ce2" office:value-type="percentage" office:value="0.0000706521190589138">
            <text:p>0.01%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141-06</text:p>
          </table:table-cell>
          <table:table-cell office:value-type="string">
            <text:p>Riz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">
            <text:p>0</text:p>
          </table:table-cell>
          <table:table-cell office:value-type="float" office:value="6336.7">
            <text:p>6336.7</text:p>
          </table:table-cell>
          <table:table-cell office:value-type="float" office:value="385.52">
            <text:p>385.52</text:p>
          </table:table-cell>
          <table:table-cell office:value-type="float" office:value="3361.11">
            <text:p>3361.11</text:p>
          </table:table-cell>
          <table:table-cell table:style-name="ce2" office:value-type="percentage" office:value="0.0000173591932709454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55">
            <text:p>0.055</text:p>
          </table:table-cell>
          <table:table-cell table:style-name="ce2" office:value-type="percentage" office:value="0.0000163636417731047">
            <text:p>0.00%</text:p>
          </table:table-cell>
          <table:table-cell office:value-type="float" office:value="0.11">
            <text:p>0.11</text:p>
          </table:table-cell>
        </table:table-row>
        <table:table-row table:style-name="ro2">
          <table:table-cell office:value-type="string">
            <text:p>142-01</text:p>
          </table:table-cell>
          <table:table-cell office:value-type="string">
            <text:p>Riz</text:p>
          </table:table-cell>
          <table:table-cell office:value-type="float" office:value="58.69">
            <text:p>58.69</text:p>
          </table:table-cell>
          <table:table-cell office:value-type="float" office:value="6.5">
            <text:p>6.5</text:p>
          </table:table-cell>
          <table:table-cell office:value-type="float" office:value="0">
            <text:p>0</text:p>
          </table:table-cell>
          <table:table-cell office:value-type="float" office:value="1186.83">
            <text:p>1186.83</text:p>
          </table:table-cell>
          <table:table-cell office:value-type="float" office:value="532.17">
            <text:p>532.17</text:p>
          </table:table-cell>
          <table:table-cell office:value-type="float" office:value="859.5">
            <text:p>859.5</text:p>
          </table:table-cell>
          <table:table-cell table:style-name="ce2" office:value-type="percentage" office:value="0.0494510587025943">
            <text:p>4.95%</text:p>
          </table:table-cell>
          <table:table-cell table:style-name="ce2" office:value-type="percentage" office:value="0.0122141420974501">
            <text:p>1.22%</text:p>
          </table:table-cell>
          <table:table-cell office:value-type="float" office:value="32.595">
            <text:p>32.595</text:p>
          </table:table-cell>
          <table:table-cell table:style-name="ce2" office:value-type="percentage" office:value="0.0379232111692845">
            <text:p>3.79%</text:p>
          </table:table-cell>
          <table:table-cell office:value-type="float" office:value="65.19">
            <text:p>65.19</text:p>
          </table:table-cell>
        </table:table-row>
        <table:table-row table:style-name="ro2">
          <table:table-cell office:value-type="string">
            <text:p>142-02</text:p>
          </table:table-cell>
          <table:table-cell office:value-type="string">
            <text:p>Riz</text:p>
          </table:table-cell>
          <table:table-cell office:value-type="float" office:value="50.24">
            <text:p>50.24</text:p>
          </table:table-cell>
          <table:table-cell office:value-type="float" office:value="15.55">
            <text:p>15.55</text:p>
          </table:table-cell>
          <table:table-cell office:value-type="float" office:value="0">
            <text:p>0</text:p>
          </table:table-cell>
          <table:table-cell office:value-type="float" office:value="2097.71">
            <text:p>2097.71</text:p>
          </table:table-cell>
          <table:table-cell office:value-type="float" office:value="660.19">
            <text:p>660.19</text:p>
          </table:table-cell>
          <table:table-cell office:value-type="float" office:value="1378.95">
            <text:p>1378.95</text:p>
          </table:table-cell>
          <table:table-cell table:style-name="ce2" office:value-type="percentage" office:value="0.023949926348256">
            <text:p>2.39%</text:p>
          </table:table-cell>
          <table:table-cell table:style-name="ce2" office:value-type="percentage" office:value="0.023553825413896">
            <text:p>2.36%</text:p>
          </table:table-cell>
          <table:table-cell office:value-type="float" office:value="32.895">
            <text:p>32.895</text:p>
          </table:table-cell>
          <table:table-cell table:style-name="ce2" office:value-type="percentage" office:value="0.0238551071467421">
            <text:p>2.39%</text:p>
          </table:table-cell>
          <table:table-cell office:value-type="float" office:value="65.79">
            <text:p>65.79</text:p>
          </table:table-cell>
        </table:table-row>
        <table:table-row table:style-name="ro2">
          <table:table-cell office:value-type="string">
            <text:p>142-03</text:p>
          </table:table-cell>
          <table:table-cell office:value-type="string">
            <text:p>Riz</text:p>
          </table:table-cell>
          <table:table-cell office:value-type="float" office:value="20.2">
            <text:p>20.2</text:p>
          </table:table-cell>
          <table:table-cell office:value-type="float" office:value="3.05">
            <text:p>3.05</text:p>
          </table:table-cell>
          <table:table-cell office:value-type="float" office:value="0">
            <text:p>0</text:p>
          </table:table-cell>
          <table:table-cell office:value-type="float" office:value="851.89">
            <text:p>851.89</text:p>
          </table:table-cell>
          <table:table-cell office:value-type="float" office:value="381.3">
            <text:p>381.3</text:p>
          </table:table-cell>
          <table:table-cell office:value-type="float" office:value="616.595">
            <text:p>616.595</text:p>
          </table:table-cell>
          <table:table-cell table:style-name="ce2" office:value-type="percentage" office:value="0.0237119815938678">
            <text:p>2.37%</text:p>
          </table:table-cell>
          <table:table-cell table:style-name="ce2" office:value-type="percentage" office:value="0.00799895095725151">
            <text:p>0.80%</text:p>
          </table:table-cell>
          <table:table-cell office:value-type="float" office:value="11.625">
            <text:p>11.625</text:p>
          </table:table-cell>
          <table:table-cell table:style-name="ce2" office:value-type="percentage" office:value="0.0188535424387159">
            <text:p>1.89%</text:p>
          </table:table-cell>
          <table:table-cell office:value-type="float" office:value="23.25">
            <text:p>23.25</text:p>
          </table:table-cell>
        </table:table-row>
        <table:table-row table:style-name="ro2">
          <table:table-cell office:value-type="string">
            <text:p>142-04</text:p>
          </table:table-cell>
          <table:table-cell office:value-type="string">
            <text:p>Riz</text:p>
          </table:table-cell>
          <table:table-cell office:value-type="float" office:value="15.14">
            <text:p>15.14</text:p>
          </table:table-cell>
          <table:table-cell office:value-type="float" office:value="7.04">
            <text:p>7.04</text:p>
          </table:table-cell>
          <table:table-cell office:value-type="float" office:value="0">
            <text:p>0</text:p>
          </table:table-cell>
          <table:table-cell office:value-type="float" office:value="3224.38">
            <text:p>3224.38</text:p>
          </table:table-cell>
          <table:table-cell office:value-type="float" office:value="1575.34">
            <text:p>1575.34</text:p>
          </table:table-cell>
          <table:table-cell office:value-type="float" office:value="2399.86">
            <text:p>2399.86</text:p>
          </table:table-cell>
          <table:table-cell table:style-name="ce2" office:value-type="percentage" office:value="0.00469547633963739">
            <text:p>0.47%</text:p>
          </table:table-cell>
          <table:table-cell table:style-name="ce2" office:value-type="percentage" office:value="0.0044688765599807">
            <text:p>0.45%</text:p>
          </table:table-cell>
          <table:table-cell office:value-type="float" office:value="11.09">
            <text:p>11.09</text:p>
          </table:table-cell>
          <table:table-cell table:style-name="ce2" office:value-type="percentage" office:value="0.00462110289766903">
            <text:p>0.46%</text:p>
          </table:table-cell>
          <table:table-cell office:value-type="float" office:value="22.18">
            <text:p>22.18</text:p>
          </table:table-cell>
        </table:table-row>
        <table:table-row table:style-name="ro2">
          <table:table-cell office:value-type="string">
            <text:p>151-01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699.41">
            <text:p>1699.41</text:p>
          </table:table-cell>
          <table:table-cell office:value-type="float" office:value="0">
            <text:p>0</text:p>
          </table:table-cell>
          <table:table-cell office:value-type="float" office:value="849.705">
            <text:p>849.70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51-02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945.74">
            <text:p>945.74</text:p>
          </table:table-cell>
          <table:table-cell office:value-type="float" office:value="0.91">
            <text:p>0.91</text:p>
          </table:table-cell>
          <table:table-cell office:value-type="float" office:value="473.325">
            <text:p>473.32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51-03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160.98">
            <text:p>1160.98</text:p>
          </table:table-cell>
          <table:table-cell office:value-type="float" office:value="89.45">
            <text:p>89.45</text:p>
          </table:table-cell>
          <table:table-cell office:value-type="float" office:value="625.215">
            <text:p>625.215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0111794298490777">
            <text:p>0.01%</text:p>
          </table:table-cell>
          <table:table-cell office:value-type="float" office:value="0.005">
            <text:p>0.005</text:p>
          </table:table-cell>
          <table:table-cell table:style-name="ce2" office:value-type="percentage" office:value="0.00000799724894636245">
            <text:p>0.00%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151-04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4241.76">
            <text:p>4241.76</text:p>
          </table:table-cell>
          <table:table-cell office:value-type="float" office:value="3.32">
            <text:p>3.32</text:p>
          </table:table-cell>
          <table:table-cell office:value-type="float" office:value="2122.54">
            <text:p>2122.54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51-05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98.23">
            <text:p>98.23</text:p>
          </table:table-cell>
          <table:table-cell office:value-type="float" office:value="0.5">
            <text:p>0.5</text:p>
          </table:table-cell>
          <table:table-cell office:value-type="float" office:value="49.365">
            <text:p>49.36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51-06</text:p>
          </table:table-cell>
          <table:table-cell office:value-type="string">
            <text:p>Riz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1133.95">
            <text:p>1133.95</text:p>
          </table:table-cell>
          <table:table-cell office:value-type="float" office:value="65.9">
            <text:p>65.9</text:p>
          </table:table-cell>
          <table:table-cell office:value-type="float" office:value="599.925">
            <text:p>599.925</text:p>
          </table:table-cell>
          <table:table-cell table:style-name="ce2" office:value-type="percentage" office:value="0.0000881873098461131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05">
            <text:p>0.05</text:p>
          </table:table-cell>
          <table:table-cell table:style-name="ce2" office:value-type="percentage" office:value="0.0000833437513022461">
            <text:p>0.01%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152-01</text:p>
          </table:table-cell>
          <table:table-cell office:value-type="string">
            <text:p>Riz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*</text:p>
          </table:table-cell>
          <table:table-cell office:value-type="float" office:value="192.03">
            <text:p>192.03</text:p>
          </table:table-cell>
          <table:table-cell office:value-type="float" office:value="93.61">
            <text:p>93.61</text:p>
          </table:table-cell>
          <table:table-cell office:value-type="float" office:value="142.82">
            <text:p>142.82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52-02</text:p>
          </table:table-cell>
          <table:table-cell office:value-type="string">
            <text:p>Riz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0">
            <text:p>0</text:p>
          </table:table-cell>
          <table:table-cell office:value-type="float" office:value="278.13">
            <text:p>278.13</text:p>
          </table:table-cell>
          <table:table-cell office:value-type="float" office:value="55.56">
            <text:p>55.56</text:p>
          </table:table-cell>
          <table:table-cell office:value-type="float" office:value="166.845">
            <text:p>166.845</text:p>
          </table:table-cell>
          <table:table-cell table:style-name="ce2" office:value-type="percentage" office:value="0.00158199403156797">
            <text:p>0.16%</text:p>
          </table:table-cell>
          <table:table-cell table:style-name="ce2" office:value-type="percentage" office:value="0">
            <text:p>0.00%</text:p>
          </table:table-cell>
          <table:table-cell office:value-type="float" office:value="0.22">
            <text:p>0.22</text:p>
          </table:table-cell>
          <table:table-cell table:style-name="ce2" office:value-type="percentage" office:value="0.00131858910965267">
            <text:p>0.13%</text:p>
          </table:table-cell>
          <table:table-cell office:value-type="float" office:value="0.44">
            <text:p>0.44</text:p>
          </table:table-cell>
        </table:table-row>
        <table:table-row table:style-name="ro2">
          <table:table-cell office:value-type="string">
            <text:p>152-03</text:p>
          </table:table-cell>
          <table:table-cell office:value-type="string">
            <text:p>Riz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292.61">
            <text:p>292.61</text:p>
          </table:table-cell>
          <table:table-cell office:value-type="float" office:value="114.16">
            <text:p>114.16</text:p>
          </table:table-cell>
          <table:table-cell office:value-type="float" office:value="203.385">
            <text:p>203.385</text:p>
          </table:table-cell>
          <table:table-cell table:style-name="ce2" office:value-type="percentage" office:value="0.00017087590991422">
            <text:p>0.02%</text:p>
          </table:table-cell>
          <table:table-cell table:style-name="ce2" office:value-type="percentage" office:value="0">
            <text:p>0.00%</text:p>
          </table:table-cell>
          <table:table-cell office:value-type="float" office:value="0.025">
            <text:p>0.025</text:p>
          </table:table-cell>
          <table:table-cell table:style-name="ce2" office:value-type="percentage" office:value="0.000122919586006834">
            <text:p>0.01%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152-04</text:p>
          </table:table-cell>
          <table:table-cell office:value-type="string">
            <text:p>Riz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322.45">
            <text:p>322.45</text:p>
          </table:table-cell>
          <table:table-cell office:value-type="float" office:value="47.26">
            <text:p>47.26</text:p>
          </table:table-cell>
          <table:table-cell office:value-type="float" office:value="184.855">
            <text:p>184.855</text:p>
          </table:table-cell>
          <table:table-cell table:style-name="ce2" office:value-type="percentage" office:value="0.0000930376802605055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015">
            <text:p>0.015</text:p>
          </table:table-cell>
          <table:table-cell table:style-name="ce2" office:value-type="percentage" office:value="0.0000811446809661627">
            <text:p>0.01%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string">
            <text:p>152-05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81.26">
            <text:p>181.26</text:p>
          </table:table-cell>
          <table:table-cell office:value-type="float" office:value="99.69">
            <text:p>99.69</text:p>
          </table:table-cell>
          <table:table-cell office:value-type="float" office:value="140.475">
            <text:p>140.47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11-01</text:p>
          </table:table-cell>
          <table:table-cell office:value-type="string">
            <text:p>Riz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1880.4">
            <text:p>1880.4</text:p>
          </table:table-cell>
          <table:table-cell office:value-type="float" office:value="676.62">
            <text:p>676.62</text:p>
          </table:table-cell>
          <table:table-cell office:value-type="float" office:value="1278.51">
            <text:p>1278.51</text:p>
          </table:table-cell>
          <table:table-cell table:style-name="ce2" office:value-type="percentage" office:value="0.000111678366305041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105">
            <text:p>0.105</text:p>
          </table:table-cell>
          <table:table-cell table:style-name="ce2" office:value-type="percentage" office:value="0.0000821268507872445">
            <text:p>0.01%</text:p>
          </table:table-cell>
          <table:table-cell office:value-type="float" office:value="0.21">
            <text:p>0.21</text:p>
          </table:table-cell>
        </table:table-row>
        <table:table-row table:style-name="ro2">
          <table:table-cell office:value-type="string">
            <text:p>211-02</text:p>
          </table:table-cell>
          <table:table-cell office:value-type="string">
            <text:p>Riz</text:p>
          </table:table-cell>
          <table:table-cell office:value-type="float" office:value="0.56">
            <text:p>0.56</text:p>
          </table:table-cell>
          <table:table-cell table:number-columns-repeated="2" office:value-type="float" office:value="0">
            <text:p>0</text:p>
          </table:table-cell>
          <table:table-cell office:value-type="float" office:value="599.83">
            <text:p>599.83</text:p>
          </table:table-cell>
          <table:table-cell office:value-type="float" office:value="38.28">
            <text:p>38.28</text:p>
          </table:table-cell>
          <table:table-cell office:value-type="float" office:value="319.055">
            <text:p>319.055</text:p>
          </table:table-cell>
          <table:table-cell table:style-name="ce2" office:value-type="percentage" office:value="0.000933597852724939">
            <text:p>0.09%</text:p>
          </table:table-cell>
          <table:table-cell table:style-name="ce2" office:value-type="percentage" office:value="0">
            <text:p>0.00%</text:p>
          </table:table-cell>
          <table:table-cell office:value-type="float" office:value="0.28">
            <text:p>0.28</text:p>
          </table:table-cell>
          <table:table-cell table:style-name="ce2" office:value-type="percentage" office:value="0.000877591637805394">
            <text:p>0.09%</text:p>
          </table:table-cell>
          <table:table-cell office:value-type="float" office:value="0.56">
            <text:p>0.56</text:p>
          </table:table-cell>
        </table:table-row>
        <table:table-row table:style-name="ro2">
          <table:table-cell office:value-type="string">
            <text:p>211-03</text:p>
          </table:table-cell>
          <table:table-cell office:value-type="string">
            <text:p>Riz</text:p>
          </table:table-cell>
          <table:table-cell office:value-type="float" office:value="0.37">
            <text:p>0.37</text:p>
          </table:table-cell>
          <table:table-cell table:number-columns-repeated="2" office:value-type="float" office:value="0">
            <text:p>0</text:p>
          </table:table-cell>
          <table:table-cell office:value-type="float" office:value="2433.2">
            <text:p>2433.2</text:p>
          </table:table-cell>
          <table:table-cell office:value-type="float" office:value="84.18">
            <text:p>84.18</text:p>
          </table:table-cell>
          <table:table-cell office:value-type="float" office:value="1258.69">
            <text:p>1258.69</text:p>
          </table:table-cell>
          <table:table-cell table:style-name="ce2" office:value-type="percentage" office:value="0.000152063126746671">
            <text:p>0.02%</text:p>
          </table:table-cell>
          <table:table-cell table:style-name="ce2" office:value-type="percentage" office:value="0">
            <text:p>0.00%</text:p>
          </table:table-cell>
          <table:table-cell office:value-type="float" office:value="0.185">
            <text:p>0.185</text:p>
          </table:table-cell>
          <table:table-cell table:style-name="ce2" office:value-type="percentage" office:value="0.00014697820750145">
            <text:p>0.01%</text:p>
          </table:table-cell>
          <table:table-cell office:value-type="float" office:value="0.37">
            <text:p>0.37</text:p>
          </table:table-cell>
        </table:table-row>
        <table:table-row table:style-name="ro2">
          <table:table-cell office:value-type="string">
            <text:p>211-04</text:p>
          </table:table-cell>
          <table:table-cell office:value-type="string">
            <text:p>Riz</text:p>
          </table:table-cell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692.64">
            <text:p>692.64</text:p>
          </table:table-cell>
          <table:table-cell office:value-type="float" office:value="73.69">
            <text:p>73.69</text:p>
          </table:table-cell>
          <table:table-cell office:value-type="float" office:value="383.165">
            <text:p>383.165</text:p>
          </table:table-cell>
          <table:table-cell table:style-name="ce2" office:value-type="percentage" office:value="0.0000433125433125433">
            <text:p>0.00%</text:p>
          </table:table-cell>
          <table:table-cell table:style-name="ce2" office:value-type="percentage" office:value="0.00339259058216854">
            <text:p>0.34%</text:p>
          </table:table-cell>
          <table:table-cell office:value-type="float" office:value="0.14">
            <text:p>0.14</text:p>
          </table:table-cell>
          <table:table-cell table:style-name="ce2" office:value-type="percentage" office:value="0.000365377839834014">
            <text:p>0.04%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211-05</text:p>
          </table:table-cell>
          <table:table-cell office:value-type="string">
            <text:p>Riz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534.01">
            <text:p>534.01</text:p>
          </table:table-cell>
          <table:table-cell office:value-type="float" office:value="0.35">
            <text:p>0.35</text:p>
          </table:table-cell>
          <table:table-cell office:value-type="float" office:value="267.18">
            <text:p>267.18</text:p>
          </table:table-cell>
          <table:table-cell table:style-name="ce2" office:value-type="percentage" office:value="0.0000936312054081384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025">
            <text:p>0.025</text:p>
          </table:table-cell>
          <table:table-cell table:style-name="ce2" office:value-type="percentage" office:value="0.0000935698779848791">
            <text:p>0.01%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211-06</text:p>
          </table:table-cell>
          <table:table-cell office:value-type="string">
            <text:p>Riz</text:p>
          </table:table-cell>
          <table:table-cell office:value-type="float" office:value="1.1">
            <text:p>1.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421.1">
            <text:p>1421.1</text:p>
          </table:table-cell>
          <table:table-cell office:value-type="float" office:value="158.16">
            <text:p>158.16</text:p>
          </table:table-cell>
          <table:table-cell office:value-type="float" office:value="789.63">
            <text:p>789.63</text:p>
          </table:table-cell>
          <table:table-cell table:style-name="ce2" office:value-type="percentage" office:value="0.000774048272464992">
            <text:p>0.08%</text:p>
          </table:table-cell>
          <table:table-cell table:style-name="ce2" office:value-type="percentage" office:value="0.000632271117855336">
            <text:p>0.06%</text:p>
          </table:table-cell>
          <table:table-cell office:value-type="float" office:value="0.6">
            <text:p>0.6</text:p>
          </table:table-cell>
          <table:table-cell table:style-name="ce2" office:value-type="percentage" office:value="0.000759849549789142">
            <text:p>0.08%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string">
            <text:p>211-07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2302.86">
            <text:p>2302.86</text:p>
          </table:table-cell>
          <table:table-cell office:value-type="float" office:value="1.01">
            <text:p>1.01</text:p>
          </table:table-cell>
          <table:table-cell office:value-type="float" office:value="1151.935">
            <text:p>1151.93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11-08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812.81">
            <text:p>812.81</text:p>
          </table:table-cell>
          <table:table-cell office:value-type="float" office:value="29.02">
            <text:p>29.02</text:p>
          </table:table-cell>
          <table:table-cell office:value-type="float" office:value="420.915">
            <text:p>420.91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11-09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122.42">
            <text:p>1122.42</text:p>
          </table:table-cell>
          <table:table-cell office:value-type="float" office:value="610.88">
            <text:p>610.88</text:p>
          </table:table-cell>
          <table:table-cell office:value-type="float" office:value="866.65">
            <text:p>866.6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11-10</text:p>
          </table:table-cell>
          <table:table-cell office:value-type="string">
            <text:p>Riz</text:p>
          </table:table-cell>
          <table:table-cell office:value-type="float" office:value="0.08">
            <text:p>0.08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24.11">
            <text:p>724.11</text:p>
          </table:table-cell>
          <table:table-cell office:value-type="float" office:value="9.15">
            <text:p>9.15</text:p>
          </table:table-cell>
          <table:table-cell office:value-type="float" office:value="366.63">
            <text:p>366.63</text:p>
          </table:table-cell>
          <table:table-cell table:style-name="ce2" office:value-type="percentage" office:value="0.000110480451865048">
            <text:p>0.01%</text:p>
          </table:table-cell>
          <table:table-cell table:style-name="ce2" office:value-type="percentage" office:value="0.0743169398907104">
            <text:p>7.43%</text:p>
          </table:table-cell>
          <table:table-cell office:value-type="float" office:value="0.38">
            <text:p>0.38</text:p>
          </table:table-cell>
          <table:table-cell table:style-name="ce2" office:value-type="percentage" office:value="0.00103646728309195">
            <text:p>0.10%</text:p>
          </table:table-cell>
          <table:table-cell office:value-type="float" office:value="0.76">
            <text:p>0.76</text:p>
          </table:table-cell>
        </table:table-row>
        <table:table-row table:style-name="ro2">
          <table:table-cell office:value-type="string">
            <text:p>211-11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2001.22">
            <text:p>2001.22</text:p>
          </table:table-cell>
          <table:table-cell office:value-type="float" office:value="1071.69">
            <text:p>1071.69</text:p>
          </table:table-cell>
          <table:table-cell office:value-type="float" office:value="1536.455">
            <text:p>1536.45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12-01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765.15">
            <text:p>765.15</text:p>
          </table:table-cell>
          <table:table-cell office:value-type="float" office:value="194.23">
            <text:p>194.23</text:p>
          </table:table-cell>
          <table:table-cell office:value-type="float" office:value="479.69">
            <text:p>479.69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0308912114503424">
            <text:p>0.03%</text:p>
          </table:table-cell>
          <table:table-cell office:value-type="float" office:value="0.03">
            <text:p>0.03</text:p>
          </table:table-cell>
          <table:table-cell table:style-name="ce2" office:value-type="percentage" office:value="0.0000625403906689737">
            <text:p>0.01%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string">
            <text:p>212-02</text:p>
          </table:table-cell>
          <table:table-cell office:value-type="string">
            <text:p>Riz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658.28">
            <text:p>658.28</text:p>
          </table:table-cell>
          <table:table-cell office:value-type="float" office:value="157.77">
            <text:p>157.77</text:p>
          </table:table-cell>
          <table:table-cell office:value-type="float" office:value="408.025">
            <text:p>408.025</text:p>
          </table:table-cell>
          <table:table-cell table:style-name="ce2" office:value-type="percentage" office:value="0.0000759555204472261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025">
            <text:p>0.025</text:p>
          </table:table-cell>
          <table:table-cell table:style-name="ce2" office:value-type="percentage" office:value="0.0000612707554684149">
            <text:p>0.01%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212-03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257.75">
            <text:p>1257.75</text:p>
          </table:table-cell>
          <table:table-cell office:value-type="float" office:value="52.97">
            <text:p>52.97</text:p>
          </table:table-cell>
          <table:table-cell office:value-type="float" office:value="655.36">
            <text:p>655.36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12-04</text:p>
          </table:table-cell>
          <table:table-cell office:value-type="string">
            <text:p>Riz</text:p>
          </table:table-cell>
          <table:table-cell office:value-type="float" office:value="3">
            <text:p>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127.79">
            <text:p>1127.79</text:p>
          </table:table-cell>
          <table:table-cell office:value-type="float" office:value="330.65">
            <text:p>330.65</text:p>
          </table:table-cell>
          <table:table-cell office:value-type="float" office:value="729.22">
            <text:p>729.22</text:p>
          </table:table-cell>
          <table:table-cell table:style-name="ce2" office:value-type="percentage" office:value="0.00266006969382598">
            <text:p>0.27%</text:p>
          </table:table-cell>
          <table:table-cell table:style-name="ce2" office:value-type="percentage" office:value="0.000302434598518071">
            <text:p>0.03%</text:p>
          </table:table-cell>
          <table:table-cell office:value-type="float" office:value="1.55">
            <text:p>1.55</text:p>
          </table:table-cell>
          <table:table-cell table:style-name="ce2" office:value-type="percentage" office:value="0.00212555881626944">
            <text:p>0.21%</text:p>
          </table:table-cell>
          <table:table-cell office:value-type="float" office:value="3.1">
            <text:p>3.1</text:p>
          </table:table-cell>
        </table:table-row>
        <table:table-row table:style-name="ro2">
          <table:table-cell office:value-type="string">
            <text:p>212-05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396.35">
            <text:p>396.35</text:p>
          </table:table-cell>
          <table:table-cell office:value-type="float" office:value="6.38">
            <text:p>6.38</text:p>
          </table:table-cell>
          <table:table-cell office:value-type="float" office:value="201.365">
            <text:p>201.36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13-01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412.36">
            <text:p>412.36</text:p>
          </table:table-cell>
          <table:table-cell office:value-type="float" office:value="72.59">
            <text:p>72.59</text:p>
          </table:table-cell>
          <table:table-cell office:value-type="float" office:value="242.475">
            <text:p>242.47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13-02</text:p>
          </table:table-cell>
          <table:table-cell office:value-type="string">
            <text:p>Riz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734.95">
            <text:p>734.95</text:p>
          </table:table-cell>
          <table:table-cell office:value-type="float" office:value="69.37">
            <text:p>69.37</text:p>
          </table:table-cell>
          <table:table-cell office:value-type="float" office:value="402.16">
            <text:p>402.16</text:p>
          </table:table-cell>
          <table:table-cell table:style-name="ce2" office:value-type="percentage" office:value="0.0000408191033403633">
            <text:p>0.00%</text:p>
          </table:table-cell>
          <table:table-cell table:style-name="ce2" office:value-type="percentage" office:value="0.00129739080294075">
            <text:p>0.13%</text:p>
          </table:table-cell>
          <table:table-cell office:value-type="float" office:value="0.06">
            <text:p>0.06</text:p>
          </table:table-cell>
          <table:table-cell table:style-name="ce2" office:value-type="percentage" office:value="0.000149194350507261">
            <text:p>0.01%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213-03</text:p>
          </table:table-cell>
          <table:table-cell office:value-type="string">
            <text:p>Riz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  <table:table-cell office:value-type="float" office:value="0">
            <text:p>0</text:p>
          </table:table-cell>
          <table:table-cell office:value-type="float" office:value="346.52">
            <text:p>346.52</text:p>
          </table:table-cell>
          <table:table-cell office:value-type="float" office:value="191.37">
            <text:p>191.37</text:p>
          </table:table-cell>
          <table:table-cell office:value-type="float" office:value="268.945">
            <text:p>268.945</text:p>
          </table:table-cell>
          <table:table-cell table:style-name="ce2" office:value-type="percentage" office:value="0.0000288583631536419">
            <text:p>0.00%</text:p>
          </table:table-cell>
          <table:table-cell table:style-name="ce2" office:value-type="percentage" office:value="0.00512096984898364">
            <text:p>0.51%</text:p>
          </table:table-cell>
          <table:table-cell office:value-type="float" office:value="0.495">
            <text:p>0.495</text:p>
          </table:table-cell>
          <table:table-cell table:style-name="ce2" office:value-type="percentage" office:value="0.00184052501440815">
            <text:p>0.18%</text:p>
          </table:table-cell>
          <table:table-cell office:value-type="float" office:value="0.99">
            <text:p>0.99</text:p>
          </table:table-cell>
        </table:table-row>
        <table:table-row table:style-name="ro2">
          <table:table-cell office:value-type="string">
            <text:p>213-04</text:p>
          </table:table-cell>
          <table:table-cell office:value-type="string">
            <text:p>Riz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525.59">
            <text:p>525.59</text:p>
          </table:table-cell>
          <table:table-cell office:value-type="float" office:value="159.44">
            <text:p>159.44</text:p>
          </table:table-cell>
          <table:table-cell office:value-type="float" office:value="342.515">
            <text:p>342.515</text:p>
          </table:table-cell>
          <table:table-cell table:style-name="ce2" office:value-type="percentage" office:value="0.0000761049487242908">
            <text:p>0.01%</text:p>
          </table:table-cell>
          <table:table-cell table:style-name="ce2" office:value-type="percentage" office:value="0.000439036628198696">
            <text:p>0.04%</text:p>
          </table:table-cell>
          <table:table-cell office:value-type="float" office:value="0.055">
            <text:p>0.055</text:p>
          </table:table-cell>
          <table:table-cell table:style-name="ce3" office:value-type="float" office:value="0.00016057690904048">
            <text:p>0.000</text:p>
          </table:table-cell>
          <table:table-cell office:value-type="float" office:value="0.11">
            <text:p>0.11</text:p>
          </table:table-cell>
        </table:table-row>
        <table:table-row table:style-name="ro2">
          <table:table-cell office:value-type="string">
            <text:p>214-01</text:p>
          </table:table-cell>
          <table:table-cell office:value-type="string">
            <text:p>Riz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803.27">
            <text:p>803.27</text:p>
          </table:table-cell>
          <table:table-cell office:value-type="float" office:value="488.65">
            <text:p>488.65</text:p>
          </table:table-cell>
          <table:table-cell office:value-type="float" office:value="645.96">
            <text:p>645.96</text:p>
          </table:table-cell>
          <table:table-cell table:style-name="ce2" office:value-type="percentage" office:value="0.0000373473427365643">
            <text:p>0.00%</text:p>
          </table:table-cell>
          <table:table-cell table:style-name="ce2" office:value-type="percentage" office:value="0.000266039087281285">
            <text:p>0.03%</text:p>
          </table:table-cell>
          <table:table-cell office:value-type="float" office:value="0.08">
            <text:p>0.08</text:p>
          </table:table-cell>
          <table:table-cell table:style-name="ce2" office:value-type="percentage" office:value="0.000123846677812868">
            <text:p>0.01%</text:p>
          </table:table-cell>
          <table:table-cell office:value-type="float" office:value="0.16">
            <text:p>0.16</text:p>
          </table:table-cell>
        </table:table-row>
        <table:table-row table:style-name="ro2">
          <table:table-cell office:value-type="string">
            <text:p>214-02</text:p>
          </table:table-cell>
          <table:table-cell office:value-type="string">
            <text:p>Riz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664.56">
            <text:p>664.56</text:p>
          </table:table-cell>
          <table:table-cell office:value-type="float" office:value="262.63">
            <text:p>262.63</text:p>
          </table:table-cell>
          <table:table-cell office:value-type="float" office:value="463.595">
            <text:p>463.595</text:p>
          </table:table-cell>
          <table:table-cell table:style-name="ce2" office:value-type="percentage" office:value="0.0000752377512940893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025">
            <text:p>0.025</text:p>
          </table:table-cell>
          <table:table-cell table:style-name="ce2" office:value-type="percentage" office:value="0.0000539263797064248">
            <text:p>0.01%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214-03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715.96">
            <text:p>715.96</text:p>
          </table:table-cell>
          <table:table-cell office:value-type="float" office:value="128.65">
            <text:p>128.65</text:p>
          </table:table-cell>
          <table:table-cell office:value-type="float" office:value="422.305">
            <text:p>422.30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21-01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">
            <text:p>0</text:p>
          </table:table-cell>
          <table:table-cell office:value-type="float" office:value="992.23">
            <text:p>992.23</text:p>
          </table:table-cell>
          <table:table-cell office:value-type="float" office:value="58.13">
            <text:p>58.13</text:p>
          </table:table-cell>
          <table:table-cell office:value-type="float" office:value="525.18">
            <text:p>525.18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326853603991055">
            <text:p>0.33%</text:p>
          </table:table-cell>
          <table:table-cell office:value-type="float" office:value="0.095">
            <text:p>0.095</text:p>
          </table:table-cell>
          <table:table-cell table:style-name="ce2" office:value-type="percentage" office:value="0.000180890361399901">
            <text:p>0.02%</text:p>
          </table:table-cell>
          <table:table-cell office:value-type="float" office:value="0.19">
            <text:p>0.19</text:p>
          </table:table-cell>
        </table:table-row>
        <table:table-row table:style-name="ro2">
          <table:table-cell office:value-type="string">
            <text:p>221-02</text:p>
          </table:table-cell>
          <table:table-cell office:value-type="string">
            <text:p>Riz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589.44">
            <text:p>589.44</text:p>
          </table:table-cell>
          <table:table-cell office:value-type="float" office:value="33">
            <text:p>33</text:p>
          </table:table-cell>
          <table:table-cell office:value-type="float" office:value="311.22">
            <text:p>311.22</text:p>
          </table:table-cell>
          <table:table-cell table:style-name="ce2" office:value-type="percentage" office:value="0.000203583061889251">
            <text:p>0.02%</text:p>
          </table:table-cell>
          <table:table-cell table:style-name="ce2" office:value-type="percentage" office:value="0">
            <text:p>0.00%</text:p>
          </table:table-cell>
          <table:table-cell office:value-type="float" office:value="0.06">
            <text:p>0.06</text:p>
          </table:table-cell>
          <table:table-cell table:style-name="ce2" office:value-type="percentage" office:value="0.000192789666473877">
            <text:p>0.02%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221-03</text:p>
          </table:table-cell>
          <table:table-cell office:value-type="string">
            <text:p>Riz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float" office:value="787.56">
            <text:p>787.56</text:p>
          </table:table-cell>
          <table:table-cell office:value-type="float" office:value="254.01">
            <text:p>254.01</text:p>
          </table:table-cell>
          <table:table-cell office:value-type="float" office:value="520.785">
            <text:p>520.785</text:p>
          </table:table-cell>
          <table:table-cell table:style-name="ce2" office:value-type="percentage" office:value="0.000101579562192087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04">
            <text:p>0.04</text:p>
          </table:table-cell>
          <table:table-cell table:style-name="ce2" office:value-type="percentage" office:value="0.0000768071277014507">
            <text:p>0.01%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221-04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701.16">
            <text:p>701.16</text:p>
          </table:table-cell>
          <table:table-cell office:value-type="float" office:value="0.43">
            <text:p>0.43</text:p>
          </table:table-cell>
          <table:table-cell office:value-type="float" office:value="350.795">
            <text:p>350.79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21-05</text:p>
          </table:table-cell>
          <table:table-cell office:value-type="string">
            <text:p>Riz</text:p>
          </table:table-cell>
          <table:table-cell office:value-type="float" office:value="0.21">
            <text:p>0.21</text:p>
          </table:table-cell>
          <table:table-cell table:number-columns-repeated="2" office:value-type="float" office:value="0">
            <text:p>0</text:p>
          </table:table-cell>
          <table:table-cell office:value-type="float" office:value="1885.97">
            <text:p>1885.97</text:p>
          </table:table-cell>
          <table:table-cell office:value-type="float" office:value="17.36">
            <text:p>17.36</text:p>
          </table:table-cell>
          <table:table-cell office:value-type="float" office:value="951.665">
            <text:p>951.665</text:p>
          </table:table-cell>
          <table:table-cell table:style-name="ce2" office:value-type="percentage" office:value="0.000111348536827203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105">
            <text:p>0.105</text:p>
          </table:table-cell>
          <table:table-cell table:style-name="ce2" office:value-type="percentage" office:value="0.000110332942789742">
            <text:p>0.01%</text:p>
          </table:table-cell>
          <table:table-cell office:value-type="float" office:value="0.21">
            <text:p>0.21</text:p>
          </table:table-cell>
        </table:table-row>
        <table:table-row table:style-name="ro2">
          <table:table-cell office:value-type="string">
            <text:p>221-06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83.94">
            <text:p>183.94</text:p>
          </table:table-cell>
          <table:table-cell office:value-type="float" office:value="0.8">
            <text:p>0.8</text:p>
          </table:table-cell>
          <table:table-cell office:value-type="float" office:value="92.37">
            <text:p>92.37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21-07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179.37">
            <text:p>1179.37</text:p>
          </table:table-cell>
          <table:table-cell office:value-type="float" office:value="54.72">
            <text:p>54.72</text:p>
          </table:table-cell>
          <table:table-cell office:value-type="float" office:value="617.045">
            <text:p>617.04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21-08</text:p>
          </table:table-cell>
          <table:table-cell office:value-type="string">
            <text:p>Riz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1502.51">
            <text:p>1502.51</text:p>
          </table:table-cell>
          <table:table-cell office:value-type="float" office:value="1.77">
            <text:p>1.77</text:p>
          </table:table-cell>
          <table:table-cell office:value-type="float" office:value="752.14">
            <text:p>752.14</text:p>
          </table:table-cell>
          <table:table-cell table:style-name="ce2" office:value-type="percentage" office:value="0.0000133110594937804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1">
            <text:p>0.01</text:p>
          </table:table-cell>
          <table:table-cell table:style-name="ce2" office:value-type="percentage" office:value="0.0000132953971335124">
            <text:p>0.00%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221-09</text:p>
          </table:table-cell>
          <table:table-cell office:value-type="string">
            <text:p>Riz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1198.4">
            <text:p>1198.4</text:p>
          </table:table-cell>
          <table:table-cell office:value-type="float" office:value="0.5">
            <text:p>0.5</text:p>
          </table:table-cell>
          <table:table-cell office:value-type="float" office:value="599.45">
            <text:p>599.45</text:p>
          </table:table-cell>
          <table:table-cell table:style-name="ce2" office:value-type="percentage" office:value="0.0000500667556742323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03">
            <text:p>0.03</text:p>
          </table:table-cell>
          <table:table-cell table:style-name="ce2" office:value-type="percentage" office:value="0.0000500458753857703">
            <text:p>0.01%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string">
            <text:p>222-01</text:p>
          </table:table-cell>
          <table:table-cell office:value-type="string">
            <text:p>Riz</text:p>
          </table:table-cell>
          <table:table-cell office:value-type="float" office:value="0.16">
            <text:p>0.16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1081.63">
            <text:p>1081.63</text:p>
          </table:table-cell>
          <table:table-cell office:value-type="float" office:value="670.41">
            <text:p>670.41</text:p>
          </table:table-cell>
          <table:table-cell office:value-type="float" office:value="876.02">
            <text:p>876.02</text:p>
          </table:table-cell>
          <table:table-cell table:style-name="ce2" office:value-type="percentage" office:value="0.000147924891136525">
            <text:p>0.01%</text:p>
          </table:table-cell>
          <table:table-cell table:style-name="ce2" office:value-type="percentage" office:value="0.000357989886785698">
            <text:p>0.04%</text:p>
          </table:table-cell>
          <table:table-cell office:value-type="float" office:value="0.2">
            <text:p>0.2</text:p>
          </table:table-cell>
          <table:table-cell table:style-name="ce2" office:value-type="percentage" office:value="0.000228305289833565">
            <text:p>0.02%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222-02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605.56">
            <text:p>605.56</text:p>
          </table:table-cell>
          <table:table-cell office:value-type="float" office:value="517.27">
            <text:p>517.27</text:p>
          </table:table-cell>
          <table:table-cell office:value-type="float" office:value="561.415">
            <text:p>561.41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22-03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201.51">
            <text:p>201.51</text:p>
          </table:table-cell>
          <table:table-cell office:value-type="float" office:value="17.68">
            <text:p>17.68</text:p>
          </table:table-cell>
          <table:table-cell office:value-type="float" office:value="109.595">
            <text:p>109.59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22-04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499.84">
            <text:p>499.84</text:p>
          </table:table-cell>
          <table:table-cell office:value-type="float" office:value="328.66">
            <text:p>328.66</text:p>
          </table:table-cell>
          <table:table-cell office:value-type="float" office:value="414.25">
            <text:p>414.2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22-05</text:p>
          </table:table-cell>
          <table:table-cell office:value-type="string">
            <text:p>Riz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286.33">
            <text:p>286.33</text:p>
          </table:table-cell>
          <table:table-cell office:value-type="float" office:value="210.16">
            <text:p>210.16</text:p>
          </table:table-cell>
          <table:table-cell office:value-type="float" office:value="248.245">
            <text:p>248.245</text:p>
          </table:table-cell>
          <table:table-cell table:style-name="ce2" office:value-type="percentage" office:value="0.00104774211574058">
            <text:p>0.10%</text:p>
          </table:table-cell>
          <table:table-cell table:style-name="ce2" office:value-type="percentage" office:value="0">
            <text:p>0.00%</text:p>
          </table:table-cell>
          <table:table-cell office:value-type="float" office:value="0.15">
            <text:p>0.15</text:p>
          </table:table-cell>
          <table:table-cell table:style-name="ce2" office:value-type="percentage" office:value="0.000604241777276481">
            <text:p>0.06%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222-06</text:p>
          </table:table-cell>
          <table:table-cell office:value-type="string">
            <text:p>Riz</text:p>
          </table:table-cell>
          <table:table-cell office:value-type="float" office:value="0.08">
            <text:p>0.08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1065.89">
            <text:p>1065.89</text:p>
          </table:table-cell>
          <table:table-cell office:value-type="float" office:value="294.13">
            <text:p>294.13</text:p>
          </table:table-cell>
          <table:table-cell office:value-type="float" office:value="680.01">
            <text:p>680.01</text:p>
          </table:table-cell>
          <table:table-cell table:style-name="ce2" office:value-type="percentage" office:value="0.0000750546491664243">
            <text:p>0.01%</text:p>
          </table:table-cell>
          <table:table-cell table:style-name="ce2" office:value-type="percentage" office:value="0.0016659300309387">
            <text:p>0.17%</text:p>
          </table:table-cell>
          <table:table-cell office:value-type="float" office:value="0.285">
            <text:p>0.285</text:p>
          </table:table-cell>
          <table:table-cell table:style-name="ce2" office:value-type="percentage" office:value="0.000419111483654652">
            <text:p>0.04%</text:p>
          </table:table-cell>
          <table:table-cell office:value-type="float" office:value="0.57">
            <text:p>0.57</text:p>
          </table:table-cell>
        </table:table-row>
        <table:table-row table:style-name="ro2">
          <table:table-cell office:value-type="string">
            <text:p>231-01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2334.39">
            <text:p>2334.39</text:p>
          </table:table-cell>
          <table:table-cell office:value-type="float" office:value="2006.2">
            <text:p>2006.2</text:p>
          </table:table-cell>
          <table:table-cell office:value-type="float" office:value="2170.295">
            <text:p>2170.29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31-02</text:p>
          </table:table-cell>
          <table:table-cell office:value-type="string">
            <text:p>Riz</text:p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951.73">
            <text:p>1951.73</text:p>
          </table:table-cell>
          <table:table-cell office:value-type="float" office:value="447.68">
            <text:p>447.68</text:p>
          </table:table-cell>
          <table:table-cell office:value-type="float" office:value="1199.705">
            <text:p>1199.705</text:p>
          </table:table-cell>
          <table:table-cell table:style-name="ce2" office:value-type="percentage" office:value="0.00000512365952257741">
            <text:p>0.00%</text:p>
          </table:table-cell>
          <table:table-cell table:style-name="ce2" office:value-type="percentage" office:value="0.0011168691922802">
            <text:p>0.11%</text:p>
          </table:table-cell>
          <table:table-cell office:value-type="float" office:value="0.255">
            <text:p>0.255</text:p>
          </table:table-cell>
          <table:table-cell table:style-name="ce2" office:value-type="percentage" office:value="0.000212552252428722">
            <text:p>0.02%</text:p>
          </table:table-cell>
          <table:table-cell office:value-type="float" office:value="0.51">
            <text:p>0.51</text:p>
          </table:table-cell>
        </table:table-row>
        <table:table-row table:style-name="ro2">
          <table:table-cell office:value-type="string">
            <text:p>231-03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583.61">
            <text:p>1583.61</text:p>
          </table:table-cell>
          <table:table-cell office:value-type="float" office:value="437.91">
            <text:p>437.91</text:p>
          </table:table-cell>
          <table:table-cell office:value-type="float" office:value="1010.76">
            <text:p>1010.76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00228357425041675">
            <text:p>0.00%</text:p>
          </table:table-cell>
          <table:table-cell office:value-type="float" office:value="0.005">
            <text:p>0.005</text:p>
          </table:table-cell>
          <table:table-cell table:style-name="ce2" office:value-type="percentage" office:value="0.0000049467727254739">
            <text:p>0.00%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231-04</text:p>
          </table:table-cell>
          <table:table-cell office:value-type="string">
            <text:p>Riz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">
            <text:p>0</text:p>
          </table:table-cell>
          <table:table-cell office:value-type="float" office:value="1933.48">
            <text:p>1933.48</text:p>
          </table:table-cell>
          <table:table-cell office:value-type="float" office:value="1.71">
            <text:p>1.71</text:p>
          </table:table-cell>
          <table:table-cell office:value-type="float" office:value="967.595">
            <text:p>967.595</text:p>
          </table:table-cell>
          <table:table-cell table:style-name="ce2" office:value-type="percentage" office:value="0.0000672362786271386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065">
            <text:p>0.065</text:p>
          </table:table-cell>
          <table:table-cell table:style-name="ce2" office:value-type="percentage" office:value="0.0000671768663542081">
            <text:p>0.01%</text:p>
          </table:table-cell>
          <table:table-cell office:value-type="float" office:value="0.13">
            <text:p>0.13</text:p>
          </table:table-cell>
        </table:table-row>
        <table:table-row table:style-name="ro2">
          <table:table-cell office:value-type="string">
            <text:p>231-05</text:p>
          </table:table-cell>
          <table:table-cell office:value-type="string">
            <text:p>Riz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2015.58">
            <text:p>2015.58</text:p>
          </table:table-cell>
          <table:table-cell office:value-type="float" office:value="7.93">
            <text:p>7.93</text:p>
          </table:table-cell>
          <table:table-cell office:value-type="float" office:value="1011.755">
            <text:p>1011.755</text:p>
          </table:table-cell>
          <table:table-cell table:style-name="ce2" office:value-type="percentage" office:value="0.00000496135107512478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05">
            <text:p>0.005</text:p>
          </table:table-cell>
          <table:table-cell table:style-name="ce2" office:value-type="percentage" office:value="0.00000494190787295343">
            <text:p>0.00%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231-06</text:p>
          </table:table-cell>
          <table:table-cell office:value-type="string">
            <text:p>Riz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">
            <text:p>0</text:p>
          </table:table-cell>
          <table:table-cell office:value-type="float" office:value="2144.07">
            <text:p>2144.07</text:p>
          </table:table-cell>
          <table:table-cell office:value-type="float" office:value="205.8">
            <text:p>205.8</text:p>
          </table:table-cell>
          <table:table-cell office:value-type="float" office:value="1174.935">
            <text:p>1174.935</text:p>
          </table:table-cell>
          <table:table-cell table:style-name="ce2" office:value-type="percentage" office:value="0.000116600670687058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125">
            <text:p>0.125</text:p>
          </table:table-cell>
          <table:table-cell table:style-name="ce2" office:value-type="percentage" office:value="0.000106388864064821">
            <text:p>0.01%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231-07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office:value-type="float" office:value="1908.86">
            <text:p>1908.86</text:p>
          </table:table-cell>
          <table:table-cell office:value-type="float" office:value="1111.84">
            <text:p>1111.84</text:p>
          </table:table-cell>
          <table:table-cell office:value-type="float" office:value="1510.35">
            <text:p>1510.35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0728522089509282">
            <text:p>0.07%</text:p>
          </table:table-cell>
          <table:table-cell office:value-type="float" office:value="0.405">
            <text:p>0.405</text:p>
          </table:table-cell>
          <table:table-cell table:style-name="ce2" office:value-type="percentage" office:value="0.000268149766610388">
            <text:p>0.03%</text:p>
          </table:table-cell>
          <table:table-cell office:value-type="float" office:value="0.81">
            <text:p>0.81</text:p>
          </table:table-cell>
        </table:table-row>
        <table:table-row table:style-name="ro2">
          <table:table-cell office:value-type="string">
            <text:p>232-01</text:p>
          </table:table-cell>
          <table:table-cell office:value-type="string">
            <text:p>Riz</text:p>
          </table:table-cell>
          <table:table-cell office:value-type="float" office:value="1.01">
            <text:p>1.01</text:p>
          </table:table-cell>
          <table:table-cell table:number-columns-repeated="2" office:value-type="float" office:value="0">
            <text:p>0</text:p>
          </table:table-cell>
          <table:table-cell office:value-type="float" office:value="2372.77">
            <text:p>2372.77</text:p>
          </table:table-cell>
          <table:table-cell office:value-type="float" office:value="516.75">
            <text:p>516.75</text:p>
          </table:table-cell>
          <table:table-cell office:value-type="float" office:value="1444.76">
            <text:p>1444.76</text:p>
          </table:table-cell>
          <table:table-cell table:style-name="ce2" office:value-type="percentage" office:value="0.000425662832891515">
            <text:p>0.04%</text:p>
          </table:table-cell>
          <table:table-cell table:style-name="ce2" office:value-type="percentage" office:value="0">
            <text:p>0.00%</text:p>
          </table:table-cell>
          <table:table-cell office:value-type="float" office:value="0.505">
            <text:p>0.505</text:p>
          </table:table-cell>
          <table:table-cell table:style-name="ce2" office:value-type="percentage" office:value="0.000349539023782497">
            <text:p>0.03%</text:p>
          </table:table-cell>
          <table:table-cell office:value-type="float" office:value="1.01">
            <text:p>1.01</text:p>
          </table:table-cell>
        </table:table-row>
        <table:table-row table:style-name="ro2">
          <table:table-cell office:value-type="string">
            <text:p>233-01</text:p>
          </table:table-cell>
          <table:table-cell office:value-type="string">
            <text:p>Riz</text:p>
          </table:table-cell>
          <table:table-cell office:value-type="float" office:value="3.77">
            <text:p>3.77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2947.68">
            <text:p>2947.68</text:p>
          </table:table-cell>
          <table:table-cell office:value-type="float" office:value="514.58">
            <text:p>514.58</text:p>
          </table:table-cell>
          <table:table-cell office:value-type="float" office:value="1731.13">
            <text:p>1731.13</text:p>
          </table:table-cell>
          <table:table-cell table:style-name="ce2" office:value-type="percentage" office:value="0.00127897193725235">
            <text:p>0.13%</text:p>
          </table:table-cell>
          <table:table-cell table:style-name="ce2" office:value-type="percentage" office:value="0.00145749931983365">
            <text:p>0.15%</text:p>
          </table:table-cell>
          <table:table-cell office:value-type="float" office:value="2.26">
            <text:p>2.26</text:p>
          </table:table-cell>
          <table:table-cell table:style-name="ce2" office:value-type="percentage" office:value="0.00130550565237735">
            <text:p>0.13%</text:p>
          </table:table-cell>
          <table:table-cell office:value-type="float" office:value="4.52">
            <text:p>4.52</text:p>
          </table:table-cell>
        </table:table-row>
        <table:table-row table:style-name="ro2">
          <table:table-cell office:value-type="string">
            <text:p>233-02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2533.09">
            <text:p>2533.09</text:p>
          </table:table-cell>
          <table:table-cell office:value-type="float" office:value="985.95">
            <text:p>985.95</text:p>
          </table:table-cell>
          <table:table-cell office:value-type="float" office:value="1759.52">
            <text:p>1759.52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0253562553882043">
            <text:p>0.03%</text:p>
          </table:table-cell>
          <table:table-cell office:value-type="float" office:value="0.125">
            <text:p>0.125</text:p>
          </table:table-cell>
          <table:table-cell table:style-name="ce2" office:value-type="percentage" office:value="0.0000710421023915613">
            <text:p>0.01%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234-01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234.07">
            <text:p>234.07</text:p>
          </table:table-cell>
          <table:table-cell office:value-type="float" office:value="19.65">
            <text:p>19.65</text:p>
          </table:table-cell>
          <table:table-cell office:value-type="float" office:value="126.86">
            <text:p>126.86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234-02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2885.02">
            <text:p>2885.02</text:p>
          </table:table-cell>
          <table:table-cell office:value-type="float" office:value="1193.66">
            <text:p>1193.66</text:p>
          </table:table-cell>
          <table:table-cell office:value-type="float" office:value="2039.34">
            <text:p>2039.34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0628319622002915">
            <text:p>0.06%</text:p>
          </table:table-cell>
          <table:table-cell office:value-type="float" office:value="0.375">
            <text:p>0.375</text:p>
          </table:table-cell>
          <table:table-cell table:style-name="ce2" office:value-type="percentage" office:value="0.000183883020977375">
            <text:p>0.02%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office:value-type="string">
            <text:p>311-01</text:p>
          </table:table-cell>
          <table:table-cell office:value-type="string">
            <text:p>Riz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470.95">
            <text:p>470.95</text:p>
          </table:table-cell>
          <table:table-cell office:value-type="float" office:value="258.95">
            <text:p>258.95</text:p>
          </table:table-cell>
          <table:table-cell office:value-type="float" office:value="364.95">
            <text:p>364.95</text:p>
          </table:table-cell>
          <table:table-cell table:style-name="ce2" office:value-type="percentage" office:value="0.000106168383055526">
            <text:p>0.01%</text:p>
          </table:table-cell>
          <table:table-cell table:style-name="ce2" office:value-type="percentage" office:value="0.0000772349874493145">
            <text:p>0.01%</text:p>
          </table:table-cell>
          <table:table-cell office:value-type="float" office:value="0.035">
            <text:p>0.035</text:p>
          </table:table-cell>
          <table:table-cell table:style-name="ce2" office:value-type="percentage" office:value="0.000095903548431292">
            <text:p>0.01%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 office:value-type="string">
            <text:p>311-02</text:p>
          </table:table-cell>
          <table:table-cell office:value-type="string">
            <text:p>Riz</text:p>
          </table:table-cell>
          <table:table-cell office:value-type="float" office:value="2.41">
            <text:p>2.41</text:p>
          </table:table-cell>
          <table:table-cell office:value-type="float" office:value="1.52">
            <text:p>1.52</text:p>
          </table:table-cell>
          <table:table-cell office:value-type="float" office:value="0">
            <text:p>0</text:p>
          </table:table-cell>
          <table:table-cell office:value-type="float" office:value="272.17">
            <text:p>272.17</text:p>
          </table:table-cell>
          <table:table-cell office:value-type="float" office:value="245.13">
            <text:p>245.13</text:p>
          </table:table-cell>
          <table:table-cell office:value-type="float" office:value="258.65">
            <text:p>258.65</text:p>
          </table:table-cell>
          <table:table-cell table:style-name="ce2" office:value-type="percentage" office:value="0.00885475989271411">
            <text:p>0.89%</text:p>
          </table:table-cell>
          <table:table-cell table:style-name="ce2" office:value-type="percentage" office:value="0.00620079141679925">
            <text:p>0.62%</text:p>
          </table:table-cell>
          <table:table-cell office:value-type="float" office:value="1.965">
            <text:p>1.965</text:p>
          </table:table-cell>
          <table:table-cell table:style-name="ce2" office:value-type="percentage" office:value="0.00759713899091436">
            <text:p>0.76%</text:p>
          </table:table-cell>
          <table:table-cell office:value-type="float" office:value="3.93">
            <text:p>3.93</text:p>
          </table:table-cell>
        </table:table-row>
        <table:table-row table:style-name="ro2">
          <table:table-cell office:value-type="string">
            <text:p>311-03</text:p>
          </table:table-cell>
          <table:table-cell office:value-type="string">
            <text:p>Riz</text:p>
          </table:table-cell>
          <table:table-cell office:value-type="float" office:value="0.35">
            <text:p>0.3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91.4">
            <text:p>191.4</text:p>
          </table:table-cell>
          <table:table-cell office:value-type="float" office:value="26.69">
            <text:p>26.69</text:p>
          </table:table-cell>
          <table:table-cell office:value-type="float" office:value="109.045">
            <text:p>109.045</text:p>
          </table:table-cell>
          <table:table-cell table:style-name="ce2" office:value-type="percentage" office:value="0.00182863113897597">
            <text:p>0.18%</text:p>
          </table:table-cell>
          <table:table-cell table:style-name="ce2" office:value-type="percentage" office:value="0.00936680404645935">
            <text:p>0.94%</text:p>
          </table:table-cell>
          <table:table-cell office:value-type="float" office:value="0.3">
            <text:p>0.3</text:p>
          </table:table-cell>
          <table:table-cell table:style-name="ce2" office:value-type="percentage" office:value="0.00275115777889862">
            <text:p>0.28%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string">
            <text:p>312-01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691.18">
            <text:p>691.18</text:p>
          </table:table-cell>
          <table:table-cell office:value-type="float" office:value="43.09">
            <text:p>43.09</text:p>
          </table:table-cell>
          <table:table-cell office:value-type="float" office:value="367.135">
            <text:p>367.13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312-02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2142.63">
            <text:p>2142.63</text:p>
          </table:table-cell>
          <table:table-cell office:value-type="float" office:value="319.36">
            <text:p>319.36</text:p>
          </table:table-cell>
          <table:table-cell office:value-type="float" office:value="1230.995">
            <text:p>1230.995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0407064128256513">
            <text:p>0.04%</text:p>
          </table:table-cell>
          <table:table-cell office:value-type="float" office:value="0.065">
            <text:p>0.065</text:p>
          </table:table-cell>
          <table:table-cell table:style-name="ce2" office:value-type="percentage" office:value="0.0000528028139838098">
            <text:p>0.01%</text:p>
          </table:table-cell>
          <table:table-cell office:value-type="float" office:value="0.13">
            <text:p>0.13</text:p>
          </table:table-cell>
        </table:table-row>
        <table:table-row table:style-name="ro2">
          <table:table-cell office:value-type="string">
            <text:p>313-01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914.23">
            <text:p>914.23</text:p>
          </table:table-cell>
          <table:table-cell office:value-type="float" office:value="16.86">
            <text:p>16.86</text:p>
          </table:table-cell>
          <table:table-cell office:value-type="float" office:value="465.545">
            <text:p>465.54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313-02</text:p>
          </table:table-cell>
          <table:table-cell office:value-type="string">
            <text:p>Riz</text:p>
          </table:table-cell>
          <table:table-cell office:value-type="float" office:value="4.41">
            <text:p>4.41</text:p>
          </table:table-cell>
          <table:table-cell office:value-type="float" office:value="3.52">
            <text:p>3.52</text:p>
          </table:table-cell>
          <table:table-cell office:value-type="float" office:value="0">
            <text:p>0</text:p>
          </table:table-cell>
          <table:table-cell office:value-type="float" office:value="932.34">
            <text:p>932.34</text:p>
          </table:table-cell>
          <table:table-cell office:value-type="float" office:value="291.21">
            <text:p>291.21</text:p>
          </table:table-cell>
          <table:table-cell office:value-type="float" office:value="611.775">
            <text:p>611.775</text:p>
          </table:table-cell>
          <table:table-cell table:style-name="ce2" office:value-type="percentage" office:value="0.00473003410772894">
            <text:p>0.47%</text:p>
          </table:table-cell>
          <table:table-cell table:style-name="ce2" office:value-type="percentage" office:value="0.0120874969952955">
            <text:p>1.21%</text:p>
          </table:table-cell>
          <table:table-cell office:value-type="float" office:value="3.965">
            <text:p>3.965</text:p>
          </table:table-cell>
          <table:table-cell table:style-name="ce2" office:value-type="percentage" office:value="0.00648114094233991">
            <text:p>0.65%</text:p>
          </table:table-cell>
          <table:table-cell office:value-type="float" office:value="7.93">
            <text:p>7.93</text:p>
          </table:table-cell>
        </table:table-row>
        <table:table-row table:style-name="ro2">
          <table:table-cell office:value-type="string">
            <text:p>313-03</text:p>
          </table:table-cell>
          <table:table-cell office:value-type="string">
            <text:p>Riz</text:p>
          </table:table-cell>
          <table:table-cell office:value-type="float" office:value="1.25">
            <text:p>1.25</text:p>
          </table:table-cell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float" office:value="1300.91">
            <text:p>1300.91</text:p>
          </table:table-cell>
          <table:table-cell office:value-type="float" office:value="756.56">
            <text:p>756.56</text:p>
          </table:table-cell>
          <table:table-cell office:value-type="float" office:value="1028.735">
            <text:p>1028.735</text:p>
          </table:table-cell>
          <table:table-cell table:style-name="ce2" office:value-type="percentage" office:value="0.000960865855439654">
            <text:p>0.10%</text:p>
          </table:table-cell>
          <table:table-cell table:style-name="ce2" office:value-type="percentage" office:value="0.000872369673257904">
            <text:p>0.09%</text:p>
          </table:table-cell>
          <table:table-cell office:value-type="float" office:value="0.955">
            <text:p>0.955</text:p>
          </table:table-cell>
          <table:table-cell table:style-name="ce2" office:value-type="percentage" office:value="0.000928324592825169">
            <text:p>0.09%</text:p>
          </table:table-cell>
          <table:table-cell office:value-type="float" office:value="1.91">
            <text:p>1.91</text:p>
          </table:table-cell>
        </table:table-row>
        <table:table-row table:style-name="ro2">
          <table:table-cell office:value-type="string">
            <text:p>321-01</text:p>
          </table:table-cell>
          <table:table-cell office:value-type="string">
            <text:p>Riz</text:p>
          </table:table-cell>
          <table:table-cell office:value-type="float" office:value="46.05">
            <text:p>46.05</text:p>
          </table:table-cell>
          <table:table-cell office:value-type="float" office:value="8.84">
            <text:p>8.84</text:p>
          </table:table-cell>
          <table:table-cell office:value-type="float" office:value="0">
            <text:p>0</text:p>
          </table:table-cell>
          <table:table-cell office:value-type="float" office:value="734.48">
            <text:p>734.48</text:p>
          </table:table-cell>
          <table:table-cell office:value-type="float" office:value="144.31">
            <text:p>144.31</text:p>
          </table:table-cell>
          <table:table-cell office:value-type="float" office:value="439.395">
            <text:p>439.395</text:p>
          </table:table-cell>
          <table:table-cell table:style-name="ce2" office:value-type="percentage" office:value="0.0626974185818538">
            <text:p>6.27%</text:p>
          </table:table-cell>
          <table:table-cell table:style-name="ce2" office:value-type="percentage" office:value="0.0612570161457972">
            <text:p>6.13%</text:p>
          </table:table-cell>
          <table:table-cell office:value-type="float" office:value="27.445">
            <text:p>27.445</text:p>
          </table:table-cell>
          <table:table-cell table:style-name="ce2" office:value-type="percentage" office:value="0.0624608837151083">
            <text:p>6.25%</text:p>
          </table:table-cell>
          <table:table-cell office:value-type="float" office:value="54.89">
            <text:p>54.89</text:p>
          </table:table-cell>
        </table:table-row>
        <table:table-row table:style-name="ro2">
          <table:table-cell office:value-type="string">
            <text:p>321-02</text:p>
          </table:table-cell>
          <table:table-cell office:value-type="string">
            <text:p>Riz</text:p>
          </table:table-cell>
          <table:table-cell office:value-type="float" office:value="147.46">
            <text:p>147.46</text:p>
          </table:table-cell>
          <table:table-cell office:value-type="float" office:value="49.51">
            <text:p>49.51</text:p>
          </table:table-cell>
          <table:table-cell office:value-type="float" office:value="0">
            <text:p>0</text:p>
          </table:table-cell>
          <table:table-cell office:value-type="float" office:value="1543.24">
            <text:p>1543.24</text:p>
          </table:table-cell>
          <table:table-cell office:value-type="float" office:value="421.2">
            <text:p>421.2</text:p>
          </table:table-cell>
          <table:table-cell office:value-type="float" office:value="982.22">
            <text:p>982.22</text:p>
          </table:table-cell>
          <table:table-cell table:style-name="ce2" office:value-type="percentage" office:value="0.0955522148207667">
            <text:p>9.56%</text:p>
          </table:table-cell>
          <table:table-cell table:style-name="ce2" office:value-type="percentage" office:value="0.117545109211776">
            <text:p>11.75%</text:p>
          </table:table-cell>
          <table:table-cell office:value-type="float" office:value="98.485">
            <text:p>98.485</text:p>
          </table:table-cell>
          <table:table-cell table:style-name="ce2" office:value-type="percentage" office:value="0.100267760786789">
            <text:p>10.03%</text:p>
          </table:table-cell>
          <table:table-cell office:value-type="float" office:value="196.97">
            <text:p>196.97</text:p>
          </table:table-cell>
        </table:table-row>
        <table:table-row table:style-name="ro2">
          <table:table-cell office:value-type="string">
            <text:p>321-03</text:p>
          </table:table-cell>
          <table:table-cell office:value-type="string">
            <text:p>Riz</text:p>
          </table:table-cell>
          <table:table-cell office:value-type="float" office:value="98.38">
            <text:p>98.38</text:p>
          </table:table-cell>
          <table:table-cell office:value-type="float" office:value="52.38">
            <text:p>52.38</text:p>
          </table:table-cell>
          <table:table-cell office:value-type="float" office:value="0">
            <text:p>0</text:p>
          </table:table-cell>
          <table:table-cell office:value-type="float" office:value="1321.13">
            <text:p>1321.13</text:p>
          </table:table-cell>
          <table:table-cell office:value-type="float" office:value="424.19">
            <text:p>424.19</text:p>
          </table:table-cell>
          <table:table-cell office:value-type="float" office:value="872.66">
            <text:p>872.66</text:p>
          </table:table-cell>
          <table:table-cell table:style-name="ce2" office:value-type="percentage" office:value="0.0744665551459735">
            <text:p>7.45%</text:p>
          </table:table-cell>
          <table:table-cell table:style-name="ce2" office:value-type="percentage" office:value="0.123482401753931">
            <text:p>12.35%</text:p>
          </table:table-cell>
          <table:table-cell office:value-type="float" office:value="75.38">
            <text:p>75.38</text:p>
          </table:table-cell>
          <table:table-cell table:style-name="ce2" office:value-type="percentage" office:value="0.0863795750922467">
            <text:p>8.64%</text:p>
          </table:table-cell>
          <table:table-cell office:value-type="float" office:value="150.76">
            <text:p>150.76</text:p>
          </table:table-cell>
        </table:table-row>
        <table:table-row table:style-name="ro2">
          <table:table-cell office:value-type="string">
            <text:p>321-04</text:p>
          </table:table-cell>
          <table:table-cell office:value-type="string">
            <text:p>Riz</text:p>
          </table:table-cell>
          <table:table-cell office:value-type="float" office:value="38.37">
            <text:p>38.37</text:p>
          </table:table-cell>
          <table:table-cell office:value-type="float" office:value="53.98">
            <text:p>53.98</text:p>
          </table:table-cell>
          <table:table-cell office:value-type="float" office:value="0">
            <text:p>0</text:p>
          </table:table-cell>
          <table:table-cell office:value-type="float" office:value="2888.41">
            <text:p>2888.41</text:p>
          </table:table-cell>
          <table:table-cell office:value-type="float" office:value="813.43">
            <text:p>813.43</text:p>
          </table:table-cell>
          <table:table-cell office:value-type="float" office:value="1850.92">
            <text:p>1850.92</text:p>
          </table:table-cell>
          <table:table-cell table:style-name="ce2" office:value-type="percentage" office:value="0.013284125176135">
            <text:p>1.33%</text:p>
          </table:table-cell>
          <table:table-cell table:style-name="ce2" office:value-type="percentage" office:value="0.0663609652951084">
            <text:p>6.64%</text:p>
          </table:table-cell>
          <table:table-cell office:value-type="float" office:value="46.175">
            <text:p>46.175</text:p>
          </table:table-cell>
          <table:table-cell table:style-name="ce2" office:value-type="percentage" office:value="0.0249470533572494">
            <text:p>2.49%</text:p>
          </table:table-cell>
          <table:table-cell office:value-type="float" office:value="92.35">
            <text:p>92.35</text:p>
          </table:table-cell>
        </table:table-row>
        <table:table-row table:style-name="ro2">
          <table:table-cell office:value-type="string">
            <text:p>321-05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500.95">
            <text:p>500.95</text:p>
          </table:table-cell>
          <table:table-cell office:value-type="float" office:value="5.75">
            <text:p>5.75</text:p>
          </table:table-cell>
          <table:table-cell office:value-type="float" office:value="253.35">
            <text:p>253.3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321-06</text:p>
          </table:table-cell>
          <table:table-cell office:value-type="string">
            <text:p>Riz</text:p>
          </table:table-cell>
          <table:table-cell office:value-type="float" office:value="31.45">
            <text:p>31.45</text:p>
          </table:table-cell>
          <table:table-cell office:value-type="float" office:value="30.56">
            <text:p>30.56</text:p>
          </table:table-cell>
          <table:table-cell office:value-type="float" office:value="0.99">
            <text:p>0.99</text:p>
          </table:table-cell>
          <table:table-cell office:value-type="float" office:value="1477.08">
            <text:p>1477.08</text:p>
          </table:table-cell>
          <table:table-cell office:value-type="float" office:value="782.1">
            <text:p>782.1</text:p>
          </table:table-cell>
          <table:table-cell office:value-type="float" office:value="1129.59">
            <text:p>1129.59</text:p>
          </table:table-cell>
          <table:table-cell table:style-name="ce2" office:value-type="percentage" office:value="0.0212920085574241">
            <text:p>2.13%</text:p>
          </table:table-cell>
          <table:table-cell table:style-name="ce2" office:value-type="percentage" office:value="0.039074287175553">
            <text:p>3.91%</text:p>
          </table:table-cell>
          <table:table-cell office:value-type="float" office:value="31.005">
            <text:p>31.005</text:p>
          </table:table-cell>
          <table:table-cell table:style-name="ce2" office:value-type="percentage" office:value="0.0274480121105888">
            <text:p>2.74%</text:p>
          </table:table-cell>
          <table:table-cell office:value-type="float" office:value="62.01">
            <text:p>62.01</text:p>
          </table:table-cell>
        </table:table-row>
        <table:table-row table:style-name="ro2">
          <table:table-cell office:value-type="string">
            <text:p>322-01</text:p>
          </table:table-cell>
          <table:table-cell office:value-type="string">
            <text:p>Riz</text:p>
          </table:table-cell>
          <table:table-cell office:value-type="float" office:value="79.56">
            <text:p>79.56</text:p>
          </table:table-cell>
          <table:table-cell office:value-type="float" office:value="23.88">
            <text:p>23.88</text:p>
          </table:table-cell>
          <table:table-cell office:value-type="float" office:value="0.88">
            <text:p>0.88</text:p>
          </table:table-cell>
          <table:table-cell office:value-type="float" office:value="1888.27">
            <text:p>1888.27</text:p>
          </table:table-cell>
          <table:table-cell office:value-type="float" office:value="179.17">
            <text:p>179.17</text:p>
          </table:table-cell>
          <table:table-cell office:value-type="float" office:value="1033.72">
            <text:p>1033.72</text:p>
          </table:table-cell>
          <table:table-cell table:style-name="ce2" office:value-type="percentage" office:value="0.042133805017291">
            <text:p>4.21%</text:p>
          </table:table-cell>
          <table:table-cell table:style-name="ce2" office:value-type="percentage" office:value="0.133281241279232">
            <text:p>13.33%</text:p>
          </table:table-cell>
          <table:table-cell office:value-type="float" office:value="51.72">
            <text:p>51.72</text:p>
          </table:table-cell>
          <table:table-cell table:style-name="ce2" office:value-type="percentage" office:value="0.0500328909182371">
            <text:p>5.00%</text:p>
          </table:table-cell>
          <table:table-cell office:value-type="float" office:value="103.44">
            <text:p>103.44</text:p>
          </table:table-cell>
        </table:table-row>
        <table:table-row table:style-name="ro2">
          <table:table-cell office:value-type="string">
            <text:p>322-02</text:p>
          </table:table-cell>
          <table:table-cell office:value-type="string">
            <text:p>Riz</text:p>
          </table:table-cell>
          <table:table-cell office:value-type="float" office:value="87.09">
            <text:p>87.09</text:p>
          </table:table-cell>
          <table:table-cell office:value-type="float" office:value="2.13">
            <text:p>2.13</text:p>
          </table:table-cell>
          <table:table-cell office:value-type="float" office:value="0">
            <text:p>0</text:p>
          </table:table-cell>
          <table:table-cell office:value-type="float" office:value="598.39">
            <text:p>598.39</text:p>
          </table:table-cell>
          <table:table-cell office:value-type="float" office:value="74.4">
            <text:p>74.4</text:p>
          </table:table-cell>
          <table:table-cell office:value-type="float" office:value="336.395">
            <text:p>336.395</text:p>
          </table:table-cell>
          <table:table-cell table:style-name="ce2" office:value-type="percentage" office:value="0.145540533765604">
            <text:p>14.55%</text:p>
          </table:table-cell>
          <table:table-cell table:style-name="ce2" office:value-type="percentage" office:value="0.0286290322580645">
            <text:p>2.86%</text:p>
          </table:table-cell>
          <table:table-cell office:value-type="float" office:value="44.61">
            <text:p>44.61</text:p>
          </table:table-cell>
          <table:table-cell table:style-name="ce2" office:value-type="percentage" office:value="0.13261195915516">
            <text:p>13.26%</text:p>
          </table:table-cell>
          <table:table-cell office:value-type="float" office:value="89.22">
            <text:p>89.22</text:p>
          </table:table-cell>
        </table:table-row>
        <table:table-row table:style-name="ro2">
          <table:table-cell office:value-type="string">
            <text:p>322-03</text:p>
          </table:table-cell>
          <table:table-cell office:value-type="string">
            <text:p>Riz</text:p>
          </table:table-cell>
          <table:table-cell office:value-type="float" office:value="21.51">
            <text:p>21.51</text:p>
          </table:table-cell>
          <table:table-cell office:value-type="float" office:value="8.01">
            <text:p>8.01</text:p>
          </table:table-cell>
          <table:table-cell office:value-type="float" office:value="0">
            <text:p>0</text:p>
          </table:table-cell>
          <table:table-cell office:value-type="float" office:value="839.55">
            <text:p>839.55</text:p>
          </table:table-cell>
          <table:table-cell office:value-type="float" office:value="189.5">
            <text:p>189.5</text:p>
          </table:table-cell>
          <table:table-cell office:value-type="float" office:value="514.525">
            <text:p>514.525</text:p>
          </table:table-cell>
          <table:table-cell table:style-name="ce2" office:value-type="percentage" office:value="0.0256208683223155">
            <text:p>2.56%</text:p>
          </table:table-cell>
          <table:table-cell table:style-name="ce2" office:value-type="percentage" office:value="0.0422691292875989">
            <text:p>4.23%</text:p>
          </table:table-cell>
          <table:table-cell office:value-type="float" office:value="14.76">
            <text:p>14.76</text:p>
          </table:table-cell>
          <table:table-cell table:style-name="ce2" office:value-type="percentage" office:value="0.0286866527379622">
            <text:p>2.87%</text:p>
          </table:table-cell>
          <table:table-cell office:value-type="float" office:value="29.52">
            <text:p>29.52</text:p>
          </table:table-cell>
        </table:table-row>
        <table:table-row table:style-name="ro2">
          <table:table-cell office:value-type="string">
            <text:p>322-04</text:p>
          </table:table-cell>
          <table:table-cell office:value-type="string">
            <text:p>Riz</text:p>
          </table:table-cell>
          <table:table-cell office:value-type="float" office:value="8.81">
            <text:p>8.81</text:p>
          </table:table-cell>
          <table:table-cell table:number-columns-repeated="2" office:value-type="float" office:value="0">
            <text:p>0</text:p>
          </table:table-cell>
          <table:table-cell office:value-type="float" office:value="374.58">
            <text:p>374.58</text:p>
          </table:table-cell>
          <table:table-cell office:value-type="float" office:value="3.48">
            <text:p>3.48</text:p>
          </table:table-cell>
          <table:table-cell office:value-type="float" office:value="189.03">
            <text:p>189.03</text:p>
          </table:table-cell>
          <table:table-cell table:style-name="ce2" office:value-type="percentage" office:value="0.0235196753697475">
            <text:p>2.35%</text:p>
          </table:table-cell>
          <table:table-cell table:style-name="ce2" office:value-type="percentage" office:value="0">
            <text:p>0.00%</text:p>
          </table:table-cell>
          <table:table-cell office:value-type="float" office:value="4.405">
            <text:p>4.405</text:p>
          </table:table-cell>
          <table:table-cell table:style-name="ce2" office:value-type="percentage" office:value="0.0233031793895149">
            <text:p>2.33%</text:p>
          </table:table-cell>
          <table:table-cell office:value-type="float" office:value="8.81">
            <text:p>8.81</text:p>
          </table:table-cell>
        </table:table-row>
        <table:table-row table:style-name="ro2">
          <table:table-cell office:value-type="string">
            <text:p>323-01</text:p>
          </table:table-cell>
          <table:table-cell office:value-type="string">
            <text:p>Riz</text:p>
          </table:table-cell>
          <table:table-cell office:value-type="float" office:value="66.08">
            <text:p>66.08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81.18">
            <text:p>1181.18</text:p>
          </table:table-cell>
          <table:table-cell office:value-type="float" office:value="124.21">
            <text:p>124.21</text:p>
          </table:table-cell>
          <table:table-cell office:value-type="float" office:value="652.695">
            <text:p>652.695</text:p>
          </table:table-cell>
          <table:table-cell table:style-name="ce2" office:value-type="percentage" office:value="0.0559440559440559">
            <text:p>5.59%</text:p>
          </table:table-cell>
          <table:table-cell table:style-name="ce2" office:value-type="percentage" office:value="0.0111102165687143">
            <text:p>1.11%</text:p>
          </table:table-cell>
          <table:table-cell office:value-type="float" office:value="33.73">
            <text:p>33.73</text:p>
          </table:table-cell>
          <table:table-cell table:style-name="ce2" office:value-type="percentage" office:value="0.0516780425773141">
            <text:p>5.17%</text:p>
          </table:table-cell>
          <table:table-cell office:value-type="float" office:value="67.46">
            <text:p>67.46</text:p>
          </table:table-cell>
        </table:table-row>
        <table:table-row table:style-name="ro2">
          <table:table-cell office:value-type="string">
            <text:p>323-02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644.6">
            <text:p>644.6</text:p>
          </table:table-cell>
          <table:table-cell office:value-type="float" office:value="0.25">
            <text:p>0.25</text:p>
          </table:table-cell>
          <table:table-cell office:value-type="float" office:value="322.425">
            <text:p>322.42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323-03</text:p>
          </table:table-cell>
          <table:table-cell office:value-type="string">
            <text:p>Riz</text:p>
          </table:table-cell>
          <table:table-cell office:value-type="float" office:value="10.29">
            <text:p>10.29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824.37">
            <text:p>824.37</text:p>
          </table:table-cell>
          <table:table-cell office:value-type="float" office:value="24.96">
            <text:p>24.96</text:p>
          </table:table-cell>
          <table:table-cell office:value-type="float" office:value="424.665">
            <text:p>424.665</text:p>
          </table:table-cell>
          <table:table-cell table:style-name="ce2" office:value-type="percentage" office:value="0.0124822591797373">
            <text:p>1.25%</text:p>
          </table:table-cell>
          <table:table-cell table:style-name="ce2" office:value-type="percentage" office:value="0.0112179487179487">
            <text:p>1.12%</text:p>
          </table:table-cell>
          <table:table-cell office:value-type="float" office:value="5.285">
            <text:p>5.285</text:p>
          </table:table-cell>
          <table:table-cell table:style-name="ce2" office:value-type="percentage" office:value="0.0124451037876915">
            <text:p>1.24%</text:p>
          </table:table-cell>
          <table:table-cell office:value-type="float" office:value="10.57">
            <text:p>10.57</text:p>
          </table:table-cell>
        </table:table-row>
        <table:table-row table:style-name="ro2">
          <table:table-cell office:value-type="string">
            <text:p>331-01</text:p>
          </table:table-cell>
          <table:table-cell office:value-type="string">
            <text:p>Riz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">
            <text:p>0</text:p>
          </table:table-cell>
          <table:table-cell office:value-type="float" office:value="553.07">
            <text:p>553.07</text:p>
          </table:table-cell>
          <table:table-cell office:value-type="float" office:value="5.02">
            <text:p>5.02</text:p>
          </table:table-cell>
          <table:table-cell office:value-type="float" office:value="279.045">
            <text:p>279.045</text:p>
          </table:table-cell>
          <table:table-cell table:style-name="ce2" office:value-type="percentage" office:value="0.000325456090549117">
            <text:p>0.03%</text:p>
          </table:table-cell>
          <table:table-cell table:style-name="ce2" office:value-type="percentage" office:value="0">
            <text:p>0.00%</text:p>
          </table:table-cell>
          <table:table-cell office:value-type="float" office:value="0.09">
            <text:p>0.09</text:p>
          </table:table-cell>
          <table:table-cell table:style-name="ce2" office:value-type="percentage" office:value="0.000322528624415417">
            <text:p>0.03%</text:p>
          </table:table-cell>
          <table:table-cell office:value-type="float" office:value="0.18">
            <text:p>0.18</text:p>
          </table:table-cell>
        </table:table-row>
        <table:table-row table:style-name="ro2">
          <table:table-cell office:value-type="string">
            <text:p>331-02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616.68">
            <text:p>616.68</text:p>
          </table:table-cell>
          <table:table-cell office:value-type="float" office:value="35.45">
            <text:p>35.45</text:p>
          </table:table-cell>
          <table:table-cell office:value-type="float" office:value="326.065">
            <text:p>326.06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331-03</text:p>
          </table:table-cell>
          <table:table-cell office:value-type="string">
            <text:p>Riz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">
            <text:p>0</text:p>
          </table:table-cell>
          <table:table-cell office:value-type="float" office:value="985.49">
            <text:p>985.49</text:p>
          </table:table-cell>
          <table:table-cell office:value-type="float" office:value="8.52">
            <text:p>8.52</text:p>
          </table:table-cell>
          <table:table-cell office:value-type="float" office:value="497.005">
            <text:p>497.005</text:p>
          </table:table-cell>
          <table:table-cell table:style-name="ce2" office:value-type="percentage" office:value="0.0000913251276014977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045">
            <text:p>0.045</text:p>
          </table:table-cell>
          <table:table-cell table:style-name="ce2" office:value-type="percentage" office:value="0.0000905423486685245">
            <text:p>0.01%</text:p>
          </table:table-cell>
          <table:table-cell office:value-type="float" office:value="0.09">
            <text:p>0.09</text:p>
          </table:table-cell>
        </table:table-row>
        <table:table-row table:style-name="ro2">
          <table:table-cell office:value-type="string">
            <text:p>331-04</text:p>
          </table:table-cell>
          <table:table-cell office:value-type="string">
            <text:p>Riz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853.94">
            <text:p>853.94</text:p>
          </table:table-cell>
          <table:table-cell office:value-type="float" office:value="3.58">
            <text:p>3.58</text:p>
          </table:table-cell>
          <table:table-cell office:value-type="float" office:value="428.76">
            <text:p>428.76</text:p>
          </table:table-cell>
          <table:table-cell table:style-name="ce2" office:value-type="percentage" office:value="0.0000585521230999836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025">
            <text:p>0.025</text:p>
          </table:table-cell>
          <table:table-cell table:style-name="ce2" office:value-type="percentage" office:value="0.0000583076779550331">
            <text:p>0.01%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331-05</text:p>
          </table:table-cell>
          <table:table-cell office:value-type="string">
            <text:p>Riz</text:p>
          </table:table-cell>
          <table:table-cell office:value-type="float" office:value="0.13">
            <text:p>0.1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1707.1">
            <text:p>1707.1</text:p>
          </table:table-cell>
          <table:table-cell office:value-type="float" office:value="542.98">
            <text:p>542.98</text:p>
          </table:table-cell>
          <table:table-cell office:value-type="float" office:value="1125.04">
            <text:p>1125.04</text:p>
          </table:table-cell>
          <table:table-cell table:style-name="ce2" office:value-type="percentage" office:value="0.0000761525393942944">
            <text:p>0.01%</text:p>
          </table:table-cell>
          <table:table-cell table:style-name="ce2" office:value-type="percentage" office:value="0.000920844229990055">
            <text:p>0.09%</text:p>
          </table:table-cell>
          <table:table-cell office:value-type="float" office:value="0.315">
            <text:p>0.315</text:p>
          </table:table-cell>
          <table:table-cell table:style-name="ce2" office:value-type="percentage" office:value="0.000279990044798407">
            <text:p>0.03%</text:p>
          </table:table-cell>
          <table:table-cell office:value-type="float" office:value="0.63">
            <text:p>0.63</text:p>
          </table:table-cell>
        </table:table-row>
        <table:table-row table:style-name="ro2">
          <table:table-cell office:value-type="string">
            <text:p>331-06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772.12">
            <text:p>772.12</text:p>
          </table:table-cell>
          <table:table-cell office:value-type="float" office:value="1.82">
            <text:p>1.82</text:p>
          </table:table-cell>
          <table:table-cell office:value-type="float" office:value="386.97">
            <text:p>386.97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332-01</text:p>
          </table:table-cell>
          <table:table-cell office:value-type="string">
            <text:p>Riz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">
            <text:p>0</text:p>
          </table:table-cell>
          <table:table-cell office:value-type="float" office:value="1532.81">
            <text:p>1532.81</text:p>
          </table:table-cell>
          <table:table-cell office:value-type="float" office:value="155.83">
            <text:p>155.83</text:p>
          </table:table-cell>
          <table:table-cell office:value-type="float" office:value="844.32">
            <text:p>844.32</text:p>
          </table:table-cell>
          <table:table-cell table:style-name="ce2" office:value-type="percentage" office:value="0.0000456677605182638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35">
            <text:p>0.035</text:p>
          </table:table-cell>
          <table:table-cell table:style-name="ce2" office:value-type="percentage" office:value="0.0000414534773545575">
            <text:p>0.00%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 office:value-type="string">
            <text:p>332-02</text:p>
          </table:table-cell>
          <table:table-cell office:value-type="string">
            <text:p>Riz</text:p>
          </table:table-cell>
          <table:table-cell office:value-type="float" office:value="0.76">
            <text:p>0.76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380.21">
            <text:p>1380.21</text:p>
          </table:table-cell>
          <table:table-cell office:value-type="float" office:value="67.91">
            <text:p>67.91</text:p>
          </table:table-cell>
          <table:table-cell office:value-type="float" office:value="724.06">
            <text:p>724.06</text:p>
          </table:table-cell>
          <table:table-cell table:style-name="ce2" office:value-type="percentage" office:value="0.000550640844509169">
            <text:p>0.06%</text:p>
          </table:table-cell>
          <table:table-cell table:style-name="ce2" office:value-type="percentage" office:value="0.00368134295390959">
            <text:p>0.37%</text:p>
          </table:table-cell>
          <table:table-cell office:value-type="float" office:value="0.505">
            <text:p>0.505</text:p>
          </table:table-cell>
          <table:table-cell table:style-name="ce2" office:value-type="percentage" office:value="0.000697456011932713">
            <text:p>0.07%</text:p>
          </table:table-cell>
          <table:table-cell office:value-type="float" office:value="1.01">
            <text:p>1.01</text:p>
          </table:table-cell>
        </table:table-row>
        <table:table-row table:style-name="ro2">
          <table:table-cell office:value-type="string">
            <text:p>332-03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149.83">
            <text:p>1149.83</text:p>
          </table:table-cell>
          <table:table-cell office:value-type="float" office:value="167.52">
            <text:p>167.52</text:p>
          </table:table-cell>
          <table:table-cell office:value-type="float" office:value="658.675">
            <text:p>658.67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341-01</text:p>
          </table:table-cell>
          <table:table-cell office:value-type="string">
            <text:p>Riz</text:p>
          </table:table-cell>
          <table:table-cell office:value-type="float" office:value="0.55">
            <text:p>0.5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543.01">
            <text:p>543.01</text:p>
          </table:table-cell>
          <table:table-cell office:value-type="float" office:value="67.55">
            <text:p>67.55</text:p>
          </table:table-cell>
          <table:table-cell office:value-type="float" office:value="305.28">
            <text:p>305.28</text:p>
          </table:table-cell>
          <table:table-cell table:style-name="ce2" office:value-type="percentage" office:value="0.00101287269111066">
            <text:p>0.10%</text:p>
          </table:table-cell>
          <table:table-cell table:style-name="ce2" office:value-type="percentage" office:value="0.000296076980014804">
            <text:p>0.03%</text:p>
          </table:table-cell>
          <table:table-cell office:value-type="float" office:value="0.285">
            <text:p>0.285</text:p>
          </table:table-cell>
          <table:table-cell table:style-name="ce2" office:value-type="percentage" office:value="0.000933569182389937">
            <text:p>0.09%</text:p>
          </table:table-cell>
          <table:table-cell office:value-type="float" office:value="0.57">
            <text:p>0.57</text:p>
          </table:table-cell>
        </table:table-row>
        <table:table-row table:style-name="ro2">
          <table:table-cell office:value-type="string">
            <text:p>341-02</text:p>
          </table:table-cell>
          <table:table-cell office:value-type="string">
            <text:p>Riz</text:p>
          </table:table-cell>
          <table:table-cell office:value-type="float" office:value="1.18">
            <text:p>1.18</text:p>
          </table:table-cell>
          <table:table-cell office:value-type="float" office:value="0.63">
            <text:p>0.63</text:p>
          </table:table-cell>
          <table:table-cell office:value-type="float" office:value="0">
            <text:p>0</text:p>
          </table:table-cell>
          <table:table-cell office:value-type="float" office:value="604.52">
            <text:p>604.52</text:p>
          </table:table-cell>
          <table:table-cell office:value-type="float" office:value="70.1">
            <text:p>70.1</text:p>
          </table:table-cell>
          <table:table-cell office:value-type="float" office:value="337.31">
            <text:p>337.31</text:p>
          </table:table-cell>
          <table:table-cell table:style-name="ce2" office:value-type="percentage" office:value="0.00195196188711705">
            <text:p>0.20%</text:p>
          </table:table-cell>
          <table:table-cell table:style-name="ce2" office:value-type="percentage" office:value="0.00898716119828816">
            <text:p>0.90%</text:p>
          </table:table-cell>
          <table:table-cell office:value-type="float" office:value="0.905">
            <text:p>0.905</text:p>
          </table:table-cell>
          <table:table-cell table:style-name="ce2" office:value-type="percentage" office:value="0.0026829919065548">
            <text:p>0.27%</text:p>
          </table:table-cell>
          <table:table-cell office:value-type="float" office:value="1.81">
            <text:p>1.81</text:p>
          </table:table-cell>
        </table:table-row>
        <table:table-row table:style-name="ro2">
          <table:table-cell office:value-type="string">
            <text:p>341-03</text:p>
          </table:table-cell>
          <table:table-cell office:value-type="string">
            <text:p>Riz</text:p>
          </table:table-cell>
          <table:table-cell office:value-type="float" office:value="5.24">
            <text:p>5.24</text:p>
          </table:table-cell>
          <table:table-cell office:value-type="float" office:value="21.7">
            <text:p>21.7</text:p>
          </table:table-cell>
          <table:table-cell office:value-type="float" office:value="0">
            <text:p>0</text:p>
          </table:table-cell>
          <table:table-cell office:value-type="float" office:value="668.41">
            <text:p>668.41</text:p>
          </table:table-cell>
          <table:table-cell office:value-type="float" office:value="121.08">
            <text:p>121.08</text:p>
          </table:table-cell>
          <table:table-cell office:value-type="float" office:value="394.745">
            <text:p>394.745</text:p>
          </table:table-cell>
          <table:table-cell table:style-name="ce2" office:value-type="percentage" office:value="0.00783949970826289">
            <text:p>0.78%</text:p>
          </table:table-cell>
          <table:table-cell table:style-name="ce2" office:value-type="percentage" office:value="0.179220350181698">
            <text:p>17.92%</text:p>
          </table:table-cell>
          <table:table-cell office:value-type="float" office:value="13.47">
            <text:p>13.47</text:p>
          </table:table-cell>
          <table:table-cell table:style-name="ce2" office:value-type="percentage" office:value="0.0341232947852411">
            <text:p>3.41%</text:p>
          </table:table-cell>
          <table:table-cell office:value-type="float" office:value="26.94">
            <text:p>26.94</text:p>
          </table:table-cell>
        </table:table-row>
        <table:table-row table:style-name="ro2">
          <table:table-cell office:value-type="string">
            <text:p>341-04</text:p>
          </table:table-cell>
          <table:table-cell office:value-type="string">
            <text:p>Riz</text:p>
          </table:table-cell>
          <table:table-cell office:value-type="float" office:value="139.74">
            <text:p>139.74</text:p>
          </table:table-cell>
          <table:table-cell office:value-type="float" office:value="319.66">
            <text:p>319.66</text:p>
          </table:table-cell>
          <table:table-cell office:value-type="float" office:value="0.91">
            <text:p>0.91</text:p>
          </table:table-cell>
          <table:table-cell office:value-type="float" office:value="2419.3">
            <text:p>2419.3</text:p>
          </table:table-cell>
          <table:table-cell office:value-type="float" office:value="540.06">
            <text:p>540.06</text:p>
          </table:table-cell>
          <table:table-cell office:value-type="float" office:value="1479.68">
            <text:p>1479.68</text:p>
          </table:table-cell>
          <table:table-cell table:style-name="ce2" office:value-type="percentage" office:value="0.0577605092382094">
            <text:p>5.78%</text:p>
          </table:table-cell>
          <table:table-cell table:style-name="ce2" office:value-type="percentage" office:value="0.591897196607784">
            <text:p>59.19%</text:p>
          </table:table-cell>
          <table:table-cell office:value-type="float" office:value="229.7">
            <text:p>229.7</text:p>
          </table:table-cell>
          <table:table-cell table:style-name="ce2" office:value-type="percentage" office:value="0.155236267301038">
            <text:p>15.52%</text:p>
          </table:table-cell>
          <table:table-cell office:value-type="float" office:value="459.4">
            <text:p>459.4</text:p>
          </table:table-cell>
        </table:table-row>
        <table:table-row table:style-name="ro2">
          <table:table-cell office:value-type="string">
            <text:p>342-01</text:p>
          </table:table-cell>
          <table:table-cell office:value-type="string">
            <text:p>Riz</text:p>
          </table:table-cell>
          <table:table-cell office:value-type="float" office:value="0.11">
            <text:p>0.11</text:p>
          </table:table-cell>
          <table:table-cell office:value-type="float" office:value="1.26">
            <text:p>1.26</text:p>
          </table:table-cell>
          <table:table-cell office:value-type="float" office:value="0">
            <text:p>0</text:p>
          </table:table-cell>
          <table:table-cell office:value-type="float" office:value="726.98">
            <text:p>726.98</text:p>
          </table:table-cell>
          <table:table-cell office:value-type="float" office:value="241.79">
            <text:p>241.79</text:p>
          </table:table-cell>
          <table:table-cell office:value-type="float" office:value="484.385">
            <text:p>484.385</text:p>
          </table:table-cell>
          <table:table-cell table:style-name="ce2" office:value-type="percentage" office:value="0.000151310902638312">
            <text:p>0.02%</text:p>
          </table:table-cell>
          <table:table-cell table:style-name="ce2" office:value-type="percentage" office:value="0.00521113362835518">
            <text:p>0.52%</text:p>
          </table:table-cell>
          <table:table-cell office:value-type="float" office:value="0.685">
            <text:p>0.685</text:p>
          </table:table-cell>
          <table:table-cell table:style-name="ce2" office:value-type="percentage" office:value="0.00141416435273594">
            <text:p>0.14%</text:p>
          </table:table-cell>
          <table:table-cell office:value-type="float" office:value="1.37">
            <text:p>1.37</text:p>
          </table:table-cell>
        </table:table-row>
        <table:table-row table:style-name="ro2">
          <table:table-cell office:value-type="string">
            <text:p>342-02</text:p>
          </table:table-cell>
          <table:table-cell office:value-type="string">
            <text:p>Riz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842.61">
            <text:p>842.61</text:p>
          </table:table-cell>
          <table:table-cell office:value-type="float" office:value="122.34">
            <text:p>122.34</text:p>
          </table:table-cell>
          <table:table-cell office:value-type="float" office:value="482.475">
            <text:p>482.475</text:p>
          </table:table-cell>
          <table:table-cell table:style-name="ce2" office:value-type="percentage" office:value="0.0000356036600562538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15">
            <text:p>0.015</text:p>
          </table:table-cell>
          <table:table-cell table:style-name="ce2" office:value-type="percentage" office:value="0.0000310896937665164">
            <text:p>0.00%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string">
            <text:p>342-03</text:p>
          </table:table-cell>
          <table:table-cell office:value-type="string">
            <text:p>Riz</text:p>
          </table:table-cell>
          <table:table-cell office:value-type="float" office:value="9.35">
            <text:p>9.35</text:p>
          </table:table-cell>
          <table:table-cell office:value-type="float" office:value="22.96">
            <text:p>22.96</text:p>
          </table:table-cell>
          <table:table-cell office:value-type="float" office:value="0">
            <text:p>0</text:p>
          </table:table-cell>
          <table:table-cell office:value-type="float" office:value="1101.76">
            <text:p>1101.76</text:p>
          </table:table-cell>
          <table:table-cell office:value-type="float" office:value="161.21">
            <text:p>161.21</text:p>
          </table:table-cell>
          <table:table-cell office:value-type="float" office:value="631.485">
            <text:p>631.485</text:p>
          </table:table-cell>
          <table:table-cell table:style-name="ce2" office:value-type="percentage" office:value="0.00848642172523962">
            <text:p>0.85%</text:p>
          </table:table-cell>
          <table:table-cell table:style-name="ce2" office:value-type="percentage" office:value="0.142422926617455">
            <text:p>14.24%</text:p>
          </table:table-cell>
          <table:table-cell office:value-type="float" office:value="16.155">
            <text:p>16.155</text:p>
          </table:table-cell>
          <table:table-cell table:style-name="ce2" office:value-type="percentage" office:value="0.0255825554051165">
            <text:p>2.56%</text:p>
          </table:table-cell>
          <table:table-cell office:value-type="float" office:value="32.31">
            <text:p>32.31</text:p>
          </table:table-cell>
        </table:table-row>
        <table:table-row table:style-name="ro2">
          <table:table-cell office:value-type="string">
            <text:p>342-04</text:p>
          </table:table-cell>
          <table:table-cell office:value-type="string">
            <text:p>Riz</text:p>
          </table:table-cell>
          <table:table-cell office:value-type="float" office:value="0.53">
            <text:p>0.53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618.54">
            <text:p>618.54</text:p>
          </table:table-cell>
          <table:table-cell office:value-type="float" office:value="216.99">
            <text:p>216.99</text:p>
          </table:table-cell>
          <table:table-cell office:value-type="float" office:value="417.765">
            <text:p>417.765</text:p>
          </table:table-cell>
          <table:table-cell table:style-name="ce2" office:value-type="percentage" office:value="0.000856856468457982">
            <text:p>0.09%</text:p>
          </table:table-cell>
          <table:table-cell table:style-name="ce2" office:value-type="percentage" office:value="0.0014747223374349">
            <text:p>0.15%</text:p>
          </table:table-cell>
          <table:table-cell office:value-type="float" office:value="0.425">
            <text:p>0.425</text:p>
          </table:table-cell>
          <table:table-cell table:style-name="ce2" office:value-type="percentage" office:value="0.00101731834883248">
            <text:p>0.10%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string">
            <text:p>342-05</text:p>
          </table:table-cell>
          <table:table-cell office:value-type="string">
            <text:p>Riz</text:p>
          </table:table-cell>
          <table:table-cell office:value-type="float" office:value="0.2">
            <text:p>0.2</text:p>
          </table:table-cell>
          <table:table-cell office:value-type="float" office:value="1.99">
            <text:p>1.99</text:p>
          </table:table-cell>
          <table:table-cell office:value-type="float" office:value="0">
            <text:p>0</text:p>
          </table:table-cell>
          <table:table-cell office:value-type="float" office:value="807.81">
            <text:p>807.81</text:p>
          </table:table-cell>
          <table:table-cell office:value-type="float" office:value="391.61">
            <text:p>391.61</text:p>
          </table:table-cell>
          <table:table-cell office:value-type="float" office:value="599.71">
            <text:p>599.71</text:p>
          </table:table-cell>
          <table:table-cell table:style-name="ce2" office:value-type="percentage" office:value="0.000247582971243238">
            <text:p>0.02%</text:p>
          </table:table-cell>
          <table:table-cell table:style-name="ce2" office:value-type="percentage" office:value="0.00508158627205638">
            <text:p>0.51%</text:p>
          </table:table-cell>
          <table:table-cell office:value-type="float" office:value="1.095">
            <text:p>1.095</text:p>
          </table:table-cell>
          <table:table-cell table:style-name="ce2" office:value-type="percentage" office:value="0.00182588250987978">
            <text:p>0.18%</text:p>
          </table:table-cell>
          <table:table-cell office:value-type="float" office:value="2.19">
            <text:p>2.19</text:p>
          </table:table-cell>
        </table:table-row>
        <table:table-row table:style-name="ro2">
          <table:table-cell office:value-type="string">
            <text:p>343-01</text:p>
          </table:table-cell>
          <table:table-cell office:value-type="string">
            <text:p>Riz</text:p>
          </table:table-cell>
          <table:table-cell office:value-type="float" office:value="0.9">
            <text:p>0.9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1290.86">
            <text:p>1290.86</text:p>
          </table:table-cell>
          <table:table-cell office:value-type="float" office:value="103.96">
            <text:p>103.96</text:p>
          </table:table-cell>
          <table:table-cell office:value-type="float" office:value="697.41">
            <text:p>697.41</text:p>
          </table:table-cell>
          <table:table-cell table:style-name="ce2" office:value-type="percentage" office:value="0.00069720961219652">
            <text:p>0.07%</text:p>
          </table:table-cell>
          <table:table-cell table:style-name="ce2" office:value-type="percentage" office:value="0.0036552520200077">
            <text:p>0.37%</text:p>
          </table:table-cell>
          <table:table-cell office:value-type="float" office:value="0.64">
            <text:p>0.64</text:p>
          </table:table-cell>
          <table:table-cell table:style-name="ce2" office:value-type="percentage" office:value="0.000917681134483303">
            <text:p>0.09%</text:p>
          </table:table-cell>
          <table:table-cell office:value-type="float" office:value="1.28">
            <text:p>1.28</text:p>
          </table:table-cell>
        </table:table-row>
        <table:table-row table:style-name="ro2">
          <table:table-cell office:value-type="string">
            <text:p>343-02</text:p>
          </table:table-cell>
          <table:table-cell office:value-type="string">
            <text:p>Riz</text:p>
          </table:table-cell>
          <table:table-cell office:value-type="float" office:value="0.58">
            <text:p>0.58</text:p>
          </table:table-cell>
          <table:table-cell table:number-columns-repeated="2" office:value-type="float" office:value="0">
            <text:p>0</text:p>
          </table:table-cell>
          <table:table-cell office:value-type="float" office:value="1168.97">
            <text:p>1168.97</text:p>
          </table:table-cell>
          <table:table-cell office:value-type="float" office:value="2.29">
            <text:p>2.29</text:p>
          </table:table-cell>
          <table:table-cell office:value-type="float" office:value="585.63">
            <text:p>585.63</text:p>
          </table:table-cell>
          <table:table-cell table:style-name="ce2" office:value-type="percentage" office:value="0.000496163289049334">
            <text:p>0.05%</text:p>
          </table:table-cell>
          <table:table-cell table:style-name="ce2" office:value-type="percentage" office:value="0">
            <text:p>0.00%</text:p>
          </table:table-cell>
          <table:table-cell office:value-type="float" office:value="0.29">
            <text:p>0.29</text:p>
          </table:table-cell>
          <table:table-cell table:style-name="ce2" office:value-type="percentage" office:value="0.000495193210730325">
            <text:p>0.05%</text:p>
          </table:table-cell>
          <table:table-cell office:value-type="float" office:value="0.58">
            <text:p>0.58</text:p>
          </table:table-cell>
        </table:table-row>
        <table:table-row table:style-name="ro2">
          <table:table-cell office:value-type="string">
            <text:p>343-03</text:p>
          </table:table-cell>
          <table:table-cell office:value-type="string">
            <text:p>Riz</text:p>
          </table:table-cell>
          <table:table-cell office:value-type="float" office:value="5.8">
            <text:p>5.8</text:p>
          </table:table-cell>
          <table:table-cell table:number-columns-repeated="2" office:value-type="float" office:value="0">
            <text:p>0</text:p>
          </table:table-cell>
          <table:table-cell office:value-type="float" office:value="1489.48">
            <text:p>1489.48</text:p>
          </table:table-cell>
          <table:table-cell office:value-type="float" office:value="5.21">
            <text:p>5.21</text:p>
          </table:table-cell>
          <table:table-cell office:value-type="float" office:value="747.345">
            <text:p>747.345</text:p>
          </table:table-cell>
          <table:table-cell table:style-name="ce2" office:value-type="percentage" office:value="0.00389397642130139">
            <text:p>0.39%</text:p>
          </table:table-cell>
          <table:table-cell table:style-name="ce2" office:value-type="percentage" office:value="0">
            <text:p>0.00%</text:p>
          </table:table-cell>
          <table:table-cell office:value-type="float" office:value="2.9">
            <text:p>2.9</text:p>
          </table:table-cell>
          <table:table-cell table:style-name="ce2" office:value-type="percentage" office:value="0.00388040329432859">
            <text:p>0.39%</text:p>
          </table:table-cell>
          <table:table-cell office:value-type="float" office:value="5.8">
            <text:p>5.8</text:p>
          </table:table-cell>
        </table:table-row>
        <table:table-row table:style-name="ro2">
          <table:table-cell office:value-type="string">
            <text:p>344-01</text:p>
          </table:table-cell>
          <table:table-cell office:value-type="string">
            <text:p>Riz</text:p>
          </table:table-cell>
          <table:table-cell office:value-type="float" office:value="1.17">
            <text:p>1.17</text:p>
          </table:table-cell>
          <table:table-cell office:value-type="float" office:value="8.27">
            <text:p>8.27</text:p>
          </table:table-cell>
          <table:table-cell office:value-type="float" office:value="0.25">
            <text:p>0.25</text:p>
          </table:table-cell>
          <table:table-cell office:value-type="float" office:value="2414.74">
            <text:p>2414.74</text:p>
          </table:table-cell>
          <table:table-cell office:value-type="float" office:value="24.02">
            <text:p>24.02</text:p>
          </table:table-cell>
          <table:table-cell office:value-type="float" office:value="1219.38">
            <text:p>1219.38</text:p>
          </table:table-cell>
          <table:table-cell table:style-name="ce2" office:value-type="percentage" office:value="0.000484524213786992">
            <text:p>0.05%</text:p>
          </table:table-cell>
          <table:table-cell table:style-name="ce2" office:value-type="percentage" office:value="0.344296419650291">
            <text:p>34.43%</text:p>
          </table:table-cell>
          <table:table-cell office:value-type="float" office:value="4.72">
            <text:p>4.72</text:p>
          </table:table-cell>
          <table:table-cell table:style-name="ce2" office:value-type="percentage" office:value="0.0038708195968443">
            <text:p>0.39%</text:p>
          </table:table-cell>
          <table:table-cell office:value-type="float" office:value="9.44">
            <text:p>9.44</text:p>
          </table:table-cell>
        </table:table-row>
        <table:table-row table:style-name="ro2">
          <table:table-cell office:value-type="string">
            <text:p>344-02</text:p>
          </table:table-cell>
          <table:table-cell office:value-type="string">
            <text:p>Riz</text:p>
          </table:table-cell>
          <table:table-cell office:value-type="float" office:value="6.27">
            <text:p>6.27</text:p>
          </table:table-cell>
          <table:table-cell table:number-columns-repeated="2" office:value-type="float" office:value="0">
            <text:p>0</text:p>
          </table:table-cell>
          <table:table-cell office:value-type="float" office:value="3924.03">
            <text:p>3924.03</text:p>
          </table:table-cell>
          <table:table-cell office:value-type="float" office:value="24.68">
            <text:p>24.68</text:p>
          </table:table-cell>
          <table:table-cell office:value-type="float" office:value="1974.355">
            <text:p>1974.355</text:p>
          </table:table-cell>
          <table:table-cell table:style-name="ce2" office:value-type="percentage" office:value="0.00159784711126062">
            <text:p>0.16%</text:p>
          </table:table-cell>
          <table:table-cell table:style-name="ce2" office:value-type="percentage" office:value="0">
            <text:p>0.00%</text:p>
          </table:table-cell>
          <table:table-cell office:value-type="float" office:value="3.135">
            <text:p>3.135</text:p>
          </table:table-cell>
          <table:table-cell table:style-name="ce2" office:value-type="percentage" office:value="0.00158786033919938">
            <text:p>0.16%</text:p>
          </table:table-cell>
          <table:table-cell office:value-type="float" office:value="6.27">
            <text:p>6.27</text:p>
          </table:table-cell>
        </table:table-row>
        <table:table-row table:style-name="ro2">
          <table:table-cell office:value-type="string">
            <text:p>345-01</text:p>
          </table:table-cell>
          <table:table-cell office:value-type="string">
            <text:p>Riz</text:p>
          </table:table-cell>
          <table:table-cell office:value-type="float" office:value="3.1">
            <text:p>3.1</text:p>
          </table:table-cell>
          <table:table-cell office:value-type="float" office:value="0.24">
            <text:p>0.24</text:p>
          </table:table-cell>
          <table:table-cell office:value-type="float" office:value="0">
            <text:p>0</text:p>
          </table:table-cell>
          <table:table-cell office:value-type="float" office:value="1750.61">
            <text:p>1750.61</text:p>
          </table:table-cell>
          <table:table-cell office:value-type="float" office:value="26.31">
            <text:p>26.31</text:p>
          </table:table-cell>
          <table:table-cell office:value-type="float" office:value="888.46">
            <text:p>888.46</text:p>
          </table:table-cell>
          <table:table-cell table:style-name="ce2" office:value-type="percentage" office:value="0.00177081131719801">
            <text:p>0.18%</text:p>
          </table:table-cell>
          <table:table-cell table:style-name="ce2" office:value-type="percentage" office:value="0.00912200684150513">
            <text:p>0.91%</text:p>
          </table:table-cell>
          <table:table-cell office:value-type="float" office:value="1.67">
            <text:p>1.67</text:p>
          </table:table-cell>
          <table:table-cell table:style-name="ce2" office:value-type="percentage" office:value="0.00187965693447088">
            <text:p>0.19%</text:p>
          </table:table-cell>
          <table:table-cell office:value-type="float" office:value="3.34">
            <text:p>3.34</text:p>
          </table:table-cell>
        </table:table-row>
        <table:table-row table:style-name="ro2">
          <table:table-cell office:value-type="string">
            <text:p>351-01</text:p>
          </table:table-cell>
          <table:table-cell office:value-type="string">
            <text:p>Riz</text:p>
          </table:table-cell>
          <table:table-cell office:value-type="float" office:value="2.25">
            <text:p>2.25</text:p>
          </table:table-cell>
          <table:table-cell table:number-columns-repeated="2" office:value-type="float" office:value="0">
            <text:p>0</text:p>
          </table:table-cell>
          <table:table-cell office:value-type="float" office:value="1478.28">
            <text:p>1478.28</text:p>
          </table:table-cell>
          <table:table-cell office:value-type="float" office:value="41.83">
            <text:p>41.83</text:p>
          </table:table-cell>
          <table:table-cell office:value-type="float" office:value="760.055">
            <text:p>760.055</text:p>
          </table:table-cell>
          <table:table-cell table:style-name="ce2" office:value-type="percentage" office:value="0.00152203912655248">
            <text:p>0.15%</text:p>
          </table:table-cell>
          <table:table-cell table:style-name="ce2" office:value-type="percentage" office:value="0">
            <text:p>0.00%</text:p>
          </table:table-cell>
          <table:table-cell office:value-type="float" office:value="1.125">
            <text:p>1.125</text:p>
          </table:table-cell>
          <table:table-cell table:style-name="ce2" office:value-type="percentage" office:value="0.00148015604133911">
            <text:p>0.15%</text:p>
          </table:table-cell>
          <table:table-cell office:value-type="float" office:value="2.25">
            <text:p>2.25</text:p>
          </table:table-cell>
        </table:table-row>
        <table:table-row table:style-name="ro2">
          <table:table-cell office:value-type="string">
            <text:p>351-02</text:p>
          </table:table-cell>
          <table:table-cell office:value-type="string">
            <text:p>Riz</text:p>
          </table:table-cell>
          <table:table-cell office:value-type="float" office:value="3.35">
            <text:p>3.35</text:p>
          </table:table-cell>
          <table:table-cell office:value-type="float" office:value="1.43">
            <text:p>1.43</text:p>
          </table:table-cell>
          <table:table-cell office:value-type="float" office:value="0">
            <text:p>0</text:p>
          </table:table-cell>
          <table:table-cell office:value-type="float" office:value="2272.64">
            <text:p>2272.64</text:p>
          </table:table-cell>
          <table:table-cell office:value-type="float" office:value="257.35">
            <text:p>257.35</text:p>
          </table:table-cell>
          <table:table-cell office:value-type="float" office:value="1264.995">
            <text:p>1264.995</text:p>
          </table:table-cell>
          <table:table-cell table:style-name="ce2" office:value-type="percentage" office:value="0.00147405660377359">
            <text:p>0.15%</text:p>
          </table:table-cell>
          <table:table-cell table:style-name="ce2" office:value-type="percentage" office:value="0.00555663493297066">
            <text:p>0.56%</text:p>
          </table:table-cell>
          <table:table-cell office:value-type="float" office:value="2.39">
            <text:p>2.39</text:p>
          </table:table-cell>
          <table:table-cell table:style-name="ce3" office:value-type="float" office:value="0.00188933553097048">
            <text:p>0.002</text:p>
          </table:table-cell>
          <table:table-cell office:value-type="float" office:value="4.78">
            <text:p>4.78</text:p>
          </table:table-cell>
        </table:table-row>
        <table:table-row table:style-name="ro2">
          <table:table-cell office:value-type="string">
            <text:p>351-03</text:p>
          </table:table-cell>
          <table:table-cell office:value-type="string">
            <text:p>Riz</text:p>
          </table:table-cell>
          <table:table-cell office:value-type="float" office:value="2.33">
            <text:p>2.33</text:p>
          </table:table-cell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 office:value-type="float" office:value="2332.43">
            <text:p>2332.43</text:p>
          </table:table-cell>
          <table:table-cell office:value-type="float" office:value="12.03">
            <text:p>12.03</text:p>
          </table:table-cell>
          <table:table-cell office:value-type="float" office:value="1172.23">
            <text:p>1172.23</text:p>
          </table:table-cell>
          <table:table-cell table:style-name="ce2" office:value-type="percentage" office:value="0.000998958168090789">
            <text:p>0.10%</text:p>
          </table:table-cell>
          <table:table-cell table:style-name="ce2" office:value-type="percentage" office:value="0.086450540315877">
            <text:p>8.65%</text:p>
          </table:table-cell>
          <table:table-cell office:value-type="float" office:value="1.685">
            <text:p>1.685</text:p>
          </table:table-cell>
          <table:table-cell table:style-name="ce2" office:value-type="percentage" office:value="0.0014374312208355">
            <text:p>0.14%</text:p>
          </table:table-cell>
          <table:table-cell office:value-type="float" office:value="3.37">
            <text:p>3.37</text:p>
          </table:table-cell>
        </table:table-row>
        <table:table-row table:style-name="ro2">
          <table:table-cell office:value-type="string">
            <text:p>351-04</text:p>
          </table:table-cell>
          <table:table-cell office:value-type="string">
            <text:p>Riz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office:value-type="float" office:value="985.18">
            <text:p>985.18</text:p>
          </table:table-cell>
          <table:table-cell office:value-type="float" office:value="0.31">
            <text:p>0.31</text:p>
          </table:table-cell>
          <table:table-cell office:value-type="float" office:value="492.745">
            <text:p>492.745</text:p>
          </table:table-cell>
          <table:table-cell table:style-name="ce2" office:value-type="percentage" office:value="0.0000609025761789724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03">
            <text:p>0.03</text:p>
          </table:table-cell>
          <table:table-cell table:style-name="ce2" office:value-type="percentage" office:value="0.0000608834184009985">
            <text:p>0.01%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string">
            <text:p>351-05</text:p>
          </table:table-cell>
          <table:table-cell office:value-type="string">
            <text:p>Riz</text:p>
          </table:table-cell>
          <table:table-cell office:value-type="float" office:value="10.34">
            <text:p>10.34</text:p>
          </table:table-cell>
          <table:table-cell office:value-type="float" office:value="2.42">
            <text:p>2.42</text:p>
          </table:table-cell>
          <table:table-cell office:value-type="float" office:value="0">
            <text:p>0</text:p>
          </table:table-cell>
          <table:table-cell office:value-type="float" office:value="663.22">
            <text:p>663.22</text:p>
          </table:table-cell>
          <table:table-cell office:value-type="float" office:value="5.86">
            <text:p>5.86</text:p>
          </table:table-cell>
          <table:table-cell office:value-type="float" office:value="334.54">
            <text:p>334.54</text:p>
          </table:table-cell>
          <table:table-cell table:style-name="ce2" office:value-type="percentage" office:value="0.0155906034196797">
            <text:p>1.56%</text:p>
          </table:table-cell>
          <table:table-cell table:style-name="ce2" office:value-type="percentage" office:value="0.412969283276451">
            <text:p>41.30%</text:p>
          </table:table-cell>
          <table:table-cell office:value-type="float" office:value="6.38">
            <text:p>6.38</text:p>
          </table:table-cell>
          <table:table-cell table:style-name="ce2" office:value-type="percentage" office:value="0.019070963113529">
            <text:p>1.91%</text:p>
          </table:table-cell>
          <table:table-cell office:value-type="float" office:value="12.76">
            <text:p>12.76</text:p>
          </table:table-cell>
        </table:table-row>
        <table:table-row table:style-name="ro2">
          <table:table-cell office:value-type="string">
            <text:p>351-06</text:p>
          </table:table-cell>
          <table:table-cell office:value-type="string">
            <text:p>Riz</text:p>
          </table:table-cell>
          <table:table-cell office:value-type="float" office:value="14.26">
            <text:p>14.26</text:p>
          </table:table-cell>
          <table:table-cell table:number-columns-repeated="2" office:value-type="float" office:value="0">
            <text:p>0</text:p>
          </table:table-cell>
          <table:table-cell office:value-type="float" office:value="1605.54">
            <text:p>1605.54</text:p>
          </table:table-cell>
          <table:table-cell office:value-type="float" office:value="0.76">
            <text:p>0.76</text:p>
          </table:table-cell>
          <table:table-cell office:value-type="float" office:value="803.15">
            <text:p>803.15</text:p>
          </table:table-cell>
          <table:table-cell table:style-name="ce2" office:value-type="percentage" office:value="0.00888174695118153">
            <text:p>0.89%</text:p>
          </table:table-cell>
          <table:table-cell table:style-name="ce2" office:value-type="percentage" office:value="0">
            <text:p>0.00%</text:p>
          </table:table-cell>
          <table:table-cell office:value-type="float" office:value="7.13">
            <text:p>7.13</text:p>
          </table:table-cell>
          <table:table-cell table:style-name="ce2" office:value-type="percentage" office:value="0.00887754466787026">
            <text:p>0.89%</text:p>
          </table:table-cell>
          <table:table-cell office:value-type="float" office:value="14.26">
            <text:p>14.26</text:p>
          </table:table-cell>
        </table:table-row>
        <table:table-row table:style-name="ro2">
          <table:table-cell office:value-type="string">
            <text:p>351-07</text:p>
          </table:table-cell>
          <table:table-cell office:value-type="string">
            <text:p>Riz</text:p>
          </table:table-cell>
          <table:table-cell office:value-type="float" office:value="28.68">
            <text:p>28.68</text:p>
          </table:table-cell>
          <table:table-cell table:number-columns-repeated="2" office:value-type="float" office:value="0">
            <text:p>0</text:p>
          </table:table-cell>
          <table:table-cell office:value-type="float" office:value="4416.52">
            <text:p>4416.52</text:p>
          </table:table-cell>
          <table:table-cell office:value-type="float" office:value="11.49">
            <text:p>11.49</text:p>
          </table:table-cell>
          <table:table-cell office:value-type="float" office:value="2214.005">
            <text:p>2214.005</text:p>
          </table:table-cell>
          <table:table-cell table:style-name="ce2" office:value-type="percentage" office:value="0.00649380054884841">
            <text:p>0.65%</text:p>
          </table:table-cell>
          <table:table-cell table:style-name="ce2" office:value-type="percentage" office:value="0">
            <text:p>0.00%</text:p>
          </table:table-cell>
          <table:table-cell office:value-type="float" office:value="14.34">
            <text:p>14.34</text:p>
          </table:table-cell>
          <table:table-cell table:style-name="ce2" office:value-type="percentage" office:value="0.00647695014238902">
            <text:p>0.65%</text:p>
          </table:table-cell>
          <table:table-cell office:value-type="float" office:value="28.68">
            <text:p>28.68</text:p>
          </table:table-cell>
        </table:table-row>
        <table:table-row table:style-name="ro2">
          <table:table-cell office:value-type="string">
            <text:p>352-01</text:p>
          </table:table-cell>
          <table:table-cell office:value-type="string">
            <text:p>Riz</text:p>
          </table:table-cell>
          <table:table-cell office:value-type="float" office:value="0.12">
            <text:p>0.1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245.32">
            <text:p>245.32</text:p>
          </table:table-cell>
          <table:table-cell office:value-type="float" office:value="34.92">
            <text:p>34.92</text:p>
          </table:table-cell>
          <table:table-cell office:value-type="float" office:value="140.12">
            <text:p>140.12</text:p>
          </table:table-cell>
          <table:table-cell table:style-name="ce2" office:value-type="percentage" office:value="0.000489157019403228">
            <text:p>0.05%</text:p>
          </table:table-cell>
          <table:table-cell table:style-name="ce2" office:value-type="percentage" office:value="0.00171821305841924">
            <text:p>0.17%</text:p>
          </table:table-cell>
          <table:table-cell office:value-type="float" office:value="0.09">
            <text:p>0.09</text:p>
          </table:table-cell>
          <table:table-cell table:style-name="ce2" office:value-type="percentage" office:value="0.000642306594347702">
            <text:p>0.06%</text:p>
          </table:table-cell>
          <table:table-cell office:value-type="float" office:value="0.18">
            <text:p>0.18</text:p>
          </table:table-cell>
        </table:table-row>
        <table:table-row table:style-name="ro2">
          <table:table-cell office:value-type="string">
            <text:p>352-02</text:p>
          </table:table-cell>
          <table:table-cell office:value-type="string">
            <text:p>Riz</text:p>
          </table:table-cell>
          <table:table-cell office:value-type="float" office:value="21.57">
            <text:p>21.57</text:p>
          </table:table-cell>
          <table:table-cell table:number-columns-repeated="2" office:value-type="float" office:value="0">
            <text:p>0</text:p>
          </table:table-cell>
          <table:table-cell office:value-type="float" office:value="424.17">
            <text:p>424.17</text:p>
          </table:table-cell>
          <table:table-cell office:value-type="float" office:value="28.16">
            <text:p>28.16</text:p>
          </table:table-cell>
          <table:table-cell office:value-type="float" office:value="226.165">
            <text:p>226.165</text:p>
          </table:table-cell>
          <table:table-cell table:style-name="ce2" office:value-type="percentage" office:value="0.0508522526345569">
            <text:p>5.09%</text:p>
          </table:table-cell>
          <table:table-cell table:style-name="ce2" office:value-type="percentage" office:value="0">
            <text:p>0.00%</text:p>
          </table:table-cell>
          <table:table-cell office:value-type="float" office:value="10.785">
            <text:p>10.785</text:p>
          </table:table-cell>
          <table:table-cell table:style-name="ce2" office:value-type="percentage" office:value="0.0476864236287666">
            <text:p>4.77%</text:p>
          </table:table-cell>
          <table:table-cell office:value-type="float" office:value="21.57">
            <text:p>21.57</text:p>
          </table:table-cell>
        </table:table-row>
        <table:table-row table:style-name="ro2">
          <table:table-cell office:value-type="string">
            <text:p>352-03</text:p>
          </table:table-cell>
          <table:table-cell office:value-type="string">
            <text:p>Riz</text:p>
          </table:table-cell>
          <table:table-cell office:value-type="float" office:value="38.43">
            <text:p>38.43</text:p>
          </table:table-cell>
          <table:table-cell office:value-type="float" office:value="1.93">
            <text:p>1.93</text:p>
          </table:table-cell>
          <table:table-cell office:value-type="float" office:value="0">
            <text:p>0</text:p>
          </table:table-cell>
          <table:table-cell office:value-type="float" office:value="1142.28">
            <text:p>1142.28</text:p>
          </table:table-cell>
          <table:table-cell office:value-type="float" office:value="43.58">
            <text:p>43.58</text:p>
          </table:table-cell>
          <table:table-cell office:value-type="float" office:value="592.93">
            <text:p>592.93</text:p>
          </table:table-cell>
          <table:table-cell table:style-name="ce2" office:value-type="percentage" office:value="0.0336432398361172">
            <text:p>3.36%</text:p>
          </table:table-cell>
          <table:table-cell table:style-name="ce2" office:value-type="percentage" office:value="0.044286369894447">
            <text:p>4.43%</text:p>
          </table:table-cell>
          <table:table-cell office:value-type="float" office:value="20.18">
            <text:p>20.18</text:p>
          </table:table-cell>
          <table:table-cell table:style-name="ce2" office:value-type="percentage" office:value="0.0340343716796249">
            <text:p>3.40%</text:p>
          </table:table-cell>
          <table:table-cell office:value-type="float" office:value="40.36">
            <text:p>40.36</text:p>
          </table:table-cell>
        </table:table-row>
        <table:table-row table:style-name="ro2">
          <table:table-cell office:value-type="string">
            <text:p>352-04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71.69">
            <text:p>71.69</text:p>
          </table:table-cell>
          <table:table-cell office:value-type="float" office:value="4.14">
            <text:p>4.14</text:p>
          </table:table-cell>
          <table:table-cell office:value-type="float" office:value="37.915">
            <text:p>37.91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352-05</text:p>
          </table:table-cell>
          <table:table-cell office:value-type="string">
            <text:p>Riz</text:p>
          </table:table-cell>
          <table:table-cell office:value-type="float" office:value="47.8">
            <text:p>47.8</text:p>
          </table:table-cell>
          <table:table-cell office:value-type="float" office:value="3.14">
            <text:p>3.14</text:p>
          </table:table-cell>
          <table:table-cell office:value-type="float" office:value="0">
            <text:p>0</text:p>
          </table:table-cell>
          <table:table-cell office:value-type="float" office:value="500.7">
            <text:p>500.7</text:p>
          </table:table-cell>
          <table:table-cell office:value-type="float" office:value="67.78">
            <text:p>67.78</text:p>
          </table:table-cell>
          <table:table-cell office:value-type="float" office:value="284.24">
            <text:p>284.24</text:p>
          </table:table-cell>
          <table:table-cell table:style-name="ce2" office:value-type="percentage" office:value="0.0954663471140403">
            <text:p>9.55%</text:p>
          </table:table-cell>
          <table:table-cell table:style-name="ce2" office:value-type="percentage" office:value="0.0463263499557392">
            <text:p>4.63%</text:p>
          </table:table-cell>
          <table:table-cell office:value-type="float" office:value="25.47">
            <text:p>25.47</text:p>
          </table:table-cell>
          <table:table-cell table:style-name="ce2" office:value-type="percentage" office:value="0.0896073740500985">
            <text:p>8.96%</text:p>
          </table:table-cell>
          <table:table-cell office:value-type="float" office:value="50.94">
            <text:p>50.94</text:p>
          </table:table-cell>
        </table:table-row>
        <table:table-row table:style-name="ro2">
          <table:table-cell office:value-type="string">
            <text:p>352-06</text:p>
          </table:table-cell>
          <table:table-cell office:value-type="string">
            <text:p>Riz</text:p>
          </table:table-cell>
          <table:table-cell office:value-type="float" office:value="15.72">
            <text:p>15.72</text:p>
          </table:table-cell>
          <table:table-cell table:number-columns-repeated="2" office:value-type="float" office:value="0">
            <text:p>0</text:p>
          </table:table-cell>
          <table:table-cell office:value-type="float" office:value="1067.36">
            <text:p>1067.36</text:p>
          </table:table-cell>
          <table:table-cell office:value-type="float" office:value="2">
            <text:p>2</text:p>
          </table:table-cell>
          <table:table-cell office:value-type="float" office:value="534.68">
            <text:p>534.68</text:p>
          </table:table-cell>
          <table:table-cell table:style-name="ce2" office:value-type="percentage" office:value="0.0147279268475491">
            <text:p>1.47%</text:p>
          </table:table-cell>
          <table:table-cell table:style-name="ce2" office:value-type="percentage" office:value="0">
            <text:p>0.00%</text:p>
          </table:table-cell>
          <table:table-cell office:value-type="float" office:value="7.86">
            <text:p>7.86</text:p>
          </table:table-cell>
          <table:table-cell table:style-name="ce2" office:value-type="percentage" office:value="0.01470038153662">
            <text:p>1.47%</text:p>
          </table:table-cell>
          <table:table-cell office:value-type="float" office:value="15.72">
            <text:p>15.72</text:p>
          </table:table-cell>
        </table:table-row>
        <table:table-row table:style-name="ro2">
          <table:table-cell office:value-type="string">
            <text:p>361-01</text:p>
          </table:table-cell>
          <table:table-cell office:value-type="string">
            <text:p>Riz</text:p>
          </table:table-cell>
          <table:table-cell office:value-type="float" office:value="53.71">
            <text:p>53.71</text:p>
          </table:table-cell>
          <table:table-cell office:value-type="float" office:value="52.17">
            <text:p>52.17</text:p>
          </table:table-cell>
          <table:table-cell office:value-type="float" office:value="0">
            <text:p>0</text:p>
          </table:table-cell>
          <table:table-cell office:value-type="float" office:value="1428.18">
            <text:p>1428.18</text:p>
          </table:table-cell>
          <table:table-cell office:value-type="float" office:value="99.7">
            <text:p>99.7</text:p>
          </table:table-cell>
          <table:table-cell office:value-type="float" office:value="763.94">
            <text:p>763.94</text:p>
          </table:table-cell>
          <table:table-cell table:style-name="ce2" office:value-type="percentage" office:value="0.037607304401406">
            <text:p>3.76%</text:p>
          </table:table-cell>
          <table:table-cell table:style-name="ce2" office:value-type="percentage" office:value="0.523269809428285">
            <text:p>52.33%</text:p>
          </table:table-cell>
          <table:table-cell office:value-type="float" office:value="52.94">
            <text:p>52.94</text:p>
          </table:table-cell>
          <table:table-cell table:style-name="ce2" office:value-type="percentage" office:value="0.0692986360185355">
            <text:p>6.93%</text:p>
          </table:table-cell>
          <table:table-cell office:value-type="float" office:value="105.88">
            <text:p>105.88</text:p>
          </table:table-cell>
        </table:table-row>
        <table:table-row table:style-name="ro2">
          <table:table-cell office:value-type="string">
            <text:p>361-02</text:p>
          </table:table-cell>
          <table:table-cell office:value-type="string">
            <text:p>Riz</text:p>
          </table:table-cell>
          <table:table-cell office:value-type="float" office:value="12.11">
            <text:p>12.11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575.82">
            <text:p>575.82</text:p>
          </table:table-cell>
          <table:table-cell office:value-type="float" office:value="11.6">
            <text:p>11.6</text:p>
          </table:table-cell>
          <table:table-cell office:value-type="float" office:value="293.71">
            <text:p>293.71</text:p>
          </table:table-cell>
          <table:table-cell table:style-name="ce2" office:value-type="percentage" office:value="0.0210308777048383">
            <text:p>2.10%</text:p>
          </table:table-cell>
          <table:table-cell table:style-name="ce2" office:value-type="percentage" office:value="0.0758620689655172">
            <text:p>7.59%</text:p>
          </table:table-cell>
          <table:table-cell office:value-type="float" office:value="6.495">
            <text:p>6.495</text:p>
          </table:table-cell>
          <table:table-cell table:style-name="ce2" office:value-type="percentage" office:value="0.0221136495182323">
            <text:p>2.21%</text:p>
          </table:table-cell>
          <table:table-cell office:value-type="float" office:value="12.99">
            <text:p>12.99</text:p>
          </table:table-cell>
        </table:table-row>
        <table:table-row table:style-name="ro2">
          <table:table-cell office:value-type="string">
            <text:p>361-03</text:p>
          </table:table-cell>
          <table:table-cell office:value-type="string">
            <text:p>Riz</text:p>
          </table:table-cell>
          <table:table-cell office:value-type="float" office:value="19.89">
            <text:p>19.89</text:p>
          </table:table-cell>
          <table:table-cell office:value-type="float" office:value="1.03">
            <text:p>1.03</text:p>
          </table:table-cell>
          <table:table-cell office:value-type="float" office:value="0">
            <text:p>0</text:p>
          </table:table-cell>
          <table:table-cell office:value-type="float" office:value="1412.45">
            <text:p>1412.45</text:p>
          </table:table-cell>
          <table:table-cell office:value-type="float" office:value="14.8">
            <text:p>14.8</text:p>
          </table:table-cell>
          <table:table-cell office:value-type="float" office:value="713.625">
            <text:p>713.625</text:p>
          </table:table-cell>
          <table:table-cell table:style-name="ce2" office:value-type="percentage" office:value="0.0140819144040497">
            <text:p>1.41%</text:p>
          </table:table-cell>
          <table:table-cell table:style-name="ce2" office:value-type="percentage" office:value="0.0695945945945946">
            <text:p>6.96%</text:p>
          </table:table-cell>
          <table:table-cell office:value-type="float" office:value="10.46">
            <text:p>10.46</text:p>
          </table:table-cell>
          <table:table-cell table:style-name="ce2" office:value-type="percentage" office:value="0.0146575582413733">
            <text:p>1.47%</text:p>
          </table:table-cell>
          <table:table-cell office:value-type="float" office:value="20.92">
            <text:p>20.92</text:p>
          </table:table-cell>
        </table:table-row>
        <table:table-row table:style-name="ro2">
          <table:table-cell office:value-type="string">
            <text:p>361-04</text:p>
          </table:table-cell>
          <table:table-cell office:value-type="string">
            <text:p>Riz</text:p>
          </table:table-cell>
          <table:table-cell office:value-type="float" office:value="6.61">
            <text:p>6.61</text:p>
          </table:table-cell>
          <table:table-cell office:value-type="float" office:value="5.26">
            <text:p>5.26</text:p>
          </table:table-cell>
          <table:table-cell office:value-type="float" office:value="0">
            <text:p>0</text:p>
          </table:table-cell>
          <table:table-cell office:value-type="float" office:value="1091.27">
            <text:p>1091.27</text:p>
          </table:table-cell>
          <table:table-cell office:value-type="float" office:value="619.82">
            <text:p>619.82</text:p>
          </table:table-cell>
          <table:table-cell office:value-type="float" office:value="855.545">
            <text:p>855.545</text:p>
          </table:table-cell>
          <table:table-cell table:style-name="ce2" office:value-type="percentage" office:value="0.00605716275532178">
            <text:p>0.61%</text:p>
          </table:table-cell>
          <table:table-cell table:style-name="ce2" office:value-type="percentage" office:value="0.00848633474234455">
            <text:p>0.85%</text:p>
          </table:table-cell>
          <table:table-cell office:value-type="float" office:value="5.935">
            <text:p>5.935</text:p>
          </table:table-cell>
          <table:table-cell table:style-name="ce2" office:value-type="percentage" office:value="0.0069370985745928">
            <text:p>0.69%</text:p>
          </table:table-cell>
          <table:table-cell office:value-type="float" office:value="11.87">
            <text:p>11.87</text:p>
          </table:table-cell>
        </table:table-row>
        <table:table-row table:style-name="ro2">
          <table:table-cell office:value-type="string">
            <text:p>361-05</text:p>
          </table:table-cell>
          <table:table-cell office:value-type="string">
            <text:p>Riz</text:p>
          </table:table-cell>
          <table:table-cell office:value-type="float" office:value="4.04">
            <text:p>4.04</text:p>
          </table:table-cell>
          <table:table-cell office:value-type="float" office:value="0.88">
            <text:p>0.88</text:p>
          </table:table-cell>
          <table:table-cell office:value-type="float" office:value="0.25">
            <text:p>0.25</text:p>
          </table:table-cell>
          <table:table-cell office:value-type="float" office:value="393.77">
            <text:p>393.77</text:p>
          </table:table-cell>
          <table:table-cell office:value-type="float" office:value="34.68">
            <text:p>34.68</text:p>
          </table:table-cell>
          <table:table-cell office:value-type="float" office:value="214.225">
            <text:p>214.225</text:p>
          </table:table-cell>
          <table:table-cell table:style-name="ce2" office:value-type="percentage" office:value="0.0102597963278056">
            <text:p>1.03%</text:p>
          </table:table-cell>
          <table:table-cell table:style-name="ce2" office:value-type="percentage" office:value="0.0253748558246828">
            <text:p>2.54%</text:p>
          </table:table-cell>
          <table:table-cell office:value-type="float" office:value="2.46">
            <text:p>2.46</text:p>
          </table:table-cell>
          <table:table-cell table:style-name="ce2" office:value-type="percentage" office:value="0.0114832535885167">
            <text:p>1.15%</text:p>
          </table:table-cell>
          <table:table-cell office:value-type="float" office:value="4.92">
            <text:p>4.92</text:p>
          </table:table-cell>
        </table:table-row>
        <table:table-row table:style-name="ro2">
          <table:table-cell office:value-type="string">
            <text:p>361-06</text:p>
          </table:table-cell>
          <table:table-cell office:value-type="string">
            <text:p>Riz</text:p>
          </table:table-cell>
          <table:table-cell office:value-type="float" office:value="0.24">
            <text:p>0.24</text:p>
          </table:table-cell>
          <table:table-cell table:number-columns-repeated="2" office:value-type="float" office:value="0">
            <text:p>0</text:p>
          </table:table-cell>
          <table:table-cell office:value-type="float" office:value="649.78">
            <text:p>649.78</text:p>
          </table:table-cell>
          <table:table-cell office:value-type="float" office:value="19.37">
            <text:p>19.37</text:p>
          </table:table-cell>
          <table:table-cell office:value-type="float" office:value="334.575">
            <text:p>334.575</text:p>
          </table:table-cell>
          <table:table-cell table:style-name="ce2" office:value-type="percentage" office:value="0.00036935578195697">
            <text:p>0.04%</text:p>
          </table:table-cell>
          <table:table-cell table:style-name="ce2" office:value-type="percentage" office:value="0">
            <text:p>0.00%</text:p>
          </table:table-cell>
          <table:table-cell office:value-type="float" office:value="0.12">
            <text:p>0.12</text:p>
          </table:table-cell>
          <table:table-cell table:style-name="ce2" office:value-type="percentage" office:value="0.000358663976686841">
            <text:p>0.04%</text:p>
          </table:table-cell>
          <table:table-cell office:value-type="float" office:value="0.24">
            <text:p>0.24</text:p>
          </table:table-cell>
        </table:table-row>
        <table:table-row table:style-name="ro2">
          <table:table-cell office:value-type="string">
            <text:p>362-01</text:p>
          </table:table-cell>
          <table:table-cell office:value-type="string">
            <text:p>Riz</text:p>
          </table:table-cell>
          <table:table-cell office:value-type="float" office:value="50.37">
            <text:p>50.37</text:p>
          </table:table-cell>
          <table:table-cell office:value-type="float" office:value="13.33">
            <text:p>13.33</text:p>
          </table:table-cell>
          <table:table-cell office:value-type="float" office:value="0">
            <text:p>0</text:p>
          </table:table-cell>
          <table:table-cell office:value-type="float" office:value="358.34">
            <text:p>358.34</text:p>
          </table:table-cell>
          <table:table-cell office:value-type="float" office:value="273.03">
            <text:p>273.03</text:p>
          </table:table-cell>
          <table:table-cell office:value-type="float" office:value="315.685">
            <text:p>315.685</text:p>
          </table:table-cell>
          <table:table-cell table:style-name="ce2" office:value-type="percentage" office:value="0.140564826700899">
            <text:p>14.06%</text:p>
          </table:table-cell>
          <table:table-cell table:style-name="ce2" office:value-type="percentage" office:value="0.0488224737208365">
            <text:p>4.88%</text:p>
          </table:table-cell>
          <table:table-cell office:value-type="float" office:value="31.85">
            <text:p>31.85</text:p>
          </table:table-cell>
          <table:table-cell table:style-name="ce2" office:value-type="percentage" office:value="0.100891711674612">
            <text:p>10.09%</text:p>
          </table:table-cell>
          <table:table-cell office:value-type="float" office:value="63.7">
            <text:p>63.7</text:p>
          </table:table-cell>
        </table:table-row>
        <table:table-row table:style-name="ro2">
          <table:table-cell office:value-type="string">
            <text:p>362-02</text:p>
          </table:table-cell>
          <table:table-cell office:value-type="string">
            <text:p>Riz</text:p>
          </table:table-cell>
          <table:table-cell office:value-type="float" office:value="295.34">
            <text:p>295.34</text:p>
          </table:table-cell>
          <table:table-cell office:value-type="float" office:value="4.87">
            <text:p>4.87</text:p>
          </table:table-cell>
          <table:table-cell office:value-type="float" office:value="0">
            <text:p>0</text:p>
          </table:table-cell>
          <table:table-cell office:value-type="float" office:value="991.24">
            <text:p>991.24</text:p>
          </table:table-cell>
          <table:table-cell office:value-type="float" office:value="403.58">
            <text:p>403.58</text:p>
          </table:table-cell>
          <table:table-cell office:value-type="float" office:value="697.41">
            <text:p>697.41</text:p>
          </table:table-cell>
          <table:table-cell table:style-name="ce2" office:value-type="percentage" office:value="0.297950042371171">
            <text:p>29.80%</text:p>
          </table:table-cell>
          <table:table-cell table:style-name="ce2" office:value-type="percentage" office:value="0.0120670003468953">
            <text:p>1.21%</text:p>
          </table:table-cell>
          <table:table-cell office:value-type="float" office:value="150.105">
            <text:p>150.105</text:p>
          </table:table-cell>
          <table:table-cell table:style-name="ce2" office:value-type="percentage" office:value="0.21523207295565">
            <text:p>21.52%</text:p>
          </table:table-cell>
          <table:table-cell office:value-type="float" office:value="300.21">
            <text:p>300.21</text:p>
          </table:table-cell>
        </table:table-row>
        <table:table-row table:style-name="ro2">
          <table:table-cell office:value-type="string">
            <text:p>371-01</text:p>
          </table:table-cell>
          <table:table-cell office:value-type="string">
            <text:p>Riz</text:p>
          </table:table-cell>
          <table:table-cell office:value-type="float" office:value="42.1">
            <text:p>42.1</text:p>
          </table:table-cell>
          <table:table-cell office:value-type="float" office:value="1.87">
            <text:p>1.87</text:p>
          </table:table-cell>
          <table:table-cell office:value-type="float" office:value="0">
            <text:p>0</text:p>
          </table:table-cell>
          <table:table-cell office:value-type="float" office:value="1338.22">
            <text:p>1338.22</text:p>
          </table:table-cell>
          <table:table-cell office:value-type="float" office:value="280.62">
            <text:p>280.62</text:p>
          </table:table-cell>
          <table:table-cell office:value-type="float" office:value="809.42">
            <text:p>809.42</text:p>
          </table:table-cell>
          <table:table-cell table:style-name="ce2" office:value-type="percentage" office:value="0.0314597001987715">
            <text:p>3.15%</text:p>
          </table:table-cell>
          <table:table-cell table:style-name="ce2" office:value-type="percentage" office:value="0.00666381583636234">
            <text:p>0.67%</text:p>
          </table:table-cell>
          <table:table-cell office:value-type="float" office:value="21.985">
            <text:p>21.985</text:p>
          </table:table-cell>
          <table:table-cell table:style-name="ce2" office:value-type="percentage" office:value="0.0271614242296953">
            <text:p>2.72%</text:p>
          </table:table-cell>
          <table:table-cell office:value-type="float" office:value="43.97">
            <text:p>43.97</text:p>
          </table:table-cell>
        </table:table-row>
        <table:table-row table:style-name="ro2">
          <table:table-cell office:value-type="string">
            <text:p>371-02</text:p>
          </table:table-cell>
          <table:table-cell office:value-type="string">
            <text:p>Riz</text:p>
          </table:table-cell>
          <table:table-cell office:value-type="float" office:value="8.73">
            <text:p>8.73</text:p>
          </table:table-cell>
          <table:table-cell table:number-columns-repeated="2" office:value-type="float" office:value="0">
            <text:p>0</text:p>
          </table:table-cell>
          <table:table-cell office:value-type="float" office:value="1111.44">
            <text:p>1111.44</text:p>
          </table:table-cell>
          <table:table-cell office:value-type="float" office:value="16.55">
            <text:p>16.55</text:p>
          </table:table-cell>
          <table:table-cell office:value-type="float" office:value="563.995">
            <text:p>563.995</text:p>
          </table:table-cell>
          <table:table-cell table:style-name="ce2" office:value-type="percentage" office:value="0.00785467501619521">
            <text:p>0.79%</text:p>
          </table:table-cell>
          <table:table-cell table:style-name="ce2" office:value-type="percentage" office:value="0">
            <text:p>0.00%</text:p>
          </table:table-cell>
          <table:table-cell office:value-type="float" office:value="4.365">
            <text:p>4.365</text:p>
          </table:table-cell>
          <table:table-cell table:style-name="ce2" office:value-type="percentage" office:value="0.00773943031409853">
            <text:p>0.77%</text:p>
          </table:table-cell>
          <table:table-cell office:value-type="float" office:value="8.73">
            <text:p>8.73</text:p>
          </table:table-cell>
        </table:table-row>
        <table:table-row table:style-name="ro2">
          <table:table-cell office:value-type="string">
            <text:p>371-03</text:p>
          </table:table-cell>
          <table:table-cell office:value-type="string">
            <text:p>Riz</text:p>
          </table:table-cell>
          <table:table-cell office:value-type="float" office:value="25.61">
            <text:p>25.61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044.61">
            <text:p>1044.61</text:p>
          </table:table-cell>
          <table:table-cell office:value-type="float" office:value="13.36">
            <text:p>13.36</text:p>
          </table:table-cell>
          <table:table-cell office:value-type="float" office:value="528.985">
            <text:p>528.985</text:p>
          </table:table-cell>
          <table:table-cell table:style-name="ce2" office:value-type="percentage" office:value="0.0245163266673687">
            <text:p>2.45%</text:p>
          </table:table-cell>
          <table:table-cell table:style-name="ce2" office:value-type="percentage" office:value="0.0187125748502994">
            <text:p>1.87%</text:p>
          </table:table-cell>
          <table:table-cell office:value-type="float" office:value="12.93">
            <text:p>12.93</text:p>
          </table:table-cell>
          <table:table-cell table:style-name="ce2" office:value-type="percentage" office:value="0.0244430371371589">
            <text:p>2.44%</text:p>
          </table:table-cell>
          <table:table-cell office:value-type="float" office:value="25.86">
            <text:p>25.86</text:p>
          </table:table-cell>
        </table:table-row>
        <table:table-row table:style-name="ro2">
          <table:table-cell office:value-type="string">
            <text:p>371-04</text:p>
          </table:table-cell>
          <table:table-cell office:value-type="string">
            <text:p>Riz</text:p>
          </table:table-cell>
          <table:table-cell office:value-type="float" office:value="0.42">
            <text:p>0.4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273.23">
            <text:p>1273.23</text:p>
          </table:table-cell>
          <table:table-cell office:value-type="float" office:value="94.16">
            <text:p>94.16</text:p>
          </table:table-cell>
          <table:table-cell office:value-type="float" office:value="683.695">
            <text:p>683.695</text:p>
          </table:table-cell>
          <table:table-cell table:style-name="ce2" office:value-type="percentage" office:value="0.00032986970146792">
            <text:p>0.03%</text:p>
          </table:table-cell>
          <table:table-cell table:style-name="ce2" office:value-type="percentage" office:value="0.00265505522514868">
            <text:p>0.27%</text:p>
          </table:table-cell>
          <table:table-cell office:value-type="float" office:value="0.335">
            <text:p>0.335</text:p>
          </table:table-cell>
          <table:table-cell table:style-name="ce2" office:value-type="percentage" office:value="0.000489984569142673">
            <text:p>0.05%</text:p>
          </table:table-cell>
          <table:table-cell office:value-type="float" office:value="0.67">
            <text:p>0.67</text:p>
          </table:table-cell>
        </table:table-row>
        <table:table-row table:style-name="ro2">
          <table:table-cell office:value-type="string">
            <text:p>371-05</text:p>
          </table:table-cell>
          <table:table-cell office:value-type="string">
            <text:p>Riz</text:p>
          </table:table-cell>
          <table:table-cell office:value-type="float" office:value="5.54">
            <text:p>5.54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939.08">
            <text:p>939.08</text:p>
          </table:table-cell>
          <table:table-cell office:value-type="float" office:value="146.05">
            <text:p>146.05</text:p>
          </table:table-cell>
          <table:table-cell office:value-type="float" office:value="542.565">
            <text:p>542.565</text:p>
          </table:table-cell>
          <table:table-cell table:style-name="ce2" office:value-type="percentage" office:value="0.00589939089321464">
            <text:p>0.59%</text:p>
          </table:table-cell>
          <table:table-cell table:style-name="ce2" office:value-type="percentage" office:value="0.000821636425881547">
            <text:p>0.08%</text:p>
          </table:table-cell>
          <table:table-cell office:value-type="float" office:value="2.83">
            <text:p>2.83</text:p>
          </table:table-cell>
          <table:table-cell table:style-name="ce2" office:value-type="percentage" office:value="0.00521596490743045">
            <text:p>0.52%</text:p>
          </table:table-cell>
          <table:table-cell office:value-type="float" office:value="5.66">
            <text:p>5.66</text:p>
          </table:table-cell>
        </table:table-row>
        <table:table-row table:style-name="ro2">
          <table:table-cell office:value-type="string">
            <text:p>371-06</text:p>
          </table:table-cell>
          <table:table-cell office:value-type="string">
            <text:p>Riz</text:p>
          </table:table-cell>
          <table:table-cell office:value-type="float" office:value="5.43">
            <text:p>5.43</text:p>
          </table:table-cell>
          <table:table-cell office:value-type="float" office:value="4.88">
            <text:p>4.88</text:p>
          </table:table-cell>
          <table:table-cell office:value-type="float" office:value="0">
            <text:p>0</text:p>
          </table:table-cell>
          <table:table-cell office:value-type="float" office:value="879.03">
            <text:p>879.03</text:p>
          </table:table-cell>
          <table:table-cell office:value-type="float" office:value="450.63">
            <text:p>450.63</text:p>
          </table:table-cell>
          <table:table-cell office:value-type="float" office:value="664.83">
            <text:p>664.83</text:p>
          </table:table-cell>
          <table:table-cell table:style-name="ce2" office:value-type="percentage" office:value="0.00617726357462203">
            <text:p>0.62%</text:p>
          </table:table-cell>
          <table:table-cell table:style-name="ce2" office:value-type="percentage" office:value="0.0108292834476178">
            <text:p>1.08%</text:p>
          </table:table-cell>
          <table:table-cell office:value-type="float" office:value="5.155">
            <text:p>5.155</text:p>
          </table:table-cell>
          <table:table-cell table:style-name="ce2" office:value-type="percentage" office:value="0.00775386188950559">
            <text:p>0.78%</text:p>
          </table:table-cell>
          <table:table-cell office:value-type="float" office:value="10.31">
            <text:p>10.31</text:p>
          </table:table-cell>
        </table:table-row>
        <table:table-row table:style-name="ro2">
          <table:table-cell office:value-type="string">
            <text:p>371-07</text:p>
          </table:table-cell>
          <table:table-cell office:value-type="string">
            <text:p>Riz</text:p>
          </table:table-cell>
          <table:table-cell office:value-type="float" office:value="1.99">
            <text:p>1.99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699.4">
            <text:p>699.4</text:p>
          </table:table-cell>
          <table:table-cell office:value-type="float" office:value="48.6">
            <text:p>48.6</text:p>
          </table:table-cell>
          <table:table-cell office:value-type="float" office:value="374">
            <text:p>374</text:p>
          </table:table-cell>
          <table:table-cell table:style-name="ce2" office:value-type="percentage" office:value="0.00284529596797255">
            <text:p>0.28%</text:p>
          </table:table-cell>
          <table:table-cell table:style-name="ce2" office:value-type="percentage" office:value="0.0308641975308642">
            <text:p>3.09%</text:p>
          </table:table-cell>
          <table:table-cell office:value-type="float" office:value="1.745">
            <text:p>1.745</text:p>
          </table:table-cell>
          <table:table-cell table:style-name="ce2" office:value-type="percentage" office:value="0.00466577540106952">
            <text:p>0.47%</text:p>
          </table:table-cell>
          <table:table-cell office:value-type="float" office:value="3.49">
            <text:p>3.49</text:p>
          </table:table-cell>
        </table:table-row>
        <table:table-row table:style-name="ro2">
          <table:table-cell office:value-type="string">
            <text:p>371-08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72.89">
            <text:p>3272.89</text:p>
          </table:table-cell>
          <table:table-cell office:value-type="float" office:value="2974.93">
            <text:p>2974.93</text:p>
          </table:table-cell>
          <table:table-cell office:value-type="float" office:value="3123.91">
            <text:p>3123.91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0672284726027167">
            <text:p>0.07%</text:p>
          </table:table-cell>
          <table:table-cell office:value-type="float" office:value="1">
            <text:p>1</text:p>
          </table:table-cell>
          <table:table-cell table:style-name="ce3" office:value-type="float" office:value="0.000320111654945245">
            <text:p>0.00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372-01</text:p>
          </table:table-cell>
          <table:table-cell office:value-type="string">
            <text:p>Riz</text:p>
          </table:table-cell>
          <table:table-cell office:value-type="float" office:value="102.93">
            <text:p>102.93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2330.51">
            <text:p>2330.51</text:p>
          </table:table-cell>
          <table:table-cell office:value-type="float" office:value="24.87">
            <text:p>24.87</text:p>
          </table:table-cell>
          <table:table-cell office:value-type="float" office:value="1177.69">
            <text:p>1177.69</text:p>
          </table:table-cell>
          <table:table-cell table:style-name="ce2" office:value-type="percentage" office:value="0.0441662983638774">
            <text:p>4.42%</text:p>
          </table:table-cell>
          <table:table-cell table:style-name="ce2" office:value-type="percentage" office:value="0.0361881785283474">
            <text:p>3.62%</text:p>
          </table:table-cell>
          <table:table-cell office:value-type="float" office:value="51.915">
            <text:p>51.915</text:p>
          </table:table-cell>
          <table:table-cell table:style-name="ce2" office:value-type="percentage" office:value="0.0440820589459026">
            <text:p>4.41%</text:p>
          </table:table-cell>
          <table:table-cell office:value-type="float" office:value="103.83">
            <text:p>103.83</text:p>
          </table:table-cell>
        </table:table-row>
        <table:table-row table:style-name="ro2">
          <table:table-cell office:value-type="string">
            <text:p>372-02</text:p>
          </table:table-cell>
          <table:table-cell office:value-type="string">
            <text:p>Riz</text:p>
          </table:table-cell>
          <table:table-cell office:value-type="float" office:value="9.55">
            <text:p>9.55</text:p>
          </table:table-cell>
          <table:table-cell office:value-type="float" office:value="12.57">
            <text:p>12.57</text:p>
          </table:table-cell>
          <table:table-cell office:value-type="float" office:value="0">
            <text:p>0</text:p>
          </table:table-cell>
          <table:table-cell office:value-type="float" office:value="759.45">
            <text:p>759.45</text:p>
          </table:table-cell>
          <table:table-cell office:value-type="float" office:value="49.19">
            <text:p>49.19</text:p>
          </table:table-cell>
          <table:table-cell office:value-type="float" office:value="404.32">
            <text:p>404.32</text:p>
          </table:table-cell>
          <table:table-cell table:style-name="ce2" office:value-type="percentage" office:value="0.0125748897228257">
            <text:p>1.26%</text:p>
          </table:table-cell>
          <table:table-cell table:style-name="ce2" office:value-type="percentage" office:value="0.255539743850376">
            <text:p>25.55%</text:p>
          </table:table-cell>
          <table:table-cell office:value-type="float" office:value="11.06">
            <text:p>11.06</text:p>
          </table:table-cell>
          <table:table-cell table:style-name="ce2" office:value-type="percentage" office:value="0.0273545706371191">
            <text:p>2.74%</text:p>
          </table:table-cell>
          <table:table-cell office:value-type="float" office:value="22.12">
            <text:p>22.12</text:p>
          </table:table-cell>
        </table:table-row>
        <table:table-row table:style-name="ro2">
          <table:table-cell office:value-type="string">
            <text:p>372-03</text:p>
          </table:table-cell>
          <table:table-cell office:value-type="string">
            <text:p>Riz</text:p>
          </table:table-cell>
          <table:table-cell office:value-type="float" office:value="1.84">
            <text:p>1.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08.95">
            <text:p>808.95</text:p>
          </table:table-cell>
          <table:table-cell office:value-type="float" office:value="205.67">
            <text:p>205.67</text:p>
          </table:table-cell>
          <table:table-cell office:value-type="float" office:value="507.31">
            <text:p>507.31</text:p>
          </table:table-cell>
          <table:table-cell table:style-name="ce2" office:value-type="percentage" office:value="0.00227455343346313">
            <text:p>0.23%</text:p>
          </table:table-cell>
          <table:table-cell table:style-name="ce2" office:value-type="percentage" office:value="0.00972431565128604">
            <text:p>0.97%</text:p>
          </table:table-cell>
          <table:table-cell office:value-type="float" office:value="1.92">
            <text:p>1.92</text:p>
          </table:table-cell>
          <table:table-cell table:style-name="ce2" office:value-type="percentage" office:value="0.00378466815162327">
            <text:p>0.38%</text:p>
          </table:table-cell>
          <table:table-cell office:value-type="float" office:value="3.84">
            <text:p>3.84</text:p>
          </table:table-cell>
        </table:table-row>
        <table:table-row table:style-name="ro2">
          <table:table-cell office:value-type="string">
            <text:p>372-04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415.2">
            <text:p>415.2</text:p>
          </table:table-cell>
          <table:table-cell office:value-type="float" office:value="3.59">
            <text:p>3.59</text:p>
          </table:table-cell>
          <table:table-cell office:value-type="float" office:value="209.395">
            <text:p>209.39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372-05</text:p>
          </table:table-cell>
          <table:table-cell office:value-type="string">
            <text:p>Riz</text:p>
          </table:table-cell>
          <table:table-cell office:value-type="float" office:value="1.14">
            <text:p>1.14</text:p>
          </table:table-cell>
          <table:table-cell table:number-columns-repeated="2" office:value-type="float" office:value="0">
            <text:p>0</text:p>
          </table:table-cell>
          <table:table-cell office:value-type="float" office:value="305.48">
            <text:p>305.48</text:p>
          </table:table-cell>
          <table:table-cell office:value-type="float" office:value="35.72">
            <text:p>35.72</text:p>
          </table:table-cell>
          <table:table-cell office:value-type="float" office:value="170.6">
            <text:p>170.6</text:p>
          </table:table-cell>
          <table:table-cell table:style-name="ce2" office:value-type="percentage" office:value="0.00373183187115359">
            <text:p>0.37%</text:p>
          </table:table-cell>
          <table:table-cell table:style-name="ce2" office:value-type="percentage" office:value="0">
            <text:p>0.00%</text:p>
          </table:table-cell>
          <table:table-cell office:value-type="float" office:value="0.57">
            <text:p>0.57</text:p>
          </table:table-cell>
          <table:table-cell table:style-name="ce2" office:value-type="percentage" office:value="0.0033411488862837">
            <text:p>0.33%</text:p>
          </table:table-cell>
          <table:table-cell office:value-type="float" office:value="1.14">
            <text:p>1.14</text:p>
          </table:table-cell>
        </table:table-row>
        <table:table-row table:style-name="ro2">
          <table:table-cell office:value-type="string">
            <text:p>372-06</text:p>
          </table:table-cell>
          <table:table-cell office:value-type="string">
            <text:p>Riz</text:p>
          </table:table-cell>
          <table:table-cell office:value-type="float" office:value="3.59">
            <text:p>3.59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480.35">
            <text:p>480.35</text:p>
          </table:table-cell>
          <table:table-cell office:value-type="float" office:value="38.71">
            <text:p>38.71</text:p>
          </table:table-cell>
          <table:table-cell office:value-type="float" office:value="259.53">
            <text:p>259.53</text:p>
          </table:table-cell>
          <table:table-cell table:style-name="ce2" office:value-type="percentage" office:value="0.00747371708129489">
            <text:p>0.75%</text:p>
          </table:table-cell>
          <table:table-cell table:style-name="ce2" office:value-type="percentage" office:value="0.0193748385430121">
            <text:p>1.94%</text:p>
          </table:table-cell>
          <table:table-cell office:value-type="float" office:value="2.17">
            <text:p>2.17</text:p>
          </table:table-cell>
          <table:table-cell table:style-name="ce2" office:value-type="percentage" office:value="0.00836126844680769">
            <text:p>0.84%</text:p>
          </table:table-cell>
          <table:table-cell office:value-type="float" office:value="4.34">
            <text:p>4.34</text:p>
          </table:table-cell>
        </table:table-row>
        <table:table-row table:style-name="ro2">
          <table:table-cell office:value-type="string">
            <text:p>372-07</text:p>
          </table:table-cell>
          <table:table-cell office:value-type="string">
            <text:p>Riz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1.67">
            <text:p>501.67</text:p>
          </table:table-cell>
          <table:table-cell office:value-type="float" office:value="0.26">
            <text:p>0.26</text:p>
          </table:table-cell>
          <table:table-cell office:value-type="float" office:value="250.965">
            <text:p>250.965</text:p>
          </table:table-cell>
          <table:table-cell table:style-name="ce2" office:value-type="percentage" office:value="0.00398668447385732">
            <text:p>0.40%</text:p>
          </table:table-cell>
          <table:table-cell table:style-name="ce2" office:value-type="percentage" office:value="0">
            <text:p>0.00%</text:p>
          </table:table-cell>
          <table:table-cell office:value-type="float" office:value="1">
            <text:p>1</text:p>
          </table:table-cell>
          <table:table-cell table:style-name="ce2" office:value-type="percentage" office:value="0.00398461936923475">
            <text:p>0.40%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372-08</text:p>
          </table:table-cell>
          <table:table-cell office:value-type="string">
            <text:p>Riz</text:p>
          </table:table-cell>
          <table:table-cell office:value-type="float" office:value="1.06">
            <text:p>1.06</text:p>
          </table:table-cell>
          <table:table-cell table:number-columns-repeated="2" office:value-type="float" office:value="0">
            <text:p>0</text:p>
          </table:table-cell>
          <table:table-cell office:value-type="float" office:value="3815.89">
            <text:p>3815.89</text:p>
          </table:table-cell>
          <table:table-cell office:value-type="float" office:value="12.07">
            <text:p>12.07</text:p>
          </table:table-cell>
          <table:table-cell office:value-type="float" office:value="1913.98">
            <text:p>1913.98</text:p>
          </table:table-cell>
          <table:table-cell table:style-name="ce2" office:value-type="percentage" office:value="0.000277785785229658">
            <text:p>0.03%</text:p>
          </table:table-cell>
          <table:table-cell table:style-name="ce2" office:value-type="percentage" office:value="0">
            <text:p>0.00%</text:p>
          </table:table-cell>
          <table:table-cell office:value-type="float" office:value="0.53">
            <text:p>0.53</text:p>
          </table:table-cell>
          <table:table-cell table:style-name="ce2" office:value-type="percentage" office:value="0.000276909894565251">
            <text:p>0.03%</text:p>
          </table:table-cell>
          <table:table-cell office:value-type="float" office:value="1.06">
            <text:p>1.06</text:p>
          </table:table-cell>
        </table:table-row>
        <table:table-row table:style-name="ro2">
          <table:table-cell office:value-type="string">
            <text:p>411-01</text:p>
          </table:table-cell>
          <table:table-cell office:value-type="string">
            <text:p>Riz</text:p>
          </table:table-cell>
          <table:table-cell office:value-type="float" office:value="77.5">
            <text:p>77.5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805.91">
            <text:p>805.91</text:p>
          </table:table-cell>
          <table:table-cell office:value-type="float" office:value="96.97">
            <text:p>96.97</text:p>
          </table:table-cell>
          <table:table-cell office:value-type="float" office:value="451.44">
            <text:p>451.44</text:p>
          </table:table-cell>
          <table:table-cell table:style-name="ce2" office:value-type="percentage" office:value="0.0961645841347049">
            <text:p>9.62%</text:p>
          </table:table-cell>
          <table:table-cell table:style-name="ce2" office:value-type="percentage" office:value="0.0257811694338455">
            <text:p>2.58%</text:p>
          </table:table-cell>
          <table:table-cell office:value-type="float" office:value="40">
            <text:p>40</text:p>
          </table:table-cell>
          <table:table-cell table:style-name="ce2" office:value-type="percentage" office:value="0.0886053517632465">
            <text:p>8.86%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411-02</text:p>
          </table:table-cell>
          <table:table-cell office:value-type="string">
            <text:p>Riz</text:p>
          </table:table-cell>
          <table:table-cell office:value-type="float" office:value="97.2">
            <text:p>97.2</text:p>
          </table:table-cell>
          <table:table-cell office:value-type="float" office:value="2.44">
            <text:p>2.44</text:p>
          </table:table-cell>
          <table:table-cell office:value-type="float" office:value="0">
            <text:p>0</text:p>
          </table:table-cell>
          <table:table-cell office:value-type="float" office:value="748.08">
            <text:p>748.08</text:p>
          </table:table-cell>
          <table:table-cell office:value-type="float" office:value="670.37">
            <text:p>670.37</text:p>
          </table:table-cell>
          <table:table-cell office:value-type="float" office:value="709.225">
            <text:p>709.225</text:p>
          </table:table-cell>
          <table:table-cell table:style-name="ce2" office:value-type="percentage" office:value="0.129932627526468">
            <text:p>12.99%</text:p>
          </table:table-cell>
          <table:table-cell table:style-name="ce2" office:value-type="percentage" office:value="0.0036397810164536">
            <text:p>0.36%</text:p>
          </table:table-cell>
          <table:table-cell office:value-type="float" office:value="49.82">
            <text:p>49.82</text:p>
          </table:table-cell>
          <table:table-cell table:style-name="ce2" office:value-type="percentage" office:value="0.0702456907187423">
            <text:p>7.02%</text:p>
          </table:table-cell>
          <table:table-cell office:value-type="float" office:value="99.64">
            <text:p>99.64</text:p>
          </table:table-cell>
        </table:table-row>
        <table:table-row table:style-name="ro2">
          <table:table-cell office:value-type="string">
            <text:p>411-03</text:p>
          </table:table-cell>
          <table:table-cell office:value-type="string">
            <text:p>Riz</text:p>
          </table:table-cell>
          <table:table-cell office:value-type="float" office:value="35.45">
            <text:p>35.45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  <table:table-cell office:value-type="float" office:value="511.51">
            <text:p>511.51</text:p>
          </table:table-cell>
          <table:table-cell office:value-type="float" office:value="38.2">
            <text:p>38.2</text:p>
          </table:table-cell>
          <table:table-cell office:value-type="float" office:value="274.855">
            <text:p>274.855</text:p>
          </table:table-cell>
          <table:table-cell table:style-name="ce2" office:value-type="percentage" office:value="0.0693046079255538">
            <text:p>6.93%</text:p>
          </table:table-cell>
          <table:table-cell table:style-name="ce2" office:value-type="percentage" office:value="0.133507853403141">
            <text:p>13.35%</text:p>
          </table:table-cell>
          <table:table-cell office:value-type="float" office:value="20.275">
            <text:p>20.275</text:p>
          </table:table-cell>
          <table:table-cell table:style-name="ce2" office:value-type="percentage" office:value="0.0737661676156519">
            <text:p>7.38%</text:p>
          </table:table-cell>
          <table:table-cell office:value-type="float" office:value="40.55">
            <text:p>40.55</text:p>
          </table:table-cell>
        </table:table-row>
        <table:table-row table:style-name="ro2">
          <table:table-cell office:value-type="string">
            <text:p>411-04</text:p>
          </table:table-cell>
          <table:table-cell office:value-type="string">
            <text:p>Riz</text:p>
          </table:table-cell>
          <table:table-cell office:value-type="float" office:value="16.34">
            <text:p>16.34</text:p>
          </table:table-cell>
          <table:table-cell table:number-columns-repeated="2" office:value-type="float" office:value="0">
            <text:p>0</text:p>
          </table:table-cell>
          <table:table-cell office:value-type="float" office:value="444.27">
            <text:p>444.27</text:p>
          </table:table-cell>
          <table:table-cell office:value-type="float" office:value="0">
            <text:p>0</text:p>
          </table:table-cell>
          <table:table-cell office:value-type="float" office:value="222.135">
            <text:p>222.135</text:p>
          </table:table-cell>
          <table:table-cell table:style-name="ce2" office:value-type="percentage" office:value="0.036779435928602">
            <text:p>3.68%</text:p>
          </table:table-cell>
          <table:table-cell table:style-name="ce2" office:value-type="percentage" office:value="0">
            <text:p>0.00%</text:p>
          </table:table-cell>
          <table:table-cell office:value-type="float" office:value="8.17">
            <text:p>8.17</text:p>
          </table:table-cell>
          <table:table-cell table:style-name="ce2" office:value-type="percentage" office:value="0.036779435928602">
            <text:p>3.68%</text:p>
          </table:table-cell>
          <table:table-cell office:value-type="float" office:value="16.34">
            <text:p>16.34</text:p>
          </table:table-cell>
        </table:table-row>
        <table:table-row table:style-name="ro2">
          <table:table-cell office:value-type="string">
            <text:p>412-01</text:p>
          </table:table-cell>
          <table:table-cell office:value-type="string">
            <text:p>Riz</text:p>
          </table:table-cell>
          <table:table-cell office:value-type="float" office:value="427.36">
            <text:p>427.36</text:p>
          </table:table-cell>
          <table:table-cell office:value-type="float" office:value="318.87">
            <text:p>318.87</text:p>
          </table:table-cell>
          <table:table-cell office:value-type="float" office:value="2">
            <text:p>2</text:p>
          </table:table-cell>
          <table:table-cell office:value-type="float" office:value="1155.38">
            <text:p>1155.38</text:p>
          </table:table-cell>
          <table:table-cell office:value-type="float" office:value="381.24">
            <text:p>381.24</text:p>
          </table:table-cell>
          <table:table-cell office:value-type="float" office:value="768.31">
            <text:p>768.31</text:p>
          </table:table-cell>
          <table:table-cell table:style-name="ce2" office:value-type="percentage" office:value="0.369886963596392">
            <text:p>36.99%</text:p>
          </table:table-cell>
          <table:table-cell table:style-name="ce2" office:value-type="percentage" office:value="0.836402266288952">
            <text:p>83.64%</text:p>
          </table:table-cell>
          <table:table-cell office:value-type="float" office:value="373.115">
            <text:p>373.115</text:p>
          </table:table-cell>
          <table:table-cell table:style-name="ce2" office:value-type="percentage" office:value="0.485630800067681">
            <text:p>48.56%</text:p>
          </table:table-cell>
          <table:table-cell office:value-type="float" office:value="746.23">
            <text:p>746.23</text:p>
          </table:table-cell>
        </table:table-row>
        <table:table-row table:style-name="ro2">
          <table:table-cell office:value-type="string">
            <text:p>413-01</text:p>
          </table:table-cell>
          <table:table-cell office:value-type="string">
            <text:p>Riz</text:p>
          </table:table-cell>
          <table:table-cell office:value-type="float" office:value="32.41">
            <text:p>32.41</text:p>
          </table:table-cell>
          <table:table-cell office:value-type="float" office:value="31.71">
            <text:p>31.71</text:p>
          </table:table-cell>
          <table:table-cell office:value-type="float" office:value="2.94">
            <text:p>2.94</text:p>
          </table:table-cell>
          <table:table-cell office:value-type="float" office:value="412.7">
            <text:p>412.7</text:p>
          </table:table-cell>
          <table:table-cell office:value-type="float" office:value="89.92">
            <text:p>89.92</text:p>
          </table:table-cell>
          <table:table-cell office:value-type="float" office:value="251.31">
            <text:p>251.31</text:p>
          </table:table-cell>
          <table:table-cell table:style-name="ce2" office:value-type="percentage" office:value="0.0785316210322268">
            <text:p>7.85%</text:p>
          </table:table-cell>
          <table:table-cell table:style-name="ce2" office:value-type="percentage" office:value="0.352646797153025">
            <text:p>35.26%</text:p>
          </table:table-cell>
          <table:table-cell office:value-type="float" office:value="32.06">
            <text:p>32.06</text:p>
          </table:table-cell>
          <table:table-cell table:style-name="ce2" office:value-type="percentage" office:value="0.127571525207911">
            <text:p>12.76%</text:p>
          </table:table-cell>
          <table:table-cell office:value-type="float" office:value="64.12">
            <text:p>64.12</text:p>
          </table:table-cell>
        </table:table-row>
        <table:table-row table:style-name="ro2">
          <table:table-cell office:value-type="string">
            <text:p>413-02</text:p>
          </table:table-cell>
          <table:table-cell office:value-type="string">
            <text:p>Riz</text:p>
          </table:table-cell>
          <table:table-cell office:value-type="float" office:value="61.77">
            <text:p>61.77</text:p>
          </table:table-cell>
          <table:table-cell office:value-type="float" office:value="54.43">
            <text:p>54.43</text:p>
          </table:table-cell>
          <table:table-cell office:value-type="float" office:value="15.56">
            <text:p>15.56</text:p>
          </table:table-cell>
          <table:table-cell office:value-type="float" office:value="951.84">
            <text:p>951.84</text:p>
          </table:table-cell>
          <table:table-cell office:value-type="float" office:value="250.93">
            <text:p>250.93</text:p>
          </table:table-cell>
          <table:table-cell office:value-type="float" office:value="601.385">
            <text:p>601.385</text:p>
          </table:table-cell>
          <table:table-cell table:style-name="ce2" office:value-type="percentage" office:value="0.0648953605648008">
            <text:p>6.49%</text:p>
          </table:table-cell>
          <table:table-cell table:style-name="ce2" office:value-type="percentage" office:value="0.216913083330012">
            <text:p>21.69%</text:p>
          </table:table-cell>
          <table:table-cell office:value-type="float" office:value="58.1">
            <text:p>58.1</text:p>
          </table:table-cell>
          <table:table-cell table:style-name="ce2" office:value-type="percentage" office:value="0.0966103245009437">
            <text:p>9.66%</text:p>
          </table:table-cell>
          <table:table-cell office:value-type="float" office:value="116.2">
            <text:p>116.2</text:p>
          </table:table-cell>
        </table:table-row>
        <table:table-row table:style-name="ro2">
          <table:table-cell office:value-type="string">
            <text:p>421-01</text:p>
          </table:table-cell>
          <table:table-cell office:value-type="string">
            <text:p>Riz</text:p>
          </table:table-cell>
          <table:table-cell office:value-type="float" office:value="408.18">
            <text:p>408.18</text:p>
          </table:table-cell>
          <table:table-cell office:value-type="float" office:value="345.01">
            <text:p>345.01</text:p>
          </table:table-cell>
          <table:table-cell office:value-type="float" office:value="0.32">
            <text:p>0.32</text:p>
          </table:table-cell>
          <table:table-cell office:value-type="float" office:value="2231.14">
            <text:p>2231.14</text:p>
          </table:table-cell>
          <table:table-cell office:value-type="float" office:value="1038.33">
            <text:p>1038.33</text:p>
          </table:table-cell>
          <table:table-cell office:value-type="float" office:value="1634.735">
            <text:p>1634.735</text:p>
          </table:table-cell>
          <table:table-cell table:style-name="ce2" office:value-type="percentage" office:value="0.182946834353738">
            <text:p>18.29%</text:p>
          </table:table-cell>
          <table:table-cell table:style-name="ce2" office:value-type="percentage" office:value="0.332273939884237">
            <text:p>33.23%</text:p>
          </table:table-cell>
          <table:table-cell office:value-type="float" office:value="376.595">
            <text:p>376.595</text:p>
          </table:table-cell>
          <table:table-cell table:style-name="ce2" office:value-type="percentage" office:value="0.230370671699083">
            <text:p>23.04%</text:p>
          </table:table-cell>
          <table:table-cell office:value-type="float" office:value="753.19">
            <text:p>753.19</text:p>
          </table:table-cell>
        </table:table-row>
        <table:table-row table:style-name="ro2">
          <table:table-cell office:value-type="string">
            <text:p>421-02</text:p>
          </table:table-cell>
          <table:table-cell office:value-type="string">
            <text:p>Riz</text:p>
          </table:table-cell>
          <table:table-cell office:value-type="float" office:value="299.08">
            <text:p>299.08</text:p>
          </table:table-cell>
          <table:table-cell office:value-type="float" office:value="440.45">
            <text:p>440.45</text:p>
          </table:table-cell>
          <table:table-cell office:value-type="float" office:value="0">
            <text:p>0</text:p>
          </table:table-cell>
          <table:table-cell office:value-type="float" office:value="2362.07">
            <text:p>2362.07</text:p>
          </table:table-cell>
          <table:table-cell office:value-type="float" office:value="1259.12">
            <text:p>1259.12</text:p>
          </table:table-cell>
          <table:table-cell office:value-type="float" office:value="1810.595">
            <text:p>1810.595</text:p>
          </table:table-cell>
          <table:table-cell table:style-name="ce2" office:value-type="percentage" office:value="0.126617754765947">
            <text:p>12.66%</text:p>
          </table:table-cell>
          <table:table-cell table:style-name="ce2" office:value-type="percentage" office:value="0.349807802274604">
            <text:p>34.98%</text:p>
          </table:table-cell>
          <table:table-cell office:value-type="float" office:value="369.765">
            <text:p>369.765</text:p>
          </table:table-cell>
          <table:table-cell table:style-name="ce2" office:value-type="percentage" office:value="0.204222921194414">
            <text:p>20.42%</text:p>
          </table:table-cell>
          <table:table-cell office:value-type="float" office:value="739.53">
            <text:p>739.53</text:p>
          </table:table-cell>
        </table:table-row>
        <table:table-row table:style-name="ro2">
          <table:table-cell office:value-type="string">
            <text:p>421-03</text:p>
          </table:table-cell>
          <table:table-cell office:value-type="string">
            <text:p>Riz</text:p>
          </table:table-cell>
          <table:table-cell office:value-type="float" office:value="25.3">
            <text:p>25.3</text:p>
          </table:table-cell>
          <table:table-cell office:value-type="float" office:value="16.01">
            <text:p>16.01</text:p>
          </table:table-cell>
          <table:table-cell office:value-type="float" office:value="0">
            <text:p>0</text:p>
          </table:table-cell>
          <table:table-cell office:value-type="float" office:value="3652.17">
            <text:p>3652.17</text:p>
          </table:table-cell>
          <table:table-cell office:value-type="float" office:value="442.53">
            <text:p>442.53</text:p>
          </table:table-cell>
          <table:table-cell office:value-type="float" office:value="2047.35">
            <text:p>2047.35</text:p>
          </table:table-cell>
          <table:table-cell table:style-name="ce2" office:value-type="percentage" office:value="0.00692738837458278">
            <text:p>0.69%</text:p>
          </table:table-cell>
          <table:table-cell table:style-name="ce2" office:value-type="percentage" office:value="0.036178338191761">
            <text:p>3.62%</text:p>
          </table:table-cell>
          <table:table-cell office:value-type="float" office:value="20.655">
            <text:p>20.655</text:p>
          </table:table-cell>
          <table:table-cell table:style-name="ce2" office:value-type="percentage" office:value="0.0100886511832369">
            <text:p>1.01%</text:p>
          </table:table-cell>
          <table:table-cell office:value-type="float" office:value="41.31">
            <text:p>41.31</text:p>
          </table:table-cell>
        </table:table-row>
        <table:table-row table:style-name="ro2">
          <table:table-cell office:value-type="string">
            <text:p>421-04</text:p>
          </table:table-cell>
          <table:table-cell office:value-type="string">
            <text:p>Riz</text:p>
          </table:table-cell>
          <table:table-cell office:value-type="float" office:value="25.94">
            <text:p>25.94</text:p>
          </table:table-cell>
          <table:table-cell office:value-type="float" office:value="26">
            <text:p>26</text:p>
          </table:table-cell>
          <table:table-cell office:value-type="float" office:value="0.25">
            <text:p>0.25</text:p>
          </table:table-cell>
          <table:table-cell office:value-type="float" office:value="1099.8">
            <text:p>1099.8</text:p>
          </table:table-cell>
          <table:table-cell office:value-type="float" office:value="257.03">
            <text:p>257.03</text:p>
          </table:table-cell>
          <table:table-cell office:value-type="float" office:value="678.415">
            <text:p>678.415</text:p>
          </table:table-cell>
          <table:table-cell table:style-name="ce2" office:value-type="percentage" office:value="0.02358610656483">
            <text:p>2.36%</text:p>
          </table:table-cell>
          <table:table-cell table:style-name="ce2" office:value-type="percentage" office:value="0.101155507139244">
            <text:p>10.12%</text:p>
          </table:table-cell>
          <table:table-cell office:value-type="float" office:value="25.97">
            <text:p>25.97</text:p>
          </table:table-cell>
          <table:table-cell table:style-name="ce2" office:value-type="percentage" office:value="0.0382804035877744">
            <text:p>3.83%</text:p>
          </table:table-cell>
          <table:table-cell office:value-type="float" office:value="51.94">
            <text:p>51.94</text:p>
          </table:table-cell>
        </table:table-row>
        <table:table-row table:style-name="ro2">
          <table:table-cell office:value-type="string">
            <text:p>421-05</text:p>
          </table:table-cell>
          <table:table-cell office:value-type="string">
            <text:p>Riz</text:p>
          </table:table-cell>
          <table:table-cell office:value-type="float" office:value="42.07">
            <text:p>42.07</text:p>
          </table:table-cell>
          <table:table-cell office:value-type="float" office:value="42.31">
            <text:p>42.31</text:p>
          </table:table-cell>
          <table:table-cell office:value-type="float" office:value="0.02">
            <text:p>0.02</text:p>
          </table:table-cell>
          <table:table-cell office:value-type="float" office:value="2074.04">
            <text:p>2074.04</text:p>
          </table:table-cell>
          <table:table-cell office:value-type="float" office:value="302.08">
            <text:p>302.08</text:p>
          </table:table-cell>
          <table:table-cell office:value-type="float" office:value="1188.06">
            <text:p>1188.06</text:p>
          </table:table-cell>
          <table:table-cell table:style-name="ce2" office:value-type="percentage" office:value="0.0202840832385103">
            <text:p>2.03%</text:p>
          </table:table-cell>
          <table:table-cell table:style-name="ce2" office:value-type="percentage" office:value="0.140062235169492">
            <text:p>14.01%</text:p>
          </table:table-cell>
          <table:table-cell office:value-type="float" office:value="42.19">
            <text:p>42.19</text:p>
          </table:table-cell>
          <table:table-cell table:style-name="ce2" office:value-type="percentage" office:value="0.0355116744945541">
            <text:p>3.55%</text:p>
          </table:table-cell>
          <table:table-cell office:value-type="float" office:value="84.38">
            <text:p>84.38</text:p>
          </table:table-cell>
        </table:table-row>
        <table:table-row table:style-name="ro2">
          <table:table-cell office:value-type="string">
            <text:p>422-01</text:p>
          </table:table-cell>
          <table:table-cell office:value-type="string">
            <text:p>Riz</text:p>
          </table:table-cell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92.96">
            <text:p>2392.96</text:p>
          </table:table-cell>
          <table:table-cell office:value-type="float" office:value="29.41">
            <text:p>29.41</text:p>
          </table:table-cell>
          <table:table-cell office:value-type="float" office:value="1211.185">
            <text:p>1211.185</text:p>
          </table:table-cell>
          <table:table-cell table:style-name="ce2" office:value-type="percentage" office:value="0.000029252473923509">
            <text:p>0.00%</text:p>
          </table:table-cell>
          <table:table-cell table:style-name="ce2" office:value-type="percentage" office:value="0.0340020401224073">
            <text:p>3.40%</text:p>
          </table:table-cell>
          <table:table-cell office:value-type="float" office:value="0.535">
            <text:p>0.535</text:p>
          </table:table-cell>
          <table:table-cell table:style-name="ce2" office:value-type="percentage" office:value="0.000441716170527211">
            <text:p>0.04%</text:p>
          </table:table-cell>
          <table:table-cell office:value-type="float" office:value="1.07">
            <text:p>1.07</text:p>
          </table:table-cell>
        </table:table-row>
        <table:table-row table:style-name="ro2">
          <table:table-cell office:value-type="string">
            <text:p>422-02</text:p>
          </table:table-cell>
          <table:table-cell office:value-type="string">
            <text:p>Riz</text:p>
          </table:table-cell>
          <table:table-cell office:value-type="float" office:value="4.8">
            <text:p>4.8</text:p>
          </table:table-cell>
          <table:table-cell table:number-columns-repeated="2" office:value-type="float" office:value="0">
            <text:p>0</text:p>
          </table:table-cell>
          <table:table-cell office:value-type="float" office:value="720.34">
            <text:p>720.34</text:p>
          </table:table-cell>
          <table:table-cell office:value-type="float" office:value="0">
            <text:p>0</text:p>
          </table:table-cell>
          <table:table-cell office:value-type="float" office:value="360.17">
            <text:p>360.17</text:p>
          </table:table-cell>
          <table:table-cell table:style-name="ce2" office:value-type="percentage" office:value="0.00666352000444235">
            <text:p>0.67%</text:p>
          </table:table-cell>
          <table:table-cell table:style-name="ce2" office:value-type="percentage" office:value="0">
            <text:p>0.00%</text:p>
          </table:table-cell>
          <table:table-cell office:value-type="float" office:value="2.4">
            <text:p>2.4</text:p>
          </table:table-cell>
          <table:table-cell table:style-name="ce2" office:value-type="percentage" office:value="0.00666352000444235">
            <text:p>0.67%</text:p>
          </table:table-cell>
          <table:table-cell office:value-type="float" office:value="4.8">
            <text:p>4.8</text:p>
          </table:table-cell>
        </table:table-row>
        <table:table-row table:style-name="ro2">
          <table:table-cell office:value-type="string">
            <text:p>423-01</text:p>
          </table:table-cell>
          <table:table-cell office:value-type="string">
            <text:p>Riz</text:p>
          </table:table-cell>
          <table:table-cell office:value-type="float" office:value="321.9">
            <text:p>321.9</text:p>
          </table:table-cell>
          <table:table-cell office:value-type="float" office:value="2.95">
            <text:p>2.95</text:p>
          </table:table-cell>
          <table:table-cell office:value-type="float" office:value="0">
            <text:p>0</text:p>
          </table:table-cell>
          <table:table-cell office:value-type="float" office:value="1871.29">
            <text:p>1871.29</text:p>
          </table:table-cell>
          <table:table-cell office:value-type="float" office:value="3.95">
            <text:p>3.95</text:p>
          </table:table-cell>
          <table:table-cell office:value-type="float" office:value="937.62">
            <text:p>937.62</text:p>
          </table:table-cell>
          <table:table-cell table:style-name="ce2" office:value-type="percentage" office:value="0.172020370974034">
            <text:p>17.20%</text:p>
          </table:table-cell>
          <table:table-cell table:style-name="ce2" office:value-type="percentage" office:value="0.746835443037975">
            <text:p>74.68%</text:p>
          </table:table-cell>
          <table:table-cell office:value-type="float" office:value="162.425">
            <text:p>162.425</text:p>
          </table:table-cell>
          <table:table-cell table:style-name="ce2" office:value-type="percentage" office:value="0.173231159744886">
            <text:p>17.32%</text:p>
          </table:table-cell>
          <table:table-cell office:value-type="float" office:value="324.85">
            <text:p>324.85</text:p>
          </table:table-cell>
        </table:table-row>
        <table:table-row table:style-name="ro2">
          <table:table-cell office:value-type="string">
            <text:p>423-02</text:p>
          </table:table-cell>
          <table:table-cell office:value-type="string">
            <text:p>Riz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43.49">
            <text:p>1643.49</text:p>
          </table:table-cell>
          <table:table-cell office:value-type="float" office:value="6.61">
            <text:p>6.61</text:p>
          </table:table-cell>
          <table:table-cell office:value-type="float" office:value="825.05">
            <text:p>825.05</text:p>
          </table:table-cell>
          <table:table-cell table:style-name="ce2" office:value-type="percentage" office:value="0.130819171397453">
            <text:p>13.08%</text:p>
          </table:table-cell>
          <table:table-cell table:style-name="ce2" office:value-type="percentage" office:value="0.151285930408472">
            <text:p>15.13%</text:p>
          </table:table-cell>
          <table:table-cell office:value-type="float" office:value="108">
            <text:p>108</text:p>
          </table:table-cell>
          <table:table-cell table:style-name="ce2" office:value-type="percentage" office:value="0.130901157505606">
            <text:p>13.09%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string">
            <text:p>431-01</text:p>
          </table:table-cell>
          <table:table-cell office:value-type="string">
            <text:p>Riz</text:p>
          </table:table-cell>
          <table:table-cell office:value-type="float" office:value="1.25">
            <text:p>1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562.49">
            <text:p>562.49</text:p>
          </table:table-cell>
          <table:table-cell office:value-type="float" office:value="314.22">
            <text:p>314.22</text:p>
          </table:table-cell>
          <table:table-cell office:value-type="float" office:value="438.355">
            <text:p>438.355</text:p>
          </table:table-cell>
          <table:table-cell table:style-name="ce2" office:value-type="percentage" office:value="0.00222226172909741">
            <text:p>0.22%</text:p>
          </table:table-cell>
          <table:table-cell table:style-name="ce2" office:value-type="percentage" office:value="0.0015912418051047">
            <text:p>0.16%</text:p>
          </table:table-cell>
          <table:table-cell office:value-type="float" office:value="0.875">
            <text:p>0.875</text:p>
          </table:table-cell>
          <table:table-cell table:style-name="ce2" office:value-type="percentage" office:value="0.00199609905213811">
            <text:p>0.20%</text:p>
          </table:table-cell>
          <table:table-cell office:value-type="float" office:value="1.75">
            <text:p>1.75</text:p>
          </table:table-cell>
        </table:table-row>
        <table:table-row table:style-name="ro2">
          <table:table-cell office:value-type="string">
            <text:p>431-02</text:p>
          </table:table-cell>
          <table:table-cell office:value-type="string">
            <text:p>Riz</text:p>
          </table:table-cell>
          <table:table-cell office:value-type="float" office:value="10.08">
            <text:p>10.08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2439.87">
            <text:p>2439.87</text:p>
          </table:table-cell>
          <table:table-cell office:value-type="float" office:value="312.37">
            <text:p>312.37</text:p>
          </table:table-cell>
          <table:table-cell office:value-type="float" office:value="1376.12">
            <text:p>1376.12</text:p>
          </table:table-cell>
          <table:table-cell table:style-name="ce2" office:value-type="percentage" office:value="0.00413136765483407">
            <text:p>0.41%</text:p>
          </table:table-cell>
          <table:table-cell table:style-name="ce2" office:value-type="percentage" office:value="0.000800332938502417">
            <text:p>0.08%</text:p>
          </table:table-cell>
          <table:table-cell office:value-type="float" office:value="5.165">
            <text:p>5.165</text:p>
          </table:table-cell>
          <table:table-cell table:style-name="ce2" office:value-type="percentage" office:value="0.00375330639769788">
            <text:p>0.38%</text:p>
          </table:table-cell>
          <table:table-cell office:value-type="float" office:value="10.33">
            <text:p>10.33</text:p>
          </table:table-cell>
        </table:table-row>
        <table:table-row table:style-name="ro2">
          <table:table-cell office:value-type="string">
            <text:p>431-03</text:p>
          </table:table-cell>
          <table:table-cell office:value-type="string">
            <text:p>Riz</text:p>
          </table:table-cell>
          <table:table-cell office:value-type="float" office:value="111.67">
            <text:p>111.67</text:p>
          </table:table-cell>
          <table:table-cell office:value-type="float" office:value="3.59">
            <text:p>3.59</text:p>
          </table:table-cell>
          <table:table-cell office:value-type="float" office:value="0.5">
            <text:p>0.5</text:p>
          </table:table-cell>
          <table:table-cell office:value-type="float" office:value="703.51">
            <text:p>703.51</text:p>
          </table:table-cell>
          <table:table-cell office:value-type="float" office:value="177.18">
            <text:p>177.18</text:p>
          </table:table-cell>
          <table:table-cell office:value-type="float" office:value="440.345">
            <text:p>440.345</text:p>
          </table:table-cell>
          <table:table-cell table:style-name="ce2" office:value-type="percentage" office:value="0.158732640616338">
            <text:p>15.87%</text:p>
          </table:table-cell>
          <table:table-cell table:style-name="ce2" office:value-type="percentage" office:value="0.0202618805734282">
            <text:p>2.03%</text:p>
          </table:table-cell>
          <table:table-cell office:value-type="float" office:value="57.63">
            <text:p>57.63</text:p>
          </table:table-cell>
          <table:table-cell table:style-name="ce2" office:value-type="percentage" office:value="0.130874655099978">
            <text:p>13.09%</text:p>
          </table:table-cell>
          <table:table-cell office:value-type="float" office:value="115.26">
            <text:p>115.26</text:p>
          </table:table-cell>
        </table:table-row>
        <table:table-row table:style-name="ro2">
          <table:table-cell office:value-type="string">
            <text:p>432-01</text:p>
          </table:table-cell>
          <table:table-cell office:value-type="string">
            <text:p>Riz</text:p>
          </table:table-cell>
          <table:table-cell office:value-type="float" office:value="3.32">
            <text:p>3.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315.99">
            <text:p>315.99</text:p>
          </table:table-cell>
          <table:table-cell office:value-type="float" office:value="11.33">
            <text:p>11.33</text:p>
          </table:table-cell>
          <table:table-cell office:value-type="float" office:value="163.66">
            <text:p>163.66</text:p>
          </table:table-cell>
          <table:table-cell table:style-name="ce2" office:value-type="percentage" office:value="0.0105066616032153">
            <text:p>1.05%</text:p>
          </table:table-cell>
          <table:table-cell table:style-name="ce2" office:value-type="percentage" office:value="0.0397175639894086">
            <text:p>3.97%</text:p>
          </table:table-cell>
          <table:table-cell office:value-type="float" office:value="1.885">
            <text:p>1.885</text:p>
          </table:table-cell>
          <table:table-cell table:style-name="ce2" office:value-type="percentage" office:value="0.0115177807650006">
            <text:p>1.15%</text:p>
          </table:table-cell>
          <table:table-cell office:value-type="float" office:value="3.77">
            <text:p>3.77</text:p>
          </table:table-cell>
        </table:table-row>
        <table:table-row table:style-name="ro2">
          <table:table-cell office:value-type="string">
            <text:p>432-02</text:p>
          </table:table-cell>
          <table:table-cell office:value-type="string">
            <text:p>Riz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table:style-name="ce2" office:value-type="percentage" office:value="0.00154639175257732">
            <text:p>0.15%</text:p>
          </table:table-cell>
          <table:table-cell table:style-name="ce2" office:value-type="percentage" office:value="0">
            <text:p>0.00%</text:p>
          </table:table-cell>
          <table:table-cell office:value-type="float" office:value="0.15">
            <text:p>0.15</text:p>
          </table:table-cell>
          <table:table-cell table:style-name="ce2" office:value-type="percentage" office:value="0.00154639175257732">
            <text:p>0.15%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432-03</text:p>
          </table:table-cell>
          <table:table-cell office:value-type="string">
            <text:p>Riz</text:p>
          </table:table-cell>
          <table:table-cell office:value-type="float" office:value="10.49">
            <text:p>10.49</text:p>
          </table:table-cell>
          <table:table-cell table:number-columns-repeated="2" office:value-type="float" office:value="0">
            <text:p>0</text:p>
          </table:table-cell>
          <table:table-cell office:value-type="float" office:value="547.19">
            <text:p>547.19</text:p>
          </table:table-cell>
          <table:table-cell office:value-type="float" office:value="0.25">
            <text:p>0.25</text:p>
          </table:table-cell>
          <table:table-cell office:value-type="float" office:value="273.72">
            <text:p>273.72</text:p>
          </table:table-cell>
          <table:table-cell table:style-name="ce2" office:value-type="percentage" office:value="0.0191706719786546">
            <text:p>1.92%</text:p>
          </table:table-cell>
          <table:table-cell table:style-name="ce2" office:value-type="percentage" office:value="0">
            <text:p>0.00%</text:p>
          </table:table-cell>
          <table:table-cell office:value-type="float" office:value="5.245">
            <text:p>5.245</text:p>
          </table:table-cell>
          <table:table-cell table:style-name="ce2" office:value-type="percentage" office:value="0.0191619172877393">
            <text:p>1.92%</text:p>
          </table:table-cell>
          <table:table-cell office:value-type="float" office:value="10.49">
            <text:p>10.49</text:p>
          </table:table-cell>
        </table:table-row>
        <table:table-row table:style-name="ro2">
          <table:table-cell office:value-type="string">
            <text:p>432-04</text:p>
          </table:table-cell>
          <table:table-cell office:value-type="string">
            <text:p>Riz</text:p>
          </table:table-cell>
          <table:table-cell office:value-type="float" office:value="2.32">
            <text:p>2.32</text:p>
          </table:table-cell>
          <table:table-cell table:number-columns-repeated="2" office:value-type="float" office:value="0">
            <text:p>0</text:p>
          </table:table-cell>
          <table:table-cell office:value-type="float" office:value="408.63">
            <text:p>408.63</text:p>
          </table:table-cell>
          <table:table-cell office:value-type="float" office:value="2.76">
            <text:p>2.76</text:p>
          </table:table-cell>
          <table:table-cell office:value-type="float" office:value="205.695">
            <text:p>205.695</text:p>
          </table:table-cell>
          <table:table-cell table:style-name="ce2" office:value-type="percentage" office:value="0.00567750776986516">
            <text:p>0.57%</text:p>
          </table:table-cell>
          <table:table-cell table:style-name="ce2" office:value-type="percentage" office:value="0">
            <text:p>0.00%</text:p>
          </table:table-cell>
          <table:table-cell office:value-type="float" office:value="1.16">
            <text:p>1.16</text:p>
          </table:table-cell>
          <table:table-cell table:style-name="ce2" office:value-type="percentage" office:value="0.00563941758428742">
            <text:p>0.56%</text:p>
          </table:table-cell>
          <table:table-cell office:value-type="float" office:value="2.32">
            <text:p>2.32</text:p>
          </table:table-cell>
        </table:table-row>
        <table:table-row table:style-name="ro2">
          <table:table-cell office:value-type="string">
            <text:p>432-05</text:p>
          </table:table-cell>
          <table:table-cell office:value-type="string">
            <text:p>Riz</text:p>
          </table:table-cell>
          <table:table-cell office:value-type="float" office:value="1.65">
            <text:p>1.65</text:p>
          </table:table-cell>
          <table:table-cell office:value-type="float" office:value="12.03">
            <text:p>12.03</text:p>
          </table:table-cell>
          <table:table-cell office:value-type="float" office:value="0">
            <text:p>0</text:p>
          </table:table-cell>
          <table:table-cell office:value-type="float" office:value="471.89">
            <text:p>471.89</text:p>
          </table:table-cell>
          <table:table-cell office:value-type="float" office:value="67.11">
            <text:p>67.11</text:p>
          </table:table-cell>
          <table:table-cell office:value-type="float" office:value="269.5">
            <text:p>269.5</text:p>
          </table:table-cell>
          <table:table-cell table:style-name="ce2" office:value-type="percentage" office:value="0.00349657759223548">
            <text:p>0.35%</text:p>
          </table:table-cell>
          <table:table-cell table:style-name="ce2" office:value-type="percentage" office:value="0.179257934734019">
            <text:p>17.93%</text:p>
          </table:table-cell>
          <table:table-cell office:value-type="float" office:value="6.84">
            <text:p>6.84</text:p>
          </table:table-cell>
          <table:table-cell table:style-name="ce2" office:value-type="percentage" office:value="0.0253803339517625">
            <text:p>2.54%</text:p>
          </table:table-cell>
          <table:table-cell office:value-type="float" office:value="13.68">
            <text:p>13.68</text:p>
          </table:table-cell>
        </table:table-row>
        <table:table-row table:style-name="ro2">
          <table:table-cell office:value-type="string">
            <text:p>432-06</text:p>
          </table:table-cell>
          <table:table-cell office:value-type="string">
            <text:p>Riz</text:p>
          </table:table-cell>
          <table:table-cell office:value-type="float" office:value="7.03">
            <text:p>7.03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093.58">
            <text:p>1093.58</text:p>
          </table:table-cell>
          <table:table-cell office:value-type="float" office:value="3.97">
            <text:p>3.97</text:p>
          </table:table-cell>
          <table:table-cell office:value-type="float" office:value="548.775">
            <text:p>548.775</text:p>
          </table:table-cell>
          <table:table-cell table:style-name="ce2" office:value-type="percentage" office:value="0.00642842773276761">
            <text:p>0.64%</text:p>
          </table:table-cell>
          <table:table-cell table:style-name="ce2" office:value-type="percentage" office:value="0.0302267002518892">
            <text:p>3.02%</text:p>
          </table:table-cell>
          <table:table-cell office:value-type="float" office:value="3.575">
            <text:p>3.575</text:p>
          </table:table-cell>
          <table:table-cell table:style-name="ce2" office:value-type="percentage" office:value="0.00651450958954034">
            <text:p>0.65%</text:p>
          </table:table-cell>
          <table:table-cell office:value-type="float" office:value="7.15">
            <text:p>7.15</text:p>
          </table:table-cell>
        </table:table-row>
        <table:table-row table:style-name="ro2">
          <table:table-cell office:value-type="string">
            <text:p>433-01</text:p>
          </table:table-cell>
          <table:table-cell office:value-type="string">
            <text:p>Riz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</text:p>
          </table:table-cell>
          <table:table-cell office:value-type="float" office:value="2070.7">
            <text:p>2070.7</text:p>
          </table:table-cell>
          <table:table-cell office:value-type="float" office:value="972.83">
            <text:p>972.83</text:p>
          </table:table-cell>
          <table:table-cell office:value-type="float" office:value="1521.765">
            <text:p>1521.765</text:p>
          </table:table-cell>
          <table:table-cell table:style-name="ce2" office:value-type="percentage" office:value="0.000579514173950838">
            <text:p>0.06%</text:p>
          </table:table-cell>
          <table:table-cell table:style-name="ce2" office:value-type="percentage" office:value="0">
            <text:p>0.00%</text:p>
          </table:table-cell>
          <table:table-cell office:value-type="float" office:value="0.6">
            <text:p>0.6</text:p>
          </table:table-cell>
          <table:table-cell table:style-name="ce2" office:value-type="percentage" office:value="0.000394279011542518">
            <text:p>0.04%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string">
            <text:p>433-02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466.98">
            <text:p>466.98</text:p>
          </table:table-cell>
          <table:table-cell office:value-type="float" office:value="542.29">
            <text:p>542.29</text:p>
          </table:table-cell>
          <table:table-cell office:value-type="float" office:value="504.635">
            <text:p>504.635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202843497021889">
            <text:p>0.20%</text:p>
          </table:table-cell>
          <table:table-cell office:value-type="float" office:value="0.55">
            <text:p>0.55</text:p>
          </table:table-cell>
          <table:table-cell table:style-name="ce2" office:value-type="percentage" office:value="0.00108989665798052">
            <text:p>0.11%</text:p>
          </table:table-cell>
          <table:table-cell office:value-type="float" office:value="1.1">
            <text:p>1.1</text:p>
          </table:table-cell>
        </table:table-row>
        <table:table-row table:style-name="ro2">
          <table:table-cell office:value-type="string">
            <text:p>434-01</text:p>
          </table:table-cell>
          <table:table-cell office:value-type="string">
            <text:p>Riz</text:p>
          </table:table-cell>
          <table:table-cell office:value-type="float" office:value="1.43">
            <text:p>1.43</text:p>
          </table:table-cell>
          <table:table-cell table:number-columns-repeated="2" office:value-type="float" office:value="0">
            <text:p>0</text:p>
          </table:table-cell>
          <table:table-cell office:value-type="float" office:value="1269.48">
            <text:p>1269.48</text:p>
          </table:table-cell>
          <table:table-cell office:value-type="float" office:value="265.42">
            <text:p>265.42</text:p>
          </table:table-cell>
          <table:table-cell office:value-type="float" office:value="767.45">
            <text:p>767.45</text:p>
          </table:table-cell>
          <table:table-cell table:style-name="ce2" office:value-type="percentage" office:value="0.00112644547373728">
            <text:p>0.11%</text:p>
          </table:table-cell>
          <table:table-cell table:style-name="ce2" office:value-type="percentage" office:value="0">
            <text:p>0.00%</text:p>
          </table:table-cell>
          <table:table-cell office:value-type="float" office:value="0.715">
            <text:p>0.715</text:p>
          </table:table-cell>
          <table:table-cell table:style-name="ce2" office:value-type="percentage" office:value="0.000931656785458336">
            <text:p>0.09%</text:p>
          </table:table-cell>
          <table:table-cell office:value-type="float" office:value="1.43">
            <text:p>1.43</text:p>
          </table:table-cell>
        </table:table-row>
        <table:table-row table:style-name="ro2">
          <table:table-cell office:value-type="string">
            <text:p>434-02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91.68">
            <text:p>191.68</text:p>
          </table:table-cell>
          <table:table-cell office:value-type="float" office:value="12.75">
            <text:p>12.75</text:p>
          </table:table-cell>
          <table:table-cell office:value-type="float" office:value="102.215">
            <text:p>102.21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441-01</text:p>
          </table:table-cell>
          <table:table-cell office:value-type="string">
            <text:p>Riz</text:p>
          </table:table-cell>
          <table:table-cell office:value-type="float" office:value="285.94">
            <text:p>285.94</text:p>
          </table:table-cell>
          <table:table-cell office:value-type="float" office:value="268.93">
            <text:p>268.93</text:p>
          </table:table-cell>
          <table:table-cell office:value-type="float" office:value="0">
            <text:p>0</text:p>
          </table:table-cell>
          <table:table-cell office:value-type="float" office:value="2766.99">
            <text:p>2766.99</text:p>
          </table:table-cell>
          <table:table-cell office:value-type="float" office:value="440.43">
            <text:p>440.43</text:p>
          </table:table-cell>
          <table:table-cell office:value-type="float" office:value="1603.71">
            <text:p>1603.71</text:p>
          </table:table-cell>
          <table:table-cell table:style-name="ce2" office:value-type="percentage" office:value="0.103339730176112">
            <text:p>10.33%</text:p>
          </table:table-cell>
          <table:table-cell table:style-name="ce2" office:value-type="percentage" office:value="0.610607815089799">
            <text:p>61.06%</text:p>
          </table:table-cell>
          <table:table-cell office:value-type="float" office:value="277.435">
            <text:p>277.435</text:p>
          </table:table-cell>
          <table:table-cell table:style-name="ce2" office:value-type="percentage" office:value="0.172995741125266">
            <text:p>17.30%</text:p>
          </table:table-cell>
          <table:table-cell office:value-type="float" office:value="554.87">
            <text:p>554.87</text:p>
          </table:table-cell>
        </table:table-row>
        <table:table-row table:style-name="ro2">
          <table:table-cell office:value-type="string">
            <text:p>441-02</text:p>
          </table:table-cell>
          <table:table-cell office:value-type="string">
            <text:p>Riz</text:p>
          </table:table-cell>
          <table:table-cell office:value-type="float" office:value="152.7">
            <text:p>152.7</text:p>
          </table:table-cell>
          <table:table-cell office:value-type="float" office:value="0.98">
            <text:p>0.98</text:p>
          </table:table-cell>
          <table:table-cell office:value-type="float" office:value="0">
            <text:p>0</text:p>
          </table:table-cell>
          <table:table-cell office:value-type="float" office:value="682.64">
            <text:p>682.64</text:p>
          </table:table-cell>
          <table:table-cell office:value-type="float" office:value="7.51">
            <text:p>7.51</text:p>
          </table:table-cell>
          <table:table-cell office:value-type="float" office:value="345.075">
            <text:p>345.075</text:p>
          </table:table-cell>
          <table:table-cell table:style-name="ce2" office:value-type="percentage" office:value="0.223690378530411">
            <text:p>22.37%</text:p>
          </table:table-cell>
          <table:table-cell table:style-name="ce2" office:value-type="percentage" office:value="0.130492676431425">
            <text:p>13.05%</text:p>
          </table:table-cell>
          <table:table-cell office:value-type="float" office:value="76.84">
            <text:p>76.84</text:p>
          </table:table-cell>
          <table:table-cell table:style-name="ce2" office:value-type="percentage" office:value="0.222676229805115">
            <text:p>22.27%</text:p>
          </table:table-cell>
          <table:table-cell office:value-type="float" office:value="153.68">
            <text:p>153.68</text:p>
          </table:table-cell>
        </table:table-row>
        <table:table-row table:style-name="ro2">
          <table:table-cell office:value-type="string">
            <text:p>441-03</text:p>
          </table:table-cell>
          <table:table-cell office:value-type="string">
            <text:p>Riz</text:p>
          </table:table-cell>
          <table:table-cell office:value-type="float" office:value="74.52">
            <text:p>74.5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960.52">
            <text:p>960.52</text:p>
          </table:table-cell>
          <table:table-cell office:value-type="float" office:value="6.31">
            <text:p>6.31</text:p>
          </table:table-cell>
          <table:table-cell office:value-type="float" office:value="483.415">
            <text:p>483.415</text:p>
          </table:table-cell>
          <table:table-cell table:style-name="ce2" office:value-type="percentage" office:value="0.0775829758880606">
            <text:p>7.76%</text:p>
          </table:table-cell>
          <table:table-cell table:style-name="ce2" office:value-type="percentage" office:value="0.0792393026941363">
            <text:p>7.92%</text:p>
          </table:table-cell>
          <table:table-cell office:value-type="float" office:value="37.51">
            <text:p>37.51</text:p>
          </table:table-cell>
          <table:table-cell table:style-name="ce2" office:value-type="percentage" office:value="0.0775937858775586">
            <text:p>7.76%</text:p>
          </table:table-cell>
          <table:table-cell office:value-type="float" office:value="75.02">
            <text:p>75.02</text:p>
          </table:table-cell>
        </table:table-row>
        <table:table-row table:style-name="ro2">
          <table:table-cell office:value-type="string">
            <text:p>442-01</text:p>
          </table:table-cell>
          <table:table-cell office:value-type="string">
            <text:p>Riz</text:p>
          </table:table-cell>
          <table:table-cell office:value-type="float" office:value="199.94">
            <text:p>199.94</text:p>
          </table:table-cell>
          <table:table-cell table:number-columns-repeated="2" office:value-type="float" office:value="0">
            <text:p>0</text:p>
          </table:table-cell>
          <table:table-cell office:value-type="float" office:value="2281.48">
            <text:p>2281.48</text:p>
          </table:table-cell>
          <table:table-cell office:value-type="float" office:value="0">
            <text:p>0</text:p>
          </table:table-cell>
          <table:table-cell office:value-type="float" office:value="1140.74">
            <text:p>1140.74</text:p>
          </table:table-cell>
          <table:table-cell table:style-name="ce2" office:value-type="percentage" office:value="0.0876360958675947">
            <text:p>8.76%</text:p>
          </table:table-cell>
          <table:table-cell table:style-name="ce2" office:value-type="percentage" office:value="0">
            <text:p>0.00%</text:p>
          </table:table-cell>
          <table:table-cell office:value-type="float" office:value="99.97">
            <text:p>99.97</text:p>
          </table:table-cell>
          <table:table-cell table:style-name="ce2" office:value-type="percentage" office:value="0.0876360958675947">
            <text:p>8.76%</text:p>
          </table:table-cell>
          <table:table-cell office:value-type="float" office:value="199.94">
            <text:p>199.94</text:p>
          </table:table-cell>
        </table:table-row>
        <table:table-row table:style-name="ro2">
          <table:table-cell office:value-type="string">
            <text:p>442-02</text:p>
          </table:table-cell>
          <table:table-cell office:value-type="string">
            <text:p>Riz</text:p>
          </table:table-cell>
          <table:table-cell office:value-type="float" office:value="185.57">
            <text:p>185.57</text:p>
          </table:table-cell>
          <table:table-cell office:value-type="float" office:value="92.16">
            <text:p>92.16</text:p>
          </table:table-cell>
          <table:table-cell office:value-type="float" office:value="0.22">
            <text:p>0.22</text:p>
          </table:table-cell>
          <table:table-cell office:value-type="float" office:value="885.13">
            <text:p>885.13</text:p>
          </table:table-cell>
          <table:table-cell office:value-type="float" office:value="252.38">
            <text:p>252.38</text:p>
          </table:table-cell>
          <table:table-cell office:value-type="float" office:value="568.755">
            <text:p>568.755</text:p>
          </table:table-cell>
          <table:table-cell table:style-name="ce2" office:value-type="percentage" office:value="0.209652819359868">
            <text:p>20.97%</text:p>
          </table:table-cell>
          <table:table-cell table:style-name="ce2" office:value-type="percentage" office:value="0.365163642126951">
            <text:p>36.52%</text:p>
          </table:table-cell>
          <table:table-cell office:value-type="float" office:value="138.865">
            <text:p>138.865</text:p>
          </table:table-cell>
          <table:table-cell table:style-name="ce2" office:value-type="percentage" office:value="0.24415609533103">
            <text:p>24.42%</text:p>
          </table:table-cell>
          <table:table-cell office:value-type="float" office:value="277.73">
            <text:p>277.73</text:p>
          </table:table-cell>
        </table:table-row>
        <table:table-row table:style-name="ro2">
          <table:table-cell office:value-type="string">
            <text:p>443-01</text:p>
          </table:table-cell>
          <table:table-cell office:value-type="string">
            <text:p>Riz</text:p>
          </table:table-cell>
          <table:table-cell office:value-type="float" office:value="23.74">
            <text:p>23.74</text:p>
          </table:table-cell>
          <table:table-cell office:value-type="float" office:value="9.87">
            <text:p>9.87</text:p>
          </table:table-cell>
          <table:table-cell office:value-type="float" office:value="0">
            <text:p>0</text:p>
          </table:table-cell>
          <table:table-cell office:value-type="float" office:value="2662.57">
            <text:p>2662.57</text:p>
          </table:table-cell>
          <table:table-cell office:value-type="float" office:value="285.64">
            <text:p>285.64</text:p>
          </table:table-cell>
          <table:table-cell office:value-type="float" office:value="1474.105">
            <text:p>1474.105</text:p>
          </table:table-cell>
          <table:table-cell table:style-name="ce2" office:value-type="percentage" office:value="0.00891619750842231">
            <text:p>0.89%</text:p>
          </table:table-cell>
          <table:table-cell table:style-name="ce2" office:value-type="percentage" office:value="0.0345539840358493">
            <text:p>3.46%</text:p>
          </table:table-cell>
          <table:table-cell office:value-type="float" office:value="16.805">
            <text:p>16.805</text:p>
          </table:table-cell>
          <table:table-cell table:style-name="ce2" office:value-type="percentage" office:value="0.0114001377106787">
            <text:p>1.14%</text:p>
          </table:table-cell>
          <table:table-cell office:value-type="float" office:value="33.61">
            <text:p>33.61</text:p>
          </table:table-cell>
        </table:table-row>
        <table:table-row table:style-name="ro2">
          <table:table-cell office:value-type="string">
            <text:p>443-02</text:p>
          </table:table-cell>
          <table:table-cell office:value-type="string">
            <text:p>Riz</text:p>
          </table:table-cell>
          <table:table-cell office:value-type="float" office:value="344.81">
            <text:p>344.81</text:p>
          </table:table-cell>
          <table:table-cell office:value-type="float" office:value="24.97">
            <text:p>24.97</text:p>
          </table:table-cell>
          <table:table-cell office:value-type="float" office:value="0">
            <text:p>0</text:p>
          </table:table-cell>
          <table:table-cell office:value-type="float" office:value="4289.59">
            <text:p>4289.59</text:p>
          </table:table-cell>
          <table:table-cell office:value-type="float" office:value="49.04">
            <text:p>49.04</text:p>
          </table:table-cell>
          <table:table-cell office:value-type="float" office:value="2169.315">
            <text:p>2169.315</text:p>
          </table:table-cell>
          <table:table-cell table:style-name="ce2" office:value-type="percentage" office:value="0.0803829736641497">
            <text:p>8.04%</text:p>
          </table:table-cell>
          <table:table-cell table:style-name="ce2" office:value-type="percentage" office:value="0.509176182707993">
            <text:p>50.92%</text:p>
          </table:table-cell>
          <table:table-cell office:value-type="float" office:value="184.89">
            <text:p>184.89</text:p>
          </table:table-cell>
          <table:table-cell table:style-name="ce2" office:value-type="percentage" office:value="0.0852296692734803">
            <text:p>8.52%</text:p>
          </table:table-cell>
          <table:table-cell office:value-type="float" office:value="369.78">
            <text:p>369.78</text:p>
          </table:table-cell>
        </table:table-row>
        <table:table-row table:style-name="ro2">
          <table:table-cell office:value-type="string">
            <text:p>511-01</text:p>
          </table:table-cell>
          <table:table-cell office:value-type="string">
            <text:p>Riz</text:p>
          </table:table-cell>
          <table:table-cell office:value-type="float" office:value="210.99">
            <text:p>210.99</text:p>
          </table:table-cell>
          <table:table-cell office:value-type="float" office:value="131.13">
            <text:p>131.13</text:p>
          </table:table-cell>
          <table:table-cell office:value-type="float" office:value="7.96">
            <text:p>7.96</text:p>
          </table:table-cell>
          <table:table-cell office:value-type="float" office:value="1450.58">
            <text:p>1450.58</text:p>
          </table:table-cell>
          <table:table-cell office:value-type="float" office:value="932.98">
            <text:p>932.98</text:p>
          </table:table-cell>
          <table:table-cell office:value-type="float" office:value="1191.78">
            <text:p>1191.78</text:p>
          </table:table-cell>
          <table:table-cell table:style-name="ce2" office:value-type="percentage" office:value="0.145452163962001">
            <text:p>14.55%</text:p>
          </table:table-cell>
          <table:table-cell table:style-name="ce2" office:value-type="percentage" office:value="0.14054963664816">
            <text:p>14.05%</text:p>
          </table:table-cell>
          <table:table-cell office:value-type="float" office:value="171.06">
            <text:p>171.06</text:p>
          </table:table-cell>
          <table:table-cell table:style-name="ce2" office:value-type="percentage" office:value="0.143533202436691">
            <text:p>14.35%</text:p>
          </table:table-cell>
          <table:table-cell office:value-type="float" office:value="342.12">
            <text:p>342.12</text:p>
          </table:table-cell>
        </table:table-row>
        <table:table-row table:style-name="ro2">
          <table:table-cell office:value-type="string">
            <text:p>511-02</text:p>
          </table:table-cell>
          <table:table-cell office:value-type="string">
            <text:p>Riz</text:p>
          </table:table-cell>
          <table:table-cell office:value-type="float" office:value="8.25">
            <text:p>8.25</text:p>
          </table:table-cell>
          <table:table-cell office:value-type="float" office:value="6.13">
            <text:p>6.13</text:p>
          </table:table-cell>
          <table:table-cell office:value-type="float" office:value="0">
            <text:p>0</text:p>
          </table:table-cell>
          <table:table-cell office:value-type="float" office:value="1704.96">
            <text:p>1704.96</text:p>
          </table:table-cell>
          <table:table-cell office:value-type="float" office:value="816.46">
            <text:p>816.46</text:p>
          </table:table-cell>
          <table:table-cell office:value-type="float" office:value="1260.71">
            <text:p>1260.71</text:p>
          </table:table-cell>
          <table:table-cell table:style-name="ce2" office:value-type="percentage" office:value="0.0048388231981982">
            <text:p>0.48%</text:p>
          </table:table-cell>
          <table:table-cell table:style-name="ce2" office:value-type="percentage" office:value="0.00750802243833133">
            <text:p>0.75%</text:p>
          </table:table-cell>
          <table:table-cell office:value-type="float" office:value="7.19">
            <text:p>7.19</text:p>
          </table:table-cell>
          <table:table-cell table:style-name="ce2" office:value-type="percentage" office:value="0.00570313553473836">
            <text:p>0.57%</text:p>
          </table:table-cell>
          <table:table-cell office:value-type="float" office:value="14.38">
            <text:p>14.38</text:p>
          </table:table-cell>
        </table:table-row>
        <table:table-row table:style-name="ro2">
          <table:table-cell office:value-type="string">
            <text:p>511-03</text:p>
          </table:table-cell>
          <table:table-cell office:value-type="string">
            <text:p>Riz</text:p>
          </table:table-cell>
          <table:table-cell office:value-type="float" office:value="38.05">
            <text:p>38.05</text:p>
          </table:table-cell>
          <table:table-cell office:value-type="float" office:value="192.11">
            <text:p>192.11</text:p>
          </table:table-cell>
          <table:table-cell office:value-type="float" office:value="61.75">
            <text:p>61.75</text:p>
          </table:table-cell>
          <table:table-cell office:value-type="float" office:value="2111.37">
            <text:p>2111.37</text:p>
          </table:table-cell>
          <table:table-cell office:value-type="float" office:value="588.87">
            <text:p>588.87</text:p>
          </table:table-cell>
          <table:table-cell office:value-type="float" office:value="1350.12">
            <text:p>1350.12</text:p>
          </table:table-cell>
          <table:table-cell table:style-name="ce2" office:value-type="percentage" office:value="0.0180214742086891">
            <text:p>1.80%</text:p>
          </table:table-cell>
          <table:table-cell table:style-name="ce2" office:value-type="percentage" office:value="0.326234992443154">
            <text:p>32.62%</text:p>
          </table:table-cell>
          <table:table-cell office:value-type="float" office:value="115.08">
            <text:p>115.08</text:p>
          </table:table-cell>
          <table:table-cell table:style-name="ce2" office:value-type="percentage" office:value="0.0852368678339703">
            <text:p>8.52%</text:p>
          </table:table-cell>
          <table:table-cell office:value-type="float" office:value="230.16">
            <text:p>230.16</text:p>
          </table:table-cell>
        </table:table-row>
        <table:table-row table:style-name="ro2">
          <table:table-cell office:value-type="string">
            <text:p>511-04</text:p>
          </table:table-cell>
          <table:table-cell office:value-type="string">
            <text:p>Riz</text:p>
          </table:table-cell>
          <table:table-cell office:value-type="float" office:value="17.14">
            <text:p>17.14</text:p>
          </table:table-cell>
          <table:table-cell office:value-type="float" office:value="41.84">
            <text:p>41.84</text:p>
          </table:table-cell>
          <table:table-cell office:value-type="float" office:value="19.97">
            <text:p>19.97</text:p>
          </table:table-cell>
          <table:table-cell office:value-type="float" office:value="1520.27">
            <text:p>1520.27</text:p>
          </table:table-cell>
          <table:table-cell office:value-type="float" office:value="1511.5">
            <text:p>1511.5</text:p>
          </table:table-cell>
          <table:table-cell office:value-type="float" office:value="1515.885">
            <text:p>1515.885</text:p>
          </table:table-cell>
          <table:table-cell table:style-name="ce2" office:value-type="percentage" office:value="0.0112743131154334">
            <text:p>1.13%</text:p>
          </table:table-cell>
          <table:table-cell table:style-name="ce2" office:value-type="percentage" office:value="0.0276811114786636">
            <text:p>2.77%</text:p>
          </table:table-cell>
          <table:table-cell office:value-type="float" office:value="29.49">
            <text:p>29.49</text:p>
          </table:table-cell>
          <table:table-cell table:style-name="ce2" office:value-type="percentage" office:value="0.0194539823271554">
            <text:p>1.95%</text:p>
          </table:table-cell>
          <table:table-cell office:value-type="float" office:value="58.98">
            <text:p>58.98</text:p>
          </table:table-cell>
        </table:table-row>
        <table:table-row table:style-name="ro2">
          <table:table-cell office:value-type="string">
            <text:p>511-05</text:p>
          </table:table-cell>
          <table:table-cell office:value-type="string">
            <text:p>Riz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1.13">
            <text:p>1.13</text:p>
          </table:table-cell>
          <table:table-cell office:value-type="float" office:value="1903.36">
            <text:p>1903.36</text:p>
          </table:table-cell>
          <table:table-cell office:value-type="float" office:value="1349.68">
            <text:p>1349.68</text:p>
          </table:table-cell>
          <table:table-cell office:value-type="float" office:value="1626.52">
            <text:p>1626.52</text:p>
          </table:table-cell>
          <table:table-cell table:style-name="ce2" office:value-type="percentage" office:value="0.0000683002689979825">
            <text:p>0.01%</text:p>
          </table:table-cell>
          <table:table-cell table:style-name="ce2" office:value-type="percentage" office:value="0.000125955782111315">
            <text:p>0.01%</text:p>
          </table:table-cell>
          <table:table-cell office:value-type="float" office:value="0.15">
            <text:p>0.15</text:p>
          </table:table-cell>
          <table:table-cell table:style-name="ce2" office:value-type="percentage" office:value="0.0000922214298010477">
            <text:p>0.01%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512-01</text:p>
          </table:table-cell>
          <table:table-cell office:value-type="string">
            <text:p>Riz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">
            <text:p>0</text:p>
          </table:table-cell>
          <table:table-cell office:value-type="float" office:value="2465.25">
            <text:p>2465.25</text:p>
          </table:table-cell>
          <table:table-cell office:value-type="float" office:value="1042.22">
            <text:p>1042.22</text:p>
          </table:table-cell>
          <table:table-cell office:value-type="float" office:value="1753.735">
            <text:p>1753.735</text:p>
          </table:table-cell>
          <table:table-cell table:style-name="ce2" office:value-type="percentage" office:value="0.00000405638373390123">
            <text:p>0.00%</text:p>
          </table:table-cell>
          <table:table-cell table:style-name="ce2" office:value-type="percentage" office:value="0.0000671643223119879">
            <text:p>0.01%</text:p>
          </table:table-cell>
          <table:table-cell office:value-type="float" office:value="0.04">
            <text:p>0.04</text:p>
          </table:table-cell>
          <table:table-cell table:style-name="ce2" office:value-type="percentage" office:value="0.0000228084630802259">
            <text:p>0.00%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512-02</text:p>
          </table:table-cell>
          <table:table-cell office:value-type="string">
            <text:p>Riz</text:p>
          </table:table-cell>
          <table:table-cell office:value-type="float" office:value="4.34">
            <text:p>4.34</text:p>
          </table:table-cell>
          <table:table-cell office:value-type="float" office:value="4.72">
            <text:p>4.72</text:p>
          </table:table-cell>
          <table:table-cell office:value-type="float" office:value="28.98">
            <text:p>28.98</text:p>
          </table:table-cell>
          <table:table-cell office:value-type="float" office:value="2599.53">
            <text:p>2599.53</text:p>
          </table:table-cell>
          <table:table-cell office:value-type="float" office:value="1391.51">
            <text:p>1391.51</text:p>
          </table:table-cell>
          <table:table-cell office:value-type="float" office:value="1995.52">
            <text:p>1995.52</text:p>
          </table:table-cell>
          <table:table-cell table:style-name="ce2" office:value-type="percentage" office:value="0.00166953256934907">
            <text:p>0.17%</text:p>
          </table:table-cell>
          <table:table-cell table:style-name="ce2" office:value-type="percentage" office:value="0.00339199862020395">
            <text:p>0.34%</text:p>
          </table:table-cell>
          <table:table-cell office:value-type="float" office:value="4.53">
            <text:p>4.53</text:p>
          </table:table-cell>
          <table:table-cell table:style-name="ce2" office:value-type="percentage" office:value="0.00227008499037845">
            <text:p>0.23%</text:p>
          </table:table-cell>
          <table:table-cell office:value-type="float" office:value="9.06">
            <text:p>9.06</text:p>
          </table:table-cell>
        </table:table-row>
        <table:table-row table:style-name="ro2">
          <table:table-cell office:value-type="string">
            <text:p>512-03</text:p>
          </table:table-cell>
          <table:table-cell office:value-type="string">
            <text:p>Riz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851.9">
            <text:p>851.9</text:p>
          </table:table-cell>
          <table:table-cell office:value-type="float" office:value="7.58">
            <text:p>7.58</text:p>
          </table:table-cell>
          <table:table-cell office:value-type="float" office:value="429.74">
            <text:p>429.74</text:p>
          </table:table-cell>
          <table:table-cell table:style-name="ce2" office:value-type="percentage" office:value="0.000880385021716164">
            <text:p>0.09%</text:p>
          </table:table-cell>
          <table:table-cell table:style-name="ce2" office:value-type="percentage" office:value="0.0329815303430079">
            <text:p>3.30%</text:p>
          </table:table-cell>
          <table:table-cell office:value-type="float" office:value="0.5">
            <text:p>0.5</text:p>
          </table:table-cell>
          <table:table-cell table:style-name="ce2" office:value-type="percentage" office:value="0.00116349420579886">
            <text:p>0.12%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12-04</text:p>
          </table:table-cell>
          <table:table-cell office:value-type="string">
            <text:p>Riz</text:p>
          </table:table-cell>
          <table:table-cell office:value-type="float" office:value="0.63">
            <text:p>0.63</text:p>
          </table:table-cell>
          <table:table-cell office:value-type="float" office:value="0.77">
            <text:p>0.77</text:p>
          </table:table-cell>
          <table:table-cell office:value-type="float" office:value="0">
            <text:p>0</text:p>
          </table:table-cell>
          <table:table-cell office:value-type="float" office:value="869.44">
            <text:p>869.44</text:p>
          </table:table-cell>
          <table:table-cell office:value-type="float" office:value="83.35">
            <text:p>83.35</text:p>
          </table:table-cell>
          <table:table-cell office:value-type="float" office:value="476.395">
            <text:p>476.395</text:p>
          </table:table-cell>
          <table:table-cell table:style-name="ce2" office:value-type="percentage" office:value="0.000724604343025396">
            <text:p>0.07%</text:p>
          </table:table-cell>
          <table:table-cell table:style-name="ce2" office:value-type="percentage" office:value="0.00923815236952609">
            <text:p>0.92%</text:p>
          </table:table-cell>
          <table:table-cell office:value-type="float" office:value="0.7">
            <text:p>0.7</text:p>
          </table:table-cell>
          <table:table-cell table:style-name="ce2" office:value-type="percentage" office:value="0.00146936890605485">
            <text:p>0.15%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513-01</text:p>
          </table:table-cell>
          <table:table-cell office:value-type="string">
            <text:p>Riz</text:p>
          </table:table-cell>
          <table:table-cell office:value-type="float" office:value="133.84">
            <text:p>133.84</text:p>
          </table:table-cell>
          <table:table-cell office:value-type="float" office:value="207.03">
            <text:p>207.03</text:p>
          </table:table-cell>
          <table:table-cell office:value-type="float" office:value="0">
            <text:p>0</text:p>
          </table:table-cell>
          <table:table-cell office:value-type="float" office:value="1534.25">
            <text:p>1534.25</text:p>
          </table:table-cell>
          <table:table-cell office:value-type="float" office:value="475.54">
            <text:p>475.54</text:p>
          </table:table-cell>
          <table:table-cell office:value-type="float" office:value="1004.895">
            <text:p>1004.895</text:p>
          </table:table-cell>
          <table:table-cell table:style-name="ce2" office:value-type="percentage" office:value="0.0872348052794525">
            <text:p>8.72%</text:p>
          </table:table-cell>
          <table:table-cell table:style-name="ce2" office:value-type="percentage" office:value="0.43535769861631">
            <text:p>43.54%</text:p>
          </table:table-cell>
          <table:table-cell office:value-type="float" office:value="170.435">
            <text:p>170.435</text:p>
          </table:table-cell>
          <table:table-cell table:style-name="ce2" office:value-type="percentage" office:value="0.169604784579483">
            <text:p>16.96%</text:p>
          </table:table-cell>
          <table:table-cell office:value-type="float" office:value="340.87">
            <text:p>340.87</text:p>
          </table:table-cell>
        </table:table-row>
        <table:table-row table:style-name="ro2">
          <table:table-cell office:value-type="string">
            <text:p>513-02</text:p>
          </table:table-cell>
          <table:table-cell office:value-type="string">
            <text:p>Riz</text:p>
          </table:table-cell>
          <table:table-cell office:value-type="float" office:value="656.14">
            <text:p>656.14</text:p>
          </table:table-cell>
          <table:table-cell office:value-type="float" office:value="647.47">
            <text:p>647.47</text:p>
          </table:table-cell>
          <table:table-cell office:value-type="float" office:value="0">
            <text:p>0</text:p>
          </table:table-cell>
          <table:table-cell office:value-type="float" office:value="873.32">
            <text:p>873.32</text:p>
          </table:table-cell>
          <table:table-cell office:value-type="float" office:value="661.85">
            <text:p>661.85</text:p>
          </table:table-cell>
          <table:table-cell office:value-type="float" office:value="767.585">
            <text:p>767.585</text:p>
          </table:table-cell>
          <table:table-cell table:style-name="ce2" office:value-type="percentage" office:value="0.75131681399716">
            <text:p>75.13%</text:p>
          </table:table-cell>
          <table:table-cell table:style-name="ce2" office:value-type="percentage" office:value="0.9782730225882">
            <text:p>97.83%</text:p>
          </table:table-cell>
          <table:table-cell office:value-type="float" office:value="651.805">
            <text:p>651.805</text:p>
          </table:table-cell>
          <table:table-cell table:style-name="ce2" office:value-type="percentage" office:value="0.849163284847932">
            <text:p>84.92%</text:p>
          </table:table-cell>
          <table:table-cell office:value-type="float" office:value="1303.61">
            <text:p>1303.61</text:p>
          </table:table-cell>
        </table:table-row>
        <table:table-row table:style-name="ro2">
          <table:table-cell office:value-type="string">
            <text:p>521-01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728.3">
            <text:p>728.3</text:p>
          </table:table-cell>
          <table:table-cell office:value-type="float" office:value="18.45">
            <text:p>18.45</text:p>
          </table:table-cell>
          <table:table-cell office:value-type="float" office:value="373.375">
            <text:p>373.375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2710027100271">
            <text:p>2.71%</text:p>
          </table:table-cell>
          <table:table-cell office:value-type="float" office:value="0.25">
            <text:p>0.25</text:p>
          </table:table-cell>
          <table:table-cell table:style-name="ce2" office:value-type="percentage" office:value="0.000669568128557081">
            <text:p>0.07%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521-02</text:p>
          </table:table-cell>
          <table:table-cell office:value-type="string">
            <text:p>Riz</text:p>
          </table:table-cell>
          <table:table-cell office:value-type="float" office:value="1.75">
            <text:p>1.75</text:p>
          </table:table-cell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office:value-type="float" office:value="1772.17">
            <text:p>1772.17</text:p>
          </table:table-cell>
          <table:table-cell office:value-type="float" office:value="16.8">
            <text:p>16.8</text:p>
          </table:table-cell>
          <table:table-cell office:value-type="float" office:value="894.485">
            <text:p>894.485</text:p>
          </table:table-cell>
          <table:table-cell table:style-name="ce2" office:value-type="percentage" office:value="0.000987489913495883">
            <text:p>0.10%</text:p>
          </table:table-cell>
          <table:table-cell table:style-name="ce2" office:value-type="percentage" office:value="0.0744047619047619">
            <text:p>7.44%</text:p>
          </table:table-cell>
          <table:table-cell office:value-type="float" office:value="1.5">
            <text:p>1.5</text:p>
          </table:table-cell>
          <table:table-cell table:style-name="ce2" office:value-type="percentage" office:value="0.00167694259825486">
            <text:p>0.17%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521-03</text:p>
          </table:table-cell>
          <table:table-cell office:value-type="string">
            <text:p>Riz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">
            <text:p>0</text:p>
          </table:table-cell>
          <table:table-cell office:value-type="float" office:value="2038.93">
            <text:p>2038.93</text:p>
          </table:table-cell>
          <table:table-cell office:value-type="float" office:value="124.23">
            <text:p>124.23</text:p>
          </table:table-cell>
          <table:table-cell office:value-type="float" office:value="1081.58">
            <text:p>1081.58</text:p>
          </table:table-cell>
          <table:table-cell table:style-name="ce2" office:value-type="percentage" office:value="0.000122613331502308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125">
            <text:p>0.125</text:p>
          </table:table-cell>
          <table:table-cell table:style-name="ce2" office:value-type="percentage" office:value="0.000115571663677213">
            <text:p>0.01%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521-04</text:p>
          </table:table-cell>
          <table:table-cell office:value-type="string">
            <text:p>Riz</text:p>
          </table:table-cell>
          <table:table-cell office:value-type="float" office:value="0.07">
            <text:p>0.07</text:p>
          </table:table-cell>
          <table:table-cell table:number-columns-repeated="2" office:value-type="float" office:value="0">
            <text:p>0</text:p>
          </table:table-cell>
          <table:table-cell office:value-type="float" office:value="2387.83">
            <text:p>2387.83</text:p>
          </table:table-cell>
          <table:table-cell office:value-type="float" office:value="85.54">
            <text:p>85.54</text:p>
          </table:table-cell>
          <table:table-cell office:value-type="float" office:value="1236.685">
            <text:p>1236.685</text:p>
          </table:table-cell>
          <table:table-cell table:style-name="ce2" office:value-type="percentage" office:value="0.0000293153197673201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35">
            <text:p>0.035</text:p>
          </table:table-cell>
          <table:table-cell table:style-name="ce2" office:value-type="percentage" office:value="0.0000283014672289225">
            <text:p>0.00%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 office:value-type="string">
            <text:p>521-05</text:p>
          </table:table-cell>
          <table:table-cell office:value-type="string">
            <text:p>Riz</text:p>
          </table:table-cell>
          <table:table-cell office:value-type="float" office:value="1.01">
            <text:p>1.01</text:p>
          </table:table-cell>
          <table:table-cell table:number-columns-repeated="2" office:value-type="float" office:value="0">
            <text:p>0</text:p>
          </table:table-cell>
          <table:table-cell office:value-type="float" office:value="1604.11">
            <text:p>1604.11</text:p>
          </table:table-cell>
          <table:table-cell office:value-type="float" office:value="4.01">
            <text:p>4.01</text:p>
          </table:table-cell>
          <table:table-cell office:value-type="float" office:value="804.06">
            <text:p>804.06</text:p>
          </table:table-cell>
          <table:table-cell table:style-name="ce2" office:value-type="percentage" office:value="0.00062963263117866">
            <text:p>0.06%</text:p>
          </table:table-cell>
          <table:table-cell table:style-name="ce2" office:value-type="percentage" office:value="0">
            <text:p>0.00%</text:p>
          </table:table-cell>
          <table:table-cell office:value-type="float" office:value="0.505">
            <text:p>0.505</text:p>
          </table:table-cell>
          <table:table-cell table:style-name="ce2" office:value-type="percentage" office:value="0.000628062582394349">
            <text:p>0.06%</text:p>
          </table:table-cell>
          <table:table-cell office:value-type="float" office:value="1.01">
            <text:p>1.01</text:p>
          </table:table-cell>
        </table:table-row>
        <table:table-row table:style-name="ro2">
          <table:table-cell office:value-type="string">
            <text:p>521-06</text:p>
          </table:table-cell>
          <table:table-cell office:value-type="string">
            <text:p>Riz</text:p>
          </table:table-cell>
          <table:table-cell office:value-type="float" office:value="0.69">
            <text:p>0.69</text:p>
          </table:table-cell>
          <table:table-cell table:number-columns-repeated="2" office:value-type="float" office:value="0">
            <text:p>0</text:p>
          </table:table-cell>
          <table:table-cell office:value-type="float" office:value="3342.97">
            <text:p>3342.97</text:p>
          </table:table-cell>
          <table:table-cell office:value-type="float" office:value="77.58">
            <text:p>77.58</text:p>
          </table:table-cell>
          <table:table-cell office:value-type="float" office:value="1710.275">
            <text:p>1710.275</text:p>
          </table:table-cell>
          <table:table-cell table:style-name="ce2" office:value-type="percentage" office:value="0.00020640328809412">
            <text:p>0.02%</text:p>
          </table:table-cell>
          <table:table-cell table:style-name="ce2" office:value-type="percentage" office:value="0">
            <text:p>0.00%</text:p>
          </table:table-cell>
          <table:table-cell office:value-type="float" office:value="0.345">
            <text:p>0.345</text:p>
          </table:table-cell>
          <table:table-cell table:style-name="ce2" office:value-type="percentage" office:value="0.000201721945301194">
            <text:p>0.02%</text:p>
          </table:table-cell>
          <table:table-cell office:value-type="float" office:value="0.69">
            <text:p>0.69</text:p>
          </table:table-cell>
        </table:table-row>
        <table:table-row table:style-name="ro2">
          <table:table-cell office:value-type="string">
            <text:p>521-07</text:p>
          </table:table-cell>
          <table:table-cell office:value-type="string">
            <text:p>Riz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880.51">
            <text:p>1880.51</text:p>
          </table:table-cell>
          <table:table-cell office:value-type="float" office:value="144.18">
            <text:p>144.18</text:p>
          </table:table-cell>
          <table:table-cell office:value-type="float" office:value="1012.345">
            <text:p>1012.345</text:p>
          </table:table-cell>
          <table:table-cell table:style-name="ce2" office:value-type="percentage" office:value="0.000063812476402678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06">
            <text:p>0.06</text:p>
          </table:table-cell>
          <table:table-cell table:style-name="ce2" office:value-type="percentage" office:value="0.0000592683324360766">
            <text:p>0.01%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521-08</text:p>
          </table:table-cell>
          <table:table-cell office:value-type="string">
            <text:p>Riz</text:p>
          </table:table-cell>
          <table:table-cell office:value-type="float" office:value="50.11">
            <text:p>50.11</text:p>
          </table:table-cell>
          <table:table-cell office:value-type="float" office:value="1.49">
            <text:p>1.49</text:p>
          </table:table-cell>
          <table:table-cell office:value-type="float" office:value="0">
            <text:p>0</text:p>
          </table:table-cell>
          <table:table-cell office:value-type="float" office:value="1875.94">
            <text:p>1875.94</text:p>
          </table:table-cell>
          <table:table-cell office:value-type="float" office:value="1395.04">
            <text:p>1395.04</text:p>
          </table:table-cell>
          <table:table-cell office:value-type="float" office:value="1635.49">
            <text:p>1635.49</text:p>
          </table:table-cell>
          <table:table-cell table:style-name="ce2" office:value-type="percentage" office:value="0.0267119417465377">
            <text:p>2.67%</text:p>
          </table:table-cell>
          <table:table-cell table:style-name="ce2" office:value-type="percentage" office:value="0.00106806973276752">
            <text:p>0.11%</text:p>
          </table:table-cell>
          <table:table-cell office:value-type="float" office:value="25.8">
            <text:p>25.8</text:p>
          </table:table-cell>
          <table:table-cell table:style-name="ce2" office:value-type="percentage" office:value="0.0157750888113043">
            <text:p>1.58%</text:p>
          </table:table-cell>
          <table:table-cell office:value-type="float" office:value="51.6">
            <text:p>51.6</text:p>
          </table:table-cell>
        </table:table-row>
        <table:table-row table:style-name="ro2">
          <table:table-cell office:value-type="string">
            <text:p>522-01</text:p>
          </table:table-cell>
          <table:table-cell office:value-type="string">
            <text:p>Riz</text:p>
          </table:table-cell>
          <table:table-cell office:value-type="float" office:value="1.77">
            <text:p>1.77</text:p>
          </table:table-cell>
          <table:table-cell table:number-columns-repeated="2" office:value-type="float" office:value="0">
            <text:p>0</text:p>
          </table:table-cell>
          <table:table-cell office:value-type="float" office:value="1587.55">
            <text:p>1587.55</text:p>
          </table:table-cell>
          <table:table-cell office:value-type="float" office:value="16.86">
            <text:p>16.86</text:p>
          </table:table-cell>
          <table:table-cell office:value-type="float" office:value="802.205">
            <text:p>802.205</text:p>
          </table:table-cell>
          <table:table-cell table:style-name="ce2" office:value-type="percentage" office:value="0.00111492551415703">
            <text:p>0.11%</text:p>
          </table:table-cell>
          <table:table-cell table:style-name="ce2" office:value-type="percentage" office:value="0">
            <text:p>0.00%</text:p>
          </table:table-cell>
          <table:table-cell office:value-type="float" office:value="0.885">
            <text:p>0.885</text:p>
          </table:table-cell>
          <table:table-cell table:style-name="ce2" office:value-type="percentage" office:value="0.00110320927942359">
            <text:p>0.11%</text:p>
          </table:table-cell>
          <table:table-cell office:value-type="float" office:value="1.77">
            <text:p>1.77</text:p>
          </table:table-cell>
        </table:table-row>
        <table:table-row table:style-name="ro2">
          <table:table-cell office:value-type="string">
            <text:p>522-02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442.43">
            <text:p>442.43</text:p>
          </table:table-cell>
          <table:table-cell office:value-type="float" office:value="0.25">
            <text:p>0.25</text:p>
          </table:table-cell>
          <table:table-cell office:value-type="float" office:value="221.34">
            <text:p>221.34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522-03</text:p>
          </table:table-cell>
          <table:table-cell office:value-type="string">
            <text:p>Riz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">
            <text:p>0</text:p>
          </table:table-cell>
          <table:table-cell office:value-type="float" office:value="2901.66">
            <text:p>2901.66</text:p>
          </table:table-cell>
          <table:table-cell office:value-type="float" office:value="38.84">
            <text:p>38.84</text:p>
          </table:table-cell>
          <table:table-cell office:value-type="float" office:value="1470.25">
            <text:p>1470.25</text:p>
          </table:table-cell>
          <table:table-cell table:style-name="ce2" office:value-type="percentage" office:value="0.0000620334567109861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09">
            <text:p>0.09</text:p>
          </table:table-cell>
          <table:table-cell table:style-name="ce2" office:value-type="percentage" office:value="0.0000612140792382248">
            <text:p>0.01%</text:p>
          </table:table-cell>
          <table:table-cell office:value-type="float" office:value="0.18">
            <text:p>0.18</text:p>
          </table:table-cell>
        </table:table-row>
        <table:table-row table:style-name="ro2">
          <table:table-cell office:value-type="string">
            <text:p>523-01</text:p>
          </table:table-cell>
          <table:table-cell office:value-type="string">
            <text:p>Riz</text:p>
          </table:table-cell>
          <table:table-cell office:value-type="float" office:value="1.89">
            <text:p>1.89</text:p>
          </table:table-cell>
          <table:table-cell table:number-columns-repeated="2" office:value-type="float" office:value="0">
            <text:p>0</text:p>
          </table:table-cell>
          <table:table-cell office:value-type="float" office:value="4766.17">
            <text:p>4766.17</text:p>
          </table:table-cell>
          <table:table-cell office:value-type="float" office:value="8.05">
            <text:p>8.05</text:p>
          </table:table-cell>
          <table:table-cell office:value-type="float" office:value="2387.11">
            <text:p>2387.11</text:p>
          </table:table-cell>
          <table:table-cell table:style-name="ce2" office:value-type="percentage" office:value="0.000396544814809375">
            <text:p>0.04%</text:p>
          </table:table-cell>
          <table:table-cell table:style-name="ce2" office:value-type="percentage" office:value="0">
            <text:p>0.00%</text:p>
          </table:table-cell>
          <table:table-cell office:value-type="float" office:value="0.945">
            <text:p>0.945</text:p>
          </table:table-cell>
          <table:table-cell table:style-name="ce2" office:value-type="percentage" office:value="0.000395876185010326">
            <text:p>0.04%</text:p>
          </table:table-cell>
          <table:table-cell office:value-type="float" office:value="1.89">
            <text:p>1.89</text:p>
          </table:table-cell>
        </table:table-row>
        <table:table-row table:style-name="ro2">
          <table:table-cell office:value-type="string">
            <text:p>523-02</text:p>
          </table:table-cell>
          <table:table-cell office:value-type="string">
            <text:p>Riz</text:p>
          </table:table-cell>
          <table:table-cell office:value-type="float" office:value="0.77">
            <text:p>0.77</text:p>
          </table:table-cell>
          <table:table-cell office:value-type="float" office:value="4.78">
            <text:p>4.78</text:p>
          </table:table-cell>
          <table:table-cell office:value-type="float" office:value="0">
            <text:p>0</text:p>
          </table:table-cell>
          <table:table-cell office:value-type="float" office:value="1829.45">
            <text:p>1829.45</text:p>
          </table:table-cell>
          <table:table-cell office:value-type="float" office:value="1258.16">
            <text:p>1258.16</text:p>
          </table:table-cell>
          <table:table-cell office:value-type="float" office:value="1543.805">
            <text:p>1543.805</text:p>
          </table:table-cell>
          <table:table-cell table:style-name="ce2" office:value-type="percentage" office:value="0.000420891524775206">
            <text:p>0.04%</text:p>
          </table:table-cell>
          <table:table-cell table:style-name="ce2" office:value-type="percentage" office:value="0.00379919883003751">
            <text:p>0.38%</text:p>
          </table:table-cell>
          <table:table-cell office:value-type="float" office:value="2.775">
            <text:p>2.775</text:p>
          </table:table-cell>
          <table:table-cell table:style-name="ce2" office:value-type="percentage" office:value="0.00179750680947399">
            <text:p>0.18%</text:p>
          </table:table-cell>
          <table:table-cell office:value-type="float" office:value="5.55">
            <text:p>5.55</text:p>
          </table:table-cell>
        </table:table-row>
        <table:table-row table:style-name="ro2">
          <table:table-cell office:value-type="string">
            <text:p>531-01</text:p>
          </table:table-cell>
          <table:table-cell office:value-type="string">
            <text:p>Riz</text:p>
          </table:table-cell>
          <table:table-cell office:value-type="float" office:value="10.24">
            <text:p>10.24</text:p>
          </table:table-cell>
          <table:table-cell office:value-type="float" office:value="4.64">
            <text:p>4.64</text:p>
          </table:table-cell>
          <table:table-cell office:value-type="float" office:value="0">
            <text:p>0</text:p>
          </table:table-cell>
          <table:table-cell office:value-type="float" office:value="2124.24">
            <text:p>2124.24</text:p>
          </table:table-cell>
          <table:table-cell office:value-type="float" office:value="237.37">
            <text:p>237.37</text:p>
          </table:table-cell>
          <table:table-cell office:value-type="float" office:value="1180.805">
            <text:p>1180.805</text:p>
          </table:table-cell>
          <table:table-cell table:style-name="ce2" office:value-type="percentage" office:value="0.00482054758407713">
            <text:p>0.48%</text:p>
          </table:table-cell>
          <table:table-cell table:style-name="ce2" office:value-type="percentage" office:value="0.0195475418123604">
            <text:p>1.95%</text:p>
          </table:table-cell>
          <table:table-cell office:value-type="float" office:value="7.44">
            <text:p>7.44</text:p>
          </table:table-cell>
          <table:table-cell table:style-name="ce2" office:value-type="percentage" office:value="0.00630078632797117">
            <text:p>0.63%</text:p>
          </table:table-cell>
          <table:table-cell office:value-type="float" office:value="14.88">
            <text:p>14.88</text:p>
          </table:table-cell>
        </table:table-row>
        <table:table-row table:style-name="ro2">
          <table:table-cell office:value-type="string">
            <text:p>531-02</text:p>
          </table:table-cell>
          <table:table-cell office:value-type="string">
            <text:p>Riz</text:p>
          </table:table-cell>
          <table:table-cell office:value-type="float" office:value="84.34">
            <text:p>84.34</text:p>
          </table:table-cell>
          <table:table-cell office:value-type="float" office:value="44.73">
            <text:p>44.73</text:p>
          </table:table-cell>
          <table:table-cell office:value-type="float" office:value="5.87">
            <text:p>5.87</text:p>
          </table:table-cell>
          <table:table-cell office:value-type="float" office:value="4129.71">
            <text:p>4129.71</text:p>
          </table:table-cell>
          <table:table-cell office:value-type="float" office:value="226.89">
            <text:p>226.89</text:p>
          </table:table-cell>
          <table:table-cell office:value-type="float" office:value="2178.3">
            <text:p>2178.3</text:p>
          </table:table-cell>
          <table:table-cell table:style-name="ce2" office:value-type="percentage" office:value="0.020422741548438">
            <text:p>2.04%</text:p>
          </table:table-cell>
          <table:table-cell table:style-name="ce2" office:value-type="percentage" office:value="0.197143990479968">
            <text:p>19.71%</text:p>
          </table:table-cell>
          <table:table-cell office:value-type="float" office:value="64.535">
            <text:p>64.535</text:p>
          </table:table-cell>
          <table:table-cell table:style-name="ce2" office:value-type="percentage" office:value="0.0296263140981499">
            <text:p>2.96%</text:p>
          </table:table-cell>
          <table:table-cell office:value-type="float" office:value="129.07">
            <text:p>129.07</text:p>
          </table:table-cell>
        </table:table-row>
        <table:table-row table:style-name="ro2">
          <table:table-cell office:value-type="string">
            <text:p>531-03</text:p>
          </table:table-cell>
          <table:table-cell office:value-type="string">
            <text:p>Riz</text:p>
          </table:table-cell>
          <table:table-cell office:value-type="float" office:value="7.03">
            <text:p>7.03</text:p>
          </table:table-cell>
          <table:table-cell table:number-columns-repeated="2" office:value-type="float" office:value="0">
            <text:p>0</text:p>
          </table:table-cell>
          <table:table-cell office:value-type="float" office:value="2016.37">
            <text:p>2016.37</text:p>
          </table:table-cell>
          <table:table-cell office:value-type="float" office:value="35">
            <text:p>35</text:p>
          </table:table-cell>
          <table:table-cell office:value-type="float" office:value="1025.685">
            <text:p>1025.685</text:p>
          </table:table-cell>
          <table:table-cell table:style-name="ce2" office:value-type="percentage" office:value="0.00348646329790663">
            <text:p>0.35%</text:p>
          </table:table-cell>
          <table:table-cell table:style-name="ce2" office:value-type="percentage" office:value="0">
            <text:p>0.00%</text:p>
          </table:table-cell>
          <table:table-cell office:value-type="float" office:value="3.515">
            <text:p>3.515</text:p>
          </table:table-cell>
          <table:table-cell table:style-name="ce2" office:value-type="percentage" office:value="0.00342697806831532">
            <text:p>0.34%</text:p>
          </table:table-cell>
          <table:table-cell office:value-type="float" office:value="7.03">
            <text:p>7.03</text:p>
          </table:table-cell>
        </table:table-row>
        <table:table-row table:style-name="ro2">
          <table:table-cell office:value-type="string">
            <text:p>531-04</text:p>
          </table:table-cell>
          <table:table-cell office:value-type="string">
            <text:p>Riz</text:p>
          </table:table-cell>
          <table:table-cell office:value-type="float" office:value="317.57">
            <text:p>317.57</text:p>
          </table:table-cell>
          <table:table-cell office:value-type="float" office:value="121.73">
            <text:p>121.73</text:p>
          </table:table-cell>
          <table:table-cell office:value-type="float" office:value="3.29">
            <text:p>3.29</text:p>
          </table:table-cell>
          <table:table-cell office:value-type="float" office:value="2551.47">
            <text:p>2551.47</text:p>
          </table:table-cell>
          <table:table-cell office:value-type="float" office:value="491.1">
            <text:p>491.1</text:p>
          </table:table-cell>
          <table:table-cell office:value-type="float" office:value="1521.285">
            <text:p>1521.285</text:p>
          </table:table-cell>
          <table:table-cell table:style-name="ce2" office:value-type="percentage" office:value="0.12446550419954">
            <text:p>12.45%</text:p>
          </table:table-cell>
          <table:table-cell table:style-name="ce2" office:value-type="percentage" office:value="0.247872123803706">
            <text:p>24.79%</text:p>
          </table:table-cell>
          <table:table-cell office:value-type="float" office:value="219.65">
            <text:p>219.65</text:p>
          </table:table-cell>
          <table:table-cell table:style-name="ce2" office:value-type="percentage" office:value="0.144384517036584">
            <text:p>14.44%</text:p>
          </table:table-cell>
          <table:table-cell office:value-type="float" office:value="439.3">
            <text:p>439.3</text:p>
          </table:table-cell>
        </table:table-row>
        <table:table-row table:style-name="ro2">
          <table:table-cell office:value-type="string">
            <text:p>531-05</text:p>
          </table:table-cell>
          <table:table-cell office:value-type="string">
            <text:p>Riz</text:p>
          </table:table-cell>
          <table:table-cell office:value-type="float" office:value="2343.23">
            <text:p>2343.23</text:p>
          </table:table-cell>
          <table:table-cell office:value-type="float" office:value="1852.82">
            <text:p>1852.82</text:p>
          </table:table-cell>
          <table:table-cell office:value-type="float" office:value="443.32">
            <text:p>443.32</text:p>
          </table:table-cell>
          <table:table-cell office:value-type="float" office:value="3021.79">
            <text:p>3021.79</text:p>
          </table:table-cell>
          <table:table-cell office:value-type="float" office:value="2887.44">
            <text:p>2887.44</text:p>
          </table:table-cell>
          <table:table-cell office:value-type="float" office:value="2954.615">
            <text:p>2954.615</text:p>
          </table:table-cell>
          <table:table-cell table:style-name="ce2" office:value-type="percentage" office:value="0.77544435582883">
            <text:p>77.54%</text:p>
          </table:table-cell>
          <table:table-cell table:style-name="ce2" office:value-type="percentage" office:value="0.641682597733633">
            <text:p>64.17%</text:p>
          </table:table-cell>
          <table:table-cell office:value-type="float" office:value="2098.025">
            <text:p>2098.025</text:p>
          </table:table-cell>
          <table:table-cell table:style-name="ce2" office:value-type="percentage" office:value="0.710084054944553">
            <text:p>71.01%</text:p>
          </table:table-cell>
          <table:table-cell office:value-type="float" office:value="4196.05">
            <text:p>4196.05</text:p>
          </table:table-cell>
        </table:table-row>
        <table:table-row table:style-name="ro2">
          <table:table-cell office:value-type="string">
            <text:p>531-06</text:p>
          </table:table-cell>
          <table:table-cell office:value-type="string">
            <text:p>Riz</text:p>
          </table:table-cell>
          <table:table-cell office:value-type="float" office:value="31.66">
            <text:p>31.66</text:p>
          </table:table-cell>
          <table:table-cell office:value-type="float" office:value="11.77">
            <text:p>11.77</text:p>
          </table:table-cell>
          <table:table-cell office:value-type="float" office:value="0.5">
            <text:p>0.5</text:p>
          </table:table-cell>
          <table:table-cell office:value-type="float" office:value="603.06">
            <text:p>603.06</text:p>
          </table:table-cell>
          <table:table-cell office:value-type="float" office:value="73.23">
            <text:p>73.23</text:p>
          </table:table-cell>
          <table:table-cell office:value-type="float" office:value="338.145">
            <text:p>338.145</text:p>
          </table:table-cell>
          <table:table-cell table:style-name="ce2" office:value-type="percentage" office:value="0.0524989221636321">
            <text:p>5.25%</text:p>
          </table:table-cell>
          <table:table-cell table:style-name="ce2" office:value-type="percentage" office:value="0.160726478219309">
            <text:p>16.07%</text:p>
          </table:table-cell>
          <table:table-cell office:value-type="float" office:value="21.715">
            <text:p>21.715</text:p>
          </table:table-cell>
          <table:table-cell table:style-name="ce2" office:value-type="percentage" office:value="0.0642180129825962">
            <text:p>6.42%</text:p>
          </table:table-cell>
          <table:table-cell office:value-type="float" office:value="43.43">
            <text:p>43.43</text:p>
          </table:table-cell>
        </table:table-row>
        <table:table-row table:style-name="ro2">
          <table:table-cell office:value-type="string">
            <text:p>532-01</text:p>
          </table:table-cell>
          <table:table-cell office:value-type="string">
            <text:p>Riz</text:p>
          </table:table-cell>
          <table:table-cell office:value-type="float" office:value="892.28">
            <text:p>892.28</text:p>
          </table:table-cell>
          <table:table-cell office:value-type="float" office:value="483.61">
            <text:p>483.61</text:p>
          </table:table-cell>
          <table:table-cell office:value-type="float" office:value="7.2">
            <text:p>7.2</text:p>
          </table:table-cell>
          <table:table-cell office:value-type="float" office:value="1373.99">
            <text:p>1373.99</text:p>
          </table:table-cell>
          <table:table-cell office:value-type="float" office:value="1134.56">
            <text:p>1134.56</text:p>
          </table:table-cell>
          <table:table-cell office:value-type="float" office:value="1254.275">
            <text:p>1254.275</text:p>
          </table:table-cell>
          <table:table-cell table:style-name="ce2" office:value-type="percentage" office:value="0.649407928733106">
            <text:p>64.94%</text:p>
          </table:table-cell>
          <table:table-cell table:style-name="ce2" office:value-type="percentage" office:value="0.426253349316034">
            <text:p>42.63%</text:p>
          </table:table-cell>
          <table:table-cell office:value-type="float" office:value="687.945">
            <text:p>687.945</text:p>
          </table:table-cell>
          <table:table-cell table:style-name="ce2" office:value-type="percentage" office:value="0.548480197723785">
            <text:p>54.85%</text:p>
          </table:table-cell>
          <table:table-cell office:value-type="float" office:value="1375.89">
            <text:p>1375.89</text:p>
          </table:table-cell>
        </table:table-row>
        <table:table-row table:style-name="ro2">
          <table:table-cell office:value-type="string">
            <text:p>532-02</text:p>
          </table:table-cell>
          <table:table-cell office:value-type="string">
            <text:p>Riz</text:p>
          </table:table-cell>
          <table:table-cell office:value-type="float" office:value="567.96">
            <text:p>567.96</text:p>
          </table:table-cell>
          <table:table-cell office:value-type="float" office:value="226.56">
            <text:p>226.56</text:p>
          </table:table-cell>
          <table:table-cell office:value-type="float" office:value="87.09">
            <text:p>87.09</text:p>
          </table:table-cell>
          <table:table-cell office:value-type="float" office:value="1304.84">
            <text:p>1304.84</text:p>
          </table:table-cell>
          <table:table-cell office:value-type="float" office:value="839.07">
            <text:p>839.07</text:p>
          </table:table-cell>
          <table:table-cell office:value-type="float" office:value="1071.955">
            <text:p>1071.955</text:p>
          </table:table-cell>
          <table:table-cell table:style-name="ce2" office:value-type="percentage" office:value="0.435271757456853">
            <text:p>43.53%</text:p>
          </table:table-cell>
          <table:table-cell table:style-name="ce2" office:value-type="percentage" office:value="0.270013228932032">
            <text:p>27.00%</text:p>
          </table:table-cell>
          <table:table-cell office:value-type="float" office:value="397.26">
            <text:p>397.26</text:p>
          </table:table-cell>
          <table:table-cell table:style-name="ce2" office:value-type="percentage" office:value="0.3705939148565">
            <text:p>37.06%</text:p>
          </table:table-cell>
          <table:table-cell office:value-type="float" office:value="794.52">
            <text:p>794.52</text:p>
          </table:table-cell>
        </table:table-row>
        <table:table-row table:style-name="ro2">
          <table:table-cell office:value-type="string">
            <text:p>532-03</text:p>
          </table:table-cell>
          <table:table-cell office:value-type="string">
            <text:p>Riz</text:p>
          </table:table-cell>
          <table:table-cell office:value-type="float" office:value="22.71">
            <text:p>22.71</text:p>
          </table:table-cell>
          <table:table-cell office:value-type="float" office:value="330.18">
            <text:p>330.18</text:p>
          </table:table-cell>
          <table:table-cell office:value-type="float" office:value="5.35">
            <text:p>5.35</text:p>
          </table:table-cell>
          <table:table-cell office:value-type="float" office:value="725.6">
            <text:p>725.6</text:p>
          </table:table-cell>
          <table:table-cell office:value-type="float" office:value="469.23">
            <text:p>469.23</text:p>
          </table:table-cell>
          <table:table-cell office:value-type="float" office:value="597.415">
            <text:p>597.415</text:p>
          </table:table-cell>
          <table:table-cell table:style-name="ce2" office:value-type="percentage" office:value="0.0312982359426681">
            <text:p>3.13%</text:p>
          </table:table-cell>
          <table:table-cell table:style-name="ce2" office:value-type="percentage" office:value="0.703663448628604">
            <text:p>70.37%</text:p>
          </table:table-cell>
          <table:table-cell office:value-type="float" office:value="176.445">
            <text:p>176.445</text:p>
          </table:table-cell>
          <table:table-cell table:style-name="ce2" office:value-type="percentage" office:value="0.295347455286526">
            <text:p>29.53%</text:p>
          </table:table-cell>
          <table:table-cell office:value-type="float" office:value="352.89">
            <text:p>352.89</text:p>
          </table:table-cell>
        </table:table-row>
        <table:table-row table:style-name="ro2">
          <table:table-cell office:value-type="string">
            <text:p>532-04</text:p>
          </table:table-cell>
          <table:table-cell office:value-type="string">
            <text:p>Riz</text:p>
          </table:table-cell>
          <table:table-cell office:value-type="float" office:value="117.58">
            <text:p>117.58</text:p>
          </table:table-cell>
          <table:table-cell office:value-type="float" office:value="140.5">
            <text:p>140.5</text:p>
          </table:table-cell>
          <table:table-cell office:value-type="float" office:value="10.5">
            <text:p>10.5</text:p>
          </table:table-cell>
          <table:table-cell office:value-type="float" office:value="1834.66">
            <text:p>1834.66</text:p>
          </table:table-cell>
          <table:table-cell office:value-type="float" office:value="299.71">
            <text:p>299.71</text:p>
          </table:table-cell>
          <table:table-cell office:value-type="float" office:value="1067.185">
            <text:p>1067.185</text:p>
          </table:table-cell>
          <table:table-cell table:style-name="ce2" office:value-type="percentage" office:value="0.0640881689250324">
            <text:p>6.41%</text:p>
          </table:table-cell>
          <table:table-cell table:style-name="ce2" office:value-type="percentage" office:value="0.46878649361049">
            <text:p>46.88%</text:p>
          </table:table-cell>
          <table:table-cell office:value-type="float" office:value="129.04">
            <text:p>129.04</text:p>
          </table:table-cell>
          <table:table-cell table:style-name="ce2" office:value-type="percentage" office:value="0.120916242263525">
            <text:p>12.09%</text:p>
          </table:table-cell>
          <table:table-cell office:value-type="float" office:value="258.08">
            <text:p>258.08</text:p>
          </table:table-cell>
        </table:table-row>
        <table:table-row table:style-name="ro2">
          <table:table-cell office:value-type="string">
            <text:p>532-05</text:p>
          </table:table-cell>
          <table:table-cell office:value-type="string">
            <text:p>Riz</text:p>
          </table:table-cell>
          <table:table-cell office:value-type="float" office:value="5.16">
            <text:p>5.16</text:p>
          </table:table-cell>
          <table:table-cell office:value-type="float" office:value="101.26">
            <text:p>101.26</text:p>
          </table:table-cell>
          <table:table-cell office:value-type="float" office:value="1.5">
            <text:p>1.5</text:p>
          </table:table-cell>
          <table:table-cell office:value-type="float" office:value="3199.4">
            <text:p>3199.4</text:p>
          </table:table-cell>
          <table:table-cell office:value-type="float" office:value="232.37">
            <text:p>232.37</text:p>
          </table:table-cell>
          <table:table-cell office:value-type="float" office:value="1715.885">
            <text:p>1715.885</text:p>
          </table:table-cell>
          <table:table-cell table:style-name="ce2" office:value-type="percentage" office:value="0.00161280240045008">
            <text:p>0.16%</text:p>
          </table:table-cell>
          <table:table-cell table:style-name="ce2" office:value-type="percentage" office:value="0.435770538365538">
            <text:p>43.58%</text:p>
          </table:table-cell>
          <table:table-cell office:value-type="float" office:value="53.21">
            <text:p>53.21</text:p>
          </table:table-cell>
          <table:table-cell table:style-name="ce2" office:value-type="percentage" office:value="0.0310102367000119">
            <text:p>3.10%</text:p>
          </table:table-cell>
          <table:table-cell office:value-type="float" office:value="106.42">
            <text:p>106.42</text:p>
          </table:table-cell>
        </table:table-row>
        <table:table-row table:style-name="ro2">
          <table:table-cell office:value-type="string">
            <text:p>532-06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470.41">
            <text:p>1470.41</text:p>
          </table:table-cell>
          <table:table-cell office:value-type="float" office:value="33.12">
            <text:p>33.12</text:p>
          </table:table-cell>
          <table:table-cell office:value-type="float" office:value="751.765">
            <text:p>751.76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533-01</text:p>
          </table:table-cell>
          <table:table-cell office:value-type="string">
            <text:p>Riz</text:p>
          </table:table-cell>
          <table:table-cell office:value-type="float" office:value="8.92">
            <text:p>8.92</text:p>
          </table:table-cell>
          <table:table-cell office:value-type="float" office:value="6.79">
            <text:p>6.79</text:p>
          </table:table-cell>
          <table:table-cell office:value-type="float" office:value="15.69">
            <text:p>15.69</text:p>
          </table:table-cell>
          <table:table-cell office:value-type="float" office:value="2376.62">
            <text:p>2376.62</text:p>
          </table:table-cell>
          <table:table-cell office:value-type="float" office:value="293.65">
            <text:p>293.65</text:p>
          </table:table-cell>
          <table:table-cell office:value-type="float" office:value="1335.135">
            <text:p>1335.135</text:p>
          </table:table-cell>
          <table:table-cell table:style-name="ce2" office:value-type="percentage" office:value="0.00375322937617288">
            <text:p>0.38%</text:p>
          </table:table-cell>
          <table:table-cell table:style-name="ce2" office:value-type="percentage" office:value="0.0231227651966627">
            <text:p>2.31%</text:p>
          </table:table-cell>
          <table:table-cell office:value-type="float" office:value="7.855">
            <text:p>7.855</text:p>
          </table:table-cell>
          <table:table-cell table:style-name="ce2" office:value-type="percentage" office:value="0.00588330019061743">
            <text:p>0.59%</text:p>
          </table:table-cell>
          <table:table-cell office:value-type="float" office:value="15.71">
            <text:p>15.71</text:p>
          </table:table-cell>
        </table:table-row>
        <table:table-row table:style-name="ro2">
          <table:table-cell office:value-type="string">
            <text:p>533-02</text:p>
          </table:table-cell>
          <table:table-cell office:value-type="string">
            <text:p>Riz</text:p>
          </table:table-cell>
          <table:table-cell office:value-type="float" office:value="2.93">
            <text:p>2.93</text:p>
          </table:table-cell>
          <table:table-cell office:value-type="float" office:value="7.5">
            <text:p>7.5</text:p>
          </table:table-cell>
          <table:table-cell office:value-type="float" office:value="1.45">
            <text:p>1.45</text:p>
          </table:table-cell>
          <table:table-cell office:value-type="float" office:value="1753.92">
            <text:p>1753.92</text:p>
          </table:table-cell>
          <table:table-cell office:value-type="float" office:value="86.1">
            <text:p>86.1</text:p>
          </table:table-cell>
          <table:table-cell office:value-type="float" office:value="920.01">
            <text:p>920.01</text:p>
          </table:table-cell>
          <table:table-cell table:style-name="ce2" office:value-type="percentage" office:value="0.00167054369640577">
            <text:p>0.17%</text:p>
          </table:table-cell>
          <table:table-cell table:style-name="ce2" office:value-type="percentage" office:value="0.0871080139372822">
            <text:p>8.71%</text:p>
          </table:table-cell>
          <table:table-cell office:value-type="float" office:value="5.215">
            <text:p>5.215</text:p>
          </table:table-cell>
          <table:table-cell table:style-name="ce2" office:value-type="percentage" office:value="0.00566841664764513">
            <text:p>0.57%</text:p>
          </table:table-cell>
          <table:table-cell office:value-type="float" office:value="10.43">
            <text:p>10.43</text:p>
          </table:table-cell>
        </table:table-row>
        <table:table-row table:style-name="ro2">
          <table:table-cell office:value-type="string">
            <text:p>541-01</text:p>
          </table:table-cell>
          <table:table-cell office:value-type="string">
            <text:p>Riz</text:p>
          </table:table-cell>
          <table:table-cell office:value-type="float" office:value="1643.78">
            <text:p>1643.78</text:p>
          </table:table-cell>
          <table:table-cell office:value-type="float" office:value="1280.26">
            <text:p>1280.26</text:p>
          </table:table-cell>
          <table:table-cell office:value-type="float" office:value="0.43">
            <text:p>0.43</text:p>
          </table:table-cell>
          <table:table-cell office:value-type="float" office:value="1779.53">
            <text:p>1779.53</text:p>
          </table:table-cell>
          <table:table-cell office:value-type="float" office:value="1756.57">
            <text:p>1756.57</text:p>
          </table:table-cell>
          <table:table-cell office:value-type="float" office:value="1768.05">
            <text:p>1768.05</text:p>
          </table:table-cell>
          <table:table-cell table:style-name="ce2" office:value-type="percentage" office:value="0.923715812602204">
            <text:p>92.37%</text:p>
          </table:table-cell>
          <table:table-cell table:style-name="ce2" office:value-type="percentage" office:value="0.728840866005909">
            <text:p>72.88%</text:p>
          </table:table-cell>
          <table:table-cell office:value-type="float" office:value="1462.02">
            <text:p>1462.02</text:p>
          </table:table-cell>
          <table:table-cell table:style-name="ce2" office:value-type="percentage" office:value="0.826911003648087">
            <text:p>82.69%</text:p>
          </table:table-cell>
          <table:table-cell office:value-type="float" office:value="2924.04">
            <text:p>2924.04</text:p>
          </table:table-cell>
        </table:table-row>
        <table:table-row table:style-name="ro2">
          <table:table-cell office:value-type="string">
            <text:p>541-02</text:p>
          </table:table-cell>
          <table:table-cell office:value-type="string">
            <text:p>Riz</text:p>
          </table:table-cell>
          <table:table-cell office:value-type="float" office:value="3123.32">
            <text:p>3123.32</text:p>
          </table:table-cell>
          <table:table-cell office:value-type="float" office:value="2124.61">
            <text:p>2124.61</text:p>
          </table:table-cell>
          <table:table-cell office:value-type="float" office:value="0">
            <text:p>0</text:p>
          </table:table-cell>
          <table:table-cell office:value-type="float" office:value="3190.95">
            <text:p>3190.95</text:p>
          </table:table-cell>
          <table:table-cell office:value-type="float" office:value="3046.61">
            <text:p>3046.61</text:p>
          </table:table-cell>
          <table:table-cell office:value-type="float" office:value="3118.78">
            <text:p>3118.78</text:p>
          </table:table-cell>
          <table:table-cell table:style-name="ce2" office:value-type="percentage" office:value="0.978805684827403">
            <text:p>97.88%</text:p>
          </table:table-cell>
          <table:table-cell table:style-name="ce2" office:value-type="percentage" office:value="0.697368550618556">
            <text:p>69.74%</text:p>
          </table:table-cell>
          <table:table-cell office:value-type="float" office:value="2623.965">
            <text:p>2623.965</text:p>
          </table:table-cell>
          <table:table-cell table:style-name="ce2" office:value-type="percentage" office:value="0.841343409923111">
            <text:p>84.13%</text:p>
          </table:table-cell>
          <table:table-cell office:value-type="float" office:value="5247.93">
            <text:p>5247.93</text:p>
          </table:table-cell>
        </table:table-row>
        <table:table-row table:style-name="ro2">
          <table:table-cell office:value-type="string">
            <text:p>541-03</text:p>
          </table:table-cell>
          <table:table-cell office:value-type="string">
            <text:p>Riz</text:p>
          </table:table-cell>
          <table:table-cell office:value-type="float" office:value="2623.85">
            <text:p>2623.85</text:p>
          </table:table-cell>
          <table:table-cell office:value-type="float" office:value="762.67">
            <text:p>762.67</text:p>
          </table:table-cell>
          <table:table-cell office:value-type="float" office:value="39.5">
            <text:p>39.5</text:p>
          </table:table-cell>
          <table:table-cell office:value-type="float" office:value="2960.09">
            <text:p>2960.09</text:p>
          </table:table-cell>
          <table:table-cell office:value-type="float" office:value="2763.98">
            <text:p>2763.98</text:p>
          </table:table-cell>
          <table:table-cell office:value-type="float" office:value="2862.035">
            <text:p>2862.035</text:p>
          </table:table-cell>
          <table:table-cell table:style-name="ce2" office:value-type="percentage" office:value="0.886408859190092">
            <text:p>88.64%</text:p>
          </table:table-cell>
          <table:table-cell table:style-name="ce2" office:value-type="percentage" office:value="0.275931808479077">
            <text:p>27.59%</text:p>
          </table:table-cell>
          <table:table-cell office:value-type="float" office:value="1693.26">
            <text:p>1693.26</text:p>
          </table:table-cell>
          <table:table-cell table:style-name="ce2" office:value-type="percentage" office:value="0.591627984982713">
            <text:p>59.16%</text:p>
          </table:table-cell>
          <table:table-cell office:value-type="float" office:value="3386.52">
            <text:p>3386.52</text:p>
          </table:table-cell>
        </table:table-row>
        <table:table-row table:style-name="ro2">
          <table:table-cell office:value-type="string">
            <text:p>541-04</text:p>
          </table:table-cell>
          <table:table-cell office:value-type="string">
            <text:p>Riz</text:p>
          </table:table-cell>
          <table:table-cell office:value-type="float" office:value="707.81">
            <text:p>707.81</text:p>
          </table:table-cell>
          <table:table-cell office:value-type="float" office:value="99.28">
            <text:p>99.28</text:p>
          </table:table-cell>
          <table:table-cell office:value-type="float" office:value="6.02">
            <text:p>6.02</text:p>
          </table:table-cell>
          <table:table-cell office:value-type="float" office:value="1651.78">
            <text:p>1651.78</text:p>
          </table:table-cell>
          <table:table-cell office:value-type="float" office:value="913.18">
            <text:p>913.18</text:p>
          </table:table-cell>
          <table:table-cell office:value-type="float" office:value="1282.48">
            <text:p>1282.48</text:p>
          </table:table-cell>
          <table:table-cell table:style-name="ce2" office:value-type="percentage" office:value="0.42851348242502">
            <text:p>42.85%</text:p>
          </table:table-cell>
          <table:table-cell table:style-name="ce2" office:value-type="percentage" office:value="0.108718982018879">
            <text:p>10.87%</text:p>
          </table:table-cell>
          <table:table-cell office:value-type="float" office:value="403.545">
            <text:p>403.545</text:p>
          </table:table-cell>
          <table:table-cell table:style-name="ce2" office:value-type="percentage" office:value="0.314659877736885">
            <text:p>31.47%</text:p>
          </table:table-cell>
          <table:table-cell office:value-type="float" office:value="807.09">
            <text:p>807.09</text:p>
          </table:table-cell>
        </table:table-row>
        <table:table-row table:style-name="ro2">
          <table:table-cell office:value-type="string">
            <text:p>541-05</text:p>
          </table:table-cell>
          <table:table-cell office:value-type="string">
            <text:p>Riz</text:p>
          </table:table-cell>
          <table:table-cell office:value-type="float" office:value="2.08">
            <text:p>2.08</text:p>
          </table:table-cell>
          <table:table-cell table:number-columns-repeated="2" office:value-type="float" office:value="0">
            <text:p>0</text:p>
          </table:table-cell>
          <table:table-cell office:value-type="float" office:value="1297.21">
            <text:p>1297.21</text:p>
          </table:table-cell>
          <table:table-cell office:value-type="float" office:value="13.78">
            <text:p>13.78</text:p>
          </table:table-cell>
          <table:table-cell office:value-type="float" office:value="655.495">
            <text:p>655.495</text:p>
          </table:table-cell>
          <table:table-cell table:style-name="ce2" office:value-type="percentage" office:value="0.00160344123156621">
            <text:p>0.16%</text:p>
          </table:table-cell>
          <table:table-cell table:style-name="ce2" office:value-type="percentage" office:value="0">
            <text:p>0.00%</text:p>
          </table:table-cell>
          <table:table-cell office:value-type="float" office:value="1.04">
            <text:p>1.04</text:p>
          </table:table-cell>
          <table:table-cell table:style-name="ce2" office:value-type="percentage" office:value="0.00158658723560058">
            <text:p>0.16%</text:p>
          </table:table-cell>
          <table:table-cell office:value-type="float" office:value="2.08">
            <text:p>2.08</text:p>
          </table:table-cell>
        </table:table-row>
        <table:table-row table:style-name="ro2">
          <table:table-cell office:value-type="string">
            <text:p>541-06</text:p>
          </table:table-cell>
          <table:table-cell office:value-type="string">
            <text:p>Riz</text:p>
          </table:table-cell>
          <table:table-cell office:value-type="float" office:value="13.5">
            <text:p>13.5</text:p>
          </table:table-cell>
          <table:table-cell office:value-type="float" office:value="6.9">
            <text:p>6.9</text:p>
          </table:table-cell>
          <table:table-cell office:value-type="float" office:value="0">
            <text:p>0</text:p>
          </table:table-cell>
          <table:table-cell office:value-type="float" office:value="3801.78">
            <text:p>3801.78</text:p>
          </table:table-cell>
          <table:table-cell office:value-type="float" office:value="81.19">
            <text:p>81.19</text:p>
          </table:table-cell>
          <table:table-cell office:value-type="float" office:value="1941.485">
            <text:p>1941.485</text:p>
          </table:table-cell>
          <table:table-cell table:style-name="ce2" office:value-type="percentage" office:value="0.0035509682306709">
            <text:p>0.36%</text:p>
          </table:table-cell>
          <table:table-cell table:style-name="ce2" office:value-type="percentage" office:value="0.084985835694051">
            <text:p>8.50%</text:p>
          </table:table-cell>
          <table:table-cell office:value-type="float" office:value="10.2">
            <text:p>10.2</text:p>
          </table:table-cell>
          <table:table-cell table:style-name="ce2" office:value-type="percentage" office:value="0.0052537104329933">
            <text:p>0.53%</text:p>
          </table:table-cell>
          <table:table-cell office:value-type="float" office:value="20.4">
            <text:p>20.4</text:p>
          </table:table-cell>
        </table:table-row>
        <table:table-row table:style-name="ro2">
          <table:table-cell office:value-type="string">
            <text:p>542-01</text:p>
          </table:table-cell>
          <table:table-cell office:value-type="string">
            <text:p>Riz</text:p>
          </table:table-cell>
          <table:table-cell office:value-type="float" office:value="2818.87">
            <text:p>2818.87</text:p>
          </table:table-cell>
          <table:table-cell office:value-type="float" office:value="2292.18">
            <text:p>2292.18</text:p>
          </table:table-cell>
          <table:table-cell office:value-type="float" office:value="4.01">
            <text:p>4.01</text:p>
          </table:table-cell>
          <table:table-cell office:value-type="float" office:value="2885.4">
            <text:p>2885.4</text:p>
          </table:table-cell>
          <table:table-cell office:value-type="float" office:value="2853.14">
            <text:p>2853.14</text:p>
          </table:table-cell>
          <table:table-cell office:value-type="float" office:value="2869.27">
            <text:p>2869.27</text:p>
          </table:table-cell>
          <table:table-cell table:style-name="ce2" office:value-type="percentage" office:value="0.97694253829625">
            <text:p>97.69%</text:p>
          </table:table-cell>
          <table:table-cell table:style-name="ce2" office:value-type="percentage" office:value="0.803388547354844">
            <text:p>80.34%</text:p>
          </table:table-cell>
          <table:table-cell office:value-type="float" office:value="2555.525">
            <text:p>2555.525</text:p>
          </table:table-cell>
          <table:table-cell table:style-name="ce2" office:value-type="percentage" office:value="0.89065337176355">
            <text:p>89.07%</text:p>
          </table:table-cell>
          <table:table-cell office:value-type="float" office:value="5111.05">
            <text:p>5111.05</text:p>
          </table:table-cell>
        </table:table-row>
        <table:table-row table:style-name="ro2">
          <table:table-cell office:value-type="string">
            <text:p>542-02</text:p>
          </table:table-cell>
          <table:table-cell office:value-type="string">
            <text:p>Riz</text:p>
          </table:table-cell>
          <table:table-cell office:value-type="float" office:value="1242.66">
            <text:p>1242.66</text:p>
          </table:table-cell>
          <table:table-cell office:value-type="float" office:value="561.66">
            <text:p>561.66</text:p>
          </table:table-cell>
          <table:table-cell office:value-type="float" office:value="3.27">
            <text:p>3.27</text:p>
          </table:table-cell>
          <table:table-cell office:value-type="float" office:value="1383.46">
            <text:p>1383.46</text:p>
          </table:table-cell>
          <table:table-cell office:value-type="float" office:value="1262.68">
            <text:p>1262.68</text:p>
          </table:table-cell>
          <table:table-cell office:value-type="float" office:value="1323.07">
            <text:p>1323.07</text:p>
          </table:table-cell>
          <table:table-cell table:style-name="ce2" office:value-type="percentage" office:value="0.898226186517861">
            <text:p>89.82%</text:p>
          </table:table-cell>
          <table:table-cell table:style-name="ce2" office:value-type="percentage" office:value="0.444815788640035">
            <text:p>44.48%</text:p>
          </table:table-cell>
          <table:table-cell office:value-type="float" office:value="902.16">
            <text:p>902.16</text:p>
          </table:table-cell>
          <table:table-cell table:style-name="ce2" office:value-type="percentage" office:value="0.681868684196603">
            <text:p>68.19%</text:p>
          </table:table-cell>
          <table:table-cell office:value-type="float" office:value="1804.32">
            <text:p>1804.32</text:p>
          </table:table-cell>
        </table:table-row>
        <table:table-row table:style-name="ro2">
          <table:table-cell office:value-type="string">
            <text:p>542-03</text:p>
          </table:table-cell>
          <table:table-cell office:value-type="string">
            <text:p>Riz</text:p>
          </table:table-cell>
          <table:table-cell office:value-type="float" office:value="287.44">
            <text:p>287.44</text:p>
          </table:table-cell>
          <table:table-cell office:value-type="float" office:value="46.4">
            <text:p>46.4</text:p>
          </table:table-cell>
          <table:table-cell office:value-type="float" office:value="11.99">
            <text:p>11.99</text:p>
          </table:table-cell>
          <table:table-cell office:value-type="float" office:value="1094.92">
            <text:p>1094.92</text:p>
          </table:table-cell>
          <table:table-cell office:value-type="float" office:value="350.43">
            <text:p>350.43</text:p>
          </table:table-cell>
          <table:table-cell office:value-type="float" office:value="722.675">
            <text:p>722.675</text:p>
          </table:table-cell>
          <table:table-cell table:style-name="ce2" office:value-type="percentage" office:value="0.26252146275527">
            <text:p>26.25%</text:p>
          </table:table-cell>
          <table:table-cell table:style-name="ce2" office:value-type="percentage" office:value="0.132408754958194">
            <text:p>13.24%</text:p>
          </table:table-cell>
          <table:table-cell office:value-type="float" office:value="166.92">
            <text:p>166.92</text:p>
          </table:table-cell>
          <table:table-cell table:style-name="ce3" office:value-type="float" office:value="0.230975196319231">
            <text:p>0.231</text:p>
          </table:table-cell>
          <table:table-cell office:value-type="float" office:value="333.84">
            <text:p>333.84</text:p>
          </table:table-cell>
        </table:table-row>
        <table:table-row table:style-name="ro2">
          <table:table-cell office:value-type="string">
            <text:p>542-04</text:p>
          </table:table-cell>
          <table:table-cell office:value-type="string">
            <text:p>Riz</text:p>
          </table:table-cell>
          <table:table-cell office:value-type="float" office:value="383.79">
            <text:p>383.79</text:p>
          </table:table-cell>
          <table:table-cell office:value-type="float" office:value="168.35">
            <text:p>168.35</text:p>
          </table:table-cell>
          <table:table-cell office:value-type="float" office:value="78.63">
            <text:p>78.63</text:p>
          </table:table-cell>
          <table:table-cell office:value-type="float" office:value="2590.45">
            <text:p>2590.45</text:p>
          </table:table-cell>
          <table:table-cell office:value-type="float" office:value="619.91">
            <text:p>619.91</text:p>
          </table:table-cell>
          <table:table-cell office:value-type="float" office:value="1605.18">
            <text:p>1605.18</text:p>
          </table:table-cell>
          <table:table-cell table:style-name="ce2" office:value-type="percentage" office:value="0.14815572583914">
            <text:p>14.82%</text:p>
          </table:table-cell>
          <table:table-cell table:style-name="ce2" office:value-type="percentage" office:value="0.271571679759965">
            <text:p>27.16%</text:p>
          </table:table-cell>
          <table:table-cell office:value-type="float" office:value="276.07">
            <text:p>276.07</text:p>
          </table:table-cell>
          <table:table-cell table:style-name="ce3" office:value-type="float" office:value="0.171986942274387">
            <text:p>0.172</text:p>
          </table:table-cell>
          <table:table-cell office:value-type="float" office:value="552.14">
            <text:p>552.14</text:p>
          </table:table-cell>
        </table:table-row>
        <table:table-row table:style-name="ro2">
          <table:table-cell office:value-type="string">
            <text:p>542-05</text:p>
          </table:table-cell>
          <table:table-cell office:value-type="string">
            <text:p>Riz</text:p>
          </table:table-cell>
          <table:table-cell office:value-type="float" office:value="104.75">
            <text:p>104.75</text:p>
          </table:table-cell>
          <table:table-cell office:value-type="float" office:value="3.57">
            <text:p>3.57</text:p>
          </table:table-cell>
          <table:table-cell office:value-type="float" office:value="0">
            <text:p>0</text:p>
          </table:table-cell>
          <table:table-cell office:value-type="float" office:value="3777.93">
            <text:p>3777.93</text:p>
          </table:table-cell>
          <table:table-cell office:value-type="float" office:value="78.54">
            <text:p>78.54</text:p>
          </table:table-cell>
          <table:table-cell office:value-type="float" office:value="1928.235">
            <text:p>1928.235</text:p>
          </table:table-cell>
          <table:table-cell table:style-name="ce2" office:value-type="percentage" office:value="0.0277268239485644">
            <text:p>2.77%</text:p>
          </table:table-cell>
          <table:table-cell table:style-name="ce2" office:value-type="percentage" office:value="0.0454545454545455">
            <text:p>4.55%</text:p>
          </table:table-cell>
          <table:table-cell office:value-type="float" office:value="54.16">
            <text:p>54.16</text:p>
          </table:table-cell>
          <table:table-cell table:style-name="ce3" office:value-type="float" office:value="0.0280878627345733">
            <text:p>0.028</text:p>
          </table:table-cell>
          <table:table-cell office:value-type="float" office:value="108.32">
            <text:p>108.32</text:p>
          </table:table-cell>
        </table:table-row>
        <table:table-row table:style-name="ro2">
          <table:table-cell office:value-type="string">
            <text:p>542-06</text:p>
          </table:table-cell>
          <table:table-cell office:value-type="string">
            <text:p>Riz</text:p>
          </table:table-cell>
          <table:table-cell office:value-type="float" office:value="15.55">
            <text:p>15.55</text:p>
          </table:table-cell>
          <table:table-cell office:value-type="float" office:value="19.33">
            <text:p>19.33</text:p>
          </table:table-cell>
          <table:table-cell office:value-type="float" office:value="0.4">
            <text:p>0.4</text:p>
          </table:table-cell>
          <table:table-cell office:value-type="float" office:value="3313.91">
            <text:p>3313.91</text:p>
          </table:table-cell>
          <table:table-cell office:value-type="float" office:value="114.34">
            <text:p>114.34</text:p>
          </table:table-cell>
          <table:table-cell office:value-type="float" office:value="1714.125">
            <text:p>1714.125</text:p>
          </table:table-cell>
          <table:table-cell table:style-name="ce2" office:value-type="percentage" office:value="0.00469234227845657">
            <text:p>0.47%</text:p>
          </table:table-cell>
          <table:table-cell table:style-name="ce2" office:value-type="percentage" office:value="0.16905719783103">
            <text:p>16.91%</text:p>
          </table:table-cell>
          <table:table-cell office:value-type="float" office:value="17.44">
            <text:p>17.44</text:p>
          </table:table-cell>
          <table:table-cell table:style-name="ce3" office:value-type="float" office:value="0.0101742871727558">
            <text:p>0.010</text:p>
          </table:table-cell>
          <table:table-cell office:value-type="float" office:value="34.88">
            <text:p>34.88</text:p>
          </table:table-cell>
        </table:table-row>
        <table:table-row table:style-name="ro2">
          <table:table-cell office:value-type="string">
            <text:p>543-01</text:p>
          </table:table-cell>
          <table:table-cell office:value-type="string">
            <text:p>Riz</text:p>
          </table:table-cell>
          <table:table-cell office:value-type="float" office:value="1834.71">
            <text:p>1834.71</text:p>
          </table:table-cell>
          <table:table-cell office:value-type="float" office:value="1185.67">
            <text:p>1185.67</text:p>
          </table:table-cell>
          <table:table-cell office:value-type="float" office:value="1.1">
            <text:p>1.1</text:p>
          </table:table-cell>
          <table:table-cell office:value-type="float" office:value="1937.16">
            <text:p>1937.16</text:p>
          </table:table-cell>
          <table:table-cell office:value-type="float" office:value="1318.69">
            <text:p>1318.69</text:p>
          </table:table-cell>
          <table:table-cell office:value-type="float" office:value="1627.925">
            <text:p>1627.925</text:p>
          </table:table-cell>
          <table:table-cell table:style-name="ce2" office:value-type="percentage" office:value="0.947113299882302">
            <text:p>94.71%</text:p>
          </table:table-cell>
          <table:table-cell table:style-name="ce2" office:value-type="percentage" office:value="0.899127164079503">
            <text:p>89.91%</text:p>
          </table:table-cell>
          <table:table-cell office:value-type="float" office:value="1510.19">
            <text:p>1510.19</text:p>
          </table:table-cell>
          <table:table-cell table:style-name="ce2" office:value-type="percentage" office:value="0.927677872137844">
            <text:p>92.77%</text:p>
          </table:table-cell>
          <table:table-cell office:value-type="float" office:value="3020.38">
            <text:p>3020.38</text:p>
          </table:table-cell>
        </table:table-row>
        <table:table-row table:style-name="ro2">
          <table:table-cell office:value-type="string">
            <text:p>544-01</text:p>
          </table:table-cell>
          <table:table-cell office:value-type="string">
            <text:p>Riz</text:p>
          </table:table-cell>
          <table:table-cell office:value-type="float" office:value="1317.16">
            <text:p>1317.16</text:p>
          </table:table-cell>
          <table:table-cell office:value-type="float" office:value="1218.56">
            <text:p>1218.56</text:p>
          </table:table-cell>
          <table:table-cell office:value-type="float" office:value="0">
            <text:p>0</text:p>
          </table:table-cell>
          <table:table-cell office:value-type="float" office:value="1357.74">
            <text:p>1357.74</text:p>
          </table:table-cell>
          <table:table-cell office:value-type="float" office:value="1244.42">
            <text:p>1244.42</text:p>
          </table:table-cell>
          <table:table-cell office:value-type="float" office:value="1301.08">
            <text:p>1301.08</text:p>
          </table:table-cell>
          <table:table-cell table:style-name="ce2" office:value-type="percentage" office:value="0.970112098045281">
            <text:p>97.01%</text:p>
          </table:table-cell>
          <table:table-cell table:style-name="ce2" office:value-type="percentage" office:value="0.979219234663538">
            <text:p>97.92%</text:p>
          </table:table-cell>
          <table:table-cell office:value-type="float" office:value="1267.86">
            <text:p>1267.86</text:p>
          </table:table-cell>
          <table:table-cell table:style-name="ce2" office:value-type="percentage" office:value="0.974467365573216">
            <text:p>97.45%</text:p>
          </table:table-cell>
          <table:table-cell office:value-type="float" office:value="2535.72">
            <text:p>2535.72</text:p>
          </table:table-cell>
        </table:table-row>
        <table:table-row table:style-name="ro2">
          <table:table-cell office:value-type="string">
            <text:p>551-01</text:p>
          </table:table-cell>
          <table:table-cell office:value-type="string">
            <text:p>Riz</text:p>
          </table:table-cell>
          <table:table-cell office:value-type="float" office:value="22.26">
            <text:p>22.26</text:p>
          </table:table-cell>
          <table:table-cell office:value-type="float" office:value="3.11">
            <text:p>3.11</text:p>
          </table:table-cell>
          <table:table-cell office:value-type="float" office:value="0">
            <text:p>0</text:p>
          </table:table-cell>
          <table:table-cell office:value-type="float" office:value="2680.83">
            <text:p>2680.83</text:p>
          </table:table-cell>
          <table:table-cell office:value-type="float" office:value="9.48">
            <text:p>9.48</text:p>
          </table:table-cell>
          <table:table-cell office:value-type="float" office:value="1345.155">
            <text:p>1345.155</text:p>
          </table:table-cell>
          <table:table-cell table:style-name="ce2" office:value-type="percentage" office:value="0.00830339857432213">
            <text:p>0.83%</text:p>
          </table:table-cell>
          <table:table-cell table:style-name="ce2" office:value-type="percentage" office:value="0.328059071729958">
            <text:p>32.81%</text:p>
          </table:table-cell>
          <table:table-cell office:value-type="float" office:value="12.685">
            <text:p>12.685</text:p>
          </table:table-cell>
          <table:table-cell table:style-name="ce2" office:value-type="percentage" office:value="0.00943014002103847">
            <text:p>0.94%</text:p>
          </table:table-cell>
          <table:table-cell office:value-type="float" office:value="25.37">
            <text:p>25.37</text:p>
          </table:table-cell>
        </table:table-row>
        <table:table-row table:style-name="ro2">
          <table:table-cell office:value-type="string">
            <text:p>551-02</text:p>
          </table:table-cell>
          <table:table-cell office:value-type="string">
            <text:p>Riz</text:p>
          </table:table-cell>
          <table:table-cell office:value-type="float" office:value="0.34">
            <text:p>0.34</text:p>
          </table:table-cell>
          <table:table-cell table:number-columns-repeated="2" office:value-type="float" office:value="0">
            <text:p>0</text:p>
          </table:table-cell>
          <table:table-cell office:value-type="float" office:value="1412.54">
            <text:p>1412.54</text:p>
          </table:table-cell>
          <table:table-cell office:value-type="float" office:value="0.05">
            <text:p>0.05</text:p>
          </table:table-cell>
          <table:table-cell office:value-type="float" office:value="706.295">
            <text:p>706.295</text:p>
          </table:table-cell>
          <table:table-cell table:style-name="ce2" office:value-type="percentage" office:value="0.000240701148286066">
            <text:p>0.02%</text:p>
          </table:table-cell>
          <table:table-cell table:style-name="ce2" office:value-type="percentage" office:value="0">
            <text:p>0.00%</text:p>
          </table:table-cell>
          <table:table-cell office:value-type="float" office:value="0.17">
            <text:p>0.17</text:p>
          </table:table-cell>
          <table:table-cell table:style-name="ce2" office:value-type="percentage" office:value="0.000240692628434294">
            <text:p>0.02%</text:p>
          </table:table-cell>
          <table:table-cell office:value-type="float" office:value="0.34">
            <text:p>0.34</text:p>
          </table:table-cell>
        </table:table-row>
        <table:table-row table:style-name="ro2">
          <table:table-cell office:value-type="string">
            <text:p>551-03</text:p>
          </table:table-cell>
          <table:table-cell office:value-type="string">
            <text:p>Riz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">
            <text:p>0</text:p>
          </table:table-cell>
          <table:table-cell office:value-type="float" office:value="3101.89">
            <text:p>3101.89</text:p>
          </table:table-cell>
          <table:table-cell office:value-type="float" office:value="3.07">
            <text:p>3.07</text:p>
          </table:table-cell>
          <table:table-cell office:value-type="float" office:value="1552.48">
            <text:p>1552.48</text:p>
          </table:table-cell>
          <table:table-cell table:style-name="ce2" office:value-type="percentage" office:value="0.000080596023714574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125">
            <text:p>0.125</text:p>
          </table:table-cell>
          <table:table-cell table:style-name="ce2" office:value-type="percentage" office:value="0.0000805163351540761">
            <text:p>0.01%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551-04</text:p>
          </table:table-cell>
          <table:table-cell office:value-type="string">
            <text:p>Riz</text:p>
          </table:table-cell>
          <table:table-cell office:value-type="float" office:value="4.99">
            <text:p>4.99</text:p>
          </table:table-cell>
          <table:table-cell table:number-columns-repeated="2" office:value-type="float" office:value="0">
            <text:p>0</text:p>
          </table:table-cell>
          <table:table-cell office:value-type="float" office:value="4116.1">
            <text:p>4116.1</text:p>
          </table:table-cell>
          <table:table-cell office:value-type="float" office:value="27">
            <text:p>27</text:p>
          </table:table-cell>
          <table:table-cell office:value-type="float" office:value="2071.55">
            <text:p>2071.55</text:p>
          </table:table-cell>
          <table:table-cell table:style-name="ce2" office:value-type="percentage" office:value="0.00121231262602949">
            <text:p>0.12%</text:p>
          </table:table-cell>
          <table:table-cell table:style-name="ce2" office:value-type="percentage" office:value="0">
            <text:p>0.00%</text:p>
          </table:table-cell>
          <table:table-cell office:value-type="float" office:value="2.495">
            <text:p>2.495</text:p>
          </table:table-cell>
          <table:table-cell table:style-name="ce2" office:value-type="percentage" office:value="0.00120441215514953">
            <text:p>0.12%</text:p>
          </table:table-cell>
          <table:table-cell office:value-type="float" office:value="4.99">
            <text:p>4.99</text:p>
          </table:table-cell>
        </table:table-row>
        <table:table-row table:style-name="ro2">
          <table:table-cell office:value-type="string">
            <text:p>551-05</text:p>
          </table:table-cell>
          <table:table-cell office:value-type="string">
            <text:p>Riz</text:p>
          </table:table-cell>
          <table:table-cell office:value-type="float" office:value="21.63">
            <text:p>21.63</text:p>
          </table:table-cell>
          <table:table-cell office:value-type="float" office:value="1.33">
            <text:p>1.33</text:p>
          </table:table-cell>
          <table:table-cell office:value-type="float" office:value="0">
            <text:p>0</text:p>
          </table:table-cell>
          <table:table-cell office:value-type="float" office:value="2288.7">
            <text:p>2288.7</text:p>
          </table:table-cell>
          <table:table-cell office:value-type="float" office:value="83.64">
            <text:p>83.64</text:p>
          </table:table-cell>
          <table:table-cell office:value-type="float" office:value="1186.17">
            <text:p>1186.17</text:p>
          </table:table-cell>
          <table:table-cell table:style-name="ce2" office:value-type="percentage" office:value="0.00945077991873116">
            <text:p>0.95%</text:p>
          </table:table-cell>
          <table:table-cell table:style-name="ce2" office:value-type="percentage" office:value="0.0159014825442372">
            <text:p>1.59%</text:p>
          </table:table-cell>
          <table:table-cell office:value-type="float" office:value="11.48">
            <text:p>11.48</text:p>
          </table:table-cell>
          <table:table-cell table:style-name="ce2" office:value-type="percentage" office:value="0.00967820801402834">
            <text:p>0.97%</text:p>
          </table:table-cell>
          <table:table-cell office:value-type="float" office:value="22.96">
            <text:p>22.96</text:p>
          </table:table-cell>
        </table:table-row>
        <table:table-row table:style-name="ro2">
          <table:table-cell office:value-type="string">
            <text:p>551-06</text:p>
          </table:table-cell>
          <table:table-cell office:value-type="string">
            <text:p>Riz</text:p>
          </table:table-cell>
          <table:table-cell office:value-type="float" office:value="67.62">
            <text:p>67.62</text:p>
          </table:table-cell>
          <table:table-cell office:value-type="float" office:value="9.47">
            <text:p>9.47</text:p>
          </table:table-cell>
          <table:table-cell office:value-type="float" office:value="0">
            <text:p>0</text:p>
          </table:table-cell>
          <table:table-cell office:value-type="float" office:value="2519.63">
            <text:p>2519.63</text:p>
          </table:table-cell>
          <table:table-cell office:value-type="float" office:value="32.23">
            <text:p>32.23</text:p>
          </table:table-cell>
          <table:table-cell office:value-type="float" office:value="1275.93">
            <text:p>1275.93</text:p>
          </table:table-cell>
          <table:table-cell table:style-name="ce2" office:value-type="percentage" office:value="0.026837273726698">
            <text:p>2.68%</text:p>
          </table:table-cell>
          <table:table-cell table:style-name="ce2" office:value-type="percentage" office:value="0.293825628296618">
            <text:p>29.38%</text:p>
          </table:table-cell>
          <table:table-cell office:value-type="float" office:value="38.545">
            <text:p>38.545</text:p>
          </table:table-cell>
          <table:table-cell table:style-name="ce2" office:value-type="percentage" office:value="0.0302093375028411">
            <text:p>3.02%</text:p>
          </table:table-cell>
          <table:table-cell office:value-type="float" office:value="77.09">
            <text:p>77.09</text:p>
          </table:table-cell>
        </table:table-row>
        <table:table-row table:style-name="ro2">
          <table:table-cell office:value-type="string">
            <text:p>551-07</text:p>
          </table:table-cell>
          <table:table-cell office:value-type="string">
            <text:p>Riz</text:p>
          </table:table-cell>
          <table:table-cell office:value-type="float" office:value="227.33">
            <text:p>227.33</text:p>
          </table:table-cell>
          <table:table-cell office:value-type="float" office:value="72.18">
            <text:p>72.18</text:p>
          </table:table-cell>
          <table:table-cell office:value-type="float" office:value="8.33">
            <text:p>8.33</text:p>
          </table:table-cell>
          <table:table-cell office:value-type="float" office:value="1888.57">
            <text:p>1888.57</text:p>
          </table:table-cell>
          <table:table-cell office:value-type="float" office:value="234.87">
            <text:p>234.87</text:p>
          </table:table-cell>
          <table:table-cell office:value-type="float" office:value="1061.72">
            <text:p>1061.72</text:p>
          </table:table-cell>
          <table:table-cell table:style-name="ce2" office:value-type="percentage" office:value="0.120371498011723">
            <text:p>12.04%</text:p>
          </table:table-cell>
          <table:table-cell table:style-name="ce2" office:value-type="percentage" office:value="0.307318942393665">
            <text:p>30.73%</text:p>
          </table:table-cell>
          <table:table-cell office:value-type="float" office:value="149.755">
            <text:p>149.755</text:p>
          </table:table-cell>
          <table:table-cell table:style-name="ce2" office:value-type="percentage" office:value="0.141049429228045">
            <text:p>14.10%</text:p>
          </table:table-cell>
          <table:table-cell office:value-type="float" office:value="299.51">
            <text:p>299.51</text:p>
          </table:table-cell>
        </table:table-row>
        <table:table-row table:style-name="ro2">
          <table:table-cell office:value-type="string">
            <text:p>551-08</text:p>
          </table:table-cell>
          <table:table-cell office:value-type="string">
            <text:p>Riz</text:p>
          </table:table-cell>
          <table:table-cell office:value-type="float" office:value="11.72">
            <text:p>11.72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722.5">
            <text:p>1722.5</text:p>
          </table:table-cell>
          <table:table-cell office:value-type="float" office:value="36.84">
            <text:p>36.84</text:p>
          </table:table-cell>
          <table:table-cell office:value-type="float" office:value="879.67">
            <text:p>879.67</text:p>
          </table:table-cell>
          <table:table-cell table:style-name="ce2" office:value-type="percentage" office:value="0.00680406386066763">
            <text:p>0.68%</text:p>
          </table:table-cell>
          <table:table-cell table:style-name="ce2" office:value-type="percentage" office:value="0.00787187839305103">
            <text:p>0.79%</text:p>
          </table:table-cell>
          <table:table-cell office:value-type="float" office:value="6.005">
            <text:p>6.005</text:p>
          </table:table-cell>
          <table:table-cell table:style-name="ce2" office:value-type="percentage" office:value="0.00682642354519308">
            <text:p>0.68%</text:p>
          </table:table-cell>
          <table:table-cell office:value-type="float" office:value="12.01">
            <text:p>12.01</text:p>
          </table:table-cell>
        </table:table-row>
        <table:table-row table:style-name="ro2">
          <table:table-cell office:value-type="string">
            <text:p>552-01</text:p>
          </table:table-cell>
          <table:table-cell office:value-type="string">
            <text:p>Riz</text:p>
          </table:table-cell>
          <table:table-cell office:value-type="float" office:value="0.47">
            <text:p>0.47</text:p>
          </table:table-cell>
          <table:table-cell table:number-columns-repeated="2" office:value-type="float" office:value="0">
            <text:p>0</text:p>
          </table:table-cell>
          <table:table-cell office:value-type="float" office:value="1287.51">
            <text:p>1287.51</text:p>
          </table:table-cell>
          <table:table-cell office:value-type="float" office:value="114.86">
            <text:p>114.86</text:p>
          </table:table-cell>
          <table:table-cell office:value-type="float" office:value="701.185">
            <text:p>701.185</text:p>
          </table:table-cell>
          <table:table-cell table:style-name="ce2" office:value-type="percentage" office:value="0.000365045708382847">
            <text:p>0.04%</text:p>
          </table:table-cell>
          <table:table-cell table:style-name="ce2" office:value-type="percentage" office:value="0">
            <text:p>0.00%</text:p>
          </table:table-cell>
          <table:table-cell office:value-type="float" office:value="0.235">
            <text:p>0.235</text:p>
          </table:table-cell>
          <table:table-cell table:style-name="ce2" office:value-type="percentage" office:value="0.000335146929840199">
            <text:p>0.03%</text:p>
          </table:table-cell>
          <table:table-cell office:value-type="float" office:value="0.47">
            <text:p>0.47</text:p>
          </table:table-cell>
        </table:table-row>
        <table:table-row table:style-name="ro2">
          <table:table-cell office:value-type="string">
            <text:p>552-02</text:p>
          </table:table-cell>
          <table:table-cell office:value-type="string">
            <text:p>Riz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">
            <text:p>0</text:p>
          </table:table-cell>
          <table:table-cell office:value-type="float" office:value="1324.09">
            <text:p>1324.09</text:p>
          </table:table-cell>
          <table:table-cell office:value-type="float" office:value="125.64">
            <text:p>125.64</text:p>
          </table:table-cell>
          <table:table-cell office:value-type="float" office:value="724.865">
            <text:p>724.865</text:p>
          </table:table-cell>
          <table:table-cell table:style-name="ce2" office:value-type="percentage" office:value="0.0000679712104162104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045">
            <text:p>0.045</text:p>
          </table:table-cell>
          <table:table-cell table:style-name="ce2" office:value-type="percentage" office:value="0.0000620805253392011">
            <text:p>0.01%</text:p>
          </table:table-cell>
          <table:table-cell office:value-type="float" office:value="0.09">
            <text:p>0.09</text:p>
          </table:table-cell>
        </table:table-row>
        <table:table-row table:style-name="ro2">
          <table:table-cell office:value-type="string">
            <text:p>552-03</text:p>
          </table:table-cell>
          <table:table-cell office:value-type="string">
            <text:p>Riz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">
            <text:p>0</text:p>
          </table:table-cell>
          <table:table-cell office:value-type="float" office:value="349.79">
            <text:p>349.79</text:p>
          </table:table-cell>
          <table:table-cell office:value-type="float" office:value="4.44">
            <text:p>4.44</text:p>
          </table:table-cell>
          <table:table-cell office:value-type="float" office:value="177.115">
            <text:p>177.115</text:p>
          </table:table-cell>
          <table:table-cell table:style-name="ce2" office:value-type="percentage" office:value="0.000371651562365991">
            <text:p>0.04%</text:p>
          </table:table-cell>
          <table:table-cell table:style-name="ce2" office:value-type="percentage" office:value="0">
            <text:p>0.00%</text:p>
          </table:table-cell>
          <table:table-cell office:value-type="float" office:value="0.065">
            <text:p>0.065</text:p>
          </table:table-cell>
          <table:table-cell table:style-name="ce2" office:value-type="percentage" office:value="0.000366993196510742">
            <text:p>0.04%</text:p>
          </table:table-cell>
          <table:table-cell office:value-type="float" office:value="0.13">
            <text:p>0.13</text:p>
          </table:table-cell>
        </table:table-row>
        <table:table-row table:style-name="ro2">
          <table:table-cell office:value-type="string">
            <text:p>611-01</text:p>
          </table:table-cell>
          <table:table-cell office:value-type="string">
            <text:p>Riz</text:p>
          </table:table-cell>
          <table:table-cell office:value-type="float" office:value="7.1">
            <text:p>7.1</text:p>
          </table:table-cell>
          <table:table-cell office:value-type="float" office:value="44.88">
            <text:p>44.88</text:p>
          </table:table-cell>
          <table:table-cell office:value-type="float" office:value="0">
            <text:p>0</text:p>
          </table:table-cell>
          <table:table-cell office:value-type="float" office:value="7924.41">
            <text:p>7924.41</text:p>
          </table:table-cell>
          <table:table-cell office:value-type="float" office:value="4203.58">
            <text:p>4203.58</text:p>
          </table:table-cell>
          <table:table-cell office:value-type="float" office:value="6063.995">
            <text:p>6063.995</text:p>
          </table:table-cell>
          <table:table-cell table:style-name="ce2" office:value-type="percentage" office:value="0.000895965756441173">
            <text:p>0.09%</text:p>
          </table:table-cell>
          <table:table-cell table:style-name="ce2" office:value-type="percentage" office:value="0.0106766137435234">
            <text:p>1.07%</text:p>
          </table:table-cell>
          <table:table-cell office:value-type="float" office:value="25.99">
            <text:p>25.99</text:p>
          </table:table-cell>
          <table:table-cell table:style-name="ce2" office:value-type="percentage" office:value="0.00428595340200643">
            <text:p>0.43%</text:p>
          </table:table-cell>
          <table:table-cell office:value-type="float" office:value="51.98">
            <text:p>51.98</text:p>
          </table:table-cell>
        </table:table-row>
        <table:table-row table:style-name="ro2">
          <table:table-cell office:value-type="string">
            <text:p>611-02</text:p>
          </table:table-cell>
          <table:table-cell office:value-type="string">
            <text:p>Riz</text:p>
          </table:table-cell>
          <table:table-cell office:value-type="float" office:value="1.58">
            <text:p>1.58</text:p>
          </table:table-cell>
          <table:table-cell office:value-type="float" office:value="1.87">
            <text:p>1.87</text:p>
          </table:table-cell>
          <table:table-cell office:value-type="float" office:value="0.5">
            <text:p>0.5</text:p>
          </table:table-cell>
          <table:table-cell office:value-type="float" office:value="6278.51">
            <text:p>6278.51</text:p>
          </table:table-cell>
          <table:table-cell office:value-type="float" office:value="4401.6">
            <text:p>4401.6</text:p>
          </table:table-cell>
          <table:table-cell office:value-type="float" office:value="5340.055">
            <text:p>5340.055</text:p>
          </table:table-cell>
          <table:table-cell table:style-name="ce2" office:value-type="percentage" office:value="0.000251652063945108">
            <text:p>0.03%</text:p>
          </table:table-cell>
          <table:table-cell table:style-name="ce2" office:value-type="percentage" office:value="0.000424845510723373">
            <text:p>0.04%</text:p>
          </table:table-cell>
          <table:table-cell office:value-type="float" office:value="1.725">
            <text:p>1.725</text:p>
          </table:table-cell>
          <table:table-cell table:style-name="ce2" office:value-type="percentage" office:value="0.000323030380773232">
            <text:p>0.03%</text:p>
          </table:table-cell>
          <table:table-cell office:value-type="float" office:value="3.45">
            <text:p>3.45</text:p>
          </table:table-cell>
        </table:table-row>
        <table:table-row table:style-name="ro2">
          <table:table-cell office:value-type="string">
            <text:p>611-03</text:p>
          </table:table-cell>
          <table:table-cell office:value-type="string">
            <text:p>Riz</text:p>
          </table:table-cell>
          <table:table-cell office:value-type="float" office:value="0.3">
            <text:p>0.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6597.48">
            <text:p>6597.48</text:p>
          </table:table-cell>
          <table:table-cell office:value-type="float" office:value="2112.49">
            <text:p>2112.49</text:p>
          </table:table-cell>
          <table:table-cell office:value-type="float" office:value="4354.985">
            <text:p>4354.985</text:p>
          </table:table-cell>
          <table:table-cell table:style-name="ce2" office:value-type="percentage" office:value="0.000045471907455574">
            <text:p>0.00%</text:p>
          </table:table-cell>
          <table:table-cell table:style-name="ce2" office:value-type="percentage" office:value="0.0000142012506568078">
            <text:p>0.00%</text:p>
          </table:table-cell>
          <table:table-cell office:value-type="float" office:value="0.165">
            <text:p>0.165</text:p>
          </table:table-cell>
          <table:table-cell table:style-name="ce2" office:value-type="percentage" office:value="0.0000378876161456354">
            <text:p>0.00%</text:p>
          </table:table-cell>
          <table:table-cell office:value-type="float" office:value="0.33">
            <text:p>0.33</text:p>
          </table:table-cell>
        </table:table-row>
        <table:table-row table:style-name="ro2">
          <table:table-cell office:value-type="string">
            <text:p>611-04</text:p>
          </table:table-cell>
          <table:table-cell office:value-type="string">
            <text:p>Riz</text:p>
          </table:table-cell>
          <table:table-cell office:value-type="float" office:value="0.75">
            <text:p>0.75</text:p>
          </table:table-cell>
          <table:table-cell office:value-type="float" office:value="15.84">
            <text:p>15.84</text:p>
          </table:table-cell>
          <table:table-cell office:value-type="float" office:value="0">
            <text:p>0</text:p>
          </table:table-cell>
          <table:table-cell office:value-type="float" office:value="6588.44">
            <text:p>6588.44</text:p>
          </table:table-cell>
          <table:table-cell office:value-type="float" office:value="3632.15">
            <text:p>3632.15</text:p>
          </table:table-cell>
          <table:table-cell office:value-type="float" office:value="5110.295">
            <text:p>5110.295</text:p>
          </table:table-cell>
          <table:table-cell table:style-name="ce2" office:value-type="percentage" office:value="0.000113835748674952">
            <text:p>0.01%</text:p>
          </table:table-cell>
          <table:table-cell table:style-name="ce2" office:value-type="percentage" office:value="0.00436105337059317">
            <text:p>0.44%</text:p>
          </table:table-cell>
          <table:table-cell office:value-type="float" office:value="8.295">
            <text:p>8.295</text:p>
          </table:table-cell>
          <table:table-cell table:style-name="ce2" office:value-type="percentage" office:value="0.00162319396434061">
            <text:p>0.16%</text:p>
          </table:table-cell>
          <table:table-cell office:value-type="float" office:value="16.59">
            <text:p>16.59</text:p>
          </table:table-cell>
        </table:table-row>
        <table:table-row table:style-name="ro2">
          <table:table-cell office:value-type="string">
            <text:p>612-01</text:p>
          </table:table-cell>
          <table:table-cell office:value-type="string">
            <text:p>Riz</text:p>
          </table:table-cell>
          <table:table-cell office:value-type="float" office:value="17.36">
            <text:p>17.36</text:p>
          </table:table-cell>
          <table:table-cell office:value-type="float" office:value="46.03">
            <text:p>46.03</text:p>
          </table:table-cell>
          <table:table-cell office:value-type="float" office:value="0">
            <text:p>0</text:p>
          </table:table-cell>
          <table:table-cell office:value-type="float" office:value="6173.04">
            <text:p>6173.04</text:p>
          </table:table-cell>
          <table:table-cell office:value-type="float" office:value="1720.22">
            <text:p>1720.22</text:p>
          </table:table-cell>
          <table:table-cell office:value-type="float" office:value="3946.63">
            <text:p>3946.63</text:p>
          </table:table-cell>
          <table:table-cell table:style-name="ce2" office:value-type="percentage" office:value="0.00281222865881316">
            <text:p>0.28%</text:p>
          </table:table-cell>
          <table:table-cell table:style-name="ce2" office:value-type="percentage" office:value="0.0267582053458279">
            <text:p>2.68%</text:p>
          </table:table-cell>
          <table:table-cell office:value-type="float" office:value="31.695">
            <text:p>31.695</text:p>
          </table:table-cell>
          <table:table-cell table:style-name="ce2" office:value-type="percentage" office:value="0.00803090231412623">
            <text:p>0.80%</text:p>
          </table:table-cell>
          <table:table-cell office:value-type="float" office:value="63.39">
            <text:p>63.39</text:p>
          </table:table-cell>
        </table:table-row>
        <table:table-row table:style-name="ro2">
          <table:table-cell office:value-type="string">
            <text:p>612-02</text:p>
          </table:table-cell>
          <table:table-cell office:value-type="string">
            <text:p>Riz</text:p>
          </table:table-cell>
          <table:table-cell office:value-type="float" office:value="0.5">
            <text:p>0.5</text:p>
          </table:table-cell>
          <table:table-cell office:value-type="float" office:value="57.22">
            <text:p>57.22</text:p>
          </table:table-cell>
          <table:table-cell office:value-type="float" office:value="0">
            <text:p>0</text:p>
          </table:table-cell>
          <table:table-cell office:value-type="float" office:value="1477.65">
            <text:p>1477.65</text:p>
          </table:table-cell>
          <table:table-cell office:value-type="float" office:value="1204.07">
            <text:p>1204.07</text:p>
          </table:table-cell>
          <table:table-cell office:value-type="float" office:value="1340.86">
            <text:p>1340.86</text:p>
          </table:table-cell>
          <table:table-cell table:style-name="ce2" office:value-type="percentage" office:value="0.000338375122660982">
            <text:p>0.03%</text:p>
          </table:table-cell>
          <table:table-cell table:style-name="ce2" office:value-type="percentage" office:value="0.0475221540275898">
            <text:p>4.75%</text:p>
          </table:table-cell>
          <table:table-cell office:value-type="float" office:value="28.86">
            <text:p>28.86</text:p>
          </table:table-cell>
          <table:table-cell table:style-name="ce2" office:value-type="percentage" office:value="0.0215234998433841">
            <text:p>2.15%</text:p>
          </table:table-cell>
          <table:table-cell office:value-type="float" office:value="57.72">
            <text:p>57.72</text:p>
          </table:table-cell>
        </table:table-row>
        <table:table-row table:style-name="ro2">
          <table:table-cell office:value-type="string">
            <text:p>612-03</text:p>
          </table:table-cell>
          <table:table-cell office:value-type="string">
            <text:p>Riz</text:p>
          </table:table-cell>
          <table:table-cell office:value-type="float" office:value="12.54">
            <text:p>12.54</text:p>
          </table:table-cell>
          <table:table-cell table:number-columns-repeated="2" office:value-type="float" office:value="0">
            <text:p>0</text:p>
          </table:table-cell>
          <table:table-cell office:value-type="float" office:value="4802.03">
            <text:p>4802.03</text:p>
          </table:table-cell>
          <table:table-cell office:value-type="float" office:value="25.73">
            <text:p>25.73</text:p>
          </table:table-cell>
          <table:table-cell office:value-type="float" office:value="2413.88">
            <text:p>2413.88</text:p>
          </table:table-cell>
          <table:table-cell table:style-name="ce2" office:value-type="percentage" office:value="0.00261139559727865">
            <text:p>0.26%</text:p>
          </table:table-cell>
          <table:table-cell table:style-name="ce2" office:value-type="percentage" office:value="0">
            <text:p>0.00%</text:p>
          </table:table-cell>
          <table:table-cell office:value-type="float" office:value="6.27">
            <text:p>6.27</text:p>
          </table:table-cell>
          <table:table-cell table:style-name="ce2" office:value-type="percentage" office:value="0.00259747791936633">
            <text:p>0.26%</text:p>
          </table:table-cell>
          <table:table-cell office:value-type="float" office:value="12.54">
            <text:p>12.54</text:p>
          </table:table-cell>
        </table:table-row>
        <table:table-row table:style-name="ro2">
          <table:table-cell office:value-type="string">
            <text:p>613-01</text:p>
          </table:table-cell>
          <table:table-cell office:value-type="string">
            <text:p>Riz</text:p>
          </table:table-cell>
          <table:table-cell office:value-type="float" office:value="3.74">
            <text:p>3.7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451.14">
            <text:p>3451.14</text:p>
          </table:table-cell>
          <table:table-cell office:value-type="float" office:value="1479.11">
            <text:p>1479.11</text:p>
          </table:table-cell>
          <table:table-cell office:value-type="float" office:value="2465.125">
            <text:p>2465.125</text:p>
          </table:table-cell>
          <table:table-cell table:style-name="ce2" office:value-type="percentage" office:value="0.0010836998788806">
            <text:p>0.11%</text:p>
          </table:table-cell>
          <table:table-cell table:style-name="ce2" office:value-type="percentage" office:value="0.00540865790914807">
            <text:p>0.54%</text:p>
          </table:table-cell>
          <table:table-cell office:value-type="float" office:value="5.87">
            <text:p>5.87</text:p>
          </table:table-cell>
          <table:table-cell table:style-name="ce2" office:value-type="percentage" office:value="0.00238121799097409">
            <text:p>0.24%</text:p>
          </table:table-cell>
          <table:table-cell office:value-type="float" office:value="11.74">
            <text:p>11.74</text:p>
          </table:table-cell>
        </table:table-row>
        <table:table-row table:style-name="ro2">
          <table:table-cell office:value-type="string">
            <text:p>613-02</text:p>
          </table:table-cell>
          <table:table-cell office:value-type="string">
            <text:p>Riz</text:p>
          </table:table-cell>
          <table:table-cell office:value-type="float" office:value="3.28">
            <text:p>3.28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2864.13">
            <text:p>2864.13</text:p>
          </table:table-cell>
          <table:table-cell office:value-type="float" office:value="191.59">
            <text:p>191.59</text:p>
          </table:table-cell>
          <table:table-cell office:value-type="float" office:value="1527.86">
            <text:p>1527.86</text:p>
          </table:table-cell>
          <table:table-cell table:style-name="ce2" office:value-type="percentage" office:value="0.00114519941483103">
            <text:p>0.11%</text:p>
          </table:table-cell>
          <table:table-cell table:style-name="ce2" office:value-type="percentage" office:value="0.00287071350279242">
            <text:p>0.29%</text:p>
          </table:table-cell>
          <table:table-cell office:value-type="float" office:value="1.915">
            <text:p>1.915</text:p>
          </table:table-cell>
          <table:table-cell table:style-name="ce2" office:value-type="percentage" office:value="0.00125338709044022">
            <text:p>0.13%</text:p>
          </table:table-cell>
          <table:table-cell office:value-type="float" office:value="3.83">
            <text:p>3.83</text:p>
          </table:table-cell>
        </table:table-row>
        <table:table-row table:style-name="ro2">
          <table:table-cell office:value-type="string">
            <text:p>613-03</text:p>
          </table:table-cell>
          <table:table-cell office:value-type="string">
            <text:p>Riz</text:p>
          </table:table-cell>
          <table:table-cell office:value-type="float" office:value="0.07">
            <text:p>0.07</text:p>
          </table:table-cell>
          <table:table-cell office:value-type="float" office:value="12.1">
            <text:p>12.1</text:p>
          </table:table-cell>
          <table:table-cell office:value-type="float" office:value="0">
            <text:p>0</text:p>
          </table:table-cell>
          <table:table-cell office:value-type="float" office:value="4773.56">
            <text:p>4773.56</text:p>
          </table:table-cell>
          <table:table-cell office:value-type="float" office:value="1992.61">
            <text:p>1992.61</text:p>
          </table:table-cell>
          <table:table-cell office:value-type="float" office:value="3383.085">
            <text:p>3383.085</text:p>
          </table:table-cell>
          <table:table-cell table:style-name="ce2" office:value-type="percentage" office:value="0.0000146641081289436">
            <text:p>0.00%</text:p>
          </table:table-cell>
          <table:table-cell table:style-name="ce2" office:value-type="percentage" office:value="0.00607243765714314">
            <text:p>0.61%</text:p>
          </table:table-cell>
          <table:table-cell office:value-type="float" office:value="6.085">
            <text:p>6.085</text:p>
          </table:table-cell>
          <table:table-cell table:style-name="ce2" office:value-type="percentage" office:value="0.00179865418693293">
            <text:p>0.18%</text:p>
          </table:table-cell>
          <table:table-cell office:value-type="float" office:value="12.17">
            <text:p>12.17</text:p>
          </table:table-cell>
        </table:table-row>
        <table:table-row table:style-name="ro2">
          <table:table-cell office:value-type="string">
            <text:p>613-04</text:p>
          </table:table-cell>
          <table:table-cell office:value-type="string">
            <text:p>Riz</text:p>
          </table:table-cell>
          <table:table-cell office:value-type="float" office:value="0.42">
            <text:p>0.4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2037.11">
            <text:p>2037.11</text:p>
          </table:table-cell>
          <table:table-cell office:value-type="float" office:value="1581.66">
            <text:p>1581.66</text:p>
          </table:table-cell>
          <table:table-cell office:value-type="float" office:value="1809.385">
            <text:p>1809.385</text:p>
          </table:table-cell>
          <table:table-cell table:style-name="ce2" office:value-type="percentage" office:value="0.000206174433388477">
            <text:p>0.02%</text:p>
          </table:table-cell>
          <table:table-cell table:style-name="ce2" office:value-type="percentage" office:value="0.000189674139827776">
            <text:p>0.02%</text:p>
          </table:table-cell>
          <table:table-cell office:value-type="float" office:value="0.36">
            <text:p>0.36</text:p>
          </table:table-cell>
          <table:table-cell table:style-name="ce2" office:value-type="percentage" office:value="0.00019896263094919">
            <text:p>0.02%</text:p>
          </table:table-cell>
          <table:table-cell office:value-type="float" office:value="0.72">
            <text:p>0.72</text:p>
          </table:table-cell>
        </table:table-row>
        <table:table-row table:style-name="ro2">
          <table:table-cell office:value-type="string">
            <text:p>614-01</text:p>
          </table:table-cell>
          <table:table-cell office:value-type="string">
            <text:p>Riz</text:p>
          </table:table-cell>
          <table:table-cell office:value-type="float" office:value="0.94">
            <text:p>0.94</text:p>
          </table:table-cell>
          <table:table-cell office:value-type="float" office:value="4.75">
            <text:p>4.75</text:p>
          </table:table-cell>
          <table:table-cell office:value-type="float" office:value="0">
            <text:p>0</text:p>
          </table:table-cell>
          <table:table-cell office:value-type="float" office:value="6697.62">
            <text:p>6697.62</text:p>
          </table:table-cell>
          <table:table-cell office:value-type="float" office:value="2739.84">
            <text:p>2739.84</text:p>
          </table:table-cell>
          <table:table-cell office:value-type="float" office:value="4718.73">
            <text:p>4718.73</text:p>
          </table:table-cell>
          <table:table-cell table:style-name="ce2" office:value-type="percentage" office:value="0.000140348362552668">
            <text:p>0.01%</text:p>
          </table:table-cell>
          <table:table-cell table:style-name="ce2" office:value-type="percentage" office:value="0.00173367787900023">
            <text:p>0.17%</text:p>
          </table:table-cell>
          <table:table-cell office:value-type="float" office:value="2.845">
            <text:p>2.845</text:p>
          </table:table-cell>
          <table:table-cell table:style-name="ce2" office:value-type="percentage" office:value="0.000602916462692292">
            <text:p>0.06%</text:p>
          </table:table-cell>
          <table:table-cell office:value-type="float" office:value="5.69">
            <text:p>5.69</text:p>
          </table:table-cell>
        </table:table-row>
        <table:table-row table:style-name="ro2">
          <table:table-cell office:value-type="string">
            <text:p>621-01</text:p>
          </table:table-cell>
          <table:table-cell office:value-type="string">
            <text:p>Riz</text:p>
          </table:table-cell>
          <table:table-cell office:value-type="float" office:value="14.03">
            <text:p>14.03</text:p>
          </table:table-cell>
          <table:table-cell office:value-type="float" office:value="20.3">
            <text:p>20.3</text:p>
          </table:table-cell>
          <table:table-cell office:value-type="float" office:value="0.5">
            <text:p>0.5</text:p>
          </table:table-cell>
          <table:table-cell office:value-type="float" office:value="2216.34">
            <text:p>2216.34</text:p>
          </table:table-cell>
          <table:table-cell office:value-type="float" office:value="532.99">
            <text:p>532.99</text:p>
          </table:table-cell>
          <table:table-cell office:value-type="float" office:value="1374.665">
            <text:p>1374.665</text:p>
          </table:table-cell>
          <table:table-cell table:style-name="ce2" office:value-type="percentage" office:value="0.00633025618812998">
            <text:p>0.63%</text:p>
          </table:table-cell>
          <table:table-cell table:style-name="ce2" office:value-type="percentage" office:value="0.0380870185181711">
            <text:p>3.81%</text:p>
          </table:table-cell>
          <table:table-cell office:value-type="float" office:value="17.165">
            <text:p>17.165</text:p>
          </table:table-cell>
          <table:table-cell table:style-name="ce2" office:value-type="percentage" office:value="0.0124866785725977">
            <text:p>1.25%</text:p>
          </table:table-cell>
          <table:table-cell office:value-type="float" office:value="34.33">
            <text:p>34.33</text:p>
          </table:table-cell>
        </table:table-row>
        <table:table-row table:style-name="ro2">
          <table:table-cell office:value-type="string">
            <text:p>621-02</text:p>
          </table:table-cell>
          <table:table-cell office:value-type="string">
            <text:p>Riz</text:p>
          </table:table-cell>
          <table:table-cell office:value-type="float" office:value="116.65">
            <text:p>116.65</text:p>
          </table:table-cell>
          <table:table-cell office:value-type="float" office:value="23.48">
            <text:p>23.48</text:p>
          </table:table-cell>
          <table:table-cell office:value-type="float" office:value="0.5">
            <text:p>0.5</text:p>
          </table:table-cell>
          <table:table-cell office:value-type="float" office:value="3926.61">
            <text:p>3926.61</text:p>
          </table:table-cell>
          <table:table-cell office:value-type="float" office:value="345.1">
            <text:p>345.1</text:p>
          </table:table-cell>
          <table:table-cell office:value-type="float" office:value="2135.855">
            <text:p>2135.855</text:p>
          </table:table-cell>
          <table:table-cell table:style-name="ce2" office:value-type="percentage" office:value="0.029707559446953">
            <text:p>2.97%</text:p>
          </table:table-cell>
          <table:table-cell table:style-name="ce2" office:value-type="percentage" office:value="0.0680382497826717">
            <text:p>6.80%</text:p>
          </table:table-cell>
          <table:table-cell office:value-type="float" office:value="70.065">
            <text:p>70.065</text:p>
          </table:table-cell>
          <table:table-cell table:style-name="ce2" office:value-type="percentage" office:value="0.0328041931685437">
            <text:p>3.28%</text:p>
          </table:table-cell>
          <table:table-cell office:value-type="float" office:value="140.13">
            <text:p>140.13</text:p>
          </table:table-cell>
        </table:table-row>
        <table:table-row table:style-name="ro2">
          <table:table-cell office:value-type="string">
            <text:p>621-03</text:p>
          </table:table-cell>
          <table:table-cell office:value-type="string">
            <text:p>Riz</text:p>
          </table:table-cell>
          <table:table-cell office:value-type="float" office:value="27.88">
            <text:p>27.88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3771.68">
            <text:p>3771.68</text:p>
          </table:table-cell>
          <table:table-cell office:value-type="float" office:value="25.32">
            <text:p>25.32</text:p>
          </table:table-cell>
          <table:table-cell office:value-type="float" office:value="1898.5">
            <text:p>1898.5</text:p>
          </table:table-cell>
          <table:table-cell table:style-name="ce2" office:value-type="percentage" office:value="0.00739193144699444">
            <text:p>0.74%</text:p>
          </table:table-cell>
          <table:table-cell table:style-name="ce2" office:value-type="percentage" office:value="0.00987361769352291">
            <text:p>0.99%</text:p>
          </table:table-cell>
          <table:table-cell office:value-type="float" office:value="14.065">
            <text:p>14.065</text:p>
          </table:table-cell>
          <table:table-cell table:style-name="ce2" office:value-type="percentage" office:value="0.00740848037924677">
            <text:p>0.74%</text:p>
          </table:table-cell>
          <table:table-cell office:value-type="float" office:value="28.13">
            <text:p>28.13</text:p>
          </table:table-cell>
        </table:table-row>
        <table:table-row table:style-name="ro2">
          <table:table-cell office:value-type="string">
            <text:p>621-04</text:p>
          </table:table-cell>
          <table:table-cell office:value-type="string">
            <text:p>Riz</text:p>
          </table:table-cell>
          <table:table-cell office:value-type="float" office:value="5.83">
            <text:p>5.83</text:p>
          </table:table-cell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2952.22">
            <text:p>2952.22</text:p>
          </table:table-cell>
          <table:table-cell office:value-type="float" office:value="61.07">
            <text:p>61.07</text:p>
          </table:table-cell>
          <table:table-cell office:value-type="float" office:value="1506.645">
            <text:p>1506.645</text:p>
          </table:table-cell>
          <table:table-cell table:style-name="ce2" office:value-type="percentage" office:value="0.00197478507699291">
            <text:p>0.20%</text:p>
          </table:table-cell>
          <table:table-cell table:style-name="ce2" office:value-type="percentage" office:value="0.0162109055182577">
            <text:p>1.62%</text:p>
          </table:table-cell>
          <table:table-cell office:value-type="float" office:value="3.41">
            <text:p>3.41</text:p>
          </table:table-cell>
          <table:table-cell table:style-name="ce2" office:value-type="percentage" office:value="0.00226330688383793">
            <text:p>0.23%</text:p>
          </table:table-cell>
          <table:table-cell office:value-type="float" office:value="6.82">
            <text:p>6.82</text:p>
          </table:table-cell>
        </table:table-row>
        <table:table-row table:style-name="ro2">
          <table:table-cell office:value-type="string">
            <text:p>622-01</text:p>
          </table:table-cell>
          <table:table-cell office:value-type="string">
            <text:p>Riz</text:p>
          </table:table-cell>
          <table:table-cell office:value-type="float" office:value="0.64">
            <text:p>0.64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263.08">
            <text:p>1263.08</text:p>
          </table:table-cell>
          <table:table-cell office:value-type="float" office:value="13.71">
            <text:p>13.71</text:p>
          </table:table-cell>
          <table:table-cell office:value-type="float" office:value="638.395">
            <text:p>638.395</text:p>
          </table:table-cell>
          <table:table-cell table:style-name="ce2" office:value-type="percentage" office:value="0.000506697913037971">
            <text:p>0.05%</text:p>
          </table:table-cell>
          <table:table-cell table:style-name="ce2" office:value-type="percentage" office:value="0.0182348650619985">
            <text:p>1.82%</text:p>
          </table:table-cell>
          <table:table-cell office:value-type="float" office:value="0.445">
            <text:p>0.445</text:p>
          </table:table-cell>
          <table:table-cell table:style-name="ce2" office:value-type="percentage" office:value="0.000697060597279114">
            <text:p>0.07%</text:p>
          </table:table-cell>
          <table:table-cell office:value-type="float" office:value="0.89">
            <text:p>0.89</text:p>
          </table:table-cell>
        </table:table-row>
        <table:table-row table:style-name="ro2">
          <table:table-cell office:value-type="string">
            <text:p>622-02</text:p>
          </table:table-cell>
          <table:table-cell office:value-type="string">
            <text:p>Riz</text:p>
          </table:table-cell>
          <table:table-cell office:value-type="float" office:value="15.49">
            <text:p>15.49</text:p>
          </table:table-cell>
          <table:table-cell office:value-type="float" office:value="3.15">
            <text:p>3.15</text:p>
          </table:table-cell>
          <table:table-cell office:value-type="float" office:value="0">
            <text:p>0</text:p>
          </table:table-cell>
          <table:table-cell office:value-type="float" office:value="1407.88">
            <text:p>1407.88</text:p>
          </table:table-cell>
          <table:table-cell office:value-type="float" office:value="105.23">
            <text:p>105.23</text:p>
          </table:table-cell>
          <table:table-cell office:value-type="float" office:value="756.555">
            <text:p>756.555</text:p>
          </table:table-cell>
          <table:table-cell table:style-name="ce2" office:value-type="percentage" office:value="0.0110023581555246">
            <text:p>1.10%</text:p>
          </table:table-cell>
          <table:table-cell table:style-name="ce2" office:value-type="percentage" office:value="0.0299344293452437">
            <text:p>2.99%</text:p>
          </table:table-cell>
          <table:table-cell office:value-type="float" office:value="9.32">
            <text:p>9.32</text:p>
          </table:table-cell>
          <table:table-cell table:style-name="ce2" office:value-type="percentage" office:value="0.0123189986187389">
            <text:p>1.23%</text:p>
          </table:table-cell>
          <table:table-cell office:value-type="float" office:value="18.64">
            <text:p>18.64</text:p>
          </table:table-cell>
        </table:table-row>
        <table:table-row table:style-name="ro2">
          <table:table-cell office:value-type="string">
            <text:p>622-03</text:p>
          </table:table-cell>
          <table:table-cell office:value-type="string">
            <text:p>Riz</text:p>
          </table:table-cell>
          <table:table-cell office:value-type="float" office:value="92.34">
            <text:p>92.34</text:p>
          </table:table-cell>
          <table:table-cell office:value-type="float" office:value="22.13">
            <text:p>22.13</text:p>
          </table:table-cell>
          <table:table-cell office:value-type="float" office:value="0">
            <text:p>0</text:p>
          </table:table-cell>
          <table:table-cell office:value-type="float" office:value="1309.53">
            <text:p>1309.53</text:p>
          </table:table-cell>
          <table:table-cell office:value-type="float" office:value="124.57">
            <text:p>124.57</text:p>
          </table:table-cell>
          <table:table-cell office:value-type="float" office:value="717.05">
            <text:p>717.05</text:p>
          </table:table-cell>
          <table:table-cell table:style-name="ce2" office:value-type="percentage" office:value="0.070513848479989">
            <text:p>7.05%</text:p>
          </table:table-cell>
          <table:table-cell table:style-name="ce2" office:value-type="percentage" office:value="0.177651119852292">
            <text:p>17.77%</text:p>
          </table:table-cell>
          <table:table-cell office:value-type="float" office:value="57.235">
            <text:p>57.235</text:p>
          </table:table-cell>
          <table:table-cell table:style-name="ce2" office:value-type="percentage" office:value="0.0798200962275992">
            <text:p>7.98%</text:p>
          </table:table-cell>
          <table:table-cell office:value-type="float" office:value="114.47">
            <text:p>114.47</text:p>
          </table:table-cell>
        </table:table-row>
        <table:table-row table:style-name="ro2">
          <table:table-cell office:value-type="string">
            <text:p>622-04</text:p>
          </table:table-cell>
          <table:table-cell office:value-type="string">
            <text:p>Riz</text:p>
          </table:table-cell>
          <table:table-cell office:value-type="float" office:value="13.81">
            <text:p>13.81</text:p>
          </table:table-cell>
          <table:table-cell office:value-type="float" office:value="12.26">
            <text:p>12.26</text:p>
          </table:table-cell>
          <table:table-cell office:value-type="float" office:value="15.02">
            <text:p>15.02</text:p>
          </table:table-cell>
          <table:table-cell office:value-type="float" office:value="4784.47">
            <text:p>4784.47</text:p>
          </table:table-cell>
          <table:table-cell office:value-type="float" office:value="2248.95">
            <text:p>2248.95</text:p>
          </table:table-cell>
          <table:table-cell office:value-type="float" office:value="3516.71">
            <text:p>3516.71</text:p>
          </table:table-cell>
          <table:table-cell table:style-name="ce2" office:value-type="percentage" office:value="0.00288642211154004">
            <text:p>0.29%</text:p>
          </table:table-cell>
          <table:table-cell table:style-name="ce2" office:value-type="percentage" office:value="0.00545143289090464">
            <text:p>0.55%</text:p>
          </table:table-cell>
          <table:table-cell office:value-type="float" office:value="13.035">
            <text:p>13.035</text:p>
          </table:table-cell>
          <table:table-cell table:style-name="ce2" office:value-type="percentage" office:value="0.00370658939747662">
            <text:p>0.37%</text:p>
          </table:table-cell>
          <table:table-cell office:value-type="float" office:value="26.07">
            <text:p>26.07</text:p>
          </table:table-cell>
        </table:table-row>
        <table:table-row table:style-name="ro2">
          <table:table-cell office:value-type="string">
            <text:p>623-01</text:p>
          </table:table-cell>
          <table:table-cell office:value-type="string">
            <text:p>Riz</text:p>
          </table:table-cell>
          <table:table-cell office:value-type="float" office:value="4.48">
            <text:p>4.48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2663.28">
            <text:p>2663.28</text:p>
          </table:table-cell>
          <table:table-cell office:value-type="float" office:value="129.43">
            <text:p>129.43</text:p>
          </table:table-cell>
          <table:table-cell office:value-type="float" office:value="1396.355">
            <text:p>1396.355</text:p>
          </table:table-cell>
          <table:table-cell table:style-name="ce2" office:value-type="percentage" office:value="0.00168213631311766">
            <text:p>0.17%</text:p>
          </table:table-cell>
          <table:table-cell table:style-name="ce2" office:value-type="percentage" office:value="0.00540832882639265">
            <text:p>0.54%</text:p>
          </table:table-cell>
          <table:table-cell office:value-type="float" office:value="2.59">
            <text:p>2.59</text:p>
          </table:table-cell>
          <table:table-cell table:style-name="ce2" office:value-type="percentage" office:value="0.0018548291802586">
            <text:p>0.19%</text:p>
          </table:table-cell>
          <table:table-cell office:value-type="float" office:value="5.18">
            <text:p>5.18</text:p>
          </table:table-cell>
        </table:table-row>
        <table:table-row table:style-name="ro2">
          <table:table-cell office:value-type="string">
            <text:p>623-02</text:p>
          </table:table-cell>
          <table:table-cell office:value-type="string">
            <text:p>Riz</text:p>
          </table:table-cell>
          <table:table-cell office:value-type="float" office:value="19.24">
            <text:p>19.24</text:p>
          </table:table-cell>
          <table:table-cell office:value-type="float" office:value="7.91">
            <text:p>7.91</text:p>
          </table:table-cell>
          <table:table-cell office:value-type="float" office:value="0">
            <text:p>0</text:p>
          </table:table-cell>
          <table:table-cell office:value-type="float" office:value="2314.82">
            <text:p>2314.82</text:p>
          </table:table-cell>
          <table:table-cell office:value-type="float" office:value="79.36">
            <text:p>79.36</text:p>
          </table:table-cell>
          <table:table-cell office:value-type="float" office:value="1197.09">
            <text:p>1197.09</text:p>
          </table:table-cell>
          <table:table-cell table:style-name="ce2" office:value-type="percentage" office:value="0.0083116613818785">
            <text:p>0.83%</text:p>
          </table:table-cell>
          <table:table-cell table:style-name="ce2" office:value-type="percentage" office:value="0.0996723790322581">
            <text:p>9.97%</text:p>
          </table:table-cell>
          <table:table-cell office:value-type="float" office:value="13.575">
            <text:p>13.575</text:p>
          </table:table-cell>
          <table:table-cell table:style-name="ce2" office:value-type="percentage" office:value="0.0113399994987846">
            <text:p>1.13%</text:p>
          </table:table-cell>
          <table:table-cell office:value-type="float" office:value="27.15">
            <text:p>27.15</text:p>
          </table:table-cell>
        </table:table-row>
        <table:table-row table:style-name="ro2">
          <table:table-cell office:value-type="string">
            <text:p>623-03</text:p>
          </table:table-cell>
          <table:table-cell office:value-type="string">
            <text:p>Riz</text:p>
          </table:table-cell>
          <table:table-cell office:value-type="float" office:value="2.05">
            <text:p>2.05</text:p>
          </table:table-cell>
          <table:table-cell office:value-type="float" office:value="7.71">
            <text:p>7.71</text:p>
          </table:table-cell>
          <table:table-cell office:value-type="float" office:value="0">
            <text:p>0</text:p>
          </table:table-cell>
          <table:table-cell office:value-type="float" office:value="3591.6">
            <text:p>3591.6</text:p>
          </table:table-cell>
          <table:table-cell office:value-type="float" office:value="90.14">
            <text:p>90.14</text:p>
          </table:table-cell>
          <table:table-cell office:value-type="float" office:value="1840.87">
            <text:p>1840.87</text:p>
          </table:table-cell>
          <table:table-cell table:style-name="ce2" office:value-type="percentage" office:value="0.000570776255707763">
            <text:p>0.06%</text:p>
          </table:table-cell>
          <table:table-cell table:style-name="ce2" office:value-type="percentage" office:value="0.0855336143776348">
            <text:p>8.55%</text:p>
          </table:table-cell>
          <table:table-cell office:value-type="float" office:value="4.88">
            <text:p>4.88</text:p>
          </table:table-cell>
          <table:table-cell table:style-name="ce2" office:value-type="percentage" office:value="0.00265092048868198">
            <text:p>0.27%</text:p>
          </table:table-cell>
          <table:table-cell office:value-type="float" office:value="9.76">
            <text:p>9.76</text:p>
          </table:table-cell>
        </table:table-row>
        <table:table-row table:style-name="ro2">
          <table:table-cell office:value-type="string">
            <text:p>631-01</text:p>
          </table:table-cell>
          <table:table-cell office:value-type="string">
            <text:p>Riz</text:p>
          </table:table-cell>
          <table:table-cell office:value-type="float" office:value="0.94">
            <text:p>0.94</text:p>
          </table:table-cell>
          <table:table-cell office:value-type="float" office:value="4.96">
            <text:p>4.96</text:p>
          </table:table-cell>
          <table:table-cell office:value-type="float" office:value="0">
            <text:p>0</text:p>
          </table:table-cell>
          <table:table-cell office:value-type="float" office:value="3152.82">
            <text:p>3152.82</text:p>
          </table:table-cell>
          <table:table-cell office:value-type="float" office:value="300.57">
            <text:p>300.57</text:p>
          </table:table-cell>
          <table:table-cell office:value-type="float" office:value="1726.695">
            <text:p>1726.695</text:p>
          </table:table-cell>
          <table:table-cell table:style-name="ce2" office:value-type="percentage" office:value="0.000298145786946289">
            <text:p>0.03%</text:p>
          </table:table-cell>
          <table:table-cell table:style-name="ce2" office:value-type="percentage" office:value="0.0165019795721463">
            <text:p>1.65%</text:p>
          </table:table-cell>
          <table:table-cell office:value-type="float" office:value="2.95">
            <text:p>2.95</text:p>
          </table:table-cell>
          <table:table-cell table:style-name="ce2" office:value-type="percentage" office:value="0.00170846617381761">
            <text:p>0.17%</text:p>
          </table:table-cell>
          <table:table-cell office:value-type="float" office:value="5.9">
            <text:p>5.9</text:p>
          </table:table-cell>
        </table:table-row>
        <table:table-row table:style-name="ro2">
          <table:table-cell office:value-type="string">
            <text:p>631-02</text:p>
          </table:table-cell>
          <table:table-cell office:value-type="string">
            <text:p>Riz</text:p>
          </table:table-cell>
          <table:table-cell office:value-type="float" office:value="49.09">
            <text:p>49.09</text:p>
          </table:table-cell>
          <table:table-cell office:value-type="float" office:value="15.56">
            <text:p>15.56</text:p>
          </table:table-cell>
          <table:table-cell office:value-type="float" office:value="0.49">
            <text:p>0.49</text:p>
          </table:table-cell>
          <table:table-cell office:value-type="float" office:value="4276.09">
            <text:p>4276.09</text:p>
          </table:table-cell>
          <table:table-cell office:value-type="float" office:value="1231.38">
            <text:p>1231.38</text:p>
          </table:table-cell>
          <table:table-cell office:value-type="float" office:value="2753.735">
            <text:p>2753.735</text:p>
          </table:table-cell>
          <table:table-cell table:style-name="ce2" office:value-type="percentage" office:value="0.0114801138423186">
            <text:p>1.15%</text:p>
          </table:table-cell>
          <table:table-cell table:style-name="ce2" office:value-type="percentage" office:value="0.0126362292712242">
            <text:p>1.26%</text:p>
          </table:table-cell>
          <table:table-cell office:value-type="float" office:value="32.325">
            <text:p>32.325</text:p>
          </table:table-cell>
          <table:table-cell table:style-name="ce2" office:value-type="percentage" office:value="0.011738602298333">
            <text:p>1.17%</text:p>
          </table:table-cell>
          <table:table-cell office:value-type="float" office:value="64.65">
            <text:p>64.65</text:p>
          </table:table-cell>
        </table:table-row>
        <table:table-row table:style-name="ro2">
          <table:table-cell office:value-type="string">
            <text:p>632-01</text:p>
          </table:table-cell>
          <table:table-cell office:value-type="string">
            <text:p>Riz</text:p>
          </table:table-cell>
          <table:table-cell office:value-type="float" office:value="2.28">
            <text:p>2.28</text:p>
          </table:table-cell>
          <table:table-cell office:value-type="float" office:value="3.75">
            <text:p>3.75</text:p>
          </table:table-cell>
          <table:table-cell office:value-type="float" office:value="0">
            <text:p>0</text:p>
          </table:table-cell>
          <table:table-cell office:value-type="float" office:value="5299.77">
            <text:p>5299.77</text:p>
          </table:table-cell>
          <table:table-cell office:value-type="float" office:value="1860.77">
            <text:p>1860.77</text:p>
          </table:table-cell>
          <table:table-cell office:value-type="float" office:value="3580.27">
            <text:p>3580.27</text:p>
          </table:table-cell>
          <table:table-cell table:style-name="ce2" office:value-type="percentage" office:value="0.000430207348620789">
            <text:p>0.04%</text:p>
          </table:table-cell>
          <table:table-cell table:style-name="ce2" office:value-type="percentage" office:value="0.0020152947435739">
            <text:p>0.20%</text:p>
          </table:table-cell>
          <table:table-cell office:value-type="float" office:value="3.015">
            <text:p>3.015</text:p>
          </table:table-cell>
          <table:table-cell table:style-name="ce2" office:value-type="percentage" office:value="0.000842115259463671">
            <text:p>0.08%</text:p>
          </table:table-cell>
          <table:table-cell office:value-type="float" office:value="6.03">
            <text:p>6.03</text:p>
          </table:table-cell>
        </table:table-row>
        <table:table-row table:style-name="ro2">
          <table:table-cell office:value-type="string">
            <text:p>632-02</text:p>
          </table:table-cell>
          <table:table-cell office:value-type="string">
            <text:p>Riz</text:p>
          </table:table-cell>
          <table:table-cell office:value-type="float" office:value="14.88">
            <text:p>14.88</text:p>
          </table:table-cell>
          <table:table-cell office:value-type="float" office:value="1.46">
            <text:p>1.46</text:p>
          </table:table-cell>
          <table:table-cell office:value-type="float" office:value="0">
            <text:p>0</text:p>
          </table:table-cell>
          <table:table-cell office:value-type="float" office:value="3269.38">
            <text:p>3269.38</text:p>
          </table:table-cell>
          <table:table-cell office:value-type="float" office:value="877.77">
            <text:p>877.77</text:p>
          </table:table-cell>
          <table:table-cell office:value-type="float" office:value="2073.575">
            <text:p>2073.575</text:p>
          </table:table-cell>
          <table:table-cell table:style-name="ce2" office:value-type="percentage" office:value="0.00455132165731729">
            <text:p>0.46%</text:p>
          </table:table-cell>
          <table:table-cell table:style-name="ce2" office:value-type="percentage" office:value="0.00166330587739385">
            <text:p>0.17%</text:p>
          </table:table-cell>
          <table:table-cell office:value-type="float" office:value="8.17">
            <text:p>8.17</text:p>
          </table:table-cell>
          <table:table-cell table:style-name="ce2" office:value-type="percentage" office:value="0.00394005521864413">
            <text:p>0.39%</text:p>
          </table:table-cell>
          <table:table-cell office:value-type="float" office:value="16.34">
            <text:p>16.34</text:p>
          </table:table-cell>
        </table:table-row>
        <table:table-row table:style-name="ro2">
          <table:table-cell office:value-type="string">
            <text:p>632-03</text:p>
          </table:table-cell>
          <table:table-cell office:value-type="string">
            <text:p>Riz</text:p>
          </table:table-cell>
          <table:table-cell office:value-type="float" office:value="3.04">
            <text:p>3.04</text:p>
          </table:table-cell>
          <table:table-cell office:value-type="float" office:value="5.09">
            <text:p>5.09</text:p>
          </table:table-cell>
          <table:table-cell office:value-type="float" office:value="0">
            <text:p>0</text:p>
          </table:table-cell>
          <table:table-cell office:value-type="float" office:value="2445.32">
            <text:p>2445.32</text:p>
          </table:table-cell>
          <table:table-cell office:value-type="float" office:value="789.64">
            <text:p>789.64</text:p>
          </table:table-cell>
          <table:table-cell office:value-type="float" office:value="1617.48">
            <text:p>1617.48</text:p>
          </table:table-cell>
          <table:table-cell table:style-name="ce2" office:value-type="percentage" office:value="0.0012431910751967">
            <text:p>0.12%</text:p>
          </table:table-cell>
          <table:table-cell table:style-name="ce2" office:value-type="percentage" office:value="0.00644597538118636">
            <text:p>0.64%</text:p>
          </table:table-cell>
          <table:table-cell office:value-type="float" office:value="4.065">
            <text:p>4.065</text:p>
          </table:table-cell>
          <table:table-cell table:style-name="ce2" office:value-type="percentage" office:value="0.00251316863268788">
            <text:p>0.25%</text:p>
          </table:table-cell>
          <table:table-cell office:value-type="float" office:value="8.13">
            <text:p>8.13</text:p>
          </table:table-cell>
        </table:table-row>
        <table:table-row table:style-name="ro2">
          <table:table-cell office:value-type="string">
            <text:p>633-01</text:p>
          </table:table-cell>
          <table:table-cell office:value-type="string">
            <text:p>Riz</text:p>
          </table:table-cell>
          <table:table-cell office:value-type="float" office:value="0.6">
            <text:p>0.6</text:p>
          </table:table-cell>
          <table:table-cell office:value-type="float" office:value="49.5">
            <text:p>49.5</text:p>
          </table:table-cell>
          <table:table-cell office:value-type="float" office:value="3.82">
            <text:p>3.82</text:p>
          </table:table-cell>
          <table:table-cell office:value-type="float" office:value="2056.06">
            <text:p>2056.06</text:p>
          </table:table-cell>
          <table:table-cell office:value-type="float" office:value="80.41">
            <text:p>80.41</text:p>
          </table:table-cell>
          <table:table-cell office:value-type="float" office:value="1068.235">
            <text:p>1068.235</text:p>
          </table:table-cell>
          <table:table-cell table:style-name="ce2" office:value-type="percentage" office:value="0.000291820277618357">
            <text:p>0.03%</text:p>
          </table:table-cell>
          <table:table-cell table:style-name="ce2" office:value-type="percentage" office:value="0.615595075239398">
            <text:p>61.56%</text:p>
          </table:table-cell>
          <table:table-cell office:value-type="float" office:value="25.05">
            <text:p>25.05</text:p>
          </table:table-cell>
          <table:table-cell table:style-name="ce2" office:value-type="percentage" office:value="0.0234498963243107">
            <text:p>2.34%</text:p>
          </table:table-cell>
          <table:table-cell office:value-type="float" office:value="50.1">
            <text:p>50.1</text:p>
          </table:table-cell>
        </table:table-row>
        <table:table-row table:style-name="ro2">
          <table:table-cell office:value-type="string">
            <text:p>633-02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3.4">
            <text:p>23.4</text:p>
          </table:table-cell>
          <table:table-cell office:value-type="float" office:value="4856.33">
            <text:p>4856.33</text:p>
          </table:table-cell>
          <table:table-cell office:value-type="float" office:value="43.69">
            <text:p>43.69</text:p>
          </table:table-cell>
          <table:table-cell office:value-type="float" office:value="2450.01">
            <text:p>2450.01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114442664225223">
            <text:p>1.14%</text:p>
          </table:table-cell>
          <table:table-cell office:value-type="float" office:value="0.25">
            <text:p>0.25</text:p>
          </table:table-cell>
          <table:table-cell table:style-name="ce2" office:value-type="percentage" office:value="0.000102040399835103">
            <text:p>0.01%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641-01</text:p>
          </table:table-cell>
          <table:table-cell office:value-type="string">
            <text:p>Riz</text:p>
          </table:table-cell>
          <table:table-cell office:value-type="float" office:value="8">
            <text:p>8</text:p>
          </table:table-cell>
          <table:table-cell office:value-type="float" office:value="142.4">
            <text:p>142.4</text:p>
          </table:table-cell>
          <table:table-cell office:value-type="float" office:value="3.95">
            <text:p>3.95</text:p>
          </table:table-cell>
          <table:table-cell office:value-type="float" office:value="8462.22">
            <text:p>8462.22</text:p>
          </table:table-cell>
          <table:table-cell office:value-type="float" office:value="4759.71">
            <text:p>4759.71</text:p>
          </table:table-cell>
          <table:table-cell office:value-type="float" office:value="6610.965">
            <text:p>6610.965</text:p>
          </table:table-cell>
          <table:table-cell table:style-name="ce2" office:value-type="percentage" office:value="0.000945378399521639">
            <text:p>0.09%</text:p>
          </table:table-cell>
          <table:table-cell table:style-name="ce2" office:value-type="percentage" office:value="0.0299177891090003">
            <text:p>2.99%</text:p>
          </table:table-cell>
          <table:table-cell office:value-type="float" office:value="75.2">
            <text:p>75.2</text:p>
          </table:table-cell>
          <table:table-cell table:style-name="ce2" office:value-type="percentage" office:value="0.0113750413139383">
            <text:p>1.14%</text:p>
          </table:table-cell>
          <table:table-cell office:value-type="float" office:value="150.4">
            <text:p>150.4</text:p>
          </table:table-cell>
        </table:table-row>
        <table:table-row table:style-name="ro2">
          <table:table-cell office:value-type="string">
            <text:p>641-02</text:p>
          </table:table-cell>
          <table:table-cell office:value-type="string">
            <text:p>Riz</text:p>
          </table:table-cell>
          <table:table-cell office:value-type="float" office:value="4.79">
            <text:p>4.79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5304.8">
            <text:p>5304.8</text:p>
          </table:table-cell>
          <table:table-cell office:value-type="float" office:value="1449.54">
            <text:p>1449.54</text:p>
          </table:table-cell>
          <table:table-cell office:value-type="float" office:value="3377.17">
            <text:p>3377.17</text:p>
          </table:table-cell>
          <table:table-cell table:style-name="ce2" office:value-type="percentage" office:value="0.000902955813602775">
            <text:p>0.09%</text:p>
          </table:table-cell>
          <table:table-cell table:style-name="ce2" office:value-type="percentage" office:value="0.000379430715951267">
            <text:p>0.04%</text:p>
          </table:table-cell>
          <table:table-cell office:value-type="float" office:value="2.67">
            <text:p>2.67</text:p>
          </table:table-cell>
          <table:table-cell table:style-name="ce2" office:value-type="percentage" office:value="0.000790602782803353">
            <text:p>0.08%</text:p>
          </table:table-cell>
          <table:table-cell office:value-type="float" office:value="5.34">
            <text:p>5.34</text:p>
          </table:table-cell>
        </table:table-row>
        <table:table-row table:style-name="ro2">
          <table:table-cell office:value-type="string">
            <text:p>641-03</text:p>
          </table:table-cell>
          <table:table-cell office:value-type="string">
            <text:p>Riz</text:p>
          </table:table-cell>
          <table:table-cell office:value-type="float" office:value="243.37">
            <text:p>243.37</text:p>
          </table:table-cell>
          <table:table-cell office:value-type="float" office:value="47.86">
            <text:p>47.86</text:p>
          </table:table-cell>
          <table:table-cell office:value-type="float" office:value="0">
            <text:p>0</text:p>
          </table:table-cell>
          <table:table-cell office:value-type="float" office:value="5908.78">
            <text:p>5908.78</text:p>
          </table:table-cell>
          <table:table-cell office:value-type="float" office:value="5384.5">
            <text:p>5384.5</text:p>
          </table:table-cell>
          <table:table-cell office:value-type="float" office:value="5646.64">
            <text:p>5646.64</text:p>
          </table:table-cell>
          <table:table-cell table:style-name="ce2" office:value-type="percentage" office:value="0.0411878594227573">
            <text:p>4.12%</text:p>
          </table:table-cell>
          <table:table-cell table:style-name="ce2" office:value-type="percentage" office:value="0.00888847618163246">
            <text:p>0.89%</text:p>
          </table:table-cell>
          <table:table-cell office:value-type="float" office:value="145.615">
            <text:p>145.615</text:p>
          </table:table-cell>
          <table:table-cell table:style-name="ce2" office:value-type="percentage" office:value="0.0257879021860788">
            <text:p>2.58%</text:p>
          </table:table-cell>
          <table:table-cell office:value-type="float" office:value="291.23">
            <text:p>291.23</text:p>
          </table:table-cell>
        </table:table-row>
        <table:table-row table:style-name="ro2">
          <table:table-cell office:value-type="string">
            <text:p>642-01</text:p>
          </table:table-cell>
          <table:table-cell office:value-type="string">
            <text:p>Riz</text:p>
          </table:table-cell>
          <table:table-cell office:value-type="float" office:value="0.92">
            <text:p>0.92</text:p>
          </table:table-cell>
          <table:table-cell office:value-type="float" office:value="3.13">
            <text:p>3.13</text:p>
          </table:table-cell>
          <table:table-cell office:value-type="float" office:value="0">
            <text:p>0</text:p>
          </table:table-cell>
          <table:table-cell office:value-type="float" office:value="4038.19">
            <text:p>4038.19</text:p>
          </table:table-cell>
          <table:table-cell office:value-type="float" office:value="3605.97">
            <text:p>3605.97</text:p>
          </table:table-cell>
          <table:table-cell office:value-type="float" office:value="3822.08">
            <text:p>3822.08</text:p>
          </table:table-cell>
          <table:table-cell table:style-name="ce2" office:value-type="percentage" office:value="0.000227824842317969">
            <text:p>0.02%</text:p>
          </table:table-cell>
          <table:table-cell table:style-name="ce2" office:value-type="percentage" office:value="0.000868005002814777">
            <text:p>0.09%</text:p>
          </table:table-cell>
          <table:table-cell office:value-type="float" office:value="2.025">
            <text:p>2.025</text:p>
          </table:table-cell>
          <table:table-cell table:style-name="ce2" office:value-type="percentage" office:value="0.000529816225720027">
            <text:p>0.05%</text:p>
          </table:table-cell>
          <table:table-cell office:value-type="float" office:value="4.05">
            <text:p>4.05</text:p>
          </table:table-cell>
        </table:table-row>
        <table:table-row table:style-name="ro2">
          <table:table-cell office:value-type="string">
            <text:p>642-02</text:p>
          </table:table-cell>
          <table:table-cell office:value-type="string">
            <text:p>Riz</text:p>
          </table:table-cell>
          <table:table-cell office:value-type="float" office:value="0.74">
            <text:p>0.74</text:p>
          </table:table-cell>
          <table:table-cell office:value-type="float" office:value="1.55">
            <text:p>1.55</text:p>
          </table:table-cell>
          <table:table-cell office:value-type="float" office:value="0">
            <text:p>0</text:p>
          </table:table-cell>
          <table:table-cell office:value-type="float" office:value="7761.17">
            <text:p>7761.17</text:p>
          </table:table-cell>
          <table:table-cell office:value-type="float" office:value="7396.56">
            <text:p>7396.56</text:p>
          </table:table-cell>
          <table:table-cell office:value-type="float" office:value="7578.865">
            <text:p>7578.865</text:p>
          </table:table-cell>
          <table:table-cell table:style-name="ce2" office:value-type="percentage" office:value="0.0000953464490534288">
            <text:p>0.01%</text:p>
          </table:table-cell>
          <table:table-cell table:style-name="ce2" office:value-type="percentage" office:value="0.000209556875087879">
            <text:p>0.02%</text:p>
          </table:table-cell>
          <table:table-cell office:value-type="float" office:value="1.145">
            <text:p>1.145</text:p>
          </table:table-cell>
          <table:table-cell table:style-name="ce2" office:value-type="percentage" office:value="0.000151078030813321">
            <text:p>0.02%</text:p>
          </table:table-cell>
          <table:table-cell office:value-type="float" office:value="2.29">
            <text:p>2.29</text:p>
          </table:table-cell>
        </table:table-row>
        <table:table-row table:style-name="ro2">
          <table:table-cell office:value-type="string">
            <text:p>711-01</text:p>
          </table:table-cell>
          <table:table-cell office:value-type="string">
            <text:p>Riz</text:p>
          </table:table-cell>
          <table:table-cell office:value-type="float" office:value="313.52">
            <text:p>313.52</text:p>
          </table:table-cell>
          <table:table-cell office:value-type="float" office:value="299.26">
            <text:p>299.26</text:p>
          </table:table-cell>
          <table:table-cell office:value-type="float" office:value="154.09">
            <text:p>154.09</text:p>
          </table:table-cell>
          <table:table-cell office:value-type="float" office:value="848.15">
            <text:p>848.15</text:p>
          </table:table-cell>
          <table:table-cell office:value-type="float" office:value="477.71">
            <text:p>477.71</text:p>
          </table:table-cell>
          <table:table-cell office:value-type="float" office:value="662.93">
            <text:p>662.93</text:p>
          </table:table-cell>
          <table:table-cell table:style-name="ce2" office:value-type="percentage" office:value="0.369651594647173">
            <text:p>36.97%</text:p>
          </table:table-cell>
          <table:table-cell table:style-name="ce2" office:value-type="percentage" office:value="0.626447007598752">
            <text:p>62.64%</text:p>
          </table:table-cell>
          <table:table-cell office:value-type="float" office:value="306.39">
            <text:p>306.39</text:p>
          </table:table-cell>
          <table:table-cell table:style-name="ce2" office:value-type="percentage" office:value="0.462175493641863">
            <text:p>46.22%</text:p>
          </table:table-cell>
          <table:table-cell office:value-type="float" office:value="612.78">
            <text:p>612.78</text:p>
          </table:table-cell>
        </table:table-row>
        <table:table-row table:style-name="ro2">
          <table:table-cell office:value-type="string">
            <text:p>711-02</text:p>
          </table:table-cell>
          <table:table-cell office:value-type="string">
            <text:p>Riz</text:p>
          </table:table-cell>
          <table:table-cell office:value-type="float" office:value="17.01">
            <text:p>17.01</text:p>
          </table:table-cell>
          <table:table-cell office:value-type="float" office:value="11.58">
            <text:p>11.58</text:p>
          </table:table-cell>
          <table:table-cell office:value-type="float" office:value="0.6">
            <text:p>0.6</text:p>
          </table:table-cell>
          <table:table-cell office:value-type="float" office:value="1974.71">
            <text:p>1974.71</text:p>
          </table:table-cell>
          <table:table-cell office:value-type="float" office:value="540.41">
            <text:p>540.41</text:p>
          </table:table-cell>
          <table:table-cell office:value-type="float" office:value="1257.56">
            <text:p>1257.56</text:p>
          </table:table-cell>
          <table:table-cell table:style-name="ce2" office:value-type="percentage" office:value="0.00861392305705648">
            <text:p>0.86%</text:p>
          </table:table-cell>
          <table:table-cell table:style-name="ce2" office:value-type="percentage" office:value="0.0214281749042394">
            <text:p>2.14%</text:p>
          </table:table-cell>
          <table:table-cell office:value-type="float" office:value="14.295">
            <text:p>14.295</text:p>
          </table:table-cell>
          <table:table-cell table:style-name="ce2" office:value-type="percentage" office:value="0.0113672508667579">
            <text:p>1.14%</text:p>
          </table:table-cell>
          <table:table-cell office:value-type="float" office:value="28.59">
            <text:p>28.59</text:p>
          </table:table-cell>
        </table:table-row>
        <table:table-row table:style-name="ro2">
          <table:table-cell office:value-type="string">
            <text:p>711-03</text:p>
          </table:table-cell>
          <table:table-cell office:value-type="string">
            <text:p>Riz</text:p>
          </table:table-cell>
          <table:table-cell office:value-type="float" office:value="15.85">
            <text:p>15.85</text:p>
          </table:table-cell>
          <table:table-cell office:value-type="float" office:value="10.92">
            <text:p>10.92</text:p>
          </table:table-cell>
          <table:table-cell office:value-type="float" office:value="0">
            <text:p>0</text:p>
          </table:table-cell>
          <table:table-cell office:value-type="float" office:value="1172.13">
            <text:p>1172.13</text:p>
          </table:table-cell>
          <table:table-cell office:value-type="float" office:value="924.28">
            <text:p>924.28</text:p>
          </table:table-cell>
          <table:table-cell office:value-type="float" office:value="1048.205">
            <text:p>1048.205</text:p>
          </table:table-cell>
          <table:table-cell table:style-name="ce2" office:value-type="percentage" office:value="0.013522390861082">
            <text:p>1.35%</text:p>
          </table:table-cell>
          <table:table-cell table:style-name="ce2" office:value-type="percentage" office:value="0.0118146016358679">
            <text:p>1.18%</text:p>
          </table:table-cell>
          <table:table-cell office:value-type="float" office:value="13.385">
            <text:p>13.385</text:p>
          </table:table-cell>
          <table:table-cell table:style-name="ce2" office:value-type="percentage" office:value="0.0127694487242476">
            <text:p>1.28%</text:p>
          </table:table-cell>
          <table:table-cell office:value-type="float" office:value="26.77">
            <text:p>26.77</text:p>
          </table:table-cell>
        </table:table-row>
        <table:table-row table:style-name="ro2">
          <table:table-cell office:value-type="string">
            <text:p>711-04</text:p>
          </table:table-cell>
          <table:table-cell office:value-type="string">
            <text:p>Riz</text:p>
          </table:table-cell>
          <table:table-cell office:value-type="float" office:value="159.49">
            <text:p>159.49</text:p>
          </table:table-cell>
          <table:table-cell office:value-type="float" office:value="157.03">
            <text:p>157.03</text:p>
          </table:table-cell>
          <table:table-cell office:value-type="float" office:value="0">
            <text:p>0</text:p>
          </table:table-cell>
          <table:table-cell office:value-type="float" office:value="1518.23">
            <text:p>1518.23</text:p>
          </table:table-cell>
          <table:table-cell office:value-type="float" office:value="905.83">
            <text:p>905.83</text:p>
          </table:table-cell>
          <table:table-cell office:value-type="float" office:value="1212.03">
            <text:p>1212.03</text:p>
          </table:table-cell>
          <table:table-cell table:style-name="ce2" office:value-type="percentage" office:value="0.105049959492304">
            <text:p>10.50%</text:p>
          </table:table-cell>
          <table:table-cell table:style-name="ce2" office:value-type="percentage" office:value="0.173354823752801">
            <text:p>17.34%</text:p>
          </table:table-cell>
          <table:table-cell office:value-type="float" office:value="158.26">
            <text:p>158.26</text:p>
          </table:table-cell>
          <table:table-cell table:style-name="ce2" office:value-type="percentage" office:value="0.13057432571801">
            <text:p>13.06%</text:p>
          </table:table-cell>
          <table:table-cell office:value-type="float" office:value="316.52">
            <text:p>316.52</text:p>
          </table:table-cell>
        </table:table-row>
        <table:table-row table:style-name="ro2">
          <table:table-cell office:value-type="string">
            <text:p>711-05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807.37">
            <text:p>807.37</text:p>
          </table:table-cell>
          <table:table-cell office:value-type="float" office:value="650.5">
            <text:p>650.5</text:p>
          </table:table-cell>
          <table:table-cell office:value-type="float" office:value="728.935">
            <text:p>728.93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11-06</text:p>
          </table:table-cell>
          <table:table-cell office:value-type="string">
            <text:p>Riz</text:p>
          </table:table-cell>
          <table:table-cell office:value-type="float" office:value="1.16">
            <text:p>1.16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752.6">
            <text:p>752.6</text:p>
          </table:table-cell>
          <table:table-cell office:value-type="float" office:value="221.05">
            <text:p>221.05</text:p>
          </table:table-cell>
          <table:table-cell office:value-type="float" office:value="486.825">
            <text:p>486.825</text:p>
          </table:table-cell>
          <table:table-cell table:style-name="ce2" office:value-type="percentage" office:value="0.00154132341217114">
            <text:p>0.15%</text:p>
          </table:table-cell>
          <table:table-cell table:style-name="ce2" office:value-type="percentage" office:value="0.000271431802759557">
            <text:p>0.03%</text:p>
          </table:table-cell>
          <table:table-cell office:value-type="float" office:value="0.61">
            <text:p>0.61</text:p>
          </table:table-cell>
          <table:table-cell table:style-name="ce2" office:value-type="percentage" office:value="0.00125301699789452">
            <text:p>0.13%</text:p>
          </table:table-cell>
          <table:table-cell office:value-type="float" office:value="1.22">
            <text:p>1.22</text:p>
          </table:table-cell>
        </table:table-row>
        <table:table-row table:style-name="ro2">
          <table:table-cell office:value-type="string">
            <text:p>712-01</text:p>
          </table:table-cell>
          <table:table-cell office:value-type="string">
            <text:p>Riz</text:p>
          </table:table-cell>
          <table:table-cell office:value-type="float" office:value="176.17">
            <text:p>176.17</text:p>
          </table:table-cell>
          <table:table-cell office:value-type="float" office:value="152.78">
            <text:p>152.78</text:p>
          </table:table-cell>
          <table:table-cell office:value-type="float" office:value="2.13">
            <text:p>2.13</text:p>
          </table:table-cell>
          <table:table-cell office:value-type="float" office:value="757.49">
            <text:p>757.49</text:p>
          </table:table-cell>
          <table:table-cell office:value-type="float" office:value="357.02">
            <text:p>357.02</text:p>
          </table:table-cell>
          <table:table-cell office:value-type="float" office:value="557.255">
            <text:p>557.255</text:p>
          </table:table-cell>
          <table:table-cell table:style-name="ce2" office:value-type="percentage" office:value="0.232570727006297">
            <text:p>23.26%</text:p>
          </table:table-cell>
          <table:table-cell table:style-name="ce2" office:value-type="percentage" office:value="0.427931208335667">
            <text:p>42.79%</text:p>
          </table:table-cell>
          <table:table-cell office:value-type="float" office:value="164.475">
            <text:p>164.475</text:p>
          </table:table-cell>
          <table:table-cell table:style-name="ce2" office:value-type="percentage" office:value="0.295152129635445">
            <text:p>29.52%</text:p>
          </table:table-cell>
          <table:table-cell office:value-type="float" office:value="328.95">
            <text:p>328.95</text:p>
          </table:table-cell>
        </table:table-row>
        <table:table-row table:style-name="ro2">
          <table:table-cell office:value-type="string">
            <text:p>712-02</text:p>
          </table:table-cell>
          <table:table-cell office:value-type="string">
            <text:p>Riz</text:p>
          </table:table-cell>
          <table:table-cell office:value-type="float" office:value="23.18">
            <text:p>23.18</text:p>
          </table:table-cell>
          <table:table-cell office:value-type="float" office:value="20">
            <text:p>20</text:p>
          </table:table-cell>
          <table:table-cell office:value-type="float" office:value="0.56">
            <text:p>0.56</text:p>
          </table:table-cell>
          <table:table-cell office:value-type="float" office:value="1011.4">
            <text:p>1011.4</text:p>
          </table:table-cell>
          <table:table-cell office:value-type="float" office:value="339.65">
            <text:p>339.65</text:p>
          </table:table-cell>
          <table:table-cell office:value-type="float" office:value="675.525">
            <text:p>675.525</text:p>
          </table:table-cell>
          <table:table-cell table:style-name="ce2" office:value-type="percentage" office:value="0.0229187265176982">
            <text:p>2.29%</text:p>
          </table:table-cell>
          <table:table-cell table:style-name="ce2" office:value-type="percentage" office:value="0.0588841454438392">
            <text:p>5.89%</text:p>
          </table:table-cell>
          <table:table-cell office:value-type="float" office:value="21.59">
            <text:p>21.59</text:p>
          </table:table-cell>
          <table:table-cell table:style-name="ce2" office:value-type="percentage" office:value="0.0319603271529551">
            <text:p>3.20%</text:p>
          </table:table-cell>
          <table:table-cell office:value-type="float" office:value="43.18">
            <text:p>43.18</text:p>
          </table:table-cell>
        </table:table-row>
        <table:table-row table:style-name="ro2">
          <table:table-cell office:value-type="string">
            <text:p>712-03</text:p>
          </table:table-cell>
          <table:table-cell office:value-type="string">
            <text:p>Riz</text:p>
          </table:table-cell>
          <table:table-cell office:value-type="float" office:value="7.25">
            <text:p>7.25</text:p>
          </table:table-cell>
          <table:table-cell office:value-type="float" office:value="2.42">
            <text:p>2.42</text:p>
          </table:table-cell>
          <table:table-cell office:value-type="float" office:value="0">
            <text:p>0</text:p>
          </table:table-cell>
          <table:table-cell office:value-type="float" office:value="316.42">
            <text:p>316.42</text:p>
          </table:table-cell>
          <table:table-cell office:value-type="float" office:value="101.17">
            <text:p>101.17</text:p>
          </table:table-cell>
          <table:table-cell office:value-type="float" office:value="208.795">
            <text:p>208.795</text:p>
          </table:table-cell>
          <table:table-cell table:style-name="ce2" office:value-type="percentage" office:value="0.0229125845395361">
            <text:p>2.29%</text:p>
          </table:table-cell>
          <table:table-cell table:style-name="ce2" office:value-type="percentage" office:value="0.0239201344272017">
            <text:p>2.39%</text:p>
          </table:table-cell>
          <table:table-cell office:value-type="float" office:value="4.835">
            <text:p>4.835</text:p>
          </table:table-cell>
          <table:table-cell table:style-name="ce2" office:value-type="percentage" office:value="0.0231566847865131">
            <text:p>2.32%</text:p>
          </table:table-cell>
          <table:table-cell office:value-type="float" office:value="9.67">
            <text:p>9.67</text:p>
          </table:table-cell>
        </table:table-row>
        <table:table-row table:style-name="ro2">
          <table:table-cell office:value-type="string">
            <text:p>712-04</text:p>
          </table:table-cell>
          <table:table-cell office:value-type="string">
            <text:p>Riz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696.63">
            <text:p>696.63</text:p>
          </table:table-cell>
          <table:table-cell office:value-type="float" office:value="316.9">
            <text:p>316.9</text:p>
          </table:table-cell>
          <table:table-cell office:value-type="float" office:value="506.765">
            <text:p>506.765</text:p>
          </table:table-cell>
          <table:table-cell table:style-name="ce2" office:value-type="percentage" office:value="0.0000430644675078593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15">
            <text:p>0.015</text:p>
          </table:table-cell>
          <table:table-cell table:style-name="ce2" office:value-type="percentage" office:value="0.0000295995185144988">
            <text:p>0.00%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string">
            <text:p>713-01</text:p>
          </table:table-cell>
          <table:table-cell office:value-type="string">
            <text:p>Riz</text:p>
          </table:table-cell>
          <table:table-cell office:value-type="float" office:value="27.47">
            <text:p>27.47</text:p>
          </table:table-cell>
          <table:table-cell office:value-type="float" office:value="23.45">
            <text:p>23.45</text:p>
          </table:table-cell>
          <table:table-cell office:value-type="float" office:value="0">
            <text:p>0</text:p>
          </table:table-cell>
          <table:table-cell office:value-type="float" office:value="814.79">
            <text:p>814.79</text:p>
          </table:table-cell>
          <table:table-cell office:value-type="float" office:value="248.12">
            <text:p>248.12</text:p>
          </table:table-cell>
          <table:table-cell office:value-type="float" office:value="531.455">
            <text:p>531.455</text:p>
          </table:table-cell>
          <table:table-cell table:style-name="ce2" office:value-type="percentage" office:value="0.0337142085690791">
            <text:p>3.37%</text:p>
          </table:table-cell>
          <table:table-cell table:style-name="ce2" office:value-type="percentage" office:value="0.0945107206190553">
            <text:p>9.45%</text:p>
          </table:table-cell>
          <table:table-cell office:value-type="float" office:value="25.46">
            <text:p>25.46</text:p>
          </table:table-cell>
          <table:table-cell table:style-name="ce2" office:value-type="percentage" office:value="0.0479062197175678">
            <text:p>4.79%</text:p>
          </table:table-cell>
          <table:table-cell office:value-type="float" office:value="50.92">
            <text:p>50.92</text:p>
          </table:table-cell>
        </table:table-row>
        <table:table-row table:style-name="ro2">
          <table:table-cell office:value-type="string">
            <text:p>713-02</text:p>
          </table:table-cell>
          <table:table-cell office:value-type="string">
            <text:p>Riz</text:p>
          </table:table-cell>
          <table:table-cell office:value-type="float" office:value="7.56">
            <text:p>7.56</text:p>
          </table:table-cell>
          <table:table-cell office:value-type="float" office:value="27.96">
            <text:p>27.96</text:p>
          </table:table-cell>
          <table:table-cell office:value-type="float" office:value="0">
            <text:p>0</text:p>
          </table:table-cell>
          <table:table-cell office:value-type="float" office:value="1033.69">
            <text:p>1033.69</text:p>
          </table:table-cell>
          <table:table-cell office:value-type="float" office:value="721.17">
            <text:p>721.17</text:p>
          </table:table-cell>
          <table:table-cell office:value-type="float" office:value="877.43">
            <text:p>877.43</text:p>
          </table:table-cell>
          <table:table-cell table:style-name="ce2" office:value-type="percentage" office:value="0.00731360465903704">
            <text:p>0.73%</text:p>
          </table:table-cell>
          <table:table-cell table:style-name="ce2" office:value-type="percentage" office:value="0.0387703315445734">
            <text:p>3.88%</text:p>
          </table:table-cell>
          <table:table-cell office:value-type="float" office:value="17.76">
            <text:p>17.76</text:p>
          </table:table-cell>
          <table:table-cell table:style-name="ce2" office:value-type="percentage" office:value="0.0202409309004707">
            <text:p>2.02%</text:p>
          </table:table-cell>
          <table:table-cell office:value-type="float" office:value="35.52">
            <text:p>35.52</text:p>
          </table:table-cell>
        </table:table-row>
        <table:table-row table:style-name="ro2">
          <table:table-cell office:value-type="string">
            <text:p>713-03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2756.63">
            <text:p>2756.63</text:p>
          </table:table-cell>
          <table:table-cell office:value-type="float" office:value="325.06">
            <text:p>325.06</text:p>
          </table:table-cell>
          <table:table-cell office:value-type="float" office:value="1540.845">
            <text:p>1540.845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113825139974159">
            <text:p>0.11%</text:p>
          </table:table-cell>
          <table:table-cell office:value-type="float" office:value="0.185">
            <text:p>0.185</text:p>
          </table:table-cell>
          <table:table-cell table:style-name="ce2" office:value-type="percentage" office:value="0.000120063990862157">
            <text:p>0.01%</text:p>
          </table:table-cell>
          <table:table-cell office:value-type="float" office:value="0.37">
            <text:p>0.37</text:p>
          </table:table-cell>
        </table:table-row>
        <table:table-row table:style-name="ro2">
          <table:table-cell office:value-type="string">
            <text:p>714-01</text:p>
          </table:table-cell>
          <table:table-cell office:value-type="string">
            <text:p>Riz</text:p>
          </table:table-cell>
          <table:table-cell office:value-type="float" office:value="1.68">
            <text:p>1.68</text:p>
          </table:table-cell>
          <table:table-cell office:value-type="float" office:value="0.72">
            <text:p>0.72</text:p>
          </table:table-cell>
          <table:table-cell office:value-type="float" office:value="0">
            <text:p>0</text:p>
          </table:table-cell>
          <table:table-cell office:value-type="float" office:value="460.9">
            <text:p>460.9</text:p>
          </table:table-cell>
          <table:table-cell office:value-type="float" office:value="249.36">
            <text:p>249.36</text:p>
          </table:table-cell>
          <table:table-cell office:value-type="float" office:value="355.13">
            <text:p>355.13</text:p>
          </table:table-cell>
          <table:table-cell table:style-name="ce2" office:value-type="percentage" office:value="0.0036450423085268">
            <text:p>0.36%</text:p>
          </table:table-cell>
          <table:table-cell table:style-name="ce2" office:value-type="percentage" office:value="0.00288739172281039">
            <text:p>0.29%</text:p>
          </table:table-cell>
          <table:table-cell office:value-type="float" office:value="1.2">
            <text:p>1.2</text:p>
          </table:table-cell>
          <table:table-cell table:style-name="ce2" office:value-type="percentage" office:value="0.00337904429363895">
            <text:p>0.34%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 office:value-type="string">
            <text:p>714-02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628.53">
            <text:p>628.53</text:p>
          </table:table-cell>
          <table:table-cell office:value-type="float" office:value="271.07">
            <text:p>271.07</text:p>
          </table:table-cell>
          <table:table-cell office:value-type="float" office:value="449.8">
            <text:p>449.8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14-03</text:p>
          </table:table-cell>
          <table:table-cell office:value-type="string">
            <text:p>Riz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314.84">
            <text:p>314.84</text:p>
          </table:table-cell>
          <table:table-cell office:value-type="float" office:value="93.6">
            <text:p>93.6</text:p>
          </table:table-cell>
          <table:table-cell office:value-type="float" office:value="204.22">
            <text:p>204.22</text:p>
          </table:table-cell>
          <table:table-cell table:style-name="ce2" office:value-type="percentage" office:value="0.000857578452547326">
            <text:p>0.09%</text:p>
          </table:table-cell>
          <table:table-cell table:style-name="ce2" office:value-type="percentage" office:value="0.000641025641025641">
            <text:p>0.06%</text:p>
          </table:table-cell>
          <table:table-cell office:value-type="float" office:value="0.165">
            <text:p>0.165</text:p>
          </table:table-cell>
          <table:table-cell table:style-name="ce2" office:value-type="percentage" office:value="0.000807952208402703">
            <text:p>0.08%</text:p>
          </table:table-cell>
          <table:table-cell office:value-type="float" office:value="0.33">
            <text:p>0.33</text:p>
          </table:table-cell>
        </table:table-row>
        <table:table-row table:style-name="ro2">
          <table:table-cell office:value-type="string">
            <text:p>715-01</text:p>
          </table:table-cell>
          <table:table-cell office:value-type="string">
            <text:p>Riz</text:p>
          </table:table-cell>
          <table:table-cell office:value-type="float" office:value="4.02">
            <text:p>4.02</text:p>
          </table:table-cell>
          <table:table-cell office:value-type="float" office:value="2.62">
            <text:p>2.62</text:p>
          </table:table-cell>
          <table:table-cell office:value-type="float" office:value="0">
            <text:p>0</text:p>
          </table:table-cell>
          <table:table-cell office:value-type="float" office:value="695.49">
            <text:p>695.49</text:p>
          </table:table-cell>
          <table:table-cell office:value-type="float" office:value="127.24">
            <text:p>127.24</text:p>
          </table:table-cell>
          <table:table-cell office:value-type="float" office:value="411.365">
            <text:p>411.365</text:p>
          </table:table-cell>
          <table:table-cell table:style-name="ce2" office:value-type="percentage" office:value="0.00578009748522624">
            <text:p>0.58%</text:p>
          </table:table-cell>
          <table:table-cell table:style-name="ce2" office:value-type="percentage" office:value="0.02059100911663">
            <text:p>2.06%</text:p>
          </table:table-cell>
          <table:table-cell office:value-type="float" office:value="3.32">
            <text:p>3.32</text:p>
          </table:table-cell>
          <table:table-cell table:style-name="ce2" office:value-type="percentage" office:value="0.00807069147837079">
            <text:p>0.81%</text:p>
          </table:table-cell>
          <table:table-cell office:value-type="float" office:value="6.64">
            <text:p>6.64</text:p>
          </table:table-cell>
        </table:table-row>
        <table:table-row table:style-name="ro2">
          <table:table-cell office:value-type="string">
            <text:p>715-02</text:p>
          </table:table-cell>
          <table:table-cell office:value-type="string">
            <text:p>Riz</text:p>
          </table:table-cell>
          <table:table-cell office:value-type="float" office:value="2.25">
            <text:p>2.25</text:p>
          </table:table-cell>
          <table:table-cell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794.24">
            <text:p>794.24</text:p>
          </table:table-cell>
          <table:table-cell office:value-type="float" office:value="71.24">
            <text:p>71.24</text:p>
          </table:table-cell>
          <table:table-cell office:value-type="float" office:value="432.74">
            <text:p>432.74</text:p>
          </table:table-cell>
          <table:table-cell table:style-name="ce2" office:value-type="percentage" office:value="0.00283289685737309">
            <text:p>0.28%</text:p>
          </table:table-cell>
          <table:table-cell table:style-name="ce2" office:value-type="percentage" office:value="0.00294778214486244">
            <text:p>0.29%</text:p>
          </table:table-cell>
          <table:table-cell office:value-type="float" office:value="1.23">
            <text:p>1.23</text:p>
          </table:table-cell>
          <table:table-cell table:style-name="ce2" office:value-type="percentage" office:value="0.0028423533761612">
            <text:p>0.28%</text:p>
          </table:table-cell>
          <table:table-cell office:value-type="float" office:value="2.46">
            <text:p>2.46</text:p>
          </table:table-cell>
        </table:table-row>
        <table:table-row table:style-name="ro2">
          <table:table-cell office:value-type="string">
            <text:p>715-03</text:p>
          </table:table-cell>
          <table:table-cell office:value-type="string">
            <text:p>Riz</text:p>
          </table:table-cell>
          <table:table-cell office:value-type="float" office:value="4.81">
            <text:p>4.81</text:p>
          </table:table-cell>
          <table:table-cell office:value-type="float" office:value="38.28">
            <text:p>38.28</text:p>
          </table:table-cell>
          <table:table-cell office:value-type="float" office:value="0">
            <text:p>0</text:p>
          </table:table-cell>
          <table:table-cell office:value-type="float" office:value="924.14">
            <text:p>924.14</text:p>
          </table:table-cell>
          <table:table-cell office:value-type="float" office:value="163.52">
            <text:p>163.52</text:p>
          </table:table-cell>
          <table:table-cell office:value-type="float" office:value="543.83">
            <text:p>543.83</text:p>
          </table:table-cell>
          <table:table-cell table:style-name="ce2" office:value-type="percentage" office:value="0.00520483909364382">
            <text:p>0.52%</text:p>
          </table:table-cell>
          <table:table-cell table:style-name="ce2" office:value-type="percentage" office:value="0.234099804305284">
            <text:p>23.41%</text:p>
          </table:table-cell>
          <table:table-cell office:value-type="float" office:value="21.545">
            <text:p>21.545</text:p>
          </table:table-cell>
          <table:table-cell table:style-name="ce2" office:value-type="percentage" office:value="0.0396171597741941">
            <text:p>3.96%</text:p>
          </table:table-cell>
          <table:table-cell office:value-type="float" office:value="43.09">
            <text:p>43.09</text:p>
          </table:table-cell>
        </table:table-row>
        <table:table-row table:style-name="ro2">
          <table:table-cell office:value-type="string">
            <text:p>716-01</text:p>
          </table:table-cell>
          <table:table-cell office:value-type="string">
            <text:p>Riz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">
            <text:p>0</text:p>
          </table:table-cell>
          <table:table-cell office:value-type="float" office:value="1908.81">
            <text:p>1908.81</text:p>
          </table:table-cell>
          <table:table-cell office:value-type="float" office:value="327.96">
            <text:p>327.96</text:p>
          </table:table-cell>
          <table:table-cell office:value-type="float" office:value="1118.385">
            <text:p>1118.385</text:p>
          </table:table-cell>
          <table:table-cell table:style-name="ce2" office:value-type="percentage" office:value="0.000130971652495534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125">
            <text:p>0.125</text:p>
          </table:table-cell>
          <table:table-cell table:style-name="ce2" office:value-type="percentage" office:value="0.000111768308766659">
            <text:p>0.01%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721-01</text:p>
          </table:table-cell>
          <table:table-cell office:value-type="string">
            <text:p>Riz</text:p>
          </table:table-cell>
          <table:table-cell office:value-type="float" office:value="0.24">
            <text:p>0.24</text:p>
          </table:table-cell>
          <table:table-cell table:number-columns-repeated="2" office:value-type="float" office:value="0">
            <text:p>0</text:p>
          </table:table-cell>
          <table:table-cell office:value-type="float" office:value="1044.96">
            <text:p>1044.96</text:p>
          </table:table-cell>
          <table:table-cell office:value-type="float" office:value="801.81">
            <text:p>801.81</text:p>
          </table:table-cell>
          <table:table-cell office:value-type="float" office:value="923.385">
            <text:p>923.385</text:p>
          </table:table-cell>
          <table:table-cell table:style-name="ce2" office:value-type="percentage" office:value="0.000229673863114378">
            <text:p>0.02%</text:p>
          </table:table-cell>
          <table:table-cell table:style-name="ce2" office:value-type="percentage" office:value="0">
            <text:p>0.00%</text:p>
          </table:table-cell>
          <table:table-cell office:value-type="float" office:value="0.12">
            <text:p>0.12</text:p>
          </table:table-cell>
          <table:table-cell table:style-name="ce2" office:value-type="percentage" office:value="0.000129956626975747">
            <text:p>0.01%</text:p>
          </table:table-cell>
          <table:table-cell office:value-type="float" office:value="0.24">
            <text:p>0.24</text:p>
          </table:table-cell>
        </table:table-row>
        <table:table-row table:style-name="ro2">
          <table:table-cell office:value-type="string">
            <text:p>721-02</text:p>
          </table:table-cell>
          <table:table-cell office:value-type="string">
            <text:p>Riz</text:p>
          </table:table-cell>
          <table:table-cell office:value-type="float" office:value="0.13">
            <text:p>0.13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590.5">
            <text:p>590.5</text:p>
          </table:table-cell>
          <table:table-cell office:value-type="float" office:value="564.12">
            <text:p>564.12</text:p>
          </table:table-cell>
          <table:table-cell office:value-type="float" office:value="577.31">
            <text:p>577.31</text:p>
          </table:table-cell>
          <table:table-cell table:style-name="ce2" office:value-type="percentage" office:value="0.000220152413209145">
            <text:p>0.02%</text:p>
          </table:table-cell>
          <table:table-cell table:style-name="ce2" office:value-type="percentage" office:value="0.000319081046585833">
            <text:p>0.03%</text:p>
          </table:table-cell>
          <table:table-cell office:value-type="float" office:value="0.155">
            <text:p>0.155</text:p>
          </table:table-cell>
          <table:table-cell table:style-name="ce2" office:value-type="percentage" office:value="0.000268486601652492">
            <text:p>0.03%</text:p>
          </table:table-cell>
          <table:table-cell office:value-type="float" office:value="0.31">
            <text:p>0.31</text:p>
          </table:table-cell>
        </table:table-row>
        <table:table-row table:style-name="ro2">
          <table:table-cell office:value-type="string">
            <text:p>722-01</text:p>
          </table:table-cell>
          <table:table-cell office:value-type="string">
            <text:p>Riz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">
            <text:p>0</text:p>
          </table:table-cell>
          <table:table-cell office:value-type="float" office:value="830.75">
            <text:p>830.75</text:p>
          </table:table-cell>
          <table:table-cell office:value-type="float" office:value="625">
            <text:p>625</text:p>
          </table:table-cell>
          <table:table-cell office:value-type="float" office:value="727.875">
            <text:p>727.875</text:p>
          </table:table-cell>
          <table:table-cell table:style-name="ce2" office:value-type="percentage" office:value="0.000300932891965092">
            <text:p>0.03%</text:p>
          </table:table-cell>
          <table:table-cell table:style-name="ce2" office:value-type="percentage" office:value="0">
            <text:p>0.00%</text:p>
          </table:table-cell>
          <table:table-cell office:value-type="float" office:value="0.125">
            <text:p>0.125</text:p>
          </table:table-cell>
          <table:table-cell table:style-name="ce2" office:value-type="percentage" office:value="0.000171732783788425">
            <text:p>0.02%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722-02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038.6">
            <text:p>1038.6</text:p>
          </table:table-cell>
          <table:table-cell office:value-type="float" office:value="730.6">
            <text:p>730.6</text:p>
          </table:table-cell>
          <table:table-cell office:value-type="float" office:value="884.6">
            <text:p>884.6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0109499041883384">
            <text:p>0.01%</text:p>
          </table:table-cell>
          <table:table-cell office:value-type="float" office:value="0.04">
            <text:p>0.04</text:p>
          </table:table-cell>
          <table:table-cell table:style-name="ce2" office:value-type="percentage" office:value="0.0000452181777074384">
            <text:p>0.00%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722-03</text:p>
          </table:table-cell>
          <table:table-cell office:value-type="string">
            <text:p>Riz</text:p>
          </table:table-cell>
          <table:table-cell office:value-type="float" office:value="20.13">
            <text:p>20.13</text:p>
          </table:table-cell>
          <table:table-cell office:value-type="float" office:value="9.34">
            <text:p>9.34</text:p>
          </table:table-cell>
          <table:table-cell office:value-type="float" office:value="0">
            <text:p>0</text:p>
          </table:table-cell>
          <table:table-cell office:value-type="float" office:value="739.76">
            <text:p>739.76</text:p>
          </table:table-cell>
          <table:table-cell office:value-type="float" office:value="518.6">
            <text:p>518.6</text:p>
          </table:table-cell>
          <table:table-cell office:value-type="float" office:value="629.18">
            <text:p>629.18</text:p>
          </table:table-cell>
          <table:table-cell table:style-name="ce2" office:value-type="percentage" office:value="0.0272115280631556">
            <text:p>2.72%</text:p>
          </table:table-cell>
          <table:table-cell table:style-name="ce2" office:value-type="percentage" office:value="0.0180100269957578">
            <text:p>1.80%</text:p>
          </table:table-cell>
          <table:table-cell office:value-type="float" office:value="14.735">
            <text:p>14.735</text:p>
          </table:table-cell>
          <table:table-cell table:style-name="ce2" office:value-type="percentage" office:value="0.0234193712451127">
            <text:p>2.34%</text:p>
          </table:table-cell>
          <table:table-cell office:value-type="float" office:value="29.47">
            <text:p>29.47</text:p>
          </table:table-cell>
        </table:table-row>
        <table:table-row table:style-name="ro2">
          <table:table-cell office:value-type="string">
            <text:p>723-01</text:p>
          </table:table-cell>
          <table:table-cell office:value-type="string">
            <text:p>Riz</text:p>
          </table:table-cell>
          <table:table-cell office:value-type="float" office:value="1.37">
            <text:p>1.37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office:value-type="float" office:value="397.37">
            <text:p>397.37</text:p>
          </table:table-cell>
          <table:table-cell office:value-type="float" office:value="235.35">
            <text:p>235.35</text:p>
          </table:table-cell>
          <table:table-cell office:value-type="float" office:value="316.36">
            <text:p>316.36</text:p>
          </table:table-cell>
          <table:table-cell table:style-name="ce2" office:value-type="percentage" office:value="0.00344766841986058">
            <text:p>0.34%</text:p>
          </table:table-cell>
          <table:table-cell table:style-name="ce2" office:value-type="percentage" office:value="0.00348417250902911">
            <text:p>0.35%</text:p>
          </table:table-cell>
          <table:table-cell office:value-type="float" office:value="1.095">
            <text:p>1.095</text:p>
          </table:table-cell>
          <table:table-cell table:style-name="ce2" office:value-type="percentage" office:value="0.00346124668099633">
            <text:p>0.35%</text:p>
          </table:table-cell>
          <table:table-cell office:value-type="float" office:value="2.19">
            <text:p>2.19</text:p>
          </table:table-cell>
        </table:table-row>
        <table:table-row table:style-name="ro2">
          <table:table-cell office:value-type="string">
            <text:p>723-02</text:p>
          </table:table-cell>
          <table:table-cell office:value-type="string">
            <text:p>Riz</text:p>
          </table:table-cell>
          <table:table-cell office:value-type="float" office:value="6.61">
            <text:p>6.61</text:p>
          </table:table-cell>
          <table:table-cell office:value-type="float" office:value="1.69">
            <text:p>1.69</text:p>
          </table:table-cell>
          <table:table-cell office:value-type="float" office:value="0.06">
            <text:p>0.06</text:p>
          </table:table-cell>
          <table:table-cell office:value-type="float" office:value="1179.25">
            <text:p>1179.25</text:p>
          </table:table-cell>
          <table:table-cell office:value-type="float" office:value="710.99">
            <text:p>710.99</text:p>
          </table:table-cell>
          <table:table-cell office:value-type="float" office:value="945.12">
            <text:p>945.12</text:p>
          </table:table-cell>
          <table:table-cell table:style-name="ce2" office:value-type="percentage" office:value="0.00560525757896968">
            <text:p>0.56%</text:p>
          </table:table-cell>
          <table:table-cell table:style-name="ce2" office:value-type="percentage" office:value="0.00237696732724792">
            <text:p>0.24%</text:p>
          </table:table-cell>
          <table:table-cell office:value-type="float" office:value="4.15">
            <text:p>4.15</text:p>
          </table:table-cell>
          <table:table-cell table:style-name="ce2" office:value-type="percentage" office:value="0.00439097680717793">
            <text:p>0.44%</text:p>
          </table:table-cell>
          <table:table-cell office:value-type="float" office:value="8.3">
            <text:p>8.3</text:p>
          </table:table-cell>
        </table:table-row>
        <table:table-row table:style-name="ro2">
          <table:table-cell office:value-type="string">
            <text:p>723-03</text:p>
          </table:table-cell>
          <table:table-cell office:value-type="string">
            <text:p>Riz</text:p>
          </table:table-cell>
          <table:table-cell office:value-type="float" office:value="1.19">
            <text:p>1.19</text:p>
          </table:table-cell>
          <table:table-cell office:value-type="float" office:value="1.08">
            <text:p>1.08</text:p>
          </table:table-cell>
          <table:table-cell office:value-type="float" office:value="0">
            <text:p>0</text:p>
          </table:table-cell>
          <table:table-cell office:value-type="float" office:value="553.42">
            <text:p>553.42</text:p>
          </table:table-cell>
          <table:table-cell office:value-type="float" office:value="424.84">
            <text:p>424.84</text:p>
          </table:table-cell>
          <table:table-cell office:value-type="float" office:value="489.13">
            <text:p>489.13</text:p>
          </table:table-cell>
          <table:table-cell table:style-name="ce2" office:value-type="percentage" office:value="0.00215026562104731">
            <text:p>0.22%</text:p>
          </table:table-cell>
          <table:table-cell table:style-name="ce2" office:value-type="percentage" office:value="0.00254213350908577">
            <text:p>0.25%</text:p>
          </table:table-cell>
          <table:table-cell office:value-type="float" office:value="1.135">
            <text:p>1.135</text:p>
          </table:table-cell>
          <table:table-cell table:style-name="ce2" office:value-type="percentage" office:value="0.00232044650706356">
            <text:p>0.23%</text:p>
          </table:table-cell>
          <table:table-cell office:value-type="float" office:value="2.27">
            <text:p>2.27</text:p>
          </table:table-cell>
        </table:table-row>
        <table:table-row table:style-name="ro2">
          <table:table-cell office:value-type="string">
            <text:p>731-01</text:p>
          </table:table-cell>
          <table:table-cell office:value-type="string">
            <text:p>Riz</text:p>
          </table:table-cell>
          <table:table-cell office:value-type="float" office:value="17.57">
            <text:p>17.57</text:p>
          </table:table-cell>
          <table:table-cell office:value-type="float" office:value="17.14">
            <text:p>17.14</text:p>
          </table:table-cell>
          <table:table-cell office:value-type="float" office:value="0.07">
            <text:p>0.07</text:p>
          </table:table-cell>
          <table:table-cell office:value-type="float" office:value="793.4">
            <text:p>793.4</text:p>
          </table:table-cell>
          <table:table-cell office:value-type="float" office:value="652.05">
            <text:p>652.05</text:p>
          </table:table-cell>
          <table:table-cell office:value-type="float" office:value="722.725">
            <text:p>722.725</text:p>
          </table:table-cell>
          <table:table-cell table:style-name="ce2" office:value-type="percentage" office:value="0.0221451978825309">
            <text:p>2.21%</text:p>
          </table:table-cell>
          <table:table-cell table:style-name="ce2" office:value-type="percentage" office:value="0.0262863277356031">
            <text:p>2.63%</text:p>
          </table:table-cell>
          <table:table-cell office:value-type="float" office:value="17.355">
            <text:p>17.355</text:p>
          </table:table-cell>
          <table:table-cell table:style-name="ce2" office:value-type="percentage" office:value="0.0240132830606386">
            <text:p>2.40%</text:p>
          </table:table-cell>
          <table:table-cell office:value-type="float" office:value="34.71">
            <text:p>34.71</text:p>
          </table:table-cell>
        </table:table-row>
        <table:table-row table:style-name="ro2">
          <table:table-cell office:value-type="string">
            <text:p>731-02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313.7">
            <text:p>313.7</text:p>
          </table:table-cell>
          <table:table-cell office:value-type="float" office:value="223.3">
            <text:p>223.3</text:p>
          </table:table-cell>
          <table:table-cell office:value-type="float" office:value="268.5">
            <text:p>268.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31-03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353.92">
            <text:p>353.92</text:p>
          </table:table-cell>
          <table:table-cell office:value-type="float" office:value="34.37">
            <text:p>34.37</text:p>
          </table:table-cell>
          <table:table-cell office:value-type="float" office:value="194.145">
            <text:p>194.14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31-04</text:p>
          </table:table-cell>
          <table:table-cell office:value-type="string">
            <text:p>Riz</text:p>
          </table:table-cell>
          <table:table-cell office:value-type="float" office:value="0.54">
            <text:p>0.54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1364.68">
            <text:p>1364.68</text:p>
          </table:table-cell>
          <table:table-cell office:value-type="float" office:value="819.57">
            <text:p>819.57</text:p>
          </table:table-cell>
          <table:table-cell office:value-type="float" office:value="1092.125">
            <text:p>1092.125</text:p>
          </table:table-cell>
          <table:table-cell table:style-name="ce2" office:value-type="percentage" office:value="0.00039569715977372">
            <text:p>0.04%</text:p>
          </table:table-cell>
          <table:table-cell table:style-name="ce2" office:value-type="percentage" office:value="0.000915114023207292">
            <text:p>0.09%</text:p>
          </table:table-cell>
          <table:table-cell office:value-type="float" office:value="0.645">
            <text:p>0.645</text:p>
          </table:table-cell>
          <table:table-cell table:style-name="ce2" office:value-type="percentage" office:value="0.000590591736293922">
            <text:p>0.06%</text:p>
          </table:table-cell>
          <table:table-cell office:value-type="float" office:value="1.29">
            <text:p>1.29</text:p>
          </table:table-cell>
        </table:table-row>
        <table:table-row table:style-name="ro2">
          <table:table-cell office:value-type="string">
            <text:p>731-05</text:p>
          </table:table-cell>
          <table:table-cell office:value-type="string">
            <text:p>Riz</text:p>
          </table:table-cell>
          <table:table-cell office:value-type="float" office:value="0.28">
            <text:p>0.28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433.04">
            <text:p>433.04</text:p>
          </table:table-cell>
          <table:table-cell office:value-type="float" office:value="276.14">
            <text:p>276.14</text:p>
          </table:table-cell>
          <table:table-cell office:value-type="float" office:value="354.59">
            <text:p>354.59</text:p>
          </table:table-cell>
          <table:table-cell table:style-name="ce2" office:value-type="percentage" office:value="0.000646591538887863">
            <text:p>0.06%</text:p>
          </table:table-cell>
          <table:table-cell table:style-name="ce2" office:value-type="percentage" office:value="0.000362135148837546">
            <text:p>0.04%</text:p>
          </table:table-cell>
          <table:table-cell office:value-type="float" office:value="0.19">
            <text:p>0.19</text:p>
          </table:table-cell>
          <table:table-cell table:style-name="ce2" office:value-type="percentage" office:value="0.000535830113652387">
            <text:p>0.05%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office:value-type="string">
            <text:p>731-06</text:p>
          </table:table-cell>
          <table:table-cell office:value-type="string">
            <text:p>Riz</text:p>
          </table:table-cell>
          <table:table-cell office:value-type="float" office:value="0.33">
            <text:p>0.3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1225.95">
            <text:p>1225.95</text:p>
          </table:table-cell>
          <table:table-cell office:value-type="float" office:value="972.28">
            <text:p>972.28</text:p>
          </table:table-cell>
          <table:table-cell office:value-type="float" office:value="1099.115">
            <text:p>1099.115</text:p>
          </table:table-cell>
          <table:table-cell table:style-name="ce2" office:value-type="percentage" office:value="0.000269179004037685">
            <text:p>0.03%</text:p>
          </table:table-cell>
          <table:table-cell table:style-name="ce2" office:value-type="percentage" office:value="0.000308553091701979">
            <text:p>0.03%</text:p>
          </table:table-cell>
          <table:table-cell office:value-type="float" office:value="0.315">
            <text:p>0.315</text:p>
          </table:table-cell>
          <table:table-cell table:style-name="ce2" office:value-type="percentage" office:value="0.00028659421443616">
            <text:p>0.03%</text:p>
          </table:table-cell>
          <table:table-cell office:value-type="float" office:value="0.63">
            <text:p>0.63</text:p>
          </table:table-cell>
        </table:table-row>
        <table:table-row table:style-name="ro2">
          <table:table-cell office:value-type="string">
            <text:p>731-07</text:p>
          </table:table-cell>
          <table:table-cell office:value-type="string">
            <text:p>Riz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1165.35">
            <text:p>1165.35</text:p>
          </table:table-cell>
          <table:table-cell office:value-type="float" office:value="829.63">
            <text:p>829.63</text:p>
          </table:table-cell>
          <table:table-cell office:value-type="float" office:value="997.49">
            <text:p>997.49</text:p>
          </table:table-cell>
          <table:table-cell table:style-name="ce2" office:value-type="percentage" office:value="0.000386150083665851">
            <text:p>0.04%</text:p>
          </table:table-cell>
          <table:table-cell table:style-name="ce2" office:value-type="percentage" office:value="0">
            <text:p>0.00%</text:p>
          </table:table-cell>
          <table:table-cell office:value-type="float" office:value="0.225">
            <text:p>0.225</text:p>
          </table:table-cell>
          <table:table-cell table:style-name="ce2" office:value-type="percentage" office:value="0.000225566171089434">
            <text:p>0.02%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string">
            <text:p>731-08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6.87">
            <text:p>6.87</text:p>
          </table:table-cell>
          <table:table-cell office:value-type="float" office:value="0">
            <text:p>0</text:p>
          </table:table-cell>
          <table:table-cell office:value-type="float" office:value="786.42">
            <text:p>786.42</text:p>
          </table:table-cell>
          <table:table-cell office:value-type="float" office:value="389.28">
            <text:p>389.28</text:p>
          </table:table-cell>
          <table:table-cell office:value-type="float" office:value="587.85">
            <text:p>587.85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176479654747226">
            <text:p>1.76%</text:p>
          </table:table-cell>
          <table:table-cell office:value-type="float" office:value="3.435">
            <text:p>3.435</text:p>
          </table:table-cell>
          <table:table-cell table:style-name="ce2" office:value-type="percentage" office:value="0.00584332737943353">
            <text:p>0.58%</text:p>
          </table:table-cell>
          <table:table-cell office:value-type="float" office:value="6.87">
            <text:p>6.87</text:p>
          </table:table-cell>
        </table:table-row>
        <table:table-row table:style-name="ro2">
          <table:table-cell office:value-type="string">
            <text:p>731-09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417.64">
            <text:p>417.64</text:p>
          </table:table-cell>
          <table:table-cell office:value-type="float" office:value="329.7">
            <text:p>329.7</text:p>
          </table:table-cell>
          <table:table-cell office:value-type="float" office:value="373.67">
            <text:p>373.67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31-10</text:p>
          </table:table-cell>
          <table:table-cell office:value-type="string">
            <text:p>Riz</text:p>
          </table:table-cell>
          <table:table-cell office:value-type="float" office:value="1.1">
            <text:p>1.1</text:p>
          </table:table-cell>
          <table:table-cell office:value-type="float" office:value="52.77">
            <text:p>52.77</text:p>
          </table:table-cell>
          <table:table-cell office:value-type="float" office:value="0">
            <text:p>0</text:p>
          </table:table-cell>
          <table:table-cell office:value-type="float" office:value="658.28">
            <text:p>658.28</text:p>
          </table:table-cell>
          <table:table-cell office:value-type="float" office:value="571.91">
            <text:p>571.91</text:p>
          </table:table-cell>
          <table:table-cell office:value-type="float" office:value="615.095">
            <text:p>615.095</text:p>
          </table:table-cell>
          <table:table-cell table:style-name="ce2" office:value-type="percentage" office:value="0.00167102144983897">
            <text:p>0.17%</text:p>
          </table:table-cell>
          <table:table-cell table:style-name="ce2" office:value-type="percentage" office:value="0.0922697627249043">
            <text:p>9.23%</text:p>
          </table:table-cell>
          <table:table-cell office:value-type="float" office:value="26.935">
            <text:p>26.935</text:p>
          </table:table-cell>
          <table:table-cell table:style-name="ce2" office:value-type="percentage" office:value="0.0437899836610605">
            <text:p>4.38%</text:p>
          </table:table-cell>
          <table:table-cell office:value-type="float" office:value="53.87">
            <text:p>53.87</text:p>
          </table:table-cell>
        </table:table-row>
        <table:table-row table:style-name="ro2">
          <table:table-cell office:value-type="string">
            <text:p>732-01</text:p>
          </table:table-cell>
          <table:table-cell office:value-type="string">
            <text:p>Riz</text:p>
          </table:table-cell>
          <table:table-cell table:number-columns-repeated="2"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510.38">
            <text:p>510.38</text:p>
          </table:table-cell>
          <table:table-cell office:value-type="float" office:value="352.92">
            <text:p>352.92</text:p>
          </table:table-cell>
          <table:table-cell office:value-type="float" office:value="431.65">
            <text:p>431.65</text:p>
          </table:table-cell>
          <table:table-cell table:style-name="ce2" office:value-type="percentage" office:value="0.000744543281476547">
            <text:p>0.07%</text:p>
          </table:table-cell>
          <table:table-cell table:style-name="ce2" office:value-type="percentage" office:value="0.0010767312705429">
            <text:p>0.11%</text:p>
          </table:table-cell>
          <table:table-cell office:value-type="float" office:value="0.38">
            <text:p>0.38</text:p>
          </table:table-cell>
          <table:table-cell table:style-name="ce2" office:value-type="percentage" office:value="0.000880342870381096">
            <text:p>0.09%</text:p>
          </table:table-cell>
          <table:table-cell office:value-type="float" office:value="0.76">
            <text:p>0.76</text:p>
          </table:table-cell>
        </table:table-row>
        <table:table-row table:style-name="ro2">
          <table:table-cell office:value-type="string">
            <text:p>732-02</text:p>
          </table:table-cell>
          <table:table-cell office:value-type="string">
            <text:p>Riz</text:p>
          </table:table-cell>
          <table:table-cell office:value-type="float" office:value="44.56">
            <text:p>44.56</text:p>
          </table:table-cell>
          <table:table-cell office:value-type="float" office:value="29.52">
            <text:p>29.52</text:p>
          </table:table-cell>
          <table:table-cell office:value-type="float" office:value="1.64">
            <text:p>1.64</text:p>
          </table:table-cell>
          <table:table-cell office:value-type="float" office:value="1323.53">
            <text:p>1323.53</text:p>
          </table:table-cell>
          <table:table-cell office:value-type="float" office:value="704.23">
            <text:p>704.23</text:p>
          </table:table-cell>
          <table:table-cell office:value-type="float" office:value="1013.88">
            <text:p>1013.88</text:p>
          </table:table-cell>
          <table:table-cell table:style-name="ce2" office:value-type="percentage" office:value="0.0336675405922042">
            <text:p>3.37%</text:p>
          </table:table-cell>
          <table:table-cell table:style-name="ce2" office:value-type="percentage" office:value="0.0419181233403859">
            <text:p>4.19%</text:p>
          </table:table-cell>
          <table:table-cell office:value-type="float" office:value="37.04">
            <text:p>37.04</text:p>
          </table:table-cell>
          <table:table-cell table:style-name="ce2" office:value-type="percentage" office:value="0.0365329230283663">
            <text:p>3.65%</text:p>
          </table:table-cell>
          <table:table-cell office:value-type="float" office:value="74.08">
            <text:p>74.08</text:p>
          </table:table-cell>
        </table:table-row>
        <table:table-row table:style-name="ro2">
          <table:table-cell office:value-type="string">
            <text:p>732-03</text:p>
          </table:table-cell>
          <table:table-cell office:value-type="string">
            <text:p>Riz</text:p>
          </table:table-cell>
          <table:table-cell office:value-type="float" office:value="32.23">
            <text:p>32.23</text:p>
          </table:table-cell>
          <table:table-cell office:value-type="float" office:value="23.82">
            <text:p>23.82</text:p>
          </table:table-cell>
          <table:table-cell office:value-type="float" office:value="0">
            <text:p>0</text:p>
          </table:table-cell>
          <table:table-cell office:value-type="float" office:value="1024.53">
            <text:p>1024.53</text:p>
          </table:table-cell>
          <table:table-cell office:value-type="float" office:value="233.57">
            <text:p>233.57</text:p>
          </table:table-cell>
          <table:table-cell office:value-type="float" office:value="629.05">
            <text:p>629.05</text:p>
          </table:table-cell>
          <table:table-cell table:style-name="ce2" office:value-type="percentage" office:value="0.0314583272329751">
            <text:p>3.15%</text:p>
          </table:table-cell>
          <table:table-cell table:style-name="ce2" office:value-type="percentage" office:value="0.101982275120949">
            <text:p>10.20%</text:p>
          </table:table-cell>
          <table:table-cell office:value-type="float" office:value="28.025">
            <text:p>28.025</text:p>
          </table:table-cell>
          <table:table-cell table:style-name="ce2" office:value-type="percentage" office:value="0.0445513075272236">
            <text:p>4.46%</text:p>
          </table:table-cell>
          <table:table-cell office:value-type="float" office:value="56.05">
            <text:p>56.05</text:p>
          </table:table-cell>
        </table:table-row>
        <table:table-row table:style-name="ro2">
          <table:table-cell office:value-type="string">
            <text:p>732-04</text:p>
          </table:table-cell>
          <table:table-cell office:value-type="string">
            <text:p>Riz</text:p>
          </table:table-cell>
          <table:table-cell office:value-type="float" office:value="4.03">
            <text:p>4.03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 office:value-type="float" office:value="451.92">
            <text:p>451.92</text:p>
          </table:table-cell>
          <table:table-cell office:value-type="float" office:value="37.94">
            <text:p>37.94</text:p>
          </table:table-cell>
          <table:table-cell office:value-type="float" office:value="244.93">
            <text:p>244.93</text:p>
          </table:table-cell>
          <table:table-cell table:style-name="ce2" office:value-type="percentage" office:value="0.00891750752345548">
            <text:p>0.89%</text:p>
          </table:table-cell>
          <table:table-cell table:style-name="ce2" office:value-type="percentage" office:value="0.0693199789140749">
            <text:p>6.93%</text:p>
          </table:table-cell>
          <table:table-cell office:value-type="float" office:value="3.33">
            <text:p>3.33</text:p>
          </table:table-cell>
          <table:table-cell table:style-name="ce2" office:value-type="percentage" office:value="0.0135957212264729">
            <text:p>1.36%</text:p>
          </table:table-cell>
          <table:table-cell office:value-type="float" office:value="6.66">
            <text:p>6.66</text:p>
          </table:table-cell>
        </table:table-row>
        <table:table-row table:style-name="ro2">
          <table:table-cell office:value-type="string">
            <text:p>732-05</text:p>
          </table:table-cell>
          <table:table-cell office:value-type="string">
            <text:p>Riz</text:p>
          </table:table-cell>
          <table:table-cell office:value-type="float" office:value="4.42">
            <text:p>4.42</text:p>
          </table:table-cell>
          <table:table-cell office:value-type="float" office:value="4.37">
            <text:p>4.37</text:p>
          </table:table-cell>
          <table:table-cell office:value-type="float" office:value="0">
            <text:p>0</text:p>
          </table:table-cell>
          <table:table-cell office:value-type="float" office:value="898.8">
            <text:p>898.8</text:p>
          </table:table-cell>
          <table:table-cell office:value-type="float" office:value="278.11">
            <text:p>278.11</text:p>
          </table:table-cell>
          <table:table-cell office:value-type="float" office:value="588.455">
            <text:p>588.455</text:p>
          </table:table-cell>
          <table:table-cell table:style-name="ce2" office:value-type="percentage" office:value="0.00491766800178015">
            <text:p>0.49%</text:p>
          </table:table-cell>
          <table:table-cell table:style-name="ce2" office:value-type="percentage" office:value="0.0157132070044227">
            <text:p>1.57%</text:p>
          </table:table-cell>
          <table:table-cell office:value-type="float" office:value="4.395">
            <text:p>4.395</text:p>
          </table:table-cell>
          <table:table-cell table:style-name="ce2" office:value-type="percentage" office:value="0.00746871043665191">
            <text:p>0.75%</text:p>
          </table:table-cell>
          <table:table-cell office:value-type="float" office:value="8.79">
            <text:p>8.79</text:p>
          </table:table-cell>
        </table:table-row>
        <table:table-row table:style-name="ro2">
          <table:table-cell office:value-type="string">
            <text:p>732-06</text:p>
          </table:table-cell>
          <table:table-cell office:value-type="string">
            <text:p>Riz</text:p>
          </table:table-cell>
          <table:table-cell office:value-type="float" office:value="116.06">
            <text:p>116.06</text:p>
          </table:table-cell>
          <table:table-cell office:value-type="float" office:value="16.53">
            <text:p>16.53</text:p>
          </table:table-cell>
          <table:table-cell office:value-type="float" office:value="0">
            <text:p>0</text:p>
          </table:table-cell>
          <table:table-cell office:value-type="float" office:value="609.1">
            <text:p>609.1</text:p>
          </table:table-cell>
          <table:table-cell office:value-type="float" office:value="38.64">
            <text:p>38.64</text:p>
          </table:table-cell>
          <table:table-cell office:value-type="float" office:value="323.87">
            <text:p>323.87</text:p>
          </table:table-cell>
          <table:table-cell table:style-name="ce2" office:value-type="percentage" office:value="0.190543424725004">
            <text:p>19.05%</text:p>
          </table:table-cell>
          <table:table-cell table:style-name="ce2" office:value-type="percentage" office:value="0.427795031055901">
            <text:p>42.78%</text:p>
          </table:table-cell>
          <table:table-cell office:value-type="float" office:value="66.295">
            <text:p>66.295</text:p>
          </table:table-cell>
          <table:table-cell table:style-name="ce2" office:value-type="percentage" office:value="0.204696328773891">
            <text:p>20.47%</text:p>
          </table:table-cell>
          <table:table-cell office:value-type="float" office:value="132.59">
            <text:p>132.59</text:p>
          </table:table-cell>
        </table:table-row>
        <table:table-row table:style-name="ro2">
          <table:table-cell office:value-type="string">
            <text:p>732-07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497.14">
            <text:p>497.14</text:p>
          </table:table-cell>
          <table:table-cell office:value-type="float" office:value="335.54">
            <text:p>335.54</text:p>
          </table:table-cell>
          <table:table-cell office:value-type="float" office:value="416.34">
            <text:p>416.34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149013530428563">
            <text:p>0.15%</text:p>
          </table:table-cell>
          <table:table-cell office:value-type="float" office:value="0.25">
            <text:p>0.25</text:p>
          </table:table-cell>
          <table:table-cell table:style-name="ce2" office:value-type="percentage" office:value="0.000600470769082961">
            <text:p>0.06%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732-08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797.83">
            <text:p>797.83</text:p>
          </table:table-cell>
          <table:table-cell office:value-type="float" office:value="785.52">
            <text:p>785.52</text:p>
          </table:table-cell>
          <table:table-cell office:value-type="float" office:value="791.675">
            <text:p>791.675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00127304206130971">
            <text:p>0.00%</text:p>
          </table:table-cell>
          <table:table-cell office:value-type="float" office:value="0.005">
            <text:p>0.005</text:p>
          </table:table-cell>
          <table:table-cell table:style-name="ce2" office:value-type="percentage" office:value="0.00000631572299238955">
            <text:p>0.00%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733-01</text:p>
          </table:table-cell>
          <table:table-cell office:value-type="string">
            <text:p>Riz</text:p>
          </table:table-cell>
          <table:table-cell office:value-type="float" office:value="1.51">
            <text:p>1.51</text:p>
          </table:table-cell>
          <table:table-cell office:value-type="float" office:value="2.05">
            <text:p>2.05</text:p>
          </table:table-cell>
          <table:table-cell office:value-type="float" office:value="0">
            <text:p>0</text:p>
          </table:table-cell>
          <table:table-cell office:value-type="float" office:value="1301.77">
            <text:p>1301.77</text:p>
          </table:table-cell>
          <table:table-cell office:value-type="float" office:value="1038.63">
            <text:p>1038.63</text:p>
          </table:table-cell>
          <table:table-cell office:value-type="float" office:value="1170.2">
            <text:p>1170.2</text:p>
          </table:table-cell>
          <table:table-cell table:style-name="ce2" office:value-type="percentage" office:value="0.00115995913256566">
            <text:p>0.12%</text:p>
          </table:table-cell>
          <table:table-cell table:style-name="ce2" office:value-type="percentage" office:value="0.00197375388733235">
            <text:p>0.20%</text:p>
          </table:table-cell>
          <table:table-cell office:value-type="float" office:value="1.78">
            <text:p>1.78</text:p>
          </table:table-cell>
          <table:table-cell table:style-name="ce2" office:value-type="percentage" office:value="0.00152110750299094">
            <text:p>0.15%</text:p>
          </table:table-cell>
          <table:table-cell office:value-type="float" office:value="3.56">
            <text:p>3.56</text:p>
          </table:table-cell>
        </table:table-row>
        <table:table-row table:style-name="ro2">
          <table:table-cell office:value-type="string">
            <text:p>733-02</text:p>
          </table:table-cell>
          <table:table-cell office:value-type="string">
            <text:p>Riz</text:p>
          </table:table-cell>
          <table:table-cell office:value-type="float" office:value="108.89">
            <text:p>108.89</text:p>
          </table:table-cell>
          <table:table-cell office:value-type="float" office:value="4.32">
            <text:p>4.32</text:p>
          </table:table-cell>
          <table:table-cell office:value-type="float" office:value="0">
            <text:p>0</text:p>
          </table:table-cell>
          <table:table-cell office:value-type="float" office:value="1767.69">
            <text:p>1767.69</text:p>
          </table:table-cell>
          <table:table-cell office:value-type="float" office:value="1509.05">
            <text:p>1509.05</text:p>
          </table:table-cell>
          <table:table-cell office:value-type="float" office:value="1638.37">
            <text:p>1638.37</text:p>
          </table:table-cell>
          <table:table-cell table:style-name="ce2" office:value-type="percentage" office:value="0.0616001674501751">
            <text:p>6.16%</text:p>
          </table:table-cell>
          <table:table-cell table:style-name="ce2" office:value-type="percentage" office:value="0.00286272820648753">
            <text:p>0.29%</text:p>
          </table:table-cell>
          <table:table-cell office:value-type="float" office:value="56.605">
            <text:p>56.605</text:p>
          </table:table-cell>
          <table:table-cell table:style-name="ce2" office:value-type="percentage" office:value="0.0345495828170682">
            <text:p>3.45%</text:p>
          </table:table-cell>
          <table:table-cell office:value-type="float" office:value="113.21">
            <text:p>113.21</text:p>
          </table:table-cell>
        </table:table-row>
        <table:table-row table:style-name="ro2">
          <table:table-cell office:value-type="string">
            <text:p>733-03</text:p>
          </table:table-cell>
          <table:table-cell office:value-type="string">
            <text:p>Riz</text:p>
          </table:table-cell>
          <table:table-cell office:value-type="float" office:value="21.31">
            <text:p>21.31</text:p>
          </table:table-cell>
          <table:table-cell office:value-type="float" office:value="2.44">
            <text:p>2.44</text:p>
          </table:table-cell>
          <table:table-cell office:value-type="float" office:value="0">
            <text:p>0</text:p>
          </table:table-cell>
          <table:table-cell office:value-type="float" office:value="614.92">
            <text:p>614.92</text:p>
          </table:table-cell>
          <table:table-cell office:value-type="float" office:value="552.59">
            <text:p>552.59</text:p>
          </table:table-cell>
          <table:table-cell office:value-type="float" office:value="583.755">
            <text:p>583.755</text:p>
          </table:table-cell>
          <table:table-cell table:style-name="ce2" office:value-type="percentage" office:value="0.0346549144604176">
            <text:p>3.47%</text:p>
          </table:table-cell>
          <table:table-cell table:style-name="ce2" office:value-type="percentage" office:value="0.00441557031433794">
            <text:p>0.44%</text:p>
          </table:table-cell>
          <table:table-cell office:value-type="float" office:value="11.875">
            <text:p>11.875</text:p>
          </table:table-cell>
          <table:table-cell table:style-name="ce2" office:value-type="percentage" office:value="0.020342438180401">
            <text:p>2.03%</text:p>
          </table:table-cell>
          <table:table-cell office:value-type="float" office:value="23.75">
            <text:p>23.75</text:p>
          </table:table-cell>
        </table:table-row>
        <table:table-row table:style-name="ro2">
          <table:table-cell office:value-type="string">
            <text:p>733-04</text:p>
          </table:table-cell>
          <table:table-cell office:value-type="string">
            <text:p>Riz</text:p>
          </table:table-cell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office:value-type="float" office:value="0">
            <text:p>0</text:p>
          </table:table-cell>
          <table:table-cell office:value-type="float" office:value="985.76">
            <text:p>985.76</text:p>
          </table:table-cell>
          <table:table-cell office:value-type="float" office:value="995.02">
            <text:p>995.02</text:p>
          </table:table-cell>
          <table:table-cell office:value-type="float" office:value="990.39">
            <text:p>990.39</text:p>
          </table:table-cell>
          <table:table-cell table:style-name="ce2" office:value-type="percentage" office:value="0.000791267651355299">
            <text:p>0.08%</text:p>
          </table:table-cell>
          <table:table-cell table:style-name="ce2" office:value-type="percentage" office:value="0.000944704629052682">
            <text:p>0.09%</text:p>
          </table:table-cell>
          <table:table-cell office:value-type="float" office:value="0.86">
            <text:p>0.86</text:p>
          </table:table-cell>
          <table:table-cell table:style-name="ce2" office:value-type="percentage" office:value="0.000868344793465201">
            <text:p>0.09%</text:p>
          </table:table-cell>
          <table:table-cell office:value-type="float" office:value="1.72">
            <text:p>1.72</text:p>
          </table:table-cell>
        </table:table-row>
        <table:table-row table:style-name="ro2">
          <table:table-cell office:value-type="string">
            <text:p>733-05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487.38">
            <text:p>487.38</text:p>
          </table:table-cell>
          <table:table-cell office:value-type="float" office:value="177.54">
            <text:p>177.54</text:p>
          </table:table-cell>
          <table:table-cell office:value-type="float" office:value="332.46">
            <text:p>332.46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41-01</text:p>
          </table:table-cell>
          <table:table-cell office:value-type="string">
            <text:p>Riz</text:p>
          </table:table-cell>
          <table:table-cell office:value-type="float" office:value="0.97">
            <text:p>0.97</text:p>
          </table:table-cell>
          <table:table-cell office:value-type="float" office:value="1.41">
            <text:p>1.41</text:p>
          </table:table-cell>
          <table:table-cell office:value-type="float" office:value="0">
            <text:p>0</text:p>
          </table:table-cell>
          <table:table-cell office:value-type="float" office:value="944.98">
            <text:p>944.98</text:p>
          </table:table-cell>
          <table:table-cell office:value-type="float" office:value="355.94">
            <text:p>355.94</text:p>
          </table:table-cell>
          <table:table-cell office:value-type="float" office:value="650.46">
            <text:p>650.46</text:p>
          </table:table-cell>
          <table:table-cell table:style-name="ce2" office:value-type="percentage" office:value="0.00102647675083071">
            <text:p>0.10%</text:p>
          </table:table-cell>
          <table:table-cell table:style-name="ce2" office:value-type="percentage" office:value="0.00396134179917964">
            <text:p>0.40%</text:p>
          </table:table-cell>
          <table:table-cell office:value-type="float" office:value="1.19">
            <text:p>1.19</text:p>
          </table:table-cell>
          <table:table-cell table:style-name="ce2" office:value-type="percentage" office:value="0.00182947452572026">
            <text:p>0.18%</text:p>
          </table:table-cell>
          <table:table-cell office:value-type="float" office:value="2.38">
            <text:p>2.38</text:p>
          </table:table-cell>
        </table:table-row>
        <table:table-row table:style-name="ro2">
          <table:table-cell office:value-type="string">
            <text:p>741-02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631.51">
            <text:p>631.51</text:p>
          </table:table-cell>
          <table:table-cell office:value-type="float" office:value="145.71">
            <text:p>145.71</text:p>
          </table:table-cell>
          <table:table-cell office:value-type="float" office:value="388.61">
            <text:p>388.61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41-03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56.88">
            <text:p>756.88</text:p>
          </table:table-cell>
          <table:table-cell office:value-type="float" office:value="197.99">
            <text:p>197.99</text:p>
          </table:table-cell>
          <table:table-cell office:value-type="float" office:value="477.435">
            <text:p>477.435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191928885297237">
            <text:p>0.19%</text:p>
          </table:table-cell>
          <table:table-cell office:value-type="float" office:value="0.19">
            <text:p>0.19</text:p>
          </table:table-cell>
          <table:table-cell table:style-name="ce2" office:value-type="percentage" office:value="0.000397959931718454">
            <text:p>0.04%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office:value-type="string">
            <text:p>742-01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55.44">
            <text:p>155.44</text:p>
          </table:table-cell>
          <table:table-cell office:value-type="float" office:value="40.69">
            <text:p>40.69</text:p>
          </table:table-cell>
          <table:table-cell office:value-type="float" office:value="98.065">
            <text:p>98.06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42-02</text:p>
          </table:table-cell>
          <table:table-cell office:value-type="string">
            <text:p>Riz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">
            <text:p>0</text:p>
          </table:table-cell>
          <table:table-cell office:value-type="float" office:value="848.3">
            <text:p>848.3</text:p>
          </table:table-cell>
          <table:table-cell office:value-type="float" office:value="82.45">
            <text:p>82.45</text:p>
          </table:table-cell>
          <table:table-cell office:value-type="float" office:value="465.375">
            <text:p>465.375</text:p>
          </table:table-cell>
          <table:table-cell table:style-name="ce2" office:value-type="percentage" office:value="0.000294707061181186">
            <text:p>0.03%</text:p>
          </table:table-cell>
          <table:table-cell table:style-name="ce2" office:value-type="percentage" office:value="0">
            <text:p>0.00%</text:p>
          </table:table-cell>
          <table:table-cell office:value-type="float" office:value="0.125">
            <text:p>0.125</text:p>
          </table:table-cell>
          <table:table-cell table:style-name="ce2" office:value-type="percentage" office:value="0.0002686005909213">
            <text:p>0.03%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743-01</text:p>
          </table:table-cell>
          <table:table-cell office:value-type="string">
            <text:p>Riz</text:p>
          </table:table-cell>
          <table:table-cell office:value-type="float" office:value="0.35">
            <text:p>0.3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538.59">
            <text:p>538.59</text:p>
          </table:table-cell>
          <table:table-cell office:value-type="float" office:value="265.58">
            <text:p>265.58</text:p>
          </table:table-cell>
          <table:table-cell office:value-type="float" office:value="402.085">
            <text:p>402.085</text:p>
          </table:table-cell>
          <table:table-cell table:style-name="ce2" office:value-type="percentage" office:value="0.000649844965558217">
            <text:p>0.06%</text:p>
          </table:table-cell>
          <table:table-cell table:style-name="ce2" office:value-type="percentage" office:value="0.000753068755177348">
            <text:p>0.08%</text:p>
          </table:table-cell>
          <table:table-cell office:value-type="float" office:value="0.275">
            <text:p>0.275</text:p>
          </table:table-cell>
          <table:table-cell table:style-name="ce2" office:value-type="percentage" office:value="0.000683934988870512">
            <text:p>0.07%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string">
            <text:p>743-02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319.47">
            <text:p>319.47</text:p>
          </table:table-cell>
          <table:table-cell office:value-type="float" office:value="153.92">
            <text:p>153.92</text:p>
          </table:table-cell>
          <table:table-cell office:value-type="float" office:value="236.695">
            <text:p>236.695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0064968814968815">
            <text:p>0.01%</text:p>
          </table:table-cell>
          <table:table-cell office:value-type="float" office:value="0.005">
            <text:p>0.005</text:p>
          </table:table-cell>
          <table:table-cell table:style-name="ce2" office:value-type="percentage" office:value="0.0000211242316060753">
            <text:p>0.00%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743-03</text:p>
          </table:table-cell>
          <table:table-cell office:value-type="string">
            <text:p>Riz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347.11">
            <text:p>347.11</text:p>
          </table:table-cell>
          <table:table-cell office:value-type="float" office:value="170.57">
            <text:p>170.57</text:p>
          </table:table-cell>
          <table:table-cell office:value-type="float" office:value="258.84">
            <text:p>258.84</text:p>
          </table:table-cell>
          <table:table-cell table:style-name="ce2" office:value-type="percentage" office:value="0.0014404655584685">
            <text:p>0.14%</text:p>
          </table:table-cell>
          <table:table-cell table:style-name="ce2" office:value-type="percentage" office:value="0">
            <text:p>0.00%</text:p>
          </table:table-cell>
          <table:table-cell office:value-type="float" office:value="0.25">
            <text:p>0.25</text:p>
          </table:table-cell>
          <table:table-cell table:style-name="ce2" office:value-type="percentage" office:value="0.000965847627878226">
            <text:p>0.10%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751-01</text:p>
          </table:table-cell>
          <table:table-cell office:value-type="string">
            <text:p>Riz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548.46">
            <text:p>548.46</text:p>
          </table:table-cell>
          <table:table-cell office:value-type="float" office:value="27.09">
            <text:p>27.09</text:p>
          </table:table-cell>
          <table:table-cell office:value-type="float" office:value="287.775">
            <text:p>287.775</text:p>
          </table:table-cell>
          <table:table-cell table:style-name="ce2" office:value-type="percentage" office:value="0.0000182328702184298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05">
            <text:p>0.005</text:p>
          </table:table-cell>
          <table:table-cell table:style-name="ce2" office:value-type="percentage" office:value="0.0000173746850838329">
            <text:p>0.00%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751-02</text:p>
          </table:table-cell>
          <table:table-cell office:value-type="string">
            <text:p>Riz</text:p>
          </table:table-cell>
          <table:table-cell office:value-type="float" office:value="3.6">
            <text:p>3.6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1489.78">
            <text:p>1489.78</text:p>
          </table:table-cell>
          <table:table-cell office:value-type="float" office:value="286.89">
            <text:p>286.89</text:p>
          </table:table-cell>
          <table:table-cell office:value-type="float" office:value="888.335">
            <text:p>888.335</text:p>
          </table:table-cell>
          <table:table-cell table:style-name="ce2" office:value-type="percentage" office:value="0.00241646417591859">
            <text:p>0.24%</text:p>
          </table:table-cell>
          <table:table-cell table:style-name="ce2" office:value-type="percentage" office:value="0.00801701000383422">
            <text:p>0.80%</text:p>
          </table:table-cell>
          <table:table-cell office:value-type="float" office:value="2.95">
            <text:p>2.95</text:p>
          </table:table-cell>
          <table:table-cell table:style-name="ce2" office:value-type="percentage" office:value="0.00332081928551729">
            <text:p>0.33%</text:p>
          </table:table-cell>
          <table:table-cell office:value-type="float" office:value="5.9">
            <text:p>5.9</text:p>
          </table:table-cell>
        </table:table-row>
        <table:table-row table:style-name="ro2">
          <table:table-cell office:value-type="string">
            <text:p>751-03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040.54">
            <text:p>1040.54</text:p>
          </table:table-cell>
          <table:table-cell office:value-type="float" office:value="214.43">
            <text:p>214.43</text:p>
          </table:table-cell>
          <table:table-cell office:value-type="float" office:value="627.485">
            <text:p>627.48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52-01</text:p>
          </table:table-cell>
          <table:table-cell office:value-type="string">
            <text:p>Riz</text:p>
          </table:table-cell>
          <table:table-cell office:value-type="float" office:value="97.87">
            <text:p>97.87</text:p>
          </table:table-cell>
          <table:table-cell office:value-type="float" office:value="97.97">
            <text:p>97.97</text:p>
          </table:table-cell>
          <table:table-cell office:value-type="float" office:value="25.07">
            <text:p>25.07</text:p>
          </table:table-cell>
          <table:table-cell office:value-type="float" office:value="1182.69">
            <text:p>1182.69</text:p>
          </table:table-cell>
          <table:table-cell office:value-type="float" office:value="986.26">
            <text:p>986.26</text:p>
          </table:table-cell>
          <table:table-cell office:value-type="float" office:value="1084.475">
            <text:p>1084.475</text:p>
          </table:table-cell>
          <table:table-cell table:style-name="ce2" office:value-type="percentage" office:value="0.0827520313860775">
            <text:p>8.28%</text:p>
          </table:table-cell>
          <table:table-cell table:style-name="ce2" office:value-type="percentage" office:value="0.0993348609900026">
            <text:p>9.93%</text:p>
          </table:table-cell>
          <table:table-cell office:value-type="float" office:value="97.92">
            <text:p>97.92</text:p>
          </table:table-cell>
          <table:table-cell table:style-name="ce2" office:value-type="percentage" office:value="0.0902925378639434">
            <text:p>9.03%</text:p>
          </table:table-cell>
          <table:table-cell office:value-type="float" office:value="195.84">
            <text:p>195.84</text:p>
          </table:table-cell>
        </table:table-row>
        <table:table-row table:style-name="ro2">
          <table:table-cell office:value-type="string">
            <text:p>752-02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office:value-type="float" office:value="1042.09">
            <text:p>1042.09</text:p>
          </table:table-cell>
          <table:table-cell office:value-type="float" office:value="850.95">
            <text:p>850.95</text:p>
          </table:table-cell>
          <table:table-cell office:value-type="float" office:value="946.52">
            <text:p>946.52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0998883600681591">
            <text:p>0.10%</text:p>
          </table:table-cell>
          <table:table-cell office:value-type="float" office:value="0.425">
            <text:p>0.425</text:p>
          </table:table-cell>
          <table:table-cell table:style-name="ce2" office:value-type="percentage" office:value="0.000449013227401428">
            <text:p>0.04%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string">
            <text:p>752-03</text:p>
          </table:table-cell>
          <table:table-cell office:value-type="string">
            <text:p>Riz</text:p>
          </table:table-cell>
          <table:table-cell table:number-columns-repeated="2" office:value-type="float" office:value="0">
            <text:p>0</text:p>
          </table:table-cell>
          <table:table-cell office:value-type="float" office:value="2.75">
            <text:p>2.75</text:p>
          </table:table-cell>
          <table:table-cell office:value-type="float" office:value="2822.88">
            <text:p>2822.88</text:p>
          </table:table-cell>
          <table:table-cell office:value-type="float" office:value="163.95">
            <text:p>163.95</text:p>
          </table:table-cell>
          <table:table-cell office:value-type="float" office:value="1493.415">
            <text:p>1493.41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753-01</text:p>
          </table:table-cell>
          <table:table-cell office:value-type="string">
            <text:p>Riz</text:p>
          </table:table-cell>
          <table:table-cell office:value-type="float" office:value="4">
            <text:p>4</text:p>
          </table:table-cell>
          <table:table-cell office:value-type="float" office:value="6.06">
            <text:p>6.06</text:p>
          </table:table-cell>
          <table:table-cell office:value-type="float" office:value="0">
            <text:p>0</text:p>
          </table:table-cell>
          <table:table-cell office:value-type="float" office:value="1009.65">
            <text:p>1009.65</text:p>
          </table:table-cell>
          <table:table-cell office:value-type="float" office:value="803.39">
            <text:p>803.39</text:p>
          </table:table-cell>
          <table:table-cell office:value-type="float" office:value="906.52">
            <text:p>906.52</text:p>
          </table:table-cell>
          <table:table-cell table:style-name="ce2" office:value-type="percentage" office:value="0.00396176892982717">
            <text:p>0.40%</text:p>
          </table:table-cell>
          <table:table-cell table:style-name="ce2" office:value-type="percentage" office:value="0.00754303638332566">
            <text:p>0.75%</text:p>
          </table:table-cell>
          <table:table-cell office:value-type="float" office:value="5.03">
            <text:p>5.03</text:p>
          </table:table-cell>
          <table:table-cell table:style-name="ce2" office:value-type="percentage" office:value="0.00554869170012796">
            <text:p>0.55%</text:p>
          </table:table-cell>
          <table:table-cell office:value-type="float" office:value="10.06">
            <text:p>10.06</text:p>
          </table:table-cell>
        </table:table-row>
        <table:table-row table:style-name="ro2">
          <table:table-cell office:value-type="string">
            <text:p>753-02</text:p>
          </table:table-cell>
          <table:table-cell office:value-type="string">
            <text:p>Riz</text:p>
          </table:table-cell>
          <table:table-cell office:value-type="float" office:value="1.82">
            <text:p>1.82</text:p>
          </table:table-cell>
          <table:table-cell office:value-type="float" office:value="2.97">
            <text:p>2.97</text:p>
          </table:table-cell>
          <table:table-cell office:value-type="float" office:value="0">
            <text:p>0</text:p>
          </table:table-cell>
          <table:table-cell office:value-type="float" office:value="1454.53">
            <text:p>1454.53</text:p>
          </table:table-cell>
          <table:table-cell office:value-type="float" office:value="815.29">
            <text:p>815.29</text:p>
          </table:table-cell>
          <table:table-cell office:value-type="float" office:value="1134.91">
            <text:p>1134.91</text:p>
          </table:table-cell>
          <table:table-cell table:style-name="ce2" office:value-type="percentage" office:value="0.00125126329467251">
            <text:p>0.13%</text:p>
          </table:table-cell>
          <table:table-cell table:style-name="ce2" office:value-type="percentage" office:value="0.00364287554121846">
            <text:p>0.36%</text:p>
          </table:table-cell>
          <table:table-cell office:value-type="float" office:value="2.395">
            <text:p>2.395</text:p>
          </table:table-cell>
          <table:table-cell table:style-name="ce2" office:value-type="percentage" office:value="0.00211029949511415">
            <text:p>0.21%</text:p>
          </table:table-cell>
          <table:table-cell office:value-type="float" office:value="4.79">
            <text:p>4.79</text:p>
          </table:table-cell>
        </table:table-row>
        <table:table-row table:style-name="ro2">
          <table:table-cell office:value-type="string">
            <text:p>753-03</text:p>
          </table:table-cell>
          <table:table-cell office:value-type="string">
            <text:p>Riz</text:p>
          </table:table-cell>
          <table:table-cell office:value-type="float" office:value="3.83">
            <text:p>3.83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989.97">
            <text:p>1989.97</text:p>
          </table:table-cell>
          <table:table-cell office:value-type="float" office:value="466.3">
            <text:p>466.3</text:p>
          </table:table-cell>
          <table:table-cell office:value-type="float" office:value="1228.135">
            <text:p>1228.135</text:p>
          </table:table-cell>
          <table:table-cell table:style-name="ce2" office:value-type="percentage" office:value="0.00192465213043413">
            <text:p>0.19%</text:p>
          </table:table-cell>
          <table:table-cell table:style-name="ce2" office:value-type="percentage" office:value="0.00321681321037958">
            <text:p>0.32%</text:p>
          </table:table-cell>
          <table:table-cell office:value-type="float" office:value="2.665">
            <text:p>2.665</text:p>
          </table:table-cell>
          <table:table-cell table:style-name="ce2" office:value-type="percentage" office:value="0.00216995688584724">
            <text:p>0.22%</text:p>
          </table:table-cell>
          <table:table-cell office:value-type="float" office:value="5.33">
            <text:p>5.33</text:p>
          </table:table-cell>
        </table:table-row>
        <table:table-row table:style-name="ro2">
          <table:table-cell office:value-type="string">
            <text:p>753-04</text:p>
          </table:table-cell>
          <table:table-cell office:value-type="string">
            <text:p>Riz</text:p>
          </table:table-cell>
          <table:table-cell office:value-type="float" office:value="10">
            <text:p>10</text:p>
          </table:table-cell>
          <table:table-cell office:value-type="float" office:value="8.25">
            <text:p>8.25</text:p>
          </table:table-cell>
          <table:table-cell office:value-type="float" office:value="0">
            <text:p>0</text:p>
          </table:table-cell>
          <table:table-cell office:value-type="float" office:value="773.69">
            <text:p>773.69</text:p>
          </table:table-cell>
          <table:table-cell office:value-type="float" office:value="122.75">
            <text:p>122.75</text:p>
          </table:table-cell>
          <table:table-cell office:value-type="float" office:value="448.22">
            <text:p>448.22</text:p>
          </table:table-cell>
          <table:table-cell table:style-name="ce2" office:value-type="percentage" office:value="0.0129250733497913">
            <text:p>1.29%</text:p>
          </table:table-cell>
          <table:table-cell table:style-name="ce2" office:value-type="percentage" office:value="0.0672097759674134">
            <text:p>6.72%</text:p>
          </table:table-cell>
          <table:table-cell office:value-type="float" office:value="9.125">
            <text:p>9.125</text:p>
          </table:table-cell>
          <table:table-cell table:style-name="ce2" office:value-type="percentage" office:value="0.0203583061889251">
            <text:p>2.04%</text:p>
          </table:table-cell>
          <table:table-cell office:value-type="float" office:value="18.25">
            <text:p>18.25</text:p>
          </table:table-cell>
        </table:table-row>
        <table:table-row table:style-name="ro2">
          <table:table-cell office:value-type="string">
            <text:p>811-01</text:p>
          </table:table-cell>
          <table:table-cell office:value-type="string">
            <text:p>Riz</text:p>
          </table:table-cell>
          <table:table-cell office:value-type="float" office:value="0.27">
            <text:p>0.27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724.16">
            <text:p>724.16</text:p>
          </table:table-cell>
          <table:table-cell office:value-type="float" office:value="357">
            <text:p>357</text:p>
          </table:table-cell>
          <table:table-cell office:value-type="float" office:value="540.58">
            <text:p>540.58</text:p>
          </table:table-cell>
          <table:table-cell table:style-name="ce2" office:value-type="percentage" office:value="0.000372845779938135">
            <text:p>0.04%</text:p>
          </table:table-cell>
          <table:table-cell table:style-name="ce2" office:value-type="percentage" office:value="0.000280112044817927">
            <text:p>0.03%</text:p>
          </table:table-cell>
          <table:table-cell office:value-type="float" office:value="0.185">
            <text:p>0.185</text:p>
          </table:table-cell>
          <table:table-cell table:style-name="ce2" office:value-type="percentage" office:value="0.000342225017573717">
            <text:p>0.03%</text:p>
          </table:table-cell>
          <table:table-cell office:value-type="float" office:value="0.37">
            <text:p>0.37</text:p>
          </table:table-cell>
        </table:table-row>
        <table:table-row table:style-name="ro2">
          <table:table-cell office:value-type="string">
            <text:p>811-02</text:p>
          </table:table-cell>
          <table:table-cell office:value-type="string">
            <text:p>Riz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481.06">
            <text:p>2481.06</text:p>
          </table:table-cell>
          <table:table-cell office:value-type="float" office:value="475.19">
            <text:p>475.19</text:p>
          </table:table-cell>
          <table:table-cell office:value-type="float" office:value="1478.125">
            <text:p>1478.125</text:p>
          </table:table-cell>
          <table:table-cell table:style-name="ce2" office:value-type="percentage" office:value="0.0000241832120142197">
            <text:p>0.00%</text:p>
          </table:table-cell>
          <table:table-cell table:style-name="ce2" office:value-type="percentage" office:value="0.00010522106946695">
            <text:p>0.01%</text:p>
          </table:table-cell>
          <table:table-cell office:value-type="float" office:value="0.055">
            <text:p>0.055</text:p>
          </table:table-cell>
          <table:table-cell table:style-name="ce2" office:value-type="percentage" office:value="0.0000372093023255814">
            <text:p>0.00%</text:p>
          </table:table-cell>
          <table:table-cell office:value-type="float" office:value="0.11">
            <text:p>0.11</text:p>
          </table:table-cell>
        </table:table-row>
        <table:table-row table:style-name="ro2">
          <table:table-cell office:value-type="string">
            <text:p>811-03</text:p>
          </table:table-cell>
          <table:table-cell office:value-type="string">
            <text:p>Riz</text:p>
          </table:table-cell>
          <table:table-cell office:value-type="float" office:value="9.37">
            <text:p>9.37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2103.85">
            <text:p>2103.85</text:p>
          </table:table-cell>
          <table:table-cell office:value-type="float" office:value="1000.57">
            <text:p>1000.57</text:p>
          </table:table-cell>
          <table:table-cell office:value-type="float" office:value="1552.21">
            <text:p>1552.21</text:p>
          </table:table-cell>
          <table:table-cell table:style-name="ce2" office:value-type="percentage" office:value="0.00445373957268817">
            <text:p>0.45%</text:p>
          </table:table-cell>
          <table:table-cell table:style-name="ce2" office:value-type="percentage" office:value="0.000749572743536184">
            <text:p>0.07%</text:p>
          </table:table-cell>
          <table:table-cell office:value-type="float" office:value="5.06">
            <text:p>5.06</text:p>
          </table:table-cell>
          <table:table-cell table:style-name="ce2" office:value-type="percentage" office:value="0.00325986818793849">
            <text:p>0.33%</text:p>
          </table:table-cell>
          <table:table-cell office:value-type="float" office:value="10.12">
            <text:p>10.12</text:p>
          </table:table-cell>
        </table:table-row>
        <table:table-row table:style-name="ro2">
          <table:table-cell office:value-type="string">
            <text:p>811-04</text:p>
          </table:table-cell>
          <table:table-cell office:value-type="string">
            <text:p>Riz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1518.33">
            <text:p>1518.33</text:p>
          </table:table-cell>
          <table:table-cell office:value-type="float" office:value="982.28">
            <text:p>982.28</text:p>
          </table:table-cell>
          <table:table-cell office:value-type="float" office:value="1250.305">
            <text:p>1250.305</text:p>
          </table:table-cell>
          <table:table-cell table:style-name="ce2" office:value-type="percentage" office:value="0.0000197585505127344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15">
            <text:p>0.015</text:p>
          </table:table-cell>
          <table:table-cell table:style-name="ce2" office:value-type="percentage" office:value="0.0000119970727142577">
            <text:p>0.00%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string">
            <text:p>811-05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886.45">
            <text:p>886.45</text:p>
          </table:table-cell>
          <table:table-cell office:value-type="float" office:value="14.44">
            <text:p>14.44</text:p>
          </table:table-cell>
          <table:table-cell office:value-type="float" office:value="450.445">
            <text:p>450.44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811-06</text:p>
          </table:table-cell>
          <table:table-cell office:value-type="string">
            <text:p>Riz</text:p>
          </table:table-cell>
          <table:table-cell office:value-type="float" office:value="21.35">
            <text:p>21.35</text:p>
          </table:table-cell>
          <table:table-cell office:value-type="float" office:value="144.42">
            <text:p>144.42</text:p>
          </table:table-cell>
          <table:table-cell office:value-type="float" office:value="20.45">
            <text:p>20.45</text:p>
          </table:table-cell>
          <table:table-cell office:value-type="float" office:value="2517.76">
            <text:p>2517.76</text:p>
          </table:table-cell>
          <table:table-cell office:value-type="float" office:value="2349.95">
            <text:p>2349.95</text:p>
          </table:table-cell>
          <table:table-cell office:value-type="float" office:value="2433.855">
            <text:p>2433.855</text:p>
          </table:table-cell>
          <table:table-cell table:style-name="ce2" office:value-type="percentage" office:value="0.00847975978647687">
            <text:p>0.85%</text:p>
          </table:table-cell>
          <table:table-cell table:style-name="ce2" office:value-type="percentage" office:value="0.0614566267367391">
            <text:p>6.15%</text:p>
          </table:table-cell>
          <table:table-cell office:value-type="float" office:value="82.885">
            <text:p>82.885</text:p>
          </table:table-cell>
          <table:table-cell table:style-name="ce2" office:value-type="percentage" office:value="0.034055027928944">
            <text:p>3.41%</text:p>
          </table:table-cell>
          <table:table-cell office:value-type="float" office:value="165.77">
            <text:p>165.77</text:p>
          </table:table-cell>
        </table:table-row>
        <table:table-row table:style-name="ro2">
          <table:table-cell office:value-type="string">
            <text:p>811-07</text:p>
          </table:table-cell>
          <table:table-cell office:value-type="string">
            <text:p>Riz</text:p>
          </table:table-cell>
          <table:table-cell office:value-type="float" office:value="1.27">
            <text:p>1.27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535.6">
            <text:p>535.6</text:p>
          </table:table-cell>
          <table:table-cell office:value-type="float" office:value="139.8">
            <text:p>139.8</text:p>
          </table:table-cell>
          <table:table-cell office:value-type="float" office:value="337.7">
            <text:p>337.7</text:p>
          </table:table-cell>
          <table:table-cell table:style-name="ce2" office:value-type="percentage" office:value="0.00237117251680358">
            <text:p>0.24%</text:p>
          </table:table-cell>
          <table:table-cell table:style-name="ce2" office:value-type="percentage" office:value="0.00178826895565093">
            <text:p>0.18%</text:p>
          </table:table-cell>
          <table:table-cell office:value-type="float" office:value="0.76">
            <text:p>0.76</text:p>
          </table:table-cell>
          <table:table-cell table:style-name="ce2" office:value-type="percentage" office:value="0.00225051821143026">
            <text:p>0.23%</text:p>
          </table:table-cell>
          <table:table-cell office:value-type="float" office:value="1.52">
            <text:p>1.52</text:p>
          </table:table-cell>
        </table:table-row>
        <table:table-row table:style-name="ro2">
          <table:table-cell office:value-type="string">
            <text:p>811-08</text:p>
          </table:table-cell>
          <table:table-cell office:value-type="string">
            <text:p>Riz</text:p>
          </table:table-cell>
          <table:table-cell office:value-type="float" office:value="2.03">
            <text:p>2.03</text:p>
          </table:table-cell>
          <table:table-cell office:value-type="float" office:value="7.54">
            <text:p>7.54</text:p>
          </table:table-cell>
          <table:table-cell office:value-type="float" office:value="1.98">
            <text:p>1.98</text:p>
          </table:table-cell>
          <table:table-cell office:value-type="float" office:value="559.95">
            <text:p>559.95</text:p>
          </table:table-cell>
          <table:table-cell office:value-type="float" office:value="383.92">
            <text:p>383.92</text:p>
          </table:table-cell>
          <table:table-cell office:value-type="float" office:value="471.935">
            <text:p>471.935</text:p>
          </table:table-cell>
          <table:table-cell table:style-name="ce2" office:value-type="percentage" office:value="0.00362532368961514">
            <text:p>0.36%</text:p>
          </table:table-cell>
          <table:table-cell table:style-name="ce2" office:value-type="percentage" office:value="0.0196395082308814">
            <text:p>1.96%</text:p>
          </table:table-cell>
          <table:table-cell office:value-type="float" office:value="4.785">
            <text:p>4.785</text:p>
          </table:table-cell>
          <table:table-cell table:style-name="ce2" office:value-type="percentage" office:value="0.0101391081398921">
            <text:p>1.01%</text:p>
          </table:table-cell>
          <table:table-cell office:value-type="float" office:value="9.57">
            <text:p>9.57</text:p>
          </table:table-cell>
        </table:table-row>
        <table:table-row table:style-name="ro2">
          <table:table-cell office:value-type="string">
            <text:p>811-09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482.33">
            <text:p>482.33</text:p>
          </table:table-cell>
          <table:table-cell office:value-type="float" office:value="113.81">
            <text:p>113.81</text:p>
          </table:table-cell>
          <table:table-cell office:value-type="float" office:value="298.07">
            <text:p>298.07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812-01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992.66">
            <text:p>992.66</text:p>
          </table:table-cell>
          <table:table-cell office:value-type="float" office:value="120.59">
            <text:p>120.59</text:p>
          </table:table-cell>
          <table:table-cell office:value-type="float" office:value="556.625">
            <text:p>556.62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812-02</text:p>
          </table:table-cell>
          <table:table-cell office:value-type="string">
            <text:p>Riz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office:value-type="float" office:value="766.06">
            <text:p>766.06</text:p>
          </table:table-cell>
          <table:table-cell office:value-type="float" office:value="141.74">
            <text:p>141.74</text:p>
          </table:table-cell>
          <table:table-cell office:value-type="float" office:value="453.9">
            <text:p>453.9</text:p>
          </table:table-cell>
          <table:table-cell table:style-name="ce2" office:value-type="percentage" office:value="0.000522152311829361">
            <text:p>0.05%</text:p>
          </table:table-cell>
          <table:table-cell table:style-name="ce2" office:value-type="percentage" office:value="0">
            <text:p>0.00%</text:p>
          </table:table-cell>
          <table:table-cell office:value-type="float" office:value="0.2">
            <text:p>0.2</text:p>
          </table:table-cell>
          <table:table-cell table:style-name="ce2" office:value-type="percentage" office:value="0.000440625688477638">
            <text:p>0.04%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812-03</text:p>
          </table:table-cell>
          <table:table-cell office:value-type="string">
            <text:p>Riz</text:p>
          </table:table-cell>
          <table:table-cell office:value-type="float" office:value="1.94">
            <text:p>1.94</text:p>
          </table:table-cell>
          <table:table-cell table:number-columns-repeated="2" office:value-type="float" office:value="0">
            <text:p>0</text:p>
          </table:table-cell>
          <table:table-cell office:value-type="float" office:value="1022.45">
            <text:p>1022.45</text:p>
          </table:table-cell>
          <table:table-cell office:value-type="float" office:value="83.57">
            <text:p>83.57</text:p>
          </table:table-cell>
          <table:table-cell office:value-type="float" office:value="553.01">
            <text:p>553.01</text:p>
          </table:table-cell>
          <table:table-cell table:style-name="ce2" office:value-type="percentage" office:value="0.00189740329600469">
            <text:p>0.19%</text:p>
          </table:table-cell>
          <table:table-cell table:style-name="ce2" office:value-type="percentage" office:value="0">
            <text:p>0.00%</text:p>
          </table:table-cell>
          <table:table-cell office:value-type="float" office:value="0.97">
            <text:p>0.97</text:p>
          </table:table-cell>
          <table:table-cell table:style-name="ce2" office:value-type="percentage" office:value="0.00175403699752265">
            <text:p>0.18%</text:p>
          </table:table-cell>
          <table:table-cell office:value-type="float" office:value="1.94">
            <text:p>1.94</text:p>
          </table:table-cell>
        </table:table-row>
        <table:table-row table:style-name="ro2">
          <table:table-cell office:value-type="string">
            <text:p>812-04</text:p>
          </table:table-cell>
          <table:table-cell office:value-type="string">
            <text:p>Riz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">
            <text:p>0</text:p>
          </table:table-cell>
          <table:table-cell office:value-type="float" office:value="707.48">
            <text:p>707.48</text:p>
          </table:table-cell>
          <table:table-cell office:value-type="float" office:value="12">
            <text:p>12</text:p>
          </table:table-cell>
          <table:table-cell office:value-type="float" office:value="359.74">
            <text:p>359.74</text:p>
          </table:table-cell>
          <table:table-cell table:style-name="ce2" office:value-type="percentage" office:value="0.000537117657036241">
            <text:p>0.05%</text:p>
          </table:table-cell>
          <table:table-cell table:style-name="ce2" office:value-type="percentage" office:value="0">
            <text:p>0.00%</text:p>
          </table:table-cell>
          <table:table-cell office:value-type="float" office:value="0.19">
            <text:p>0.19</text:p>
          </table:table-cell>
          <table:table-cell table:style-name="ce2" office:value-type="percentage" office:value="0.000528159226107744">
            <text:p>0.05%</text:p>
          </table:table-cell>
          <table:table-cell office:value-type="float" office:value="0.38">
            <text:p>0.38</text:p>
          </table:table-cell>
        </table:table-row>
        <table:table-row table:style-name="ro2">
          <table:table-cell office:value-type="string">
            <text:p>813-01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883.44">
            <text:p>883.44</text:p>
          </table:table-cell>
          <table:table-cell office:value-type="float" office:value="37.92">
            <text:p>37.92</text:p>
          </table:table-cell>
          <table:table-cell office:value-type="float" office:value="460.68">
            <text:p>460.68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814-01</text:p>
          </table:table-cell>
          <table:table-cell office:value-type="string">
            <text:p>Riz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">
            <text:p>0</text:p>
          </table:table-cell>
          <table:table-cell office:value-type="float" office:value="881.58">
            <text:p>881.58</text:p>
          </table:table-cell>
          <table:table-cell office:value-type="float" office:value="340.04">
            <text:p>340.04</text:p>
          </table:table-cell>
          <table:table-cell office:value-type="float" office:value="610.81">
            <text:p>610.81</text:p>
          </table:table-cell>
          <table:table-cell table:style-name="ce2" office:value-type="percentage" office:value="0.000147462510492525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065">
            <text:p>0.065</text:p>
          </table:table-cell>
          <table:table-cell table:style-name="ce2" office:value-type="percentage" office:value="0.00010641607046381">
            <text:p>0.01%</text:p>
          </table:table-cell>
          <table:table-cell office:value-type="float" office:value="0.13">
            <text:p>0.13</text:p>
          </table:table-cell>
        </table:table-row>
        <table:table-row table:style-name="ro2">
          <table:table-cell office:value-type="string">
            <text:p>814-02</text:p>
          </table:table-cell>
          <table:table-cell office:value-type="string">
            <text:p>Riz</text:p>
          </table:table-cell>
          <table:table-cell office:value-type="float" office:value="182.48">
            <text:p>182.48</text:p>
          </table:table-cell>
          <table:table-cell office:value-type="float" office:value="5.34">
            <text:p>5.34</text:p>
          </table:table-cell>
          <table:table-cell office:value-type="float" office:value="0.03">
            <text:p>0.03</text:p>
          </table:table-cell>
          <table:table-cell office:value-type="float" office:value="1178">
            <text:p>1178</text:p>
          </table:table-cell>
          <table:table-cell office:value-type="float" office:value="833.31">
            <text:p>833.31</text:p>
          </table:table-cell>
          <table:table-cell office:value-type="float" office:value="1005.655">
            <text:p>1005.655</text:p>
          </table:table-cell>
          <table:table-cell table:style-name="ce2" office:value-type="percentage" office:value="0.15490662139219">
            <text:p>15.49%</text:p>
          </table:table-cell>
          <table:table-cell table:style-name="ce2" office:value-type="percentage" office:value="0.00640817942902401">
            <text:p>0.64%</text:p>
          </table:table-cell>
          <table:table-cell office:value-type="float" office:value="93.91">
            <text:p>93.91</text:p>
          </table:table-cell>
          <table:table-cell table:style-name="ce2" office:value-type="percentage" office:value="0.0933819252129209">
            <text:p>9.34%</text:p>
          </table:table-cell>
          <table:table-cell office:value-type="float" office:value="187.82">
            <text:p>187.82</text:p>
          </table:table-cell>
        </table:table-row>
        <table:table-row table:style-name="ro2">
          <table:table-cell office:value-type="string">
            <text:p>814-03</text:p>
          </table:table-cell>
          <table:table-cell office:value-type="string">
            <text:p>Riz</text:p>
          </table:table-cell>
          <table:table-cell office:value-type="float" office:value="20.58">
            <text:p>20.58</text:p>
          </table:table-cell>
          <table:table-cell office:value-type="float" office:value="25.48">
            <text:p>25.48</text:p>
          </table:table-cell>
          <table:table-cell office:value-type="float" office:value="13.33">
            <text:p>13.33</text:p>
          </table:table-cell>
          <table:table-cell office:value-type="float" office:value="2025.46">
            <text:p>2025.46</text:p>
          </table:table-cell>
          <table:table-cell office:value-type="float" office:value="1149.04">
            <text:p>1149.04</text:p>
          </table:table-cell>
          <table:table-cell office:value-type="float" office:value="1587.25">
            <text:p>1587.25</text:p>
          </table:table-cell>
          <table:table-cell table:style-name="ce2" office:value-type="percentage" office:value="0.0101606548635865">
            <text:p>1.02%</text:p>
          </table:table-cell>
          <table:table-cell table:style-name="ce2" office:value-type="percentage" office:value="0.0221750330710854">
            <text:p>2.22%</text:p>
          </table:table-cell>
          <table:table-cell office:value-type="float" office:value="23.03">
            <text:p>23.03</text:p>
          </table:table-cell>
          <table:table-cell table:style-name="ce2" office:value-type="percentage" office:value="0.0145093715545755">
            <text:p>1.45%</text:p>
          </table:table-cell>
          <table:table-cell office:value-type="float" office:value="46.06">
            <text:p>46.06</text:p>
          </table:table-cell>
        </table:table-row>
        <table:table-row table:style-name="ro2">
          <table:table-cell office:value-type="string">
            <text:p>815-01</text:p>
          </table:table-cell>
          <table:table-cell office:value-type="string">
            <text:p>Riz</text:p>
          </table:table-cell>
          <table:table-cell office:value-type="float" office:value="22.89">
            <text:p>22.89</text:p>
          </table:table-cell>
          <table:table-cell office:value-type="float" office:value="2.48">
            <text:p>2.48</text:p>
          </table:table-cell>
          <table:table-cell office:value-type="float" office:value="0">
            <text:p>0</text:p>
          </table:table-cell>
          <table:table-cell office:value-type="float" office:value="1498.08">
            <text:p>1498.08</text:p>
          </table:table-cell>
          <table:table-cell office:value-type="float" office:value="159.56">
            <text:p>159.56</text:p>
          </table:table-cell>
          <table:table-cell office:value-type="float" office:value="828.82">
            <text:p>828.82</text:p>
          </table:table-cell>
          <table:table-cell table:style-name="ce2" office:value-type="percentage" office:value="0.0152795578340276">
            <text:p>1.53%</text:p>
          </table:table-cell>
          <table:table-cell table:style-name="ce2" office:value-type="percentage" office:value="0.0155427425419905">
            <text:p>1.55%</text:p>
          </table:table-cell>
          <table:table-cell office:value-type="float" office:value="12.685">
            <text:p>12.685</text:p>
          </table:table-cell>
          <table:table-cell table:style-name="ce2" office:value-type="percentage" office:value="0.0153048912912333">
            <text:p>1.53%</text:p>
          </table:table-cell>
          <table:table-cell office:value-type="float" office:value="25.37">
            <text:p>25.37</text:p>
          </table:table-cell>
        </table:table-row>
        <table:table-row table:style-name="ro2">
          <table:table-cell office:value-type="string">
            <text:p>815-02</text:p>
          </table:table-cell>
          <table:table-cell office:value-type="string">
            <text:p>Riz</text:p>
          </table:table-cell>
          <table:table-cell office:value-type="float" office:value="22.81">
            <text:p>22.81</text:p>
          </table:table-cell>
          <table:table-cell office:value-type="float" office:value="7.9">
            <text:p>7.9</text:p>
          </table:table-cell>
          <table:table-cell office:value-type="float" office:value="0.67">
            <text:p>0.67</text:p>
          </table:table-cell>
          <table:table-cell office:value-type="float" office:value="2180.66">
            <text:p>2180.66</text:p>
          </table:table-cell>
          <table:table-cell office:value-type="float" office:value="628.58">
            <text:p>628.58</text:p>
          </table:table-cell>
          <table:table-cell office:value-type="float" office:value="1404.62">
            <text:p>1404.62</text:p>
          </table:table-cell>
          <table:table-cell table:style-name="ce2" office:value-type="percentage" office:value="0.010460135922152">
            <text:p>1.05%</text:p>
          </table:table-cell>
          <table:table-cell table:style-name="ce2" office:value-type="percentage" office:value="0.0125680104362213">
            <text:p>1.26%</text:p>
          </table:table-cell>
          <table:table-cell office:value-type="float" office:value="15.355">
            <text:p>15.355</text:p>
          </table:table-cell>
          <table:table-cell table:style-name="ce2" office:value-type="percentage" office:value="0.0109317822613945">
            <text:p>1.09%</text:p>
          </table:table-cell>
          <table:table-cell office:value-type="float" office:value="30.71">
            <text:p>30.71</text:p>
          </table:table-cell>
        </table:table-row>
        <table:table-row table:style-name="ro2">
          <table:table-cell office:value-type="string">
            <text:p>821-01</text:p>
          </table:table-cell>
          <table:table-cell office:value-type="string">
            <text:p>Riz</text:p>
          </table:table-cell>
          <table:table-cell office:value-type="float" office:value="186.9">
            <text:p>186.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44.44">
            <text:p>1244.44</text:p>
          </table:table-cell>
          <table:table-cell office:value-type="float" office:value="101.83">
            <text:p>101.83</text:p>
          </table:table-cell>
          <table:table-cell office:value-type="float" office:value="673.135">
            <text:p>673.135</text:p>
          </table:table-cell>
          <table:table-cell table:style-name="ce2" office:value-type="percentage" office:value="0.150188036385844">
            <text:p>15.02%</text:p>
          </table:table-cell>
          <table:table-cell table:style-name="ce2" office:value-type="percentage" office:value="0.108023175881371">
            <text:p>10.80%</text:p>
          </table:table-cell>
          <table:table-cell office:value-type="float" office:value="98.95">
            <text:p>98.95</text:p>
          </table:table-cell>
          <table:table-cell table:style-name="ce2" office:value-type="percentage" office:value="0.146998744679745">
            <text:p>14.70%</text:p>
          </table:table-cell>
          <table:table-cell office:value-type="float" office:value="197.9">
            <text:p>197.9</text:p>
          </table:table-cell>
        </table:table-row>
        <table:table-row table:style-name="ro2">
          <table:table-cell office:value-type="string">
            <text:p>821-02</text:p>
          </table:table-cell>
          <table:table-cell office:value-type="string">
            <text:p>Riz</text:p>
          </table:table-cell>
          <table:table-cell office:value-type="float" office:value="155.23">
            <text:p>155.23</text:p>
          </table:table-cell>
          <table:table-cell office:value-type="float" office:value="117.5">
            <text:p>117.5</text:p>
          </table:table-cell>
          <table:table-cell office:value-type="float" office:value="18.92">
            <text:p>18.92</text:p>
          </table:table-cell>
          <table:table-cell office:value-type="float" office:value="1184.32">
            <text:p>1184.32</text:p>
          </table:table-cell>
          <table:table-cell office:value-type="float" office:value="692.14">
            <text:p>692.14</text:p>
          </table:table-cell>
          <table:table-cell office:value-type="float" office:value="938.23">
            <text:p>938.23</text:p>
          </table:table-cell>
          <table:table-cell table:style-name="ce2" office:value-type="percentage" office:value="0.131070994325858">
            <text:p>13.11%</text:p>
          </table:table-cell>
          <table:table-cell table:style-name="ce2" office:value-type="percentage" office:value="0.169763342676337">
            <text:p>16.98%</text:p>
          </table:table-cell>
          <table:table-cell office:value-type="float" office:value="136.365">
            <text:p>136.365</text:p>
          </table:table-cell>
          <table:table-cell table:style-name="ce2" office:value-type="percentage" office:value="0.145342826385854">
            <text:p>14.53%</text:p>
          </table:table-cell>
          <table:table-cell office:value-type="float" office:value="272.73">
            <text:p>272.73</text:p>
          </table:table-cell>
        </table:table-row>
        <table:table-row table:style-name="ro2">
          <table:table-cell office:value-type="string">
            <text:p>821-03</text:p>
          </table:table-cell>
          <table:table-cell office:value-type="string">
            <text:p>Riz</text:p>
          </table:table-cell>
          <table:table-cell office:value-type="float" office:value="96.53">
            <text:p>96.53</text:p>
          </table:table-cell>
          <table:table-cell office:value-type="float" office:value="97.7">
            <text:p>97.7</text:p>
          </table:table-cell>
          <table:table-cell office:value-type="float" office:value="1">
            <text:p>1</text:p>
          </table:table-cell>
          <table:table-cell office:value-type="float" office:value="1554.91">
            <text:p>1554.91</text:p>
          </table:table-cell>
          <table:table-cell office:value-type="float" office:value="600.69">
            <text:p>600.69</text:p>
          </table:table-cell>
          <table:table-cell office:value-type="float" office:value="1077.8">
            <text:p>1077.8</text:p>
          </table:table-cell>
          <table:table-cell table:style-name="ce2" office:value-type="percentage" office:value="0.0620807635168595">
            <text:p>6.21%</text:p>
          </table:table-cell>
          <table:table-cell table:style-name="ce2" office:value-type="percentage" office:value="0.162646290099719">
            <text:p>16.26%</text:p>
          </table:table-cell>
          <table:table-cell office:value-type="float" office:value="97.115">
            <text:p>97.115</text:p>
          </table:table-cell>
          <table:table-cell table:style-name="ce2" office:value-type="percentage" office:value="0.0901048431991093">
            <text:p>9.01%</text:p>
          </table:table-cell>
          <table:table-cell office:value-type="float" office:value="194.23">
            <text:p>194.23</text:p>
          </table:table-cell>
        </table:table-row>
        <table:table-row table:style-name="ro2">
          <table:table-cell office:value-type="string">
            <text:p>821-04</text:p>
          </table:table-cell>
          <table:table-cell office:value-type="string">
            <text:p>Riz</text:p>
          </table:table-cell>
          <table:table-cell office:value-type="float" office:value="33.61">
            <text:p>33.61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759">
            <text:p>759</text:p>
          </table:table-cell>
          <table:table-cell office:value-type="float" office:value="1.36">
            <text:p>1.36</text:p>
          </table:table-cell>
          <table:table-cell office:value-type="float" office:value="380.18">
            <text:p>380.18</text:p>
          </table:table-cell>
          <table:table-cell table:style-name="ce2" office:value-type="percentage" office:value="0.0442819499341239">
            <text:p>4.43%</text:p>
          </table:table-cell>
          <table:table-cell table:style-name="ce2" office:value-type="percentage" office:value="0.0367647058823529">
            <text:p>3.68%</text:p>
          </table:table-cell>
          <table:table-cell office:value-type="float" office:value="16.83">
            <text:p>16.83</text:p>
          </table:table-cell>
          <table:table-cell table:style-name="ce2" office:value-type="percentage" office:value="0.0442685043926561">
            <text:p>4.43%</text:p>
          </table:table-cell>
          <table:table-cell office:value-type="float" office:value="33.66">
            <text:p>33.66</text:p>
          </table:table-cell>
        </table:table-row>
        <table:table-row table:style-name="ro2">
          <table:table-cell office:value-type="string">
            <text:p>822-01</text:p>
          </table:table-cell>
          <table:table-cell office:value-type="string">
            <text:p>Riz</text:p>
          </table:table-cell>
          <table:table-cell office:value-type="float" office:value="50.9">
            <text:p>50.9</text:p>
          </table:table-cell>
          <table:table-cell table:number-columns-repeated="2" office:value-type="float" office:value="0">
            <text:p>0</text:p>
          </table:table-cell>
          <table:table-cell office:value-type="float" office:value="1168.44">
            <text:p>1168.44</text:p>
          </table:table-cell>
          <table:table-cell office:value-type="float" office:value="0">
            <text:p>0</text:p>
          </table:table-cell>
          <table:table-cell office:value-type="float" office:value="584.22">
            <text:p>584.22</text:p>
          </table:table-cell>
          <table:table-cell table:style-name="ce2" office:value-type="percentage" office:value="0.0435623566464688">
            <text:p>4.36%</text:p>
          </table:table-cell>
          <table:table-cell table:style-name="ce2" office:value-type="percentage" office:value="0">
            <text:p>0.00%</text:p>
          </table:table-cell>
          <table:table-cell office:value-type="float" office:value="25.45">
            <text:p>25.45</text:p>
          </table:table-cell>
          <table:table-cell table:style-name="ce2" office:value-type="percentage" office:value="0.0435623566464688">
            <text:p>4.36%</text:p>
          </table:table-cell>
          <table:table-cell office:value-type="float" office:value="50.9">
            <text:p>50.9</text:p>
          </table:table-cell>
        </table:table-row>
        <table:table-row table:style-name="ro2">
          <table:table-cell office:value-type="string">
            <text:p>822-02</text:p>
          </table:table-cell>
          <table:table-cell office:value-type="string">
            <text:p>Riz</text:p>
          </table:table-cell>
          <table:table-cell office:value-type="float" office:value="15.4">
            <text:p>15.4</text:p>
          </table:table-cell>
          <table:table-cell table:number-columns-repeated="2" office:value-type="float" office:value="0">
            <text:p>0</text:p>
          </table:table-cell>
          <table:table-cell office:value-type="float" office:value="535.13">
            <text:p>535.13</text:p>
          </table:table-cell>
          <table:table-cell office:value-type="float" office:value="0">
            <text:p>0</text:p>
          </table:table-cell>
          <table:table-cell office:value-type="float" office:value="267.565">
            <text:p>267.565</text:p>
          </table:table-cell>
          <table:table-cell table:style-name="ce2" office:value-type="percentage" office:value="0.0287780539308205">
            <text:p>2.88%</text:p>
          </table:table-cell>
          <table:table-cell table:style-name="ce2" office:value-type="percentage" office:value="0">
            <text:p>0.00%</text:p>
          </table:table-cell>
          <table:table-cell office:value-type="float" office:value="7.7">
            <text:p>7.7</text:p>
          </table:table-cell>
          <table:table-cell table:style-name="ce3" office:value-type="float" office:value="0.0287780539308205">
            <text:p>0.029</text:p>
          </table:table-cell>
          <table:table-cell office:value-type="float" office:value="15.4">
            <text:p>15.4</text:p>
          </table:table-cell>
        </table:table-row>
        <table:table-row table:style-name="ro2">
          <table:table-cell office:value-type="string">
            <text:p>822-03</text:p>
          </table:table-cell>
          <table:table-cell office:value-type="string">
            <text:p>Riz</text:p>
          </table:table-cell>
          <table:table-cell office:value-type="float" office:value="1.94">
            <text:p>1.94</text:p>
          </table:table-cell>
          <table:table-cell table:number-columns-repeated="2" office:value-type="float" office:value="0">
            <text:p>0</text:p>
          </table:table-cell>
          <table:table-cell office:value-type="float" office:value="867.66">
            <text:p>867.66</text:p>
          </table:table-cell>
          <table:table-cell office:value-type="float" office:value="28.93">
            <text:p>28.93</text:p>
          </table:table-cell>
          <table:table-cell office:value-type="float" office:value="448.295">
            <text:p>448.295</text:p>
          </table:table-cell>
          <table:table-cell table:style-name="ce2" office:value-type="percentage" office:value="0.00223589885438997">
            <text:p>0.22%</text:p>
          </table:table-cell>
          <table:table-cell table:style-name="ce2" office:value-type="percentage" office:value="0">
            <text:p>0.00%</text:p>
          </table:table-cell>
          <table:table-cell office:value-type="float" office:value="0.97">
            <text:p>0.97</text:p>
          </table:table-cell>
          <table:table-cell table:style-name="ce2" office:value-type="percentage" office:value="0.00216375377820408">
            <text:p>0.22%</text:p>
          </table:table-cell>
          <table:table-cell office:value-type="float" office:value="1.94">
            <text:p>1.94</text:p>
          </table:table-cell>
        </table:table-row>
        <table:table-row table:style-name="ro2">
          <table:table-cell office:value-type="string">
            <text:p>822-04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910.78">
            <text:p>910.78</text:p>
          </table:table-cell>
          <table:table-cell office:value-type="float" office:value="1.38">
            <text:p>1.38</text:p>
          </table:table-cell>
          <table:table-cell office:value-type="float" office:value="456.08">
            <text:p>456.08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822-05</text:p>
          </table:table-cell>
          <table:table-cell office:value-type="string">
            <text:p>Riz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">
            <text:p>0</text:p>
          </table:table-cell>
          <table:table-cell office:value-type="float" office:value="827.77">
            <text:p>827.77</text:p>
          </table:table-cell>
          <table:table-cell office:value-type="float" office:value="3.16">
            <text:p>3.16</text:p>
          </table:table-cell>
          <table:table-cell office:value-type="float" office:value="415.465">
            <text:p>415.465</text:p>
          </table:table-cell>
          <table:table-cell table:style-name="ce2" office:value-type="percentage" office:value="0.0000604032521110937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025">
            <text:p>0.025</text:p>
          </table:table-cell>
          <table:table-cell table:style-name="ce2" office:value-type="percentage" office:value="0.0000601735404907754">
            <text:p>0.01%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823-01</text:p>
          </table:table-cell>
          <table:table-cell office:value-type="string">
            <text:p>Riz</text:p>
          </table:table-cell>
          <table:table-cell office:value-type="float" office:value="59.08">
            <text:p>59.08</text:p>
          </table:table-cell>
          <table:table-cell office:value-type="float" office:value="13.88">
            <text:p>13.88</text:p>
          </table:table-cell>
          <table:table-cell office:value-type="float" office:value="0">
            <text:p>0</text:p>
          </table:table-cell>
          <table:table-cell office:value-type="float" office:value="1239.15">
            <text:p>1239.15</text:p>
          </table:table-cell>
          <table:table-cell office:value-type="float" office:value="585.05">
            <text:p>585.05</text:p>
          </table:table-cell>
          <table:table-cell office:value-type="float" office:value="912.1">
            <text:p>912.1</text:p>
          </table:table-cell>
          <table:table-cell table:style-name="ce2" office:value-type="percentage" office:value="0.0476778436831699">
            <text:p>4.77%</text:p>
          </table:table-cell>
          <table:table-cell table:style-name="ce2" office:value-type="percentage" office:value="0.0237244679941885">
            <text:p>2.37%</text:p>
          </table:table-cell>
          <table:table-cell office:value-type="float" office:value="36.48">
            <text:p>36.48</text:p>
          </table:table-cell>
          <table:table-cell table:style-name="ce2" office:value-type="percentage" office:value="0.0399956145159522">
            <text:p>4.00%</text:p>
          </table:table-cell>
          <table:table-cell office:value-type="float" office:value="72.96">
            <text:p>72.96</text:p>
          </table:table-cell>
        </table:table-row>
        <table:table-row table:style-name="ro2">
          <table:table-cell office:value-type="string">
            <text:p>823-02</text:p>
          </table:table-cell>
          <table:table-cell office:value-type="string">
            <text:p>Riz</text:p>
          </table:table-cell>
          <table:table-cell office:value-type="float" office:value="241.99">
            <text:p>241.99</text:p>
          </table:table-cell>
          <table:table-cell table:number-columns-repeated="2" office:value-type="float" office:value="0">
            <text:p>0</text:p>
          </table:table-cell>
          <table:table-cell office:value-type="float" office:value="944.08">
            <text:p>944.08</text:p>
          </table:table-cell>
          <table:table-cell office:value-type="float" office:value="1.96">
            <text:p>1.96</text:p>
          </table:table-cell>
          <table:table-cell office:value-type="float" office:value="473.02">
            <text:p>473.02</text:p>
          </table:table-cell>
          <table:table-cell table:style-name="ce2" office:value-type="percentage" office:value="0.256323616642657">
            <text:p>25.63%</text:p>
          </table:table-cell>
          <table:table-cell table:style-name="ce2" office:value-type="percentage" office:value="0">
            <text:p>0.00%</text:p>
          </table:table-cell>
          <table:table-cell office:value-type="float" office:value="120.995">
            <text:p>120.995</text:p>
          </table:table-cell>
          <table:table-cell table:style-name="ce2" office:value-type="percentage" office:value="0.25579256691049">
            <text:p>25.58%</text:p>
          </table:table-cell>
          <table:table-cell office:value-type="float" office:value="241.99">
            <text:p>241.99</text:p>
          </table:table-cell>
        </table:table-row>
        <table:table-row table:style-name="ro2">
          <table:table-cell office:value-type="string">
            <text:p>823-03</text:p>
          </table:table-cell>
          <table:table-cell office:value-type="string">
            <text:p>Riz</text:p>
          </table:table-cell>
          <table:table-cell office:value-type="float" office:value="44.98">
            <text:p>44.98</text:p>
          </table:table-cell>
          <table:table-cell table:number-columns-repeated="2" office:value-type="float" office:value="0">
            <text:p>0</text:p>
          </table:table-cell>
          <table:table-cell office:value-type="float" office:value="285.91">
            <text:p>285.91</text:p>
          </table:table-cell>
          <table:table-cell office:value-type="float" office:value="0">
            <text:p>0</text:p>
          </table:table-cell>
          <table:table-cell office:value-type="float" office:value="142.955">
            <text:p>142.955</text:p>
          </table:table-cell>
          <table:table-cell table:style-name="ce2" office:value-type="percentage" office:value="0.157322234269525">
            <text:p>15.73%</text:p>
          </table:table-cell>
          <table:table-cell table:style-name="ce2" office:value-type="percentage" office:value="0">
            <text:p>0.00%</text:p>
          </table:table-cell>
          <table:table-cell office:value-type="float" office:value="22.49">
            <text:p>22.49</text:p>
          </table:table-cell>
          <table:table-cell table:style-name="ce2" office:value-type="percentage" office:value="0.157322234269525">
            <text:p>15.73%</text:p>
          </table:table-cell>
          <table:table-cell office:value-type="float" office:value="44.98">
            <text:p>44.98</text:p>
          </table:table-cell>
        </table:table-row>
        <table:table-row table:style-name="ro2">
          <table:table-cell office:value-type="string">
            <text:p>831-01</text:p>
          </table:table-cell>
          <table:table-cell office:value-type="string">
            <text:p>Riz</text:p>
          </table:table-cell>
          <table:table-cell office:value-type="float" office:value="17.06">
            <text:p>17.06</text:p>
          </table:table-cell>
          <table:table-cell office:value-type="float" office:value="11.68">
            <text:p>11.68</text:p>
          </table:table-cell>
          <table:table-cell office:value-type="float" office:value="0">
            <text:p>0</text:p>
          </table:table-cell>
          <table:table-cell office:value-type="float" office:value="586.11">
            <text:p>586.11</text:p>
          </table:table-cell>
          <table:table-cell office:value-type="float" office:value="29.14">
            <text:p>29.14</text:p>
          </table:table-cell>
          <table:table-cell office:value-type="float" office:value="307.625">
            <text:p>307.625</text:p>
          </table:table-cell>
          <table:table-cell table:style-name="ce2" office:value-type="percentage" office:value="0.0291071641841975">
            <text:p>2.91%</text:p>
          </table:table-cell>
          <table:table-cell table:style-name="ce2" office:value-type="percentage" office:value="0.400823610157859">
            <text:p>40.08%</text:p>
          </table:table-cell>
          <table:table-cell office:value-type="float" office:value="14.37">
            <text:p>14.37</text:p>
          </table:table-cell>
          <table:table-cell table:style-name="ce2" office:value-type="percentage" office:value="0.0467127184071516">
            <text:p>4.67%</text:p>
          </table:table-cell>
          <table:table-cell office:value-type="float" office:value="28.74">
            <text:p>28.74</text:p>
          </table:table-cell>
        </table:table-row>
        <table:table-row table:style-name="ro2">
          <table:table-cell office:value-type="string">
            <text:p>831-02</text:p>
          </table:table-cell>
          <table:table-cell office:value-type="string">
            <text:p>Riz</text:p>
          </table:table-cell>
          <table:table-cell office:value-type="float" office:value="22.77">
            <text:p>22.77</text:p>
          </table:table-cell>
          <table:table-cell office:value-type="float" office:value="53.03">
            <text:p>53.03</text:p>
          </table:table-cell>
          <table:table-cell office:value-type="float" office:value="0">
            <text:p>0</text:p>
          </table:table-cell>
          <table:table-cell office:value-type="float" office:value="591.86">
            <text:p>591.86</text:p>
          </table:table-cell>
          <table:table-cell office:value-type="float" office:value="565.91">
            <text:p>565.91</text:p>
          </table:table-cell>
          <table:table-cell office:value-type="float" office:value="578.885">
            <text:p>578.885</text:p>
          </table:table-cell>
          <table:table-cell table:style-name="ce2" office:value-type="percentage" office:value="0.0384719359307944">
            <text:p>3.85%</text:p>
          </table:table-cell>
          <table:table-cell table:style-name="ce2" office:value-type="percentage" office:value="0.093707479987984">
            <text:p>9.37%</text:p>
          </table:table-cell>
          <table:table-cell office:value-type="float" office:value="37.9">
            <text:p>37.9</text:p>
          </table:table-cell>
          <table:table-cell table:style-name="ce2" office:value-type="percentage" office:value="0.0654706893424428">
            <text:p>6.55%</text:p>
          </table:table-cell>
          <table:table-cell office:value-type="float" office:value="75.8">
            <text:p>75.8</text:p>
          </table:table-cell>
        </table:table-row>
        <table:table-row table:style-name="ro2">
          <table:table-cell office:value-type="string">
            <text:p>831-03</text:p>
          </table:table-cell>
          <table:table-cell office:value-type="string">
            <text:p>Riz</text:p>
          </table:table-cell>
          <table:table-cell office:value-type="float" office:value="17.98">
            <text:p>17.98</text:p>
          </table:table-cell>
          <table:table-cell office:value-type="float" office:value="19.47">
            <text:p>19.47</text:p>
          </table:table-cell>
          <table:table-cell office:value-type="float" office:value="0">
            <text:p>0</text:p>
          </table:table-cell>
          <table:table-cell office:value-type="float" office:value="775.2">
            <text:p>775.2</text:p>
          </table:table-cell>
          <table:table-cell office:value-type="float" office:value="586.83">
            <text:p>586.83</text:p>
          </table:table-cell>
          <table:table-cell office:value-type="float" office:value="681.015">
            <text:p>681.015</text:p>
          </table:table-cell>
          <table:table-cell table:style-name="ce2" office:value-type="percentage" office:value="0.0231940144478844">
            <text:p>2.32%</text:p>
          </table:table-cell>
          <table:table-cell table:style-name="ce2" office:value-type="percentage" office:value="0.0331782628699964">
            <text:p>3.32%</text:p>
          </table:table-cell>
          <table:table-cell office:value-type="float" office:value="18.725">
            <text:p>18.725</text:p>
          </table:table-cell>
          <table:table-cell table:style-name="ce2" office:value-type="percentage" office:value="0.0274957232953753">
            <text:p>2.75%</text:p>
          </table:table-cell>
          <table:table-cell office:value-type="float" office:value="37.45">
            <text:p>37.45</text:p>
          </table:table-cell>
        </table:table-row>
        <table:table-row table:style-name="ro2">
          <table:table-cell office:value-type="string">
            <text:p>832-01</text:p>
          </table:table-cell>
          <table:table-cell office:value-type="string">
            <text:p>Riz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890.47">
            <text:p>890.47</text:p>
          </table:table-cell>
          <table:table-cell office:value-type="float" office:value="152.06">
            <text:p>152.06</text:p>
          </table:table-cell>
          <table:table-cell office:value-type="float" office:value="521.265">
            <text:p>521.265</text:p>
          </table:table-cell>
          <table:table-cell table:style-name="ce2" office:value-type="percentage" office:value="0.0000224600491875077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1">
            <text:p>0.01</text:p>
          </table:table-cell>
          <table:table-cell table:style-name="ce2" office:value-type="percentage" office:value="0.0000191841002177395">
            <text:p>0.00%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832-02</text:p>
          </table:table-cell>
          <table:table-cell office:value-type="string">
            <text:p>Riz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2513.8">
            <text:p>2513.8</text:p>
          </table:table-cell>
          <table:table-cell office:value-type="float" office:value="1292.88">
            <text:p>1292.88</text:p>
          </table:table-cell>
          <table:table-cell office:value-type="float" office:value="1903.34">
            <text:p>1903.34</text:p>
          </table:table-cell>
          <table:table-cell table:style-name="ce2" office:value-type="percentage" office:value="0.0000238682472750418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3">
            <text:p>0.03</text:p>
          </table:table-cell>
          <table:table-cell table:style-name="ce2" office:value-type="percentage" office:value="0.0000157617661584373">
            <text:p>0.00%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office:value-type="string">
            <text:p>832-03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038.62">
            <text:p>1038.62</text:p>
          </table:table-cell>
          <table:table-cell office:value-type="float" office:value="612.7">
            <text:p>612.7</text:p>
          </table:table-cell>
          <table:table-cell office:value-type="float" office:value="825.66">
            <text:p>825.66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832-04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015.79">
            <text:p>1015.79</text:p>
          </table:table-cell>
          <table:table-cell office:value-type="float" office:value="181.87">
            <text:p>181.87</text:p>
          </table:table-cell>
          <table:table-cell office:value-type="float" office:value="598.83">
            <text:p>598.83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833-01</text:p>
          </table:table-cell>
          <table:table-cell office:value-type="string">
            <text:p>Riz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">
            <text:p>0</text:p>
          </table:table-cell>
          <table:table-cell office:value-type="float" office:value="2953.33">
            <text:p>2953.33</text:p>
          </table:table-cell>
          <table:table-cell office:value-type="float" office:value="1216.83">
            <text:p>1216.83</text:p>
          </table:table-cell>
          <table:table-cell office:value-type="float" office:value="2085.08">
            <text:p>2085.08</text:p>
          </table:table-cell>
          <table:table-cell table:style-name="ce2" office:value-type="percentage" office:value="0.0000270880666908202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4">
            <text:p>0.04</text:p>
          </table:table-cell>
          <table:table-cell table:style-name="ce2" office:value-type="percentage" office:value="0.000019183916204654">
            <text:p>0.00%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string">
            <text:p>833-02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347.16">
            <text:p>347.16</text:p>
          </table:table-cell>
          <table:table-cell office:value-type="float" office:value="55.55">
            <text:p>55.55</text:p>
          </table:table-cell>
          <table:table-cell office:value-type="float" office:value="201.355">
            <text:p>201.35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833-03</text:p>
          </table:table-cell>
          <table:table-cell office:value-type="string">
            <text:p>Riz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2296.62">
            <text:p>2296.62</text:p>
          </table:table-cell>
          <table:table-cell office:value-type="float" office:value="1068.34">
            <text:p>1068.34</text:p>
          </table:table-cell>
          <table:table-cell office:value-type="float" office:value="1682.48">
            <text:p>1682.48</text:p>
          </table:table-cell>
          <table:table-cell table:style-name="ce2" office:value-type="percentage" office:value="0.00000435422490442476">
            <text:p>0.00%</text:p>
          </table:table-cell>
          <table:table-cell table:style-name="ce2" office:value-type="percentage" office:value="0.00000936031600426831">
            <text:p>0.00%</text:p>
          </table:table-cell>
          <table:table-cell office:value-type="float" office:value="0.01">
            <text:p>0.01</text:p>
          </table:table-cell>
          <table:table-cell table:style-name="ce2" office:value-type="percentage" office:value="0.0000059436070562503">
            <text:p>0.00%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834-01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943.77">
            <text:p>1943.77</text:p>
          </table:table-cell>
          <table:table-cell office:value-type="float" office:value="1.61">
            <text:p>1.61</text:p>
          </table:table-cell>
          <table:table-cell office:value-type="float" office:value="972.69">
            <text:p>972.69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834-02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320.09">
            <text:p>1320.09</text:p>
          </table:table-cell>
          <table:table-cell office:value-type="float" office:value="0.83">
            <text:p>0.83</text:p>
          </table:table-cell>
          <table:table-cell office:value-type="float" office:value="660.46">
            <text:p>660.46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834-03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2121.42">
            <text:p>2121.42</text:p>
          </table:table-cell>
          <table:table-cell office:value-type="float" office:value="28.2">
            <text:p>28.2</text:p>
          </table:table-cell>
          <table:table-cell office:value-type="float" office:value="1074.81">
            <text:p>1074.81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834-04</text:p>
          </table:table-cell>
          <table:table-cell office:value-type="string">
            <text:p>Riz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16.73">
            <text:p>2016.73</text:p>
          </table:table-cell>
          <table:table-cell office:value-type="float" office:value="65.18">
            <text:p>65.18</text:p>
          </table:table-cell>
          <table:table-cell office:value-type="float" office:value="1040.955">
            <text:p>1040.955</text:p>
          </table:table-cell>
          <table:table-cell table:style-name="ce2" office:value-type="percentage" office:value="0.000495852196377304">
            <text:p>0.05%</text:p>
          </table:table-cell>
          <table:table-cell table:style-name="ce2" office:value-type="percentage" office:value="0.0153421294875729">
            <text:p>1.53%</text:p>
          </table:table-cell>
          <table:table-cell office:value-type="float" office:value="1">
            <text:p>1</text:p>
          </table:table-cell>
          <table:table-cell table:style-name="ce2" office:value-type="percentage" office:value="0.000960656320398096">
            <text:p>0.10%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834-05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611.12">
            <text:p>1611.12</text:p>
          </table:table-cell>
          <table:table-cell office:value-type="float" office:value="186.02">
            <text:p>186.02</text:p>
          </table:table-cell>
          <table:table-cell office:value-type="float" office:value="898.57">
            <text:p>898.57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834-06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448.91">
            <text:p>448.91</text:p>
          </table:table-cell>
          <table:table-cell office:value-type="float" office:value="0.57">
            <text:p>0.57</text:p>
          </table:table-cell>
          <table:table-cell office:value-type="float" office:value="224.74">
            <text:p>224.74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911-01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526.93">
            <text:p>1526.93</text:p>
          </table:table-cell>
          <table:table-cell office:value-type="float" office:value="132.04">
            <text:p>132.04</text:p>
          </table:table-cell>
          <table:table-cell office:value-type="float" office:value="829.485">
            <text:p>829.48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911-02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510.93">
            <text:p>1510.93</text:p>
          </table:table-cell>
          <table:table-cell office:value-type="float" office:value="213.09">
            <text:p>213.09</text:p>
          </table:table-cell>
          <table:table-cell office:value-type="float" office:value="862.01">
            <text:p>862.01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00469285278520813">
            <text:p>0.00%</text:p>
          </table:table-cell>
          <table:table-cell office:value-type="float" office:value="0.005">
            <text:p>0.005</text:p>
          </table:table-cell>
          <table:table-cell table:style-name="ce2" office:value-type="percentage" office:value="0.00000580039674713751">
            <text:p>0.00%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911-03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867.49">
            <text:p>867.49</text:p>
          </table:table-cell>
          <table:table-cell office:value-type="float" office:value="46.07">
            <text:p>46.07</text:p>
          </table:table-cell>
          <table:table-cell office:value-type="float" office:value="456.78">
            <text:p>456.78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911-04</text:p>
          </table:table-cell>
          <table:table-cell office:value-type="string">
            <text:p>Riz</text:p>
          </table:table-cell>
          <table:table-cell office:value-type="float" office:value="1.77">
            <text:p>1.77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3507.8">
            <text:p>3507.8</text:p>
          </table:table-cell>
          <table:table-cell office:value-type="float" office:value="1743.4">
            <text:p>1743.4</text:p>
          </table:table-cell>
          <table:table-cell office:value-type="float" office:value="2625.6">
            <text:p>2625.6</text:p>
          </table:table-cell>
          <table:table-cell table:style-name="ce2" office:value-type="percentage" office:value="0.000504589771366669">
            <text:p>0.05%</text:p>
          </table:table-cell>
          <table:table-cell table:style-name="ce2" office:value-type="percentage" office:value="0">
            <text:p>0.00%</text:p>
          </table:table-cell>
          <table:table-cell office:value-type="float" office:value="0.885">
            <text:p>0.885</text:p>
          </table:table-cell>
          <table:table-cell table:style-name="ce2" office:value-type="percentage" office:value="0.000337065813528336">
            <text:p>0.03%</text:p>
          </table:table-cell>
          <table:table-cell office:value-type="float" office:value="1.77">
            <text:p>1.77</text:p>
          </table:table-cell>
        </table:table-row>
        <table:table-row table:style-name="ro2">
          <table:table-cell office:value-type="string">
            <text:p>911-05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3377.84">
            <text:p>3377.84</text:p>
          </table:table-cell>
          <table:table-cell office:value-type="float" office:value="448.67">
            <text:p>448.67</text:p>
          </table:table-cell>
          <table:table-cell office:value-type="float" office:value="1913.255">
            <text:p>1913.25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911-06</text:p>
          </table:table-cell>
          <table:table-cell office:value-type="string">
            <text:p>Riz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3019">
            <text:p>3019</text:p>
          </table:table-cell>
          <table:table-cell office:value-type="float" office:value="13.04">
            <text:p>13.04</text:p>
          </table:table-cell>
          <table:table-cell office:value-type="float" office:value="1516.02">
            <text:p>1516.02</text:p>
          </table:table-cell>
          <table:table-cell table:style-name="ce2" office:value-type="percentage" office:value="0.000149055978800927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225">
            <text:p>0.225</text:p>
          </table:table-cell>
          <table:table-cell table:style-name="ce2" office:value-type="percentage" office:value="0.000148414928562948">
            <text:p>0.01%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string">
            <text:p>912-01</text:p>
          </table:table-cell>
          <table:table-cell office:value-type="string">
            <text:p>Riz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">
            <text:p>0</text:p>
          </table:table-cell>
          <table:table-cell office:value-type="float" office:value="5192.22">
            <text:p>5192.22</text:p>
          </table:table-cell>
          <table:table-cell office:value-type="float" office:value="72.66">
            <text:p>72.66</text:p>
          </table:table-cell>
          <table:table-cell office:value-type="float" office:value="2632.44">
            <text:p>2632.44</text:p>
          </table:table-cell>
          <table:table-cell table:style-name="ce2" office:value-type="percentage" office:value="0.00000385191690644849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1">
            <text:p>0.01</text:p>
          </table:table-cell>
          <table:table-cell table:style-name="ce2" office:value-type="percentage" office:value="0.00000379875704669432">
            <text:p>0.00%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 office:value-type="string">
            <text:p>912-02</text:p>
          </table:table-cell>
          <table:table-cell office:value-type="string">
            <text:p>Riz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4077.71">
            <text:p>4077.71</text:p>
          </table:table-cell>
          <table:table-cell office:value-type="float" office:value="82.4">
            <text:p>82.4</text:p>
          </table:table-cell>
          <table:table-cell office:value-type="float" office:value="2080.055">
            <text:p>2080.055</text:p>
          </table:table-cell>
          <table:table-cell table:style-name="ce2" office:value-type="percentage" office:value="0.00000245235683753872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05">
            <text:p>0.005</text:p>
          </table:table-cell>
          <table:table-cell table:style-name="ce2" office:value-type="percentage" office:value="0.00000240378259228722">
            <text:p>0.00%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913-01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764.29">
            <text:p>1764.29</text:p>
          </table:table-cell>
          <table:table-cell office:value-type="float" office:value="80.8">
            <text:p>80.8</text:p>
          </table:table-cell>
          <table:table-cell office:value-type="float" office:value="922.545">
            <text:p>922.54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913-02</text:p>
          </table:table-cell>
          <table:table-cell office:value-type="string">
            <text:p>Riz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945">
            <text:p>945</text:p>
          </table:table-cell>
          <table:table-cell office:value-type="float" office:value="261.93">
            <text:p>261.93</text:p>
          </table:table-cell>
          <table:table-cell office:value-type="float" office:value="603.465">
            <text:p>603.465</text:p>
          </table:table-cell>
          <table:table-cell table:style-name="ce2" office:value-type="percentage" office:value="0.000105820105820106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05">
            <text:p>0.05</text:p>
          </table:table-cell>
          <table:table-cell table:style-name="ce2" office:value-type="percentage" office:value="0.0000828548465942515">
            <text:p>0.01%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string">
            <text:p>913-03</text:p>
          </table:table-cell>
          <table:table-cell office:value-type="string">
            <text:p>Riz</text:p>
          </table:table-cell>
          <table:table-cell office:value-type="float" office:value="2.29">
            <text:p>2.29</text:p>
          </table:table-cell>
          <table:table-cell table:number-columns-repeated="2" office:value-type="float" office:value="0">
            <text:p>0</text:p>
          </table:table-cell>
          <table:table-cell office:value-type="float" office:value="2405.82">
            <text:p>2405.82</text:p>
          </table:table-cell>
          <table:table-cell office:value-type="float" office:value="6.3">
            <text:p>6.3</text:p>
          </table:table-cell>
          <table:table-cell office:value-type="float" office:value="1206.06">
            <text:p>1206.06</text:p>
          </table:table-cell>
          <table:table-cell table:style-name="ce2" office:value-type="percentage" office:value="0.000951858410022362">
            <text:p>0.10%</text:p>
          </table:table-cell>
          <table:table-cell table:style-name="ce2" office:value-type="percentage" office:value="0">
            <text:p>0.00%</text:p>
          </table:table-cell>
          <table:table-cell office:value-type="float" office:value="1.145">
            <text:p>1.145</text:p>
          </table:table-cell>
          <table:table-cell table:style-name="ce2" office:value-type="percentage" office:value="0.000949372336368008">
            <text:p>0.09%</text:p>
          </table:table-cell>
          <table:table-cell office:value-type="float" office:value="2.29">
            <text:p>2.29</text:p>
          </table:table-cell>
        </table:table-row>
        <table:table-row table:style-name="ro2">
          <table:table-cell office:value-type="string">
            <text:p>914-01</text:p>
          </table:table-cell>
          <table:table-cell office:value-type="string">
            <text:p>Riz</text:p>
          </table:table-cell>
          <table:table-cell office:value-type="float" office:value="0.19">
            <text:p>0.19</text:p>
          </table:table-cell>
          <table:table-cell table:number-columns-repeated="2" office:value-type="float" office:value="0">
            <text:p>0</text:p>
          </table:table-cell>
          <table:table-cell office:value-type="float" office:value="1539.28">
            <text:p>1539.28</text:p>
          </table:table-cell>
          <table:table-cell office:value-type="float" office:value="139.85">
            <text:p>139.85</text:p>
          </table:table-cell>
          <table:table-cell office:value-type="float" office:value="839.565">
            <text:p>839.565</text:p>
          </table:table-cell>
          <table:table-cell table:style-name="ce2" office:value-type="percentage" office:value="0.000123434332934879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095">
            <text:p>0.095</text:p>
          </table:table-cell>
          <table:table-cell table:style-name="ce2" office:value-type="percentage" office:value="0.000113153835617254">
            <text:p>0.01%</text:p>
          </table:table-cell>
          <table:table-cell office:value-type="float" office:value="0.19">
            <text:p>0.19</text:p>
          </table:table-cell>
        </table:table-row>
        <table:table-row table:style-name="ro2">
          <table:table-cell office:value-type="string">
            <text:p>914-02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547.78">
            <text:p>1547.78</text:p>
          </table:table-cell>
          <table:table-cell office:value-type="float" office:value="119.07">
            <text:p>119.07</text:p>
          </table:table-cell>
          <table:table-cell office:value-type="float" office:value="833.425">
            <text:p>833.42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921-01</text:p>
          </table:table-cell>
          <table:table-cell office:value-type="string">
            <text:p>Riz</text:p>
          </table:table-cell>
          <table:table-cell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">
            <text:p>0</text:p>
          </table:table-cell>
          <table:table-cell office:value-type="float" office:value="1016.97">
            <text:p>1016.97</text:p>
          </table:table-cell>
          <table:table-cell office:value-type="float" office:value="44.55">
            <text:p>44.55</text:p>
          </table:table-cell>
          <table:table-cell office:value-type="float" office:value="530.76">
            <text:p>530.76</text:p>
          </table:table-cell>
          <table:table-cell table:style-name="ce2" office:value-type="percentage" office:value="0.00000983313175413237">
            <text:p>0.00%</text:p>
          </table:table-cell>
          <table:table-cell table:style-name="ce2" office:value-type="percentage" office:value="0.00179573512906846">
            <text:p>0.18%</text:p>
          </table:table-cell>
          <table:table-cell office:value-type="float" office:value="0.045">
            <text:p>0.045</text:p>
          </table:table-cell>
          <table:table-cell table:style-name="ce2" office:value-type="percentage" office:value="0.000084784083201447">
            <text:p>0.01%</text:p>
          </table:table-cell>
          <table:table-cell office:value-type="float" office:value="0.09">
            <text:p>0.09</text:p>
          </table:table-cell>
        </table:table-row>
        <table:table-row table:style-name="ro2">
          <table:table-cell office:value-type="string">
            <text:p>921-02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149.02">
            <text:p>1149.02</text:p>
          </table:table-cell>
          <table:table-cell office:value-type="float" office:value="0">
            <text:p>0</text:p>
          </table:table-cell>
          <table:table-cell office:value-type="float" office:value="574.51">
            <text:p>574.51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921-03</text:p>
          </table:table-cell>
          <table:table-cell office:value-type="string">
            <text:p>Riz</text:p>
          </table:table-cell>
          <table:table-cell office:value-type="float" office:value="1.11">
            <text:p>1.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09.8">
            <text:p>2109.8</text:p>
          </table:table-cell>
          <table:table-cell office:value-type="float" office:value="212.73">
            <text:p>212.73</text:p>
          </table:table-cell>
          <table:table-cell office:value-type="float" office:value="1161.265">
            <text:p>1161.265</text:p>
          </table:table-cell>
          <table:table-cell table:style-name="ce2" office:value-type="percentage" office:value="0.000526116219546877">
            <text:p>0.05%</text:p>
          </table:table-cell>
          <table:table-cell table:style-name="ce2" office:value-type="percentage" office:value="0.00470079443425939">
            <text:p>0.47%</text:p>
          </table:table-cell>
          <table:table-cell office:value-type="float" office:value="1.055">
            <text:p>1.055</text:p>
          </table:table-cell>
          <table:table-cell table:style-name="ce2" office:value-type="percentage" office:value="0.000908492032395706">
            <text:p>0.09%</text:p>
          </table:table-cell>
          <table:table-cell office:value-type="float" office:value="2.11">
            <text:p>2.11</text:p>
          </table:table-cell>
        </table:table-row>
        <table:table-row table:style-name="ro2">
          <table:table-cell office:value-type="string">
            <text:p>921-04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317.88">
            <text:p>1317.88</text:p>
          </table:table-cell>
          <table:table-cell office:value-type="float" office:value="49.9">
            <text:p>49.9</text:p>
          </table:table-cell>
          <table:table-cell office:value-type="float" office:value="683.89">
            <text:p>683.89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921-05</text:p>
          </table:table-cell>
          <table:table-cell office:value-type="string">
            <text:p>Riz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">
            <text:p>0</text:p>
          </table:table-cell>
          <table:table-cell office:value-type="float" office:value="630.28">
            <text:p>630.28</text:p>
          </table:table-cell>
          <table:table-cell office:value-type="float" office:value="0.54">
            <text:p>0.54</text:p>
          </table:table-cell>
          <table:table-cell office:value-type="float" office:value="315.41">
            <text:p>315.41</text:p>
          </table:table-cell>
          <table:table-cell table:style-name="ce2" office:value-type="percentage" office:value="0.000428381036999429">
            <text:p>0.04%</text:p>
          </table:table-cell>
          <table:table-cell table:style-name="ce2" office:value-type="percentage" office:value="0">
            <text:p>0.00%</text:p>
          </table:table-cell>
          <table:table-cell office:value-type="float" office:value="0.135">
            <text:p>0.135</text:p>
          </table:table-cell>
          <table:table-cell table:style-name="ce2" office:value-type="percentage" office:value="0.000428014330553882">
            <text:p>0.04%</text:p>
          </table:table-cell>
          <table:table-cell office:value-type="float" office:value="0.27">
            <text:p>0.27</text:p>
          </table:table-cell>
        </table:table-row>
        <table:table-row table:style-name="ro2">
          <table:table-cell office:value-type="string">
            <text:p>921-06</text:p>
          </table:table-cell>
          <table:table-cell office:value-type="string">
            <text:p>Riz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">
            <text:p>0</text:p>
          </table:table-cell>
          <table:table-cell office:value-type="float" office:value="1080.32">
            <text:p>1080.32</text:p>
          </table:table-cell>
          <table:table-cell office:value-type="float" office:value="76.49">
            <text:p>76.49</text:p>
          </table:table-cell>
          <table:table-cell office:value-type="float" office:value="578.405">
            <text:p>578.405</text:p>
          </table:table-cell>
          <table:table-cell table:style-name="ce2" office:value-type="percentage" office:value="0.000879369075829384">
            <text:p>0.09%</text:p>
          </table:table-cell>
          <table:table-cell table:style-name="ce2" office:value-type="percentage" office:value="0">
            <text:p>0.00%</text:p>
          </table:table-cell>
          <table:table-cell office:value-type="float" office:value="0.475">
            <text:p>0.475</text:p>
          </table:table-cell>
          <table:table-cell table:style-name="ce2" office:value-type="percentage" office:value="0.000821223882919408">
            <text:p>0.08%</text:p>
          </table:table-cell>
          <table:table-cell office:value-type="float" office:value="0.95">
            <text:p>0.95</text:p>
          </table:table-cell>
        </table:table-row>
        <table:table-row table:style-name="ro2">
          <table:table-cell office:value-type="string">
            <text:p>922-01</text:p>
          </table:table-cell>
          <table:table-cell office:value-type="string">
            <text:p>Riz</text:p>
          </table:table-cell>
          <table:table-cell office:value-type="float" office:value="0.1">
            <text:p>0.1</text:p>
          </table:table-cell>
          <table:table-cell office:value-type="float" office:value="0.49">
            <text:p>0.49</text:p>
          </table:table-cell>
          <table:table-cell office:value-type="float" office:value="0">
            <text:p>0</text:p>
          </table:table-cell>
          <table:table-cell office:value-type="float" office:value="950.23">
            <text:p>950.23</text:p>
          </table:table-cell>
          <table:table-cell office:value-type="float" office:value="554.63">
            <text:p>554.63</text:p>
          </table:table-cell>
          <table:table-cell office:value-type="float" office:value="752.43">
            <text:p>752.43</text:p>
          </table:table-cell>
          <table:table-cell table:style-name="ce2" office:value-type="percentage" office:value="0.000105237679298696">
            <text:p>0.01%</text:p>
          </table:table-cell>
          <table:table-cell table:style-name="ce2" office:value-type="percentage" office:value="0.000883471864125633">
            <text:p>0.09%</text:p>
          </table:table-cell>
          <table:table-cell office:value-type="float" office:value="0.295">
            <text:p>0.295</text:p>
          </table:table-cell>
          <table:table-cell table:style-name="ce2" office:value-type="percentage" office:value="0.000392063049054397">
            <text:p>0.04%</text:p>
          </table:table-cell>
          <table:table-cell office:value-type="float" office:value="0.59">
            <text:p>0.59</text:p>
          </table:table-cell>
        </table:table-row>
        <table:table-row table:style-name="ro2">
          <table:table-cell office:value-type="string">
            <text:p>922-02</text:p>
          </table:table-cell>
          <table:table-cell office:value-type="string">
            <text:p>Riz</text:p>
          </table:table-cell>
          <table:table-cell office:value-type="float" office:value="0.25">
            <text:p>0.2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72.2">
            <text:p>272.2</text:p>
          </table:table-cell>
          <table:table-cell office:value-type="float" office:value="109.85">
            <text:p>109.85</text:p>
          </table:table-cell>
          <table:table-cell office:value-type="float" office:value="191.025">
            <text:p>191.025</text:p>
          </table:table-cell>
          <table:table-cell table:style-name="ce2" office:value-type="percentage" office:value="0.000918442321822189">
            <text:p>0.09%</text:p>
          </table:table-cell>
          <table:table-cell table:style-name="ce2" office:value-type="percentage" office:value="0.000273099681383705">
            <text:p>0.03%</text:p>
          </table:table-cell>
          <table:table-cell office:value-type="float" office:value="0.14">
            <text:p>0.14</text:p>
          </table:table-cell>
          <table:table-cell table:style-name="ce2" office:value-type="percentage" office:value="0.000732888365397199">
            <text:p>0.07%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922-03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70.26">
            <text:p>170.26</text:p>
          </table:table-cell>
          <table:table-cell office:value-type="float" office:value="33.33">
            <text:p>33.33</text:p>
          </table:table-cell>
          <table:table-cell office:value-type="float" office:value="101.795">
            <text:p>101.79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931-01</text:p>
          </table:table-cell>
          <table:table-cell office:value-type="string">
            <text:p>Riz</text:p>
          </table:table-cell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479.61">
            <text:p>1479.61</text:p>
          </table:table-cell>
          <table:table-cell office:value-type="float" office:value="786.3">
            <text:p>786.3</text:p>
          </table:table-cell>
          <table:table-cell office:value-type="float" office:value="1132.955">
            <text:p>1132.955</text:p>
          </table:table-cell>
          <table:table-cell table:style-name="ce2" office:value-type="percentage" office:value="0.000162204905346679">
            <text:p>0.02%</text:p>
          </table:table-cell>
          <table:table-cell table:style-name="ce2" office:value-type="percentage" office:value="0.000254355843825512">
            <text:p>0.03%</text:p>
          </table:table-cell>
          <table:table-cell office:value-type="float" office:value="0.22">
            <text:p>0.22</text:p>
          </table:table-cell>
          <table:table-cell table:style-name="ce2" office:value-type="percentage" office:value="0.000194182469736221">
            <text:p>0.02%</text:p>
          </table:table-cell>
          <table:table-cell office:value-type="float" office:value="0.44">
            <text:p>0.44</text:p>
          </table:table-cell>
        </table:table-row>
        <table:table-row table:style-name="ro2">
          <table:table-cell office:value-type="string">
            <text:p>931-02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367.6">
            <text:p>1367.6</text:p>
          </table:table-cell>
          <table:table-cell office:value-type="float" office:value="59.36">
            <text:p>59.36</text:p>
          </table:table-cell>
          <table:table-cell office:value-type="float" office:value="713.48">
            <text:p>713.48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931-03</text:p>
          </table:table-cell>
          <table:table-cell office:value-type="string">
            <text:p>Riz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">
            <text:p>0</text:p>
          </table:table-cell>
          <table:table-cell office:value-type="float" office:value="487.65">
            <text:p>487.65</text:p>
          </table:table-cell>
          <table:table-cell office:value-type="float" office:value="231">
            <text:p>231</text:p>
          </table:table-cell>
          <table:table-cell office:value-type="float" office:value="359.325">
            <text:p>359.325</text:p>
          </table:table-cell>
          <table:table-cell table:style-name="ce2" office:value-type="percentage" office:value="0.000512662770429611">
            <text:p>0.05%</text:p>
          </table:table-cell>
          <table:table-cell table:style-name="ce2" office:value-type="percentage" office:value="0">
            <text:p>0.00%</text:p>
          </table:table-cell>
          <table:table-cell office:value-type="float" office:value="0.125">
            <text:p>0.125</text:p>
          </table:table-cell>
          <table:table-cell table:style-name="ce2" office:value-type="percentage" office:value="0.000347874486885132">
            <text:p>0.03%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string">
            <text:p>932-01</text:p>
          </table:table-cell>
          <table:table-cell office:value-type="string">
            <text:p>Riz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office:value-type="float" office:value="413.74">
            <text:p>413.74</text:p>
          </table:table-cell>
          <table:table-cell office:value-type="float" office:value="27.63">
            <text:p>27.63</text:p>
          </table:table-cell>
          <table:table-cell office:value-type="float" office:value="220.685">
            <text:p>220.685</text:p>
          </table:table-cell>
          <table:table-cell table:style-name="ce2" office:value-type="percentage" office:value="0.0000725093053608546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015">
            <text:p>0.015</text:p>
          </table:table-cell>
          <table:table-cell table:style-name="ce2" office:value-type="percentage" office:value="0.0000679701837460634">
            <text:p>0.01%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string">
            <text:p>932-02</text:p>
          </table:table-cell>
          <table:table-cell office:value-type="string">
            <text:p>Riz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">
            <text:p>0</text:p>
          </table:table-cell>
          <table:table-cell office:value-type="float" office:value="508.07">
            <text:p>508.07</text:p>
          </table:table-cell>
          <table:table-cell office:value-type="float" office:value="54.18">
            <text:p>54.18</text:p>
          </table:table-cell>
          <table:table-cell office:value-type="float" office:value="281.125">
            <text:p>281.125</text:p>
          </table:table-cell>
          <table:table-cell table:style-name="ce2" office:value-type="percentage" office:value="0.000177140945145354">
            <text:p>0.02%</text:p>
          </table:table-cell>
          <table:table-cell table:style-name="ce2" office:value-type="percentage" office:value="0">
            <text:p>0.00%</text:p>
          </table:table-cell>
          <table:table-cell office:value-type="float" office:value="0.045">
            <text:p>0.045</text:p>
          </table:table-cell>
          <table:table-cell table:style-name="ce2" office:value-type="percentage" office:value="0.000160071142730102">
            <text:p>0.02%</text:p>
          </table:table-cell>
          <table:table-cell office:value-type="float" office:value="0.09">
            <text:p>0.09</text:p>
          </table:table-cell>
        </table:table-row>
        <table:table-row table:style-name="ro2">
          <table:table-cell office:value-type="string">
            <text:p>932-03</text:p>
          </table:table-cell>
          <table:table-cell office:value-type="string">
            <text:p>Riz</text:p>
          </table:table-cell>
          <table:table-cell office:value-type="float" office:value="0.22">
            <text:p>0.2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917.64">
            <text:p>1917.64</text:p>
          </table:table-cell>
          <table:table-cell office:value-type="float" office:value="835.33">
            <text:p>835.33</text:p>
          </table:table-cell>
          <table:table-cell office:value-type="float" office:value="1376.485">
            <text:p>1376.485</text:p>
          </table:table-cell>
          <table:table-cell table:style-name="ce2" office:value-type="percentage" office:value="0.000114724348678584">
            <text:p>0.01%</text:p>
          </table:table-cell>
          <table:table-cell table:style-name="ce2" office:value-type="percentage" office:value="0.000059856583625633">
            <text:p>0.01%</text:p>
          </table:table-cell>
          <table:table-cell office:value-type="float" office:value="0.135">
            <text:p>0.135</text:p>
          </table:table-cell>
          <table:table-cell table:style-name="ce2" office:value-type="percentage" office:value="0.0000980758962139072">
            <text:p>0.01%</text:p>
          </table:table-cell>
          <table:table-cell office:value-type="float" office:value="0.27">
            <text:p>0.27</text:p>
          </table:table-cell>
        </table:table-row>
        <table:table-row table:style-name="ro2">
          <table:table-cell office:value-type="string">
            <text:p>932-04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538.88">
            <text:p>538.88</text:p>
          </table:table-cell>
          <table:table-cell office:value-type="float" office:value="64">
            <text:p>64</text:p>
          </table:table-cell>
          <table:table-cell office:value-type="float" office:value="301.44">
            <text:p>301.44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933-01</text:p>
          </table:table-cell>
          <table:table-cell office:value-type="string">
            <text:p>Riz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1875.94">
            <text:p>1875.94</text:p>
          </table:table-cell>
          <table:table-cell office:value-type="float" office:value="1810.65">
            <text:p>1810.65</text:p>
          </table:table-cell>
          <table:table-cell office:value-type="float" office:value="1843.295">
            <text:p>1843.295</text:p>
          </table:table-cell>
          <table:table-cell table:style-name="ce2" office:value-type="percentage" office:value="0.0000639679307440536">
            <text:p>0.01%</text:p>
          </table:table-cell>
          <table:table-cell table:style-name="ce2" office:value-type="percentage" office:value="0.0000828431778643029">
            <text:p>0.01%</text:p>
          </table:table-cell>
          <table:table-cell office:value-type="float" office:value="0.135">
            <text:p>0.135</text:p>
          </table:table-cell>
          <table:table-cell table:style-name="ce2" office:value-type="percentage" office:value="0.0000732384127337187">
            <text:p>0.01%</text:p>
          </table:table-cell>
          <table:table-cell office:value-type="float" office:value="0.27">
            <text:p>0.27</text:p>
          </table:table-cell>
        </table:table-row>
        <table:table-row table:style-name="ro2">
          <table:table-cell office:value-type="string">
            <text:p>933-02</text:p>
          </table:table-cell>
          <table:table-cell office:value-type="string">
            <text:p>Riz</text:p>
          </table:table-cell>
          <table:table-cell office:value-type="float" office:value="0.05">
            <text:p>0.05</text:p>
          </table:table-cell>
          <table:table-cell office:value-type="float" office:value="0.69">
            <text:p>0.69</text:p>
          </table:table-cell>
          <table:table-cell office:value-type="float" office:value="0">
            <text:p>0</text:p>
          </table:table-cell>
          <table:table-cell office:value-type="float" office:value="2481.88">
            <text:p>2481.88</text:p>
          </table:table-cell>
          <table:table-cell office:value-type="float" office:value="950.78">
            <text:p>950.78</text:p>
          </table:table-cell>
          <table:table-cell office:value-type="float" office:value="1716.33">
            <text:p>1716.33</text:p>
          </table:table-cell>
          <table:table-cell table:style-name="ce2" office:value-type="percentage" office:value="0.0000201460183409351">
            <text:p>0.00%</text:p>
          </table:table-cell>
          <table:table-cell table:style-name="ce2" office:value-type="percentage" office:value="0.00072571993521109">
            <text:p>0.07%</text:p>
          </table:table-cell>
          <table:table-cell office:value-type="float" office:value="0.37">
            <text:p>0.37</text:p>
          </table:table-cell>
          <table:table-cell table:style-name="ce2" office:value-type="percentage" office:value="0.000215576258644899">
            <text:p>0.02%</text:p>
          </table:table-cell>
          <table:table-cell office:value-type="float" office:value="0.74">
            <text:p>0.74</text:p>
          </table:table-cell>
        </table:table-row>
        <table:table-row table:style-name="ro2">
          <table:table-cell office:value-type="string">
            <text:p>933-03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2202.69">
            <text:p>2202.69</text:p>
          </table:table-cell>
          <table:table-cell office:value-type="float" office:value="770.29">
            <text:p>770.29</text:p>
          </table:table-cell>
          <table:table-cell office:value-type="float" office:value="1486.49">
            <text:p>1486.49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934-01</text:p>
          </table:table-cell>
          <table:table-cell office:value-type="string">
            <text:p>Riz</text:p>
          </table:table-cell>
          <table:table-cell office:value-type="float" office:value="0.63">
            <text:p>0.63</text:p>
          </table:table-cell>
          <table:table-cell table:number-columns-repeated="2" office:value-type="float" office:value="0">
            <text:p>0</text:p>
          </table:table-cell>
          <table:table-cell office:value-type="float" office:value="5793.8">
            <text:p>5793.8</text:p>
          </table:table-cell>
          <table:table-cell office:value-type="float" office:value="5085">
            <text:p>5085</text:p>
          </table:table-cell>
          <table:table-cell office:value-type="float" office:value="5439.4">
            <text:p>5439.4</text:p>
          </table:table-cell>
          <table:table-cell table:style-name="ce2" office:value-type="percentage" office:value="0.000108736925679174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315">
            <text:p>0.315</text:p>
          </table:table-cell>
          <table:table-cell table:style-name="ce2" office:value-type="percentage" office:value="0.0000579107989851822">
            <text:p>0.01%</text:p>
          </table:table-cell>
          <table:table-cell office:value-type="float" office:value="0.63">
            <text:p>0.63</text:p>
          </table:table-cell>
        </table:table-row>
        <table:table-row table:style-name="ro2">
          <table:table-cell office:value-type="string">
            <text:p>934-02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1.69">
            <text:p>1.69</text:p>
          </table:table-cell>
          <table:table-cell office:value-type="float" office:value="0">
            <text:p>0</text:p>
          </table:table-cell>
          <table:table-cell office:value-type="float" office:value="2462.72">
            <text:p>2462.72</text:p>
          </table:table-cell>
          <table:table-cell office:value-type="float" office:value="1983.02">
            <text:p>1983.02</text:p>
          </table:table-cell>
          <table:table-cell office:value-type="float" office:value="2222.87">
            <text:p>2222.87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0852235479218566">
            <text:p>0.09%</text:p>
          </table:table-cell>
          <table:table-cell office:value-type="float" office:value="0.845">
            <text:p>0.845</text:p>
          </table:table-cell>
          <table:table-cell table:style-name="ce2" office:value-type="percentage" office:value="0.000380139189426282">
            <text:p>0.04%</text:p>
          </table:table-cell>
          <table:table-cell office:value-type="float" office:value="1.69">
            <text:p>1.69</text:p>
          </table:table-cell>
        </table:table-row>
        <table:table-row table:style-name="ro2">
          <table:table-cell office:value-type="string">
            <text:p>934-03</text:p>
          </table:table-cell>
          <table:table-cell office:value-type="string">
            <text:p>Riz</text:p>
          </table:table-cell>
          <table:table-cell office:value-type="float" office:value="0.23">
            <text:p>0.23</text:p>
          </table:table-cell>
          <table:table-cell office:value-type="float" office:value="0.85">
            <text:p>0.85</text:p>
          </table:table-cell>
          <table:table-cell office:value-type="float" office:value="0.2">
            <text:p>0.2</text:p>
          </table:table-cell>
          <table:table-cell office:value-type="float" office:value="3565.35">
            <text:p>3565.35</text:p>
          </table:table-cell>
          <table:table-cell office:value-type="float" office:value="1164.85">
            <text:p>1164.85</text:p>
          </table:table-cell>
          <table:table-cell office:value-type="float" office:value="2365.1">
            <text:p>2365.1</text:p>
          </table:table-cell>
          <table:table-cell table:style-name="ce2" office:value-type="percentage" office:value="0.0000645097956722341">
            <text:p>0.01%</text:p>
          </table:table-cell>
          <table:table-cell table:style-name="ce2" office:value-type="percentage" office:value="0.00072970768768511">
            <text:p>0.07%</text:p>
          </table:table-cell>
          <table:table-cell office:value-type="float" office:value="0.54">
            <text:p>0.54</text:p>
          </table:table-cell>
          <table:table-cell table:style-name="ce2" office:value-type="percentage" office:value="0.000228320155595958">
            <text:p>0.02%</text:p>
          </table:table-cell>
          <table:table-cell office:value-type="float" office:value="1.08">
            <text:p>1.08</text:p>
          </table:table-cell>
        </table:table-row>
        <table:table-row table:style-name="ro2">
          <table:table-cell office:value-type="string">
            <text:p>934-04</text:p>
          </table:table-cell>
          <table:table-cell office:value-type="string">
            <text:p>Riz</text:p>
          </table:table-cell>
          <table:table-cell office:value-type="float" office:value="0.51">
            <text:p>0.51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473.07">
            <text:p>1473.07</text:p>
          </table:table-cell>
          <table:table-cell office:value-type="float" office:value="1118.01">
            <text:p>1118.01</text:p>
          </table:table-cell>
          <table:table-cell office:value-type="float" office:value="1295.54">
            <text:p>1295.54</text:p>
          </table:table-cell>
          <table:table-cell table:style-name="ce2" office:value-type="percentage" office:value="0.000346215726340228">
            <text:p>0.03%</text:p>
          </table:table-cell>
          <table:table-cell table:style-name="ce2" office:value-type="percentage" office:value="0.000223611595602902">
            <text:p>0.02%</text:p>
          </table:table-cell>
          <table:table-cell office:value-type="float" office:value="0.38">
            <text:p>0.38</text:p>
          </table:table-cell>
          <table:table-cell table:style-name="ce2" office:value-type="percentage" office:value="0.000293313984902049">
            <text:p>0.03%</text:p>
          </table:table-cell>
          <table:table-cell office:value-type="float" office:value="0.76">
            <text:p>0.76</text:p>
          </table:table-cell>
        </table:table-row>
        <table:table-row table:style-name="ro2">
          <table:table-cell office:value-type="string">
            <text:p>934-05</text:p>
          </table:table-cell>
          <table:table-cell office:value-type="string">
            <text:p>Riz</text:p>
          </table:table-cell>
          <table:table-cell office:value-type="float" office:value="0.36">
            <text:p>0.36</text:p>
          </table:table-cell>
          <table:table-cell office:value-type="float" office:value="1.28">
            <text:p>1.28</text:p>
          </table:table-cell>
          <table:table-cell office:value-type="float" office:value="0">
            <text:p>0</text:p>
          </table:table-cell>
          <table:table-cell office:value-type="float" office:value="873.87">
            <text:p>873.87</text:p>
          </table:table-cell>
          <table:table-cell office:value-type="float" office:value="609.4">
            <text:p>609.4</text:p>
          </table:table-cell>
          <table:table-cell office:value-type="float" office:value="741.635">
            <text:p>741.635</text:p>
          </table:table-cell>
          <table:table-cell table:style-name="ce2" office:value-type="percentage" office:value="0.000411960589103642">
            <text:p>0.04%</text:p>
          </table:table-cell>
          <table:table-cell table:style-name="ce2" office:value-type="percentage" office:value="0.00210042664916311">
            <text:p>0.21%</text:p>
          </table:table-cell>
          <table:table-cell office:value-type="float" office:value="0.82">
            <text:p>0.82</text:p>
          </table:table-cell>
          <table:table-cell table:style-name="ce2" office:value-type="percentage" office:value="0.00110566518570456">
            <text:p>0.11%</text:p>
          </table:table-cell>
          <table:table-cell office:value-type="float" office:value="1.64">
            <text:p>1.64</text:p>
          </table:table-cell>
        </table:table-row>
        <table:table-row table:style-name="ro2">
          <table:table-cell office:value-type="string">
            <text:p>934-06</text:p>
          </table:table-cell>
          <table:table-cell office:value-type="string">
            <text:p>Riz</text:p>
          </table:table-cell>
          <table:table-cell office:value-type="float" office:value="0.43">
            <text:p>0.43</text:p>
          </table:table-cell>
          <table:table-cell office:value-type="float" office:value="2.86">
            <text:p>2.86</text:p>
          </table:table-cell>
          <table:table-cell office:value-type="float" office:value="0">
            <text:p>0</text:p>
          </table:table-cell>
          <table:table-cell office:value-type="float" office:value="1038.55">
            <text:p>1038.55</text:p>
          </table:table-cell>
          <table:table-cell office:value-type="float" office:value="732.65">
            <text:p>732.65</text:p>
          </table:table-cell>
          <table:table-cell office:value-type="float" office:value="885.6">
            <text:p>885.6</text:p>
          </table:table-cell>
          <table:table-cell table:style-name="ce2" office:value-type="percentage" office:value="0.000414038804101873">
            <text:p>0.04%</text:p>
          </table:table-cell>
          <table:table-cell table:style-name="ce2" office:value-type="percentage" office:value="0.00390363748037944">
            <text:p>0.39%</text:p>
          </table:table-cell>
          <table:table-cell office:value-type="float" office:value="1.645">
            <text:p>1.645</text:p>
          </table:table-cell>
          <table:table-cell table:style-name="ce2" office:value-type="percentage" office:value="0.00185749774164408">
            <text:p>0.19%</text:p>
          </table:table-cell>
          <table:table-cell office:value-type="float" office:value="3.29">
            <text:p>3.29</text:p>
          </table:table-cell>
        </table:table-row>
        <table:table-row table:style-name="ro2">
          <table:table-cell office:value-type="string">
            <text:p>934-07</text:p>
          </table:table-cell>
          <table:table-cell office:value-type="string">
            <text:p>Riz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1814.42">
            <text:p>1814.42</text:p>
          </table:table-cell>
          <table:table-cell office:value-type="float" office:value="367.67">
            <text:p>367.67</text:p>
          </table:table-cell>
          <table:table-cell office:value-type="float" office:value="1091.045">
            <text:p>1091.045</text:p>
          </table:table-cell>
          <table:table-cell table:style-name="ce2" office:value-type="percentage" office:value="0.000110228061859988">
            <text:p>0.01%</text:p>
          </table:table-cell>
          <table:table-cell table:style-name="ce2" office:value-type="percentage" office:value="0">
            <text:p>0.00%</text:p>
          </table:table-cell>
          <table:table-cell office:value-type="float" office:value="0.1">
            <text:p>0.1</text:p>
          </table:table-cell>
          <table:table-cell table:style-name="ce3" office:value-type="float" office:value="0.0000916552479503595">
            <text:p>0.000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string">
            <text:p>1011-01</text:p>
          </table:table-cell>
          <table:table-cell office:value-type="string">
            <text:p>Riz</text:p>
          </table:table-cell>
          <table:table-cell office:value-type="float" office:value="1.44">
            <text:p>1.44</text:p>
          </table:table-cell>
          <table:table-cell office:value-type="float" office:value="12.53">
            <text:p>12.53</text:p>
          </table:table-cell>
          <table:table-cell office:value-type="float" office:value="0.58">
            <text:p>0.58</text:p>
          </table:table-cell>
          <table:table-cell office:value-type="float" office:value="1191.31">
            <text:p>1191.31</text:p>
          </table:table-cell>
          <table:table-cell office:value-type="float" office:value="941.41">
            <text:p>941.41</text:p>
          </table:table-cell>
          <table:table-cell office:value-type="float" office:value="1066.36">
            <text:p>1066.36</text:p>
          </table:table-cell>
          <table:table-cell table:style-name="ce2" office:value-type="percentage" office:value="0.00120875338912626">
            <text:p>0.12%</text:p>
          </table:table-cell>
          <table:table-cell table:style-name="ce2" office:value-type="percentage" office:value="0.0133098225002921">
            <text:p>1.33%</text:p>
          </table:table-cell>
          <table:table-cell office:value-type="float" office:value="6.985">
            <text:p>6.985</text:p>
          </table:table-cell>
          <table:table-cell table:style-name="ce2" office:value-type="percentage" office:value="0.0065503207172062">
            <text:p>0.66%</text:p>
          </table:table-cell>
          <table:table-cell office:value-type="float" office:value="13.97">
            <text:p>13.97</text:p>
          </table:table-cell>
        </table:table-row>
        <table:table-row table:style-name="ro2">
          <table:table-cell office:value-type="string">
            <text:p>1011-02</text:p>
          </table:table-cell>
          <table:table-cell office:value-type="string">
            <text:p>Riz</text:p>
          </table:table-cell>
          <table:table-cell office:value-type="float" office:value="50.85">
            <text:p>50.85</text:p>
          </table:table-cell>
          <table:table-cell office:value-type="float" office:value="53.18">
            <text:p>53.18</text:p>
          </table:table-cell>
          <table:table-cell office:value-type="float" office:value="0.63">
            <text:p>0.63</text:p>
          </table:table-cell>
          <table:table-cell office:value-type="float" office:value="1976.43">
            <text:p>1976.43</text:p>
          </table:table-cell>
          <table:table-cell office:value-type="float" office:value="1832.52">
            <text:p>1832.52</text:p>
          </table:table-cell>
          <table:table-cell office:value-type="float" office:value="1904.475">
            <text:p>1904.475</text:p>
          </table:table-cell>
          <table:table-cell table:style-name="ce2" office:value-type="percentage" office:value="0.0257282069185349">
            <text:p>2.57%</text:p>
          </table:table-cell>
          <table:table-cell table:style-name="ce2" office:value-type="percentage" office:value="0.0290201471198131">
            <text:p>2.90%</text:p>
          </table:table-cell>
          <table:table-cell office:value-type="float" office:value="52.015">
            <text:p>52.015</text:p>
          </table:table-cell>
          <table:table-cell table:style-name="ce2" office:value-type="percentage" office:value="0.0273119888683233">
            <text:p>2.73%</text:p>
          </table:table-cell>
          <table:table-cell office:value-type="float" office:value="104.03">
            <text:p>104.03</text:p>
          </table:table-cell>
        </table:table-row>
        <table:table-row table:style-name="ro2">
          <table:table-cell office:value-type="string">
            <text:p>1011-03</text:p>
          </table:table-cell>
          <table:table-cell office:value-type="string">
            <text:p>Riz</text:p>
          </table:table-cell>
          <table:table-cell office:value-type="float" office:value="0.03">
            <text:p>0.03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1373.14">
            <text:p>1373.14</text:p>
          </table:table-cell>
          <table:table-cell office:value-type="float" office:value="1262.66">
            <text:p>1262.66</text:p>
          </table:table-cell>
          <table:table-cell office:value-type="float" office:value="1317.9">
            <text:p>1317.9</text:p>
          </table:table-cell>
          <table:table-cell table:style-name="ce2" office:value-type="percentage" office:value="0.0000218477358463085">
            <text:p>0.00%</text:p>
          </table:table-cell>
          <table:table-cell table:style-name="ce2" office:value-type="percentage" office:value="0.000285112381797158">
            <text:p>0.03%</text:p>
          </table:table-cell>
          <table:table-cell office:value-type="float" office:value="0.195">
            <text:p>0.195</text:p>
          </table:table-cell>
          <table:table-cell table:style-name="ce2" office:value-type="percentage" office:value="0.000147962667880719">
            <text:p>0.01%</text:p>
          </table:table-cell>
          <table:table-cell office:value-type="float" office:value="0.39">
            <text:p>0.39</text:p>
          </table:table-cell>
        </table:table-row>
        <table:table-row table:style-name="ro2">
          <table:table-cell office:value-type="string">
            <text:p>1011-04</text:p>
          </table:table-cell>
          <table:table-cell office:value-type="string">
            <text:p>Riz</text:p>
          </table:table-cell>
          <table:table-cell office:value-type="float" office:value="111.89">
            <text:p>111.89</text:p>
          </table:table-cell>
          <table:table-cell office:value-type="float" office:value="115.57">
            <text:p>115.57</text:p>
          </table:table-cell>
          <table:table-cell office:value-type="float" office:value="0">
            <text:p>0</text:p>
          </table:table-cell>
          <table:table-cell office:value-type="float" office:value="698.43">
            <text:p>698.43</text:p>
          </table:table-cell>
          <table:table-cell office:value-type="float" office:value="623.57">
            <text:p>623.57</text:p>
          </table:table-cell>
          <table:table-cell office:value-type="float" office:value="661">
            <text:p>661</text:p>
          </table:table-cell>
          <table:table-cell table:style-name="ce2" office:value-type="percentage" office:value="0.160202167719027">
            <text:p>16.02%</text:p>
          </table:table-cell>
          <table:table-cell table:style-name="ce2" office:value-type="percentage" office:value="0.185336048879837">
            <text:p>18.53%</text:p>
          </table:table-cell>
          <table:table-cell office:value-type="float" office:value="113.73">
            <text:p>113.73</text:p>
          </table:table-cell>
          <table:table-cell table:style-name="ce2" office:value-type="percentage" office:value="0.172057488653555">
            <text:p>17.21%</text:p>
          </table:table-cell>
          <table:table-cell office:value-type="float" office:value="227.46">
            <text:p>227.46</text:p>
          </table:table-cell>
        </table:table-row>
        <table:table-row table:style-name="ro2">
          <table:table-cell office:value-type="string">
            <text:p>1012-01</text:p>
          </table:table-cell>
          <table:table-cell office:value-type="string">
            <text:p>Riz</text:p>
          </table:table-cell>
          <table:table-cell office:value-type="float" office:value="1.26">
            <text:p>1.26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office:value-type="float" office:value="927.45">
            <text:p>927.45</text:p>
          </table:table-cell>
          <table:table-cell office:value-type="float" office:value="443.82">
            <text:p>443.82</text:p>
          </table:table-cell>
          <table:table-cell office:value-type="float" office:value="685.635">
            <text:p>685.635</text:p>
          </table:table-cell>
          <table:table-cell table:style-name="ce2" office:value-type="percentage" office:value="0.00135856380397865">
            <text:p>0.14%</text:p>
          </table:table-cell>
          <table:table-cell table:style-name="ce2" office:value-type="percentage" office:value="0.005407597674733">
            <text:p>0.54%</text:p>
          </table:table-cell>
          <table:table-cell office:value-type="float" office:value="1.83">
            <text:p>1.83</text:p>
          </table:table-cell>
          <table:table-cell table:style-name="ce2" office:value-type="percentage" office:value="0.00266905860990177">
            <text:p>0.27%</text:p>
          </table:table-cell>
          <table:table-cell office:value-type="float" office:value="3.66">
            <text:p>3.66</text:p>
          </table:table-cell>
        </table:table-row>
        <table:table-row table:style-name="ro2">
          <table:table-cell office:value-type="string">
            <text:p>1012-02</text:p>
          </table:table-cell>
          <table:table-cell office:value-type="string">
            <text:p>Riz</text:p>
          </table:table-cell>
          <table:table-cell office:value-type="float" office:value="1.85">
            <text:p>1.85</text:p>
          </table:table-cell>
          <table:table-cell office:value-type="float" office:value="4.13">
            <text:p>4.13</text:p>
          </table:table-cell>
          <table:table-cell office:value-type="float" office:value="0">
            <text:p>0</text:p>
          </table:table-cell>
          <table:table-cell office:value-type="float" office:value="596.25">
            <text:p>596.25</text:p>
          </table:table-cell>
          <table:table-cell office:value-type="float" office:value="246.95">
            <text:p>246.95</text:p>
          </table:table-cell>
          <table:table-cell office:value-type="float" office:value="421.6">
            <text:p>421.6</text:p>
          </table:table-cell>
          <table:table-cell table:style-name="ce2" office:value-type="percentage" office:value="0.00310272536687631">
            <text:p>0.31%</text:p>
          </table:table-cell>
          <table:table-cell table:style-name="ce2" office:value-type="percentage" office:value="0.0167240332051022">
            <text:p>1.67%</text:p>
          </table:table-cell>
          <table:table-cell office:value-type="float" office:value="2.99">
            <text:p>2.99</text:p>
          </table:table-cell>
          <table:table-cell table:style-name="ce2" office:value-type="percentage" office:value="0.00709203036053131">
            <text:p>0.71%</text:p>
          </table:table-cell>
          <table:table-cell office:value-type="float" office:value="5.98">
            <text:p>5.98</text:p>
          </table:table-cell>
        </table:table-row>
        <table:table-row table:style-name="ro2">
          <table:table-cell office:value-type="string">
            <text:p>1012-03</text:p>
          </table:table-cell>
          <table:table-cell office:value-type="string">
            <text:p>Riz</text:p>
          </table:table-cell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265.48">
            <text:p>265.48</text:p>
          </table:table-cell>
          <table:table-cell office:value-type="float" office:value="42.5">
            <text:p>42.5</text:p>
          </table:table-cell>
          <table:table-cell office:value-type="float" office:value="153.99">
            <text:p>153.99</text:p>
          </table:table-cell>
          <table:table-cell table:style-name="ce2" office:value-type="percentage" office:value="0.0000376676209130631">
            <text:p>0.00%</text:p>
          </table:table-cell>
          <table:table-cell table:style-name="ce2" office:value-type="percentage" office:value="0.00305882352941176">
            <text:p>0.31%</text:p>
          </table:table-cell>
          <table:table-cell office:value-type="float" office:value="0.07">
            <text:p>0.07</text:p>
          </table:table-cell>
          <table:table-cell table:style-name="ce2" office:value-type="percentage" office:value="0.000454574972400805">
            <text:p>0.05%</text:p>
          </table:table-cell>
          <table:table-cell office:value-type="float" office:value="0.14">
            <text:p>0.14</text:p>
          </table:table-cell>
        </table:table-row>
        <table:table-row table:style-name="ro2">
          <table:table-cell office:value-type="string">
            <text:p>1012-04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936.05">
            <text:p>936.05</text:p>
          </table:table-cell>
          <table:table-cell office:value-type="float" office:value="833.49">
            <text:p>833.49</text:p>
          </table:table-cell>
          <table:table-cell office:value-type="float" office:value="884.77">
            <text:p>884.77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0479909776961931">
            <text:p>0.05%</text:p>
          </table:table-cell>
          <table:table-cell office:value-type="float" office:value="0.2">
            <text:p>0.2</text:p>
          </table:table-cell>
          <table:table-cell table:style-name="ce2" office:value-type="percentage" office:value="0.000226047447359201">
            <text:p>0.02%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string">
            <text:p>1013-01</text:p>
          </table:table-cell>
          <table:table-cell office:value-type="string">
            <text:p>Riz</text:p>
          </table:table-cell>
          <table:table-cell office:value-type="float" office:value="0.68">
            <text:p>0.68</text:p>
          </table:table-cell>
          <table:table-cell table:number-columns-repeated="2" office:value-type="float" office:value="0">
            <text:p>0</text:p>
          </table:table-cell>
          <table:table-cell office:value-type="float" office:value="861.88">
            <text:p>861.88</text:p>
          </table:table-cell>
          <table:table-cell office:value-type="float" office:value="393.42">
            <text:p>393.42</text:p>
          </table:table-cell>
          <table:table-cell office:value-type="float" office:value="627.65">
            <text:p>627.65</text:p>
          </table:table-cell>
          <table:table-cell table:style-name="ce2" office:value-type="percentage" office:value="0.000788972942869077">
            <text:p>0.08%</text:p>
          </table:table-cell>
          <table:table-cell table:style-name="ce2" office:value-type="percentage" office:value="0">
            <text:p>0.00%</text:p>
          </table:table-cell>
          <table:table-cell office:value-type="float" office:value="0.34">
            <text:p>0.34</text:p>
          </table:table-cell>
          <table:table-cell table:style-name="ce2" office:value-type="percentage" office:value="0.000541703178523062">
            <text:p>0.05%</text:p>
          </table:table-cell>
          <table:table-cell office:value-type="float" office:value="0.68">
            <text:p>0.68</text:p>
          </table:table-cell>
        </table:table-row>
        <table:table-row table:style-name="ro2">
          <table:table-cell office:value-type="string">
            <text:p>1013-02</text:p>
          </table:table-cell>
          <table:table-cell office:value-type="string">
            <text:p>Riz</text:p>
          </table:table-cell>
          <table:table-cell office:value-type="float" office:value="0.33">
            <text:p>0.33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759.13">
            <text:p>759.13</text:p>
          </table:table-cell>
          <table:table-cell office:value-type="float" office:value="142.98">
            <text:p>142.98</text:p>
          </table:table-cell>
          <table:table-cell office:value-type="float" office:value="451.055">
            <text:p>451.055</text:p>
          </table:table-cell>
          <table:table-cell table:style-name="ce2" office:value-type="percentage" office:value="0.00043470815275381">
            <text:p>0.04%</text:p>
          </table:table-cell>
          <table:table-cell table:style-name="ce2" office:value-type="percentage" office:value="0.00174849629318786">
            <text:p>0.17%</text:p>
          </table:table-cell>
          <table:table-cell office:value-type="float" office:value="0.29">
            <text:p>0.29</text:p>
          </table:table-cell>
          <table:table-cell table:style-name="ce2" office:value-type="percentage" office:value="0.000642937114099168">
            <text:p>0.06%</text:p>
          </table:table-cell>
          <table:table-cell office:value-type="float" office:value="0.58">
            <text:p>0.58</text:p>
          </table:table-cell>
        </table:table-row>
        <table:table-row table:style-name="ro2">
          <table:table-cell office:value-type="string">
            <text:p>1013-03</text:p>
          </table:table-cell>
          <table:table-cell office:value-type="string">
            <text:p>Riz</text:p>
          </table:table-cell>
          <table:table-cell office:value-type="float" office:value="48.48">
            <text:p>48.48</text:p>
          </table:table-cell>
          <table:table-cell office:value-type="float" office:value="47.32">
            <text:p>47.32</text:p>
          </table:table-cell>
          <table:table-cell office:value-type="float" office:value="22.53">
            <text:p>22.53</text:p>
          </table:table-cell>
          <table:table-cell office:value-type="float" office:value="911.31">
            <text:p>911.31</text:p>
          </table:table-cell>
          <table:table-cell office:value-type="float" office:value="777.53">
            <text:p>777.53</text:p>
          </table:table-cell>
          <table:table-cell office:value-type="float" office:value="844.42">
            <text:p>844.42</text:p>
          </table:table-cell>
          <table:table-cell table:style-name="ce2" office:value-type="percentage" office:value="0.0531981433321263">
            <text:p>5.32%</text:p>
          </table:table-cell>
          <table:table-cell table:style-name="ce2" office:value-type="percentage" office:value="0.060859388062197">
            <text:p>6.09%</text:p>
          </table:table-cell>
          <table:table-cell office:value-type="float" office:value="47.9">
            <text:p>47.9</text:p>
          </table:table-cell>
          <table:table-cell table:style-name="ce2" office:value-type="percentage" office:value="0.0567253262594444">
            <text:p>5.67%</text:p>
          </table:table-cell>
          <table:table-cell office:value-type="float" office:value="95.8">
            <text:p>95.8</text:p>
          </table:table-cell>
        </table:table-row>
        <table:table-row table:style-name="ro2">
          <table:table-cell office:value-type="string">
            <text:p>1013-04</text:p>
          </table:table-cell>
          <table:table-cell office:value-type="string">
            <text:p>Riz</text:p>
          </table:table-cell>
          <table:table-cell office:value-type="float" office:value="1.26">
            <text:p>1.26</text:p>
          </table:table-cell>
          <table:table-cell office:value-type="float" office:value="1.05">
            <text:p>1.05</text:p>
          </table:table-cell>
          <table:table-cell office:value-type="float" office:value="0.1">
            <text:p>0.1</text:p>
          </table:table-cell>
          <table:table-cell office:value-type="float" office:value="605.41">
            <text:p>605.41</text:p>
          </table:table-cell>
          <table:table-cell office:value-type="float" office:value="103.11">
            <text:p>103.11</text:p>
          </table:table-cell>
          <table:table-cell office:value-type="float" office:value="354.26">
            <text:p>354.26</text:p>
          </table:table-cell>
          <table:table-cell table:style-name="ce2" office:value-type="percentage" office:value="0.00208123420491898">
            <text:p>0.21%</text:p>
          </table:table-cell>
          <table:table-cell table:style-name="ce2" office:value-type="percentage" office:value="0.010183299389002">
            <text:p>1.02%</text:p>
          </table:table-cell>
          <table:table-cell office:value-type="float" office:value="1.155">
            <text:p>1.155</text:p>
          </table:table-cell>
          <table:table-cell table:style-name="ce2" office:value-type="percentage" office:value="0.00326031728109298">
            <text:p>0.33%</text:p>
          </table:table-cell>
          <table:table-cell office:value-type="float" office:value="2.31">
            <text:p>2.31</text:p>
          </table:table-cell>
        </table:table-row>
        <table:table-row table:style-name="ro2">
          <table:table-cell office:value-type="string">
            <text:p>1014-01</text:p>
          </table:table-cell>
          <table:table-cell office:value-type="string">
            <text:p>Riz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1309.33">
            <text:p>1309.33</text:p>
          </table:table-cell>
          <table:table-cell office:value-type="float" office:value="178.16">
            <text:p>178.16</text:p>
          </table:table-cell>
          <table:table-cell office:value-type="float" office:value="743.745">
            <text:p>743.745</text:p>
          </table:table-cell>
          <table:table-cell table:style-name="ce2" office:value-type="percentage" office:value="0.000137474891738523">
            <text:p>0.01%</text:p>
          </table:table-cell>
          <table:table-cell table:style-name="ce2" office:value-type="percentage" office:value="0.0000561293219577907">
            <text:p>0.01%</text:p>
          </table:table-cell>
          <table:table-cell office:value-type="float" office:value="0.095">
            <text:p>0.095</text:p>
          </table:table-cell>
          <table:table-cell table:style-name="ce2" office:value-type="percentage" office:value="0.000127731951139167">
            <text:p>0.01%</text:p>
          </table:table-cell>
          <table:table-cell office:value-type="float" office:value="0.19">
            <text:p>0.19</text:p>
          </table:table-cell>
        </table:table-row>
        <table:table-row table:style-name="ro2">
          <table:table-cell office:value-type="string">
            <text:p>1014-02</text:p>
          </table:table-cell>
          <table:table-cell office:value-type="string">
            <text:p>Riz</text:p>
          </table:table-cell>
          <table:table-cell office:value-type="float" office:value="0.08">
            <text:p>0.08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874.75">
            <text:p>874.75</text:p>
          </table:table-cell>
          <table:table-cell office:value-type="float" office:value="84.03">
            <text:p>84.03</text:p>
          </table:table-cell>
          <table:table-cell office:value-type="float" office:value="479.39">
            <text:p>479.39</text:p>
          </table:table-cell>
          <table:table-cell table:style-name="ce2" office:value-type="percentage" office:value="0.0000914547013432409">
            <text:p>0.01%</text:p>
          </table:table-cell>
          <table:table-cell table:style-name="ce2" office:value-type="percentage" office:value="0.00297512793050101">
            <text:p>0.30%</text:p>
          </table:table-cell>
          <table:table-cell office:value-type="float" office:value="0.165">
            <text:p>0.165</text:p>
          </table:table-cell>
          <table:table-cell table:style-name="ce2" office:value-type="percentage" office:value="0.000344187404826968">
            <text:p>0.03%</text:p>
          </table:table-cell>
          <table:table-cell office:value-type="float" office:value="0.33">
            <text:p>0.33</text:p>
          </table:table-cell>
        </table:table-row>
        <table:table-row table:style-name="ro2">
          <table:table-cell office:value-type="string">
            <text:p>1021-01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706.78">
            <text:p>706.78</text:p>
          </table:table-cell>
          <table:table-cell office:value-type="float" office:value="284.31">
            <text:p>284.31</text:p>
          </table:table-cell>
          <table:table-cell office:value-type="float" office:value="495.545">
            <text:p>495.545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042207449614857">
            <text:p>0.04%</text:p>
          </table:table-cell>
          <table:table-cell office:value-type="float" office:value="0.06">
            <text:p>0.06</text:p>
          </table:table-cell>
          <table:table-cell table:style-name="ce2" office:value-type="percentage" office:value="0.000121078812216852">
            <text:p>0.01%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string">
            <text:p>1021-02</text:p>
          </table:table-cell>
          <table:table-cell office:value-type="string">
            <text:p>Riz</text:p>
          </table:table-cell>
          <table:table-cell office:value-type="float" office:value="3.95">
            <text:p>3.95</text:p>
          </table:table-cell>
          <table:table-cell office:value-type="float" office:value="0.54">
            <text:p>0.54</text:p>
          </table:table-cell>
          <table:table-cell office:value-type="float" office:value="0">
            <text:p>0</text:p>
          </table:table-cell>
          <table:table-cell office:value-type="float" office:value="720.01">
            <text:p>720.01</text:p>
          </table:table-cell>
          <table:table-cell office:value-type="float" office:value="226.5">
            <text:p>226.5</text:p>
          </table:table-cell>
          <table:table-cell office:value-type="float" office:value="473.255">
            <text:p>473.255</text:p>
          </table:table-cell>
          <table:table-cell table:style-name="ce2" office:value-type="percentage" office:value="0.00548603491618172">
            <text:p>0.55%</text:p>
          </table:table-cell>
          <table:table-cell table:style-name="ce2" office:value-type="percentage" office:value="0.0023841059602649">
            <text:p>0.24%</text:p>
          </table:table-cell>
          <table:table-cell office:value-type="float" office:value="2.245">
            <text:p>2.245</text:p>
          </table:table-cell>
          <table:table-cell table:style-name="ce2" office:value-type="percentage" office:value="0.00474374280250605">
            <text:p>0.47%</text:p>
          </table:table-cell>
          <table:table-cell office:value-type="float" office:value="4.49">
            <text:p>4.49</text:p>
          </table:table-cell>
        </table:table-row>
        <table:table-row table:style-name="ro2">
          <table:table-cell office:value-type="string">
            <text:p>1021-03</text:p>
          </table:table-cell>
          <table:table-cell office:value-type="string">
            <text:p>Riz</text:p>
          </table:table-cell>
          <table:table-cell office:value-type="float" office:value="17.06">
            <text:p>17.06</text:p>
          </table:table-cell>
          <table:table-cell office:value-type="float" office:value="15.65">
            <text:p>15.65</text:p>
          </table:table-cell>
          <table:table-cell office:value-type="float" office:value="0">
            <text:p>0</text:p>
          </table:table-cell>
          <table:table-cell office:value-type="float" office:value="952.08">
            <text:p>952.08</text:p>
          </table:table-cell>
          <table:table-cell office:value-type="float" office:value="60.09">
            <text:p>60.09</text:p>
          </table:table-cell>
          <table:table-cell office:value-type="float" office:value="506.085">
            <text:p>506.085</text:p>
          </table:table-cell>
          <table:table-cell table:style-name="ce2" office:value-type="percentage" office:value="0.0179186622972859">
            <text:p>1.79%</text:p>
          </table:table-cell>
          <table:table-cell table:style-name="ce2" office:value-type="percentage" office:value="0.260442669329339">
            <text:p>26.04%</text:p>
          </table:table-cell>
          <table:table-cell office:value-type="float" office:value="16.355">
            <text:p>16.355</text:p>
          </table:table-cell>
          <table:table-cell table:style-name="ce2" office:value-type="percentage" office:value="0.0323167056917316">
            <text:p>3.23%</text:p>
          </table:table-cell>
          <table:table-cell office:value-type="float" office:value="32.71">
            <text:p>32.71</text:p>
          </table:table-cell>
        </table:table-row>
        <table:table-row table:style-name="ro2">
          <table:table-cell office:value-type="string">
            <text:p>1022-01</text:p>
          </table:table-cell>
          <table:table-cell office:value-type="string">
            <text:p>Riz</text:p>
          </table:table-cell>
          <table:table-cell office:value-type="float" office:value="0.1">
            <text:p>0.1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981.88">
            <text:p>981.88</text:p>
          </table:table-cell>
          <table:table-cell office:value-type="float" office:value="136.85">
            <text:p>136.85</text:p>
          </table:table-cell>
          <table:table-cell office:value-type="float" office:value="559.365">
            <text:p>559.365</text:p>
          </table:table-cell>
          <table:table-cell table:style-name="ce2" office:value-type="percentage" office:value="0.000101845439361225">
            <text:p>0.01%</text:p>
          </table:table-cell>
          <table:table-cell table:style-name="ce2" office:value-type="percentage" office:value="0.00182681768359518">
            <text:p>0.18%</text:p>
          </table:table-cell>
          <table:table-cell office:value-type="float" office:value="0.175">
            <text:p>0.175</text:p>
          </table:table-cell>
          <table:table-cell table:style-name="ce2" office:value-type="percentage" office:value="0.00031285475494534">
            <text:p>0.03%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string">
            <text:p>1022-02</text:p>
          </table:table-cell>
          <table:table-cell office:value-type="string">
            <text:p>Riz</text:p>
          </table:table-cell>
          <table:table-cell office:value-type="float" office:value="0.28">
            <text:p>0.28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1075.69">
            <text:p>1075.69</text:p>
          </table:table-cell>
          <table:table-cell office:value-type="float" office:value="131.8">
            <text:p>131.8</text:p>
          </table:table-cell>
          <table:table-cell office:value-type="float" office:value="603.745">
            <text:p>603.745</text:p>
          </table:table-cell>
          <table:table-cell table:style-name="ce2" office:value-type="percentage" office:value="0.00026029804125724">
            <text:p>0.03%</text:p>
          </table:table-cell>
          <table:table-cell table:style-name="ce2" office:value-type="percentage" office:value="0.000379362670713202">
            <text:p>0.04%</text:p>
          </table:table-cell>
          <table:table-cell office:value-type="float" office:value="0.165">
            <text:p>0.165</text:p>
          </table:table-cell>
          <table:table-cell table:style-name="ce2" office:value-type="percentage" office:value="0.00027329418877175">
            <text:p>0.03%</text:p>
          </table:table-cell>
          <table:table-cell office:value-type="float" office:value="0.33">
            <text:p>0.33</text:p>
          </table:table-cell>
        </table:table-row>
        <table:table-row table:style-name="ro2">
          <table:table-cell office:value-type="string">
            <text:p>1022-03</text:p>
          </table:table-cell>
          <table:table-cell office:value-type="string">
            <text:p>Riz</text:p>
          </table:table-cell>
          <table:table-cell office:value-type="float" office:value="1.09">
            <text:p>1.09</text:p>
          </table:table-cell>
          <table:table-cell table:number-columns-repeated="2" office:value-type="float" office:value="0">
            <text:p>0</text:p>
          </table:table-cell>
          <table:table-cell office:value-type="float" office:value="626.62">
            <text:p>626.62</text:p>
          </table:table-cell>
          <table:table-cell office:value-type="float" office:value="190.06">
            <text:p>190.06</text:p>
          </table:table-cell>
          <table:table-cell office:value-type="float" office:value="408.34">
            <text:p>408.34</text:p>
          </table:table-cell>
          <table:table-cell table:style-name="ce2" office:value-type="percentage" office:value="0.00173949123870927">
            <text:p>0.17%</text:p>
          </table:table-cell>
          <table:table-cell table:style-name="ce2" office:value-type="percentage" office:value="0">
            <text:p>0.00%</text:p>
          </table:table-cell>
          <table:table-cell office:value-type="float" office:value="0.545">
            <text:p>0.545</text:p>
          </table:table-cell>
          <table:table-cell table:style-name="ce2" office:value-type="percentage" office:value="0.00133467208698633">
            <text:p>0.13%</text:p>
          </table:table-cell>
          <table:table-cell office:value-type="float" office:value="1.09">
            <text:p>1.09</text:p>
          </table:table-cell>
        </table:table-row>
        <table:table-row table:style-name="ro2">
          <table:table-cell office:value-type="string">
            <text:p>1023-01</text:p>
          </table:table-cell>
          <table:table-cell office:value-type="string">
            <text:p>Riz</text:p>
          </table:table-cell>
          <table:table-cell office:value-type="float" office:value="1.03">
            <text:p>1.03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1134.98">
            <text:p>1134.98</text:p>
          </table:table-cell>
          <table:table-cell office:value-type="float" office:value="530.42">
            <text:p>530.42</text:p>
          </table:table-cell>
          <table:table-cell office:value-type="float" office:value="832.7">
            <text:p>832.7</text:p>
          </table:table-cell>
          <table:table-cell table:style-name="ce2" office:value-type="percentage" office:value="0.000907504978061287">
            <text:p>0.09%</text:p>
          </table:table-cell>
          <table:table-cell table:style-name="ce2" office:value-type="percentage" office:value="0.00069756042381509">
            <text:p>0.07%</text:p>
          </table:table-cell>
          <table:table-cell office:value-type="float" office:value="0.7">
            <text:p>0.7</text:p>
          </table:table-cell>
          <table:table-cell table:style-name="ce2" office:value-type="percentage" office:value="0.00084063888555302">
            <text:p>0.08%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 office:value-type="string">
            <text:p>1023-02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519.65">
            <text:p>519.65</text:p>
          </table:table-cell>
          <table:table-cell office:value-type="float" office:value="145.53">
            <text:p>145.53</text:p>
          </table:table-cell>
          <table:table-cell office:value-type="float" office:value="332.59">
            <text:p>332.59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515357658214801">
            <text:p>0.52%</text:p>
          </table:table-cell>
          <table:table-cell office:value-type="float" office:value="0.375">
            <text:p>0.375</text:p>
          </table:table-cell>
          <table:table-cell table:style-name="ce2" office:value-type="percentage" office:value="0.00112751435701615">
            <text:p>0.11%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office:value-type="string">
            <text:p>1023-03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0.69">
            <text:p>0.69</text:p>
          </table:table-cell>
          <table:table-cell office:value-type="float" office:value="0">
            <text:p>0</text:p>
          </table:table-cell>
          <table:table-cell office:value-type="float" office:value="1507.75">
            <text:p>1507.75</text:p>
          </table:table-cell>
          <table:table-cell office:value-type="float" office:value="814.18">
            <text:p>814.18</text:p>
          </table:table-cell>
          <table:table-cell office:value-type="float" office:value="1160.965">
            <text:p>1160.965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0847478444569997">
            <text:p>0.08%</text:p>
          </table:table-cell>
          <table:table-cell office:value-type="float" office:value="0.345">
            <text:p>0.345</text:p>
          </table:table-cell>
          <table:table-cell table:style-name="ce2" office:value-type="percentage" office:value="0.000297166581249219">
            <text:p>0.03%</text:p>
          </table:table-cell>
          <table:table-cell office:value-type="float" office:value="0.69">
            <text:p>0.69</text:p>
          </table:table-cell>
        </table:table-row>
        <table:table-row table:style-name="ro2">
          <table:table-cell office:value-type="string">
            <text:p>1023-04</text:p>
          </table:table-cell>
          <table:table-cell office:value-type="string">
            <text:p>Riz</text:p>
          </table:table-cell>
          <table:table-cell office:value-type="float" office:value="0">
            <text:p>0</text:p>
          </table:table-cell>
          <table:table-cell office:value-type="float" office:value="1.44">
            <text:p>1.44</text:p>
          </table:table-cell>
          <table:table-cell office:value-type="float" office:value="0">
            <text:p>0</text:p>
          </table:table-cell>
          <table:table-cell office:value-type="float" office:value="969.93">
            <text:p>969.93</text:p>
          </table:table-cell>
          <table:table-cell office:value-type="float" office:value="769.15">
            <text:p>769.15</text:p>
          </table:table-cell>
          <table:table-cell office:value-type="float" office:value="869.54">
            <text:p>869.54</text:p>
          </table:table-cell>
          <table:table-cell table:style-name="ce2" office:value-type="percentage" office:value="0">
            <text:p>0.00%</text:p>
          </table:table-cell>
          <table:table-cell table:style-name="ce2" office:value-type="percentage" office:value="0.00187219658064097">
            <text:p>0.19%</text:p>
          </table:table-cell>
          <table:table-cell office:value-type="float" office:value="0.72">
            <text:p>0.72</text:p>
          </table:table-cell>
          <table:table-cell table:style-name="ce2" office:value-type="percentage" office:value="0.000828024012696368">
            <text:p>0.08%</text:p>
          </table:table-cell>
          <table:table-cell office:value-type="float" office:value="1.44">
            <text:p>1.44</text:p>
          </table:table-cell>
        </table:table-row>
        <table:table-row table:style-name="ro2">
          <table:table-cell office:value-type="string">
            <text:p>1024-01</text:p>
          </table:table-cell>
          <table:table-cell office:value-type="string">
            <text:p>Riz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751.98">
            <text:p>751.98</text:p>
          </table:table-cell>
          <table:table-cell office:value-type="float" office:value="0">
            <text:p>0</text:p>
          </table:table-cell>
          <table:table-cell office:value-type="float" office:value="375.99">
            <text:p>375.99</text:p>
          </table:table-cell>
          <table:table-cell table:style-name="ce2" office:value-type="percentage" office:value="0.0000132982260166494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05">
            <text:p>0.005</text:p>
          </table:table-cell>
          <table:table-cell table:style-name="ce2" office:value-type="percentage" office:value="0.0000132982260166494">
            <text:p>0.00%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1024-02</text:p>
          </table:table-cell>
          <table:table-cell office:value-type="string">
            <text:p>Riz</text:p>
          </table:table-cell>
          <table:table-cell office:value-type="float" office:value="3.83">
            <text:p>3.83</text:p>
          </table:table-cell>
          <table:table-cell office:value-type="float" office:value="1.49">
            <text:p>1.49</text:p>
          </table:table-cell>
          <table:table-cell office:value-type="float" office:value="0">
            <text:p>0</text:p>
          </table:table-cell>
          <table:table-cell office:value-type="float" office:value="1196.87">
            <text:p>1196.87</text:p>
          </table:table-cell>
          <table:table-cell office:value-type="float" office:value="217.47">
            <text:p>217.47</text:p>
          </table:table-cell>
          <table:table-cell office:value-type="float" office:value="707.17">
            <text:p>707.17</text:p>
          </table:table-cell>
          <table:table-cell table:style-name="ce2" office:value-type="percentage" office:value="0.00320001336820206">
            <text:p>0.32%</text:p>
          </table:table-cell>
          <table:table-cell table:style-name="ce2" office:value-type="percentage" office:value="0.00685151974985056">
            <text:p>0.69%</text:p>
          </table:table-cell>
          <table:table-cell office:value-type="float" office:value="2.66">
            <text:p>2.66</text:p>
          </table:table-cell>
          <table:table-cell table:style-name="ce2" office:value-type="percentage" office:value="0.0037614717818912">
            <text:p>0.38%</text:p>
          </table:table-cell>
          <table:table-cell office:value-type="float" office:value="5.32">
            <text:p>5.32</text:p>
          </table:table-cell>
        </table:table-row>
        <table:table-row table:style-name="ro2">
          <table:table-cell office:value-type="string">
            <text:p>1024-03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441.29">
            <text:p>441.29</text:p>
          </table:table-cell>
          <table:table-cell office:value-type="float" office:value="1.45">
            <text:p>1.45</text:p>
          </table:table-cell>
          <table:table-cell office:value-type="float" office:value="221.37">
            <text:p>221.37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025-01</text:p>
          </table:table-cell>
          <table:table-cell office:value-type="string">
            <text:p>Riz</text:p>
          </table:table-cell>
          <table:table-cell office:value-type="float" office:value="2.12">
            <text:p>2.12</text:p>
          </table:table-cell>
          <table:table-cell office:value-type="float" office:value="4.56">
            <text:p>4.56</text:p>
          </table:table-cell>
          <table:table-cell office:value-type="float" office:value="0">
            <text:p>0</text:p>
          </table:table-cell>
          <table:table-cell office:value-type="float" office:value="893.93">
            <text:p>893.93</text:p>
          </table:table-cell>
          <table:table-cell office:value-type="float" office:value="156.9">
            <text:p>156.9</text:p>
          </table:table-cell>
          <table:table-cell office:value-type="float" office:value="525.415">
            <text:p>525.415</text:p>
          </table:table-cell>
          <table:table-cell table:style-name="ce2" office:value-type="percentage" office:value="0.00237155034510532">
            <text:p>0.24%</text:p>
          </table:table-cell>
          <table:table-cell table:style-name="ce2" office:value-type="percentage" office:value="0.0290630975143403">
            <text:p>2.91%</text:p>
          </table:table-cell>
          <table:table-cell office:value-type="float" office:value="3.34">
            <text:p>3.34</text:p>
          </table:table-cell>
          <table:table-cell table:style-name="ce2" office:value-type="percentage" office:value="0.00635687979977732">
            <text:p>0.64%</text:p>
          </table:table-cell>
          <table:table-cell office:value-type="float" office:value="6.68">
            <text:p>6.68</text:p>
          </table:table-cell>
        </table:table-row>
        <table:table-row table:style-name="ro2">
          <table:table-cell office:value-type="string">
            <text:p>1025-02</text:p>
          </table:table-cell>
          <table:table-cell office:value-type="string">
            <text:p>Riz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549.61">
            <text:p>549.61</text:p>
          </table:table-cell>
          <table:table-cell office:value-type="float" office:value="81.49">
            <text:p>81.49</text:p>
          </table:table-cell>
          <table:table-cell office:value-type="float" office:value="315.55">
            <text:p>315.55</text:p>
          </table:table-cell>
          <table:table-cell table:style-name="ce2" office:value-type="percentage" office:value="0.0000181947198922873">
            <text:p>0.00%</text:p>
          </table:table-cell>
          <table:table-cell table:style-name="ce2" office:value-type="percentage" office:value="0">
            <text:p>0.00%</text:p>
          </table:table-cell>
          <table:table-cell office:value-type="float" office:value="0.005">
            <text:p>0.005</text:p>
          </table:table-cell>
          <table:table-cell table:style-name="ce2" office:value-type="percentage" office:value="0.000015845349389954">
            <text:p>0.00%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string">
            <text:p>1025-03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064.09">
            <text:p>1064.09</text:p>
          </table:table-cell>
          <table:table-cell office:value-type="float" office:value="15.05">
            <text:p>15.05</text:p>
          </table:table-cell>
          <table:table-cell office:value-type="float" office:value="539.57">
            <text:p>539.57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031-01</text:p>
          </table:table-cell>
          <table:table-cell office:value-type="string">
            <text:p>Riz</text:p>
          </table:table-cell>
          <table:table-cell office:value-type="float" office:value="5.52">
            <text:p>5.52</text:p>
          </table:table-cell>
          <table:table-cell office:value-type="float" office:value="5.08">
            <text:p>5.08</text:p>
          </table:table-cell>
          <table:table-cell office:value-type="float" office:value="0">
            <text:p>0</text:p>
          </table:table-cell>
          <table:table-cell office:value-type="float" office:value="807.31">
            <text:p>807.31</text:p>
          </table:table-cell>
          <table:table-cell office:value-type="float" office:value="108.52">
            <text:p>108.52</text:p>
          </table:table-cell>
          <table:table-cell office:value-type="float" office:value="457.915">
            <text:p>457.915</text:p>
          </table:table-cell>
          <table:table-cell table:style-name="ce2" office:value-type="percentage" office:value="0.00683752214143266">
            <text:p>0.68%</text:p>
          </table:table-cell>
          <table:table-cell table:style-name="ce2" office:value-type="percentage" office:value="0.0468116476225581">
            <text:p>4.68%</text:p>
          </table:table-cell>
          <table:table-cell office:value-type="float" office:value="5.3">
            <text:p>5.3</text:p>
          </table:table-cell>
          <table:table-cell table:style-name="ce2" office:value-type="percentage" office:value="0.011574200452049">
            <text:p>1.16%</text:p>
          </table:table-cell>
          <table:table-cell office:value-type="float" office:value="10.6">
            <text:p>10.6</text:p>
          </table:table-cell>
        </table:table-row>
        <table:table-row table:style-name="ro2">
          <table:table-cell office:value-type="string">
            <text:p>1031-02</text:p>
          </table:table-cell>
          <table:table-cell office:value-type="string">
            <text:p>Riz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412.11">
            <text:p>412.11</text:p>
          </table:table-cell>
          <table:table-cell office:value-type="float" office:value="0">
            <text:p>0</text:p>
          </table:table-cell>
          <table:table-cell office:value-type="float" office:value="206.055">
            <text:p>206.055</text:p>
          </table:table-cell>
          <table:table-cell table:style-name="ce2" office:value-type="percentage" office:value="0.00121326830215234">
            <text:p>0.12%</text:p>
          </table:table-cell>
          <table:table-cell table:style-name="ce2" office:value-type="percentage" office:value="0">
            <text:p>0.00%</text:p>
          </table:table-cell>
          <table:table-cell office:value-type="float" office:value="0.25">
            <text:p>0.25</text:p>
          </table:table-cell>
          <table:table-cell table:style-name="ce2" office:value-type="percentage" office:value="0.00121326830215234">
            <text:p>0.12%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1031-03</text:p>
          </table:table-cell>
          <table:table-cell office:value-type="string">
            <text:p>Riz</text:p>
          </table:table-cell>
          <table:table-cell office:value-type="float" office:value="0.44">
            <text:p>0.44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1573.93">
            <text:p>1573.93</text:p>
          </table:table-cell>
          <table:table-cell office:value-type="float" office:value="90.51">
            <text:p>90.51</text:p>
          </table:table-cell>
          <table:table-cell office:value-type="float" office:value="832.22">
            <text:p>832.22</text:p>
          </table:table-cell>
          <table:table-cell table:style-name="ce2" office:value-type="percentage" office:value="0.000279554999269345">
            <text:p>0.03%</text:p>
          </table:table-cell>
          <table:table-cell table:style-name="ce2" office:value-type="percentage" office:value="0.00662910175671197">
            <text:p>0.66%</text:p>
          </table:table-cell>
          <table:table-cell office:value-type="float" office:value="0.52">
            <text:p>0.52</text:p>
          </table:table-cell>
          <table:table-cell table:style-name="ce2" office:value-type="percentage" office:value="0.000624834779265098">
            <text:p>0.06%</text:p>
          </table:table-cell>
          <table:table-cell office:value-type="float" office:value="1.04">
            <text:p>1.04</text:p>
          </table:table-cell>
        </table:table-row>
        <table:table-row table:style-name="ro2">
          <table:table-cell office:value-type="string">
            <text:p>1031-04</text:p>
          </table:table-cell>
          <table:table-cell office:value-type="string">
            <text:p>Riz</text:p>
          </table:table-cell>
          <table:table-cell office:value-type="float" office:value="100.87">
            <text:p>100.87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1275.07">
            <text:p>1275.07</text:p>
          </table:table-cell>
          <table:table-cell office:value-type="float" office:value="6.69">
            <text:p>6.69</text:p>
          </table:table-cell>
          <table:table-cell office:value-type="float" office:value="640.88">
            <text:p>640.88</text:p>
          </table:table-cell>
          <table:table-cell table:style-name="ce2" office:value-type="percentage" office:value="0.0791093822299952">
            <text:p>7.91%</text:p>
          </table:table-cell>
          <table:table-cell table:style-name="ce2" office:value-type="percentage" office:value="0.0717488789237668">
            <text:p>7.17%</text:p>
          </table:table-cell>
          <table:table-cell office:value-type="float" office:value="50.675">
            <text:p>50.675</text:p>
          </table:table-cell>
          <table:table-cell table:style-name="ce2" office:value-type="percentage" office:value="0.0790709649232306">
            <text:p>7.91%</text:p>
          </table:table-cell>
          <table:table-cell office:value-type="float" office:value="101.35">
            <text:p>101.35</text:p>
          </table:table-cell>
        </table:table-row>
        <table:table-row table:style-name="ro2">
          <table:table-cell office:value-type="string">
            <text:p>1031-05</text:p>
          </table:table-cell>
          <table:table-cell office:value-type="string">
            <text:p>Riz</text:p>
          </table:table-cell>
          <table:table-cell office:value-type="float" office:value="29">
            <text:p>29</text:p>
          </table:table-cell>
          <table:table-cell office:value-type="float" office:value="19.86">
            <text:p>19.86</text:p>
          </table:table-cell>
          <table:table-cell office:value-type="float" office:value="0">
            <text:p>0</text:p>
          </table:table-cell>
          <table:table-cell office:value-type="float" office:value="1564.19">
            <text:p>1564.19</text:p>
          </table:table-cell>
          <table:table-cell office:value-type="float" office:value="48.98">
            <text:p>48.98</text:p>
          </table:table-cell>
          <table:table-cell office:value-type="float" office:value="806.585">
            <text:p>806.585</text:p>
          </table:table-cell>
          <table:table-cell table:style-name="ce2" office:value-type="percentage" office:value="0.0185399471931159">
            <text:p>1.85%</text:p>
          </table:table-cell>
          <table:table-cell table:style-name="ce2" office:value-type="percentage" office:value="0.405471621069824">
            <text:p>40.55%</text:p>
          </table:table-cell>
          <table:table-cell office:value-type="float" office:value="24.43">
            <text:p>24.43</text:p>
          </table:table-cell>
          <table:table-cell table:style-name="ce2" office:value-type="percentage" office:value="0.0302881903333189">
            <text:p>3.03%</text:p>
          </table:table-cell>
          <table:table-cell office:value-type="float" office:value="48.86">
            <text:p>48.86</text:p>
          </table:table-cell>
        </table:table-row>
        <table:table-row table:style-name="ro2">
          <table:table-cell office:value-type="string">
            <text:p>1032-01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79.18">
            <text:p>79.18</text:p>
          </table:table-cell>
          <table:table-cell office:value-type="float" office:value="0">
            <text:p>0</text:p>
          </table:table-cell>
          <table:table-cell office:value-type="float" office:value="39.59">
            <text:p>39.59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1032-02</text:p>
          </table:table-cell>
          <table:table-cell office:value-type="string">
            <text:p>Riz</text:p>
          </table:table-cell>
          <table:table-cell table:number-columns-repeated="3" office:value-type="float" office:value="0">
            <text:p>0</text:p>
          </table:table-cell>
          <table:table-cell office:value-type="float" office:value="113.87">
            <text:p>113.87</text:p>
          </table:table-cell>
          <table:table-cell office:value-type="float" office:value="0">
            <text:p>0</text:p>
          </table:table-cell>
          <table:table-cell office:value-type="float" office:value="56.935">
            <text:p>56.935</text:p>
          </table:table-cell>
          <table:table-cell table:number-columns-repeated="2" table:style-name="ce2"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style-name="ce2" office:value-type="percentage" office:value="0">
            <text:p>0.00%</text:p>
          </table:table-cell>
          <table:table-cell office:value-type="string">
            <text:p>a</text:p>
          </table:table-cell>
        </table:table-row>
        <table:table-row table:style-name="ro2" table:number-rows-repeated="1048005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integer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fill-character> </number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AU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AU">
      <number:fill-character> </number:fill-character>
      <number:text>- </number:text>
    </number:number-style>
    <number:text-style style:name="N10121" number:language="en" number:country="AU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n" number:country="AU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22P1" style:volatile="true" number:language="en" number:country="AU">
      <number:text>-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22P2" style:volatile="true" number:language="en" number:country="AU">
      <number:currency-symbol/>
      <number:fill-character> </number:fill-character>
      <number:text>- </number:text>
    </number:currency-style>
    <number:text-style style:name="N10122" number:language="en" number:country="AU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AU">
      <number:fill-character> </number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AU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AU">
      <number:fill-character> </number:fill-character>
      <number:text>-</number:text>
      <number:number number:decimal-places="0" number:min-integer-digits="0"/>
      <number:text> </number:text>
    </number:number-style>
    <number:text-style style:name="N10123" number:language="en" number:country="AU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4P0" style:volatile="true" number:language="en" number:country="AU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24P1" style:volatile="true" number:language="en" number:country="AU">
      <number:text>-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24P2" style:volatile="true" number:language="en" number:country="AU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24" number:language="en" number:country="AU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en" number:country="AU">
      <number:minutes number:style="long"/>
      <number:text>:</number:text>
      <number:seconds number:style="long"/>
    </number:time-style>
    <number:time-style style:name="N10126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AU">
      <number:minutes number:style="long"/>
      <number:text>:</number:text>
      <number:seconds number:style="long" number:decimal-places="1"/>
    </number:time-style>
    <number:number-style style:name="N10128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uphin </meta:initial-creator>
    <meta:creation-date>2013-11-04T14:55:51</meta:creation-date>
    <dc:date>2013-11-04T14:56:29</dc:date>
    <dc:creator>dauphin </dc:creator>
    <meta:editing-duration>P0D</meta:editing-duration>
    <meta:editing-cycles>1</meta:editing-cycles>
    <meta:document-statistic meta:table-count="1" meta:cell-count="7410" meta:object-count="0"/>
    <meta:generator>LibreOffice/4.0.2.2$Linux_x86 LibreOffice_project/400m0$Build-2</meta:generator>
  </office:meta>
</office:document-meta>
</file>